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4.0957in"/>
    </style:style>
    <style:style style:name="co3" style:family="table-column">
      <style:table-column-properties fo:break-before="auto" style:column-width="1.4366in"/>
    </style:style>
    <style:style style:name="co4" style:family="table-column">
      <style:table-column-properties fo:break-before="auto" style:column-width="1.5118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9618in"/>
    </style:style>
    <style:style style:name="co7" style:family="table-column">
      <style:table-column-properties fo:break-before="auto" style:column-width="3.0134in"/>
    </style:style>
    <style:style style:name="co8" style:family="table-column">
      <style:table-column-properties fo:break-before="auto" style:column-width="1.8445in"/>
    </style:style>
    <style:style style:name="co9" style:family="table-column">
      <style:table-column-properties fo:break-before="auto" style:column-width="1.5654in"/>
    </style:style>
    <style:style style:name="co10" style:family="table-column">
      <style:table-column-properties fo:break-before="auto" style:column-width="1.3618in"/>
    </style:style>
    <style:style style:name="co11" style:family="table-column">
      <style:table-column-properties fo:break-before="auto" style:column-width="2.3264in"/>
    </style:style>
    <style:style style:name="co12" style:family="table-column">
      <style:table-column-properties fo:break-before="auto" style:column-width="2.2626in"/>
    </style:style>
    <style:style style:name="co13" style:family="table-column">
      <style:table-column-properties fo:break-before="auto" style:column-width="1.7799in"/>
    </style:style>
    <style:style style:name="co14" style:family="table-column">
      <style:table-column-properties fo:break-before="auto" style:column-width="1.748in"/>
    </style:style>
    <style:style style:name="co15" style:family="table-column">
      <style:table-column-properties fo:break-before="auto" style:column-width="2.1339in"/>
    </style:style>
    <style:style style:name="co16" style:family="table-column">
      <style:table-column-properties fo:break-before="auto" style:column-width="1.4583in"/>
    </style:style>
    <style:style style:name="co17" style:family="table-column">
      <style:table-column-properties fo:break-before="auto" style:column-width="1.4043in"/>
    </style:style>
    <style:style style:name="co18" style:family="table-column">
      <style:table-column-properties fo:break-before="auto" style:column-width="1.8335in"/>
    </style:style>
    <style:style style:name="co19" style:family="table-column">
      <style:table-column-properties fo:break-before="auto" style:column-width="2.0047in"/>
    </style:style>
    <style:style style:name="co20" style:family="table-column">
      <style:table-column-properties fo:break-before="auto" style:column-width="1.8547in"/>
    </style:style>
    <style:style style:name="co21" style:family="table-column">
      <style:table-column-properties fo:break-before="auto" style:column-width="1.5335in"/>
    </style:style>
    <style:style style:name="co22" style:family="table-column">
      <style:table-column-properties fo:break-before="auto" style:column-width="1.898in"/>
    </style:style>
    <style:style style:name="co23" style:family="table-column">
      <style:table-column-properties fo:break-before="auto" style:column-width="1.61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All_5f_Data">
      <style:table-properties table:display="true" style:writing-mode="lr-tb"/>
    </style:style>
    <style:style style:name="ta2" style:family="table" style:master-page-name="PageStyle_5f_Vector">
      <style:table-properties table:display="true" style:writing-mode="lr-tb"/>
    </style:style>
    <style:style style:name="ta3" style:family="table" style:master-page-name="PageStyle_5f_Matrix">
      <style:table-properties table:display="true" style:writing-mode="lr-tb"/>
    </style:style>
    <style:style style:name="ta4" style:family="table" style:master-page-name="PageStyle_5f_Scalar">
      <style:table-properties table:display="true" style:writing-mode="lr-tb"/>
    </style:style>
    <style:style style:name="ta5" style:family="table" style:master-page-name="PageStyle_5f_Right_5f_Side">
      <style:table-properties table:display="true" style:writing-mode="lr-tb"/>
    </style:style>
    <style:style style:name="ta6" style:family="table" style:master-page-name="PageStyle_5f_Left_5f_Side">
      <style:table-properties table:display="true" style:writing-mode="lr-tb"/>
    </style:style>
    <style:style style:name="ta7" style:family="table" style:master-page-name="PageStyle_5f_Summary">
      <style:table-properties table:display="true" style:writing-mode="lr-tb"/>
    </style:style>
    <style:style style:name="ta8" style:family="table" style:master-page-name="PageStyle_5f_Femoral_5f_Anteversion_5f_Angles">
      <style:table-properties table:display="true" style:writing-mode="lr-tb"/>
    </style:style>
    <style:style style:name="ta9" style:family="table" style:master-page-name="PageStyle_5f_Stem_5f_Info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_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Anatomical_Side</text:p>
          </table:table-cell>
          <table:table-cell table:style-name="ce1" office:value-type="string" calcext:value-type="string">
            <text:p>H001_Value</text:p>
          </table:table-cell>
          <table:table-cell table:style-name="ce1" office:value-type="string" calcext:value-type="string">
            <text:p>H002_Value</text:p>
          </table:table-cell>
          <table:table-cell table:style-name="ce1" office:value-type="string" calcext:value-type="string">
            <text:p>H003_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8.8565 211.635 510.4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02.426 212.949 533.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5323 -0.052519 0.755323 0 -0.651818 0.468565 0.596288 0 -0.385239 -0.881855 0.271847 0 88.3678 167.916 926.372 1 </text:p>
          </table:table-cell>
          <table:table-cell table:number-columns-repeated="2" office:value-type="string" calcext:value-type="string">
            <text:p>0.653234 -0.0525201 0.755332 0 -0.651823 0.468569 0.596297 0 -0.385243 -0.881864 0.271852 0 98.4359 166.821 942.99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78 -0.0209985 0 0 0.0209985 0.99978 0 0 0 0 1 0 -1.7533 1.86778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53323 0.0486745 -0.755513 0 0.654735 0.464724 0.596116 0 0.380121 -0.884117 0.271746 0 -83.9084 166.484 924.6 1 </text:p>
          </table:table-cell>
          <table:table-cell office:value-type="string" calcext:value-type="string">
            <text:p>0.653323 0.0486745 -0.755513 0 0.654735 0.464724 0.596116 0 0.380121 -0.884117 0.271746 0 -82.9248 166.136 926.515 1 </text:p>
          </table:table-cell>
          <table:table-cell office:value-type="string" calcext:value-type="string">
            <text:p>0.653323 0.0486745 -0.755513 0 0.654735 0.464724 0.596116 0 0.380121 -0.884117 0.271746 0 -83.9636 165.642 925.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1.45286e-07 0 0 4.84287e-08 0.999998 0 0 -4.51027e-15 -1.93715e-07 1 0 -96.4072 188.39 875.801 1 </text:p>
          </table:table-cell>
          <table:table-cell office:value-type="string" calcext:value-type="string">
            <text:p>1 3.36021e-06 -2.44379e-06 0 -1.83284e-06 1 -1.2219e-06 0 -3.33883e-12 3.66569e-06 1 0 -94.5003 188.311 875.971 1 </text:p>
          </table:table-cell>
          <table:table-cell office:value-type="string" calcext:value-type="string">
            <text:p>1.00001 -4.09784e-07 0 0 3.17583e-06 1 0 0 1.63914e-06 -1.63913e-06 1 0 -97.0693 188.963 877.8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5 -7.45052e-08 1.19208e-06 0 -1.4901e-07 0.99999 -2.98021e-07 0 -1.19208e-06 4.38535e-14 0.999995 0 89.6875 166.444 926.215 1 </text:p>
          </table:table-cell>
          <table:table-cell table:number-columns-repeated="2" office:value-type="string" calcext:value-type="string">
            <text:p>1 0 0 0 0 1 0 0 0 0 1 0 98.4359 166.821 942.99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5 -1.22189e-06 -2.44377e-06 0 1.37462e-06 0.99999 -1.65916e-12 0 1.22189e-06 -7.37405e-13 0.999995 0 -131.67 171.993 932.211 1 </text:p>
          </table:table-cell>
          <table:table-cell office:value-type="string" calcext:value-type="string">
            <text:p>1 -6.33299e-07 0 0 0 1 0 0 -2.5332e-06 7.97418e-13 1 0 -132.242 177.876 934.898 1 </text:p>
          </table:table-cell>
          <table:table-cell office:value-type="string" calcext:value-type="string">
            <text:p>1.00003 -1.39143e-06 0 0 2.55096e-06 1.00003 0 0 0 0 1.00003 0 -134.437 167.517 932.12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0.614136 0.921249 0 1 </text:p>
          </table:table-cell>
          <table:table-cell office:value-type="string" calcext:value-type="string">
            <text:p>1 0 0 0 0 1 0 0 0 0 1 0 2.96741 0.989227 0 1 </text:p>
          </table:table-cell>
          <table:table-cell office:value-type="string" calcext:value-type="string">
            <text:p>0.999888 0.0149994 0 0 -0.0149994 0.999888 0 0 0 0 1 0 6.5663 0.278502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07.761 201.721 500.6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5924 0.14394 -0.2151 0 -0.153273 0.987804 -0.0272669 0 0.208553 0.0593067 0.976209 0 122.716 176.261 897.853 1 </text:p>
          </table:table-cell>
          <table:table-cell table:number-columns-repeated="2" office:value-type="string" calcext:value-type="string">
            <text:p>0.965926 0.14394 -0.215101 0 -0.153273 0.987808 -0.0272668 0 0.208554 0.0593069 0.976211 0 123.449 169.702 896.75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2 -1.67637e-07 -2.74779e-14 0 5.02911e-07 0.999995 3.35275e-07 0 0 0 0.999997 0 -83.9084 166.484 924.6 1 </text:p>
          </table:table-cell>
          <table:table-cell office:value-type="string" calcext:value-type="string">
            <text:p>0.99409 0.00835658 0.107794 0 -0.00629516 0.999759 -0.0194292 0 -0.107931 0.0186383 0.993966 0 -82.9248 166.136 926.515 1 </text:p>
          </table:table-cell>
          <table:table-cell office:value-type="string" calcext:value-type="string">
            <text:p>0.999985 -3.0547e-07 -9.21753e-14 0 9.1641e-07 0.99999 6.10943e-07 0 0 0 0.999995 0 -83.9636 165.642 925.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-6.96627e-07 -4.28198e-14 0 4.43308e-07 0.999998 1.2666e-07 0 2.7249e-14 1.2666e-07 0.999998 0 103.995 174.914 883.33 1 </text:p>
          </table:table-cell>
          <table:table-cell table:number-columns-repeated="2" office:value-type="string" calcext:value-type="string">
            <text:p>1 0 0 0 0 1 0 0 0 0 1 0 96.9062 172.44 846.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9 -1.30385e-08 2.08616e-07 0 -2.6077e-08 0.999998 -5.2154e-08 0 -2.08616e-07 1.26288e-15 0.999999 0 137.747 187.621 943.58 1 </text:p>
          </table:table-cell>
          <table:table-cell table:number-columns-repeated="2" office:value-type="string" calcext:value-type="string">
            <text:p>1 0 0 0 0 1 0 0 0 0 1 0 143.24 188.44 942.35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6417 -0.156708 0.203666 0 0.173398 0.982587 -0.0667541 0 -0.189659 0.0998276 0.976762 0 -121.313 168.054 881.759 1 </text:p>
          </table:table-cell>
          <table:table-cell office:value-type="string" calcext:value-type="string">
            <text:p>0.965263 -0.156106 0.209523 0 0.173398 0.982588 -0.0667543 0 -0.195454 0.100766 0.975524 0 -123.56 168.242 886.314 1 </text:p>
          </table:table-cell>
          <table:table-cell office:value-type="string" calcext:value-type="string">
            <text:p>0.969183 -0.158016 0.188983 0 0.168078 0.985027 -0.0383519 0 -0.180093 0.0689339 0.981231 0 -117.66 165.027 870.7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2.9968 206.876 524.9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8.8768 68.0639 -532.9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31.425 60.7224 -556.4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58873 0.0660248 0.74935 0 -0.661231 0.525805 0.535063 0 -0.35869 -0.848015 0.390105 0 89.5496 6.57393 -135.249 1 </text:p>
          </table:table-cell>
          <table:table-cell office:value-type="string" calcext:value-type="string">
            <text:p>0.658366 0.0863974 0.747723 0 -0.661709 0.539891 0.520249 0 -0.35874 -0.83729 0.412616 0 98.7181 1.63838 -139.149 1 </text:p>
          </table:table-cell>
          <table:table-cell office:value-type="string" calcext:value-type="string">
            <text:p>0.658366 0.0863974 0.747723 0 -0.661709 0.539891 0.520249 0 -0.35874 -0.83729 0.412616 0 97.7138 0.4901 -136.1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637 -0.0269968 0 0 0.0269968 0.999637 0 0 0 0 1 0 -1.52566 2.36308 0 1 </text:p>
          </table:table-cell>
          <table:table-cell office:value-type="string" calcext:value-type="string">
            <text:p>0.998201 -0.059964 0 0 0.059964 0.998201 0 0 0 0 1 0 -4.96116 5.4431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70312 -0.0529724 -0.740187 0 0.627787 0.572326 0.527563 0 0.395683 -0.818305 0.416895 0 -69.6443 6.91887 -139.335 1 </text:p>
          </table:table-cell>
          <table:table-cell office:value-type="string" calcext:value-type="string">
            <text:p>0.647759 -0.0548333 -0.75987 0 0.644416 0.571455 0.508102 0 0.40637 -0.8188 0.4055 0 -72.4377 6.85168 -143.084 1 </text:p>
          </table:table-cell>
          <table:table-cell office:value-type="string" calcext:value-type="string">
            <text:p>0.647759 -0.0548333 -0.75987 0 0.644416 0.571455 0.508102 0 0.40637 -0.8188 0.4055 0 -71.4854 6.18781 -142.1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7 1.22561e-06 0 0 -4.95461e-07 0.999997 0 0 -1.01516e-13 4.17231e-07 0.999997 0 -75.4008 36.1786 -203.192 1 </text:p>
          </table:table-cell>
          <table:table-cell office:value-type="string" calcext:value-type="string">
            <text:p>1 -1.65589e-06 2.08617e-07 0 -7.82311e-08 1 -8.01444e-15 0 -2.08617e-07 1.69639e-13 1.00001 0 -74.6031 36.2729 -204.427 1 </text:p>
          </table:table-cell>
          <table:table-cell office:value-type="string" calcext:value-type="string">
            <text:p>1 1.21071e-06 4.64558e-13 0 4.26171e-06 0.999994 7.74857e-07 0 0 0 1 0 -75.0039 35.0606 -203.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4.09784e-07 1.63914e-07 0 8.81036e-07 1.00001 -6.55657e-07 0 -1.63914e-07 3.32028e-14 1.00001 0 100.377 1.42274 -138.994 1 </text:p>
          </table:table-cell>
          <table:table-cell office:value-type="string" calcext:value-type="string">
            <text:p>1 -9.59274e-07 3.83709e-07 0 2.06244e-06 1.00002 -1.53485e-06 0 -3.83709e-07 1.83146e-13 1.00002 0 98.7181 1.63838 -139.149 1 </text:p>
          </table:table-cell>
          <table:table-cell office:value-type="string" calcext:value-type="string">
            <text:p>1 -8.19572e-07 3.27829e-07 0 1.76208e-06 1.00002 -1.31133e-06 0 -3.27829e-07 1.33575e-13 1.00002 0 97.7138 0.4901 -136.1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2 3.72537e-07 -5.96057e-08 0 -2.56492e-06 1.00002 1.52881e-13 0 -5.96065e-08 1.51994e-06 0.999998 0 -109.476 25.5771 -147.472 1 </text:p>
          </table:table-cell>
          <table:table-cell office:value-type="string" calcext:value-type="string">
            <text:p>0.999994 -1.8859e-06 6.03491e-07 0 1.35785e-06 0.999981 1.6093e-06 0 -1.00582e-07 9.39666e-14 0.999994 0 -110.222 23.4374 -148.401 1 </text:p>
          </table:table-cell>
          <table:table-cell office:value-type="string" calcext:value-type="string">
            <text:p>1.00002 2.10996e-06 0 0 -6.42161e-07 1.00002 0 0 0 0 1.00002 0 -107.661 30.8538 -147.20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8202 -0.0599641 0 0 0.0599641 0.998202 0 0 0 0 1 0 -4.74306 -3.66713 0 1 </text:p>
          </table:table-cell>
          <table:table-cell office:value-type="string" calcext:value-type="string">
            <text:p>0.999888 -0.0149994 0 0 0.0149994 0.999888 0 0 0 0 1 0 -0.887922 -0.926365 0 1 </text:p>
          </table:table-cell>
          <table:table-cell office:value-type="string" calcext:value-type="string">
            <text:p>0.998016 -0.0629584 0 0 0.0629584 0.998016 0 0 0 0 1 0 -4.12023 -3.50029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05.522 49.3994 -517.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393 0.259917 -0.0572916 0 -0.262645 0.963764 -0.0466543 0 0.0430894 0.0600188 0.997267 0 119.309 26.0751 -180.542 1 </text:p>
          </table:table-cell>
          <table:table-cell office:value-type="string" calcext:value-type="string">
            <text:p>0.984074 0.169485 -0.053606 0 -0.17267 0.983044 -0.0617239 0 0.0422358 0.069997 0.996653 0 120.188 26.7255 -180.578 1 </text:p>
          </table:table-cell>
          <table:table-cell office:value-type="string" calcext:value-type="string">
            <text:p>0.984346 0.169969 -0.0466288 0 -0.172561 0.983246 -0.0587327 0 0.0358649 0.0658596 0.997184 0 118.674 25.9795 -185.26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3 -1.95575e-06 6.25842e-07 0 1.40814e-06 0.99998 1.66891e-06 0 -1.04307e-07 1.0109e-13 0.999993 0 -72.5057 6.56428 -143.626 1 </text:p>
          </table:table-cell>
          <table:table-cell office:value-type="string" calcext:value-type="string">
            <text:p>0.999994 -1.83352e-06 5.86727e-07 0 1.32013e-06 0.999981 1.5646e-06 0 -9.7788e-08 8.8795e-14 0.999994 0 -72.4377 6.85168 -143.084 1 </text:p>
          </table:table-cell>
          <table:table-cell office:value-type="string" calcext:value-type="string">
            <text:p>0.999995 -1.44935e-06 4.63795e-07 0 1.04354e-06 0.999985 1.23678e-06 0 -7.72992e-08 5.53426e-14 0.999995 0 -71.4854 6.18781 -142.1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7.20844e-07 2.28255e-14 0 9.01055e-07 1 -6.70552e-08 0 -6.70552e-08 2.28255e-14 0.999999 0 94.5739 38.2096 -188.16 1 </text:p>
          </table:table-cell>
          <table:table-cell office:value-type="string" calcext:value-type="string">
            <text:p>0.999998 1.33784e-06 1.2666e-07 0 1.32992e-06 0.999998 2.5332e-07 0 0 0 1 0 93.9128 37.0478 -188.566 1 </text:p>
          </table:table-cell>
          <table:table-cell office:value-type="string" calcext:value-type="string">
            <text:p>1 -4.02331e-07 0 0 -1.97394e-06 1 0 0 2.01166e-07 -3.97182e-14 1 0 95.0181 36.809 -187.53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27826e-07 0 0 -3.68804e-07 1 0 0 0 0 1 0 134.142 21.0656 -135.797 1 </text:p>
          </table:table-cell>
          <table:table-cell office:value-type="string" calcext:value-type="string">
            <text:p>1.00001 -7.82316e-08 4.17238e-07 0 1.59071e-06 1 8.3447e-07 0 0 0 1.00001 0 133.446 21.8387 -135.82 1 </text:p>
          </table:table-cell>
          <table:table-cell office:value-type="string" calcext:value-type="string">
            <text:p>0.99997 -1.73128e-06 -6.29557e-07 0 -1.73128e-06 0.99998 -1.25912e-06 0 6.29558e-07 -5.41762e-13 0.99998 0 132.804 22.6546 -135.61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8056 -0.197761 0.065553 0 0.20401 0.972908 -0.108764 0 -0.0422679 0.11975 0.991904 0 -102.901 24.901 -193.309 1 </text:p>
          </table:table-cell>
          <table:table-cell office:value-type="string" calcext:value-type="string">
            <text:p>0.973091 -0.225198 0.0487832 0 0.229311 0.967207 -0.109208 0 -0.0225902 0.117455 0.992821 0 -100.864 25.3542 -187.551 1 </text:p>
          </table:table-cell>
          <table:table-cell office:value-type="string" calcext:value-type="string">
            <text:p>0.984344 -0.16461 0.0630194 0 0.170693 0.979393 -0.107953 0 -0.0439507 0.117019 0.992157 0 -102.041 24.7254 -199.8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2.0848 54.6309 -565.4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1.6303 44.3088 -618.9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8.014 35.461 -660.8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58534 0.0601138 0.750146 0 -0.658608 0.528312 0.535838 0 -0.3641 -0.84692 0.387503 0 80.9753 6.64024 -223.251 1 </text:p>
          </table:table-cell>
          <table:table-cell office:value-type="string" calcext:value-type="string">
            <text:p>0.658534 0.0601138 0.750146 0 -0.658608 0.528312 0.535838 0 -0.3641 -0.84692 0.387503 0 80.5948 6.74626 -223.009 1 </text:p>
          </table:table-cell>
          <table:table-cell office:value-type="string" calcext:value-type="string">
            <text:p>0.658534 0.0601138 0.750146 0 -0.658608 0.528312 0.535838 0 -0.3641 -0.84692 0.387503 0 81.0582 7.74695 -222.96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8848 -0.0479816 0 0 0.0479816 0.998848 0 0 0 0 1 0 -1.91781 2.50643 0 1 </text:p>
          </table:table-cell>
          <table:table-cell office:value-type="string" calcext:value-type="string">
            <text:p>0.998988 -0.0449848 0 0 0.0449848 0.998988 0 0 0 0 1 0 -1.83248 2.83291 0 1 </text:p>
          </table:table-cell>
          <table:table-cell office:value-type="string" calcext:value-type="string">
            <text:p>0.998849 -0.0479816 0 0 0.0479816 0.998849 0 0 0 0 1 0 -1.01177 2.72736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47766 -0.0362861 -0.760974 0 0.647693 0.55214 0.52501 0 0.401113 -0.832962 0.38116 0 -88.3058 -1.73118 -221.404 1 </text:p>
          </table:table-cell>
          <table:table-cell office:value-type="string" calcext:value-type="string">
            <text:p>0.647766 -0.0362861 -0.760974 0 0.647693 0.55214 0.52501 0 0.401113 -0.832962 0.38116 0 -90.8639 7.47718 -218.743 1 </text:p>
          </table:table-cell>
          <table:table-cell office:value-type="string" calcext:value-type="string">
            <text:p>0.647766 -0.0362861 -0.760974 0 0.647693 0.55214 0.52501 0 0.401113 -0.832962 0.38116 0 -88.3058 -1.73118 -221.40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96.7097 5.14844 -288.40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3 -4.43307e-07 4.43308e-07 0 -2.21654e-06 1 -1.77324e-06 0 8.86616e-07 -1.77324e-06 1 0 80.9753 6.64024 -223.251 1 </text:p>
          </table:table-cell>
          <table:table-cell office:value-type="string" calcext:value-type="string">
            <text:p>0.999991 -5.77416e-07 5.77418e-07 0 -2.88708e-06 1 -2.30968e-06 0 1.15483e-06 -2.30968e-06 1 0 80.5948 6.74626 -223.009 1 </text:p>
          </table:table-cell>
          <table:table-cell office:value-type="string" calcext:value-type="string">
            <text:p>0.999988 -7.59953e-07 7.59956e-07 0 -3.79977e-06 1 -3.03984e-06 0 1.51991e-06 -3.03984e-06 1 0 81.0582 7.74695 -222.96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1.00583e-07 -1.78814e-07 0 -2.34693e-07 1 1.92346e-14 0 0 0 1 0 -140.743 12.5353 -220.298 1 </text:p>
          </table:table-cell>
          <table:table-cell office:value-type="string" calcext:value-type="string">
            <text:p>0.999999 -6.70551e-08 8.49319e-15 0 1.00583e-07 0.999998 -2.6822e-07 0 0 0 0.999998 0 -145.153 6.64858 -220.382 1 </text:p>
          </table:table-cell>
          <table:table-cell office:value-type="string" calcext:value-type="string">
            <text:p>1 0 0 0 0 1 0 0 0 0 1 0 -144.562 13.1484 -221.0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6218 0.0868904 0 0 -0.0868904 0.996218 0 0 0 0 1 0 5.6295 5.03945 0 1 </text:p>
          </table:table-cell>
          <table:table-cell office:value-type="string" calcext:value-type="string">
            <text:p>0.995398 0.0958527 0 0 -0.0958527 0.995398 0 0 0 0 1 0 5.55312 5.82314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5.299 42.3847 -652.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8944 0.147711 -0.140894 0 -0.164207 0.979856 -0.11366 0 0.121267 0.134402 0.983479 0 110.325 11.776 -279.838 1 </text:p>
          </table:table-cell>
          <table:table-cell office:value-type="string" calcext:value-type="string">
            <text:p>0.98204 0.134325 -0.132494 0 -0.148752 0.983204 -0.105751 0 0.116064 0.123561 0.985526 0 110.542 9.57833 -285.095 1 </text:p>
          </table:table-cell>
          <table:table-cell office:value-type="string" calcext:value-type="string">
            <text:p>0.975878 0.147538 -0.16092 0 -0.16564 0.980525 -0.105516 0 0.142219 0.129625 0.981311 0 112.628 10.9066 -282.48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-88.3058 -1.73118 -221.404 1 </text:p>
          </table:table-cell>
          <table:table-cell office:value-type="string" calcext:value-type="string">
            <text:p>1 -1.18838e-06 -1.72853e-06 0 -1.08034e-06 1.00001 -8.64272e-07 0 -1.72853e-06 1.01822e-12 1 0 -90.8639 7.47718 -218.743 1 </text:p>
          </table:table-cell>
          <table:table-cell office:value-type="string" calcext:value-type="string">
            <text:p>1 0 0 0 0 1 0 0 0 0 1 0 -88.3058 -1.73118 -221.40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1.01328e-06 -2.38419e-07 0 1.07288e-06 1 -4.76837e-07 0 2.47802e-13 4.76837e-07 1 0 83.8986 21.6957 -285.581 1 </text:p>
          </table:table-cell>
          <table:table-cell office:value-type="string" calcext:value-type="string">
            <text:p>1.00001 -2.06196e-06 -4.07114e-13 0 -4.02334e-07 1.00001 4.02334e-07 0 4.02334e-07 -4.07114e-13 1.00001 0 81.9977 20.8224 -287.034 1 </text:p>
          </table:table-cell>
          <table:table-cell office:value-type="string" calcext:value-type="string">
            <text:p>1 -2.5034e-06 0 0 1.04308e-06 1 0 0 0 0 1 0 82.9273 20.8008 -286.39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-7.89776e-07 0 0 3.94888e-07 1.00003 0 0 -7.89771e-07 1.57955e-06 1.00001 0 125.527 16.651 -230.76 1 </text:p>
          </table:table-cell>
          <table:table-cell office:value-type="string" calcext:value-type="string">
            <text:p>1 -1.08965e-06 0 0 7.26432e-07 1 0 0 -9.68575e-07 9.68575e-07 1 0 126.631 16.314 -230.203 1 </text:p>
          </table:table-cell>
          <table:table-cell office:value-type="string" calcext:value-type="string">
            <text:p>0.999982 0 -2.25004e-06 0 0 1 0 0 0 0 0.999991 0 124.516 19.1713 -230.5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4179 -0.159358 0.159939 0 0.173267 0.981858 -0.0770836 0 -0.144755 0.102806 0.984112 0 -129.233 1.28883 -250.886 1 </text:p>
          </table:table-cell>
          <table:table-cell office:value-type="string" calcext:value-type="string">
            <text:p>0.986005 -0.0738296 0.149478 0 0.093182 0.987528 -0.126902 0 -0.138244 0.139055 0.980587 0 -126.189 0.614164 -254.282 1 </text:p>
          </table:table-cell>
          <table:table-cell office:value-type="string" calcext:value-type="string">
            <text:p>0.974179 -0.159357 0.15994 0 0.173268 0.981853 -0.0770833 0 -0.144754 0.102805 0.984112 0 -123.232 2.95845 -250.17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2.7015 49.3991 -635.7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4.0971 45.0148 -640.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85.7834 51.0944 -625.0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528902 0.098107 0.842993 0 -0.742771 0.534021 0.403873 0 -0.410553 -0.83976 0.355316 0 73.2586 15.363 -133.819 1 </text:p>
          </table:table-cell>
          <table:table-cell office:value-type="string" calcext:value-type="string">
            <text:p>0.528902 0.098107 0.842993 0 -0.742771 0.534021 0.403873 0 -0.410553 -0.83976 0.355316 0 71.2101 15.1492 -132.622 1 </text:p>
          </table:table-cell>
          <table:table-cell office:value-type="string" calcext:value-type="string">
            <text:p>0.528902 0.098107 0.842993 0 -0.742771 0.534021 0.403873 0 -0.410553 -0.83976 0.355316 0 60.4777 16.3326 -142.64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7621 -0.0689453 0 0 0.0689453 0.997621 0 0 0 0 1 0 -2.88034 3.03218 0 1 </text:p>
          </table:table-cell>
          <table:table-cell office:value-type="string" calcext:value-type="string">
            <text:p>0.997823 -0.0659521 0 0 0.0659521 0.997823 0 0 0 0 1 0 -2.7595 2.89625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761815 -0.0503027 -0.645838 0 0.547947 0.581825 0.601028 0 0.345532 -0.811757 0.470806 0 -72.5148 7.94543 -150.568 1 </text:p>
          </table:table-cell>
          <table:table-cell office:value-type="string" calcext:value-type="string">
            <text:p>0.761815 -0.0503027 -0.645838 0 0.547947 0.581825 0.601028 0 0.345532 -0.811757 0.470806 0 -72.0394 8.08464 -150.096 1 </text:p>
          </table:table-cell>
          <table:table-cell office:value-type="string" calcext:value-type="string">
            <text:p>0.761815 -0.0503027 -0.645838 0 0.547947 0.581825 0.601028 0 0.345532 -0.811757 0.470806 0 -71.5971 7.80244 -148.59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5511 0.00335924 0.094685 0 0.00706466 0.993966 -0.109546 0 -0.094482 0.109724 0.989462 0 -79.4459 30.6956 -205.668 1 </text:p>
          </table:table-cell>
          <table:table-cell office:value-type="string" calcext:value-type="string">
            <text:p>0.993159 0.00862744 0.116414 0 0.00163584 0.996133 -0.0877901 0 -0.116722 0.0873801 0.989313 0 -78.5257 29.6229 -206.547 1 </text:p>
          </table:table-cell>
          <table:table-cell office:value-type="string" calcext:value-type="string">
            <text:p>0.991566 0.000583506 0.129599 0 0.0145494 0.993163 -0.115823 0 -0.128782 0.116734 0.984771 0 -76.6413 30.0161 -206.42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2.70084e-08 0 0 -4.05125e-08 1 0 0 4.30124e-15 -2.16066e-07 0.999997 0 73.2586 15.363 -133.819 1 </text:p>
          </table:table-cell>
          <table:table-cell office:value-type="string" calcext:value-type="string">
            <text:p>1 -5.58794e-08 0 0 -8.3819e-08 1 0 0 1.85788e-14 -4.47033e-07 0.999993 0 71.2101 15.1492 -132.622 1 </text:p>
          </table:table-cell>
          <table:table-cell office:value-type="string" calcext:value-type="string">
            <text:p>1 0 0 0 0 1 0 0 0 0 1 0 60.4777 16.3326 -142.64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-0.491632 0.859112 -0.142213 0 -0.865662 -0.499887 -0.0272268 0 -0.0944803 0.109722 0.989462 0 -121.105 16.3766 -152.715 1 </text:p>
          </table:table-cell>
          <table:table-cell office:value-type="string" calcext:value-type="string">
            <text:p>-0.495162 0.858357 -0.134232 0 -0.860913 -0.505534 -0.0569205 0 -0.116719 0.0873785 0.989296 0 -119.551 18.5434 -151.156 1 </text:p>
          </table:table-cell>
          <table:table-cell office:value-type="string" calcext:value-type="string">
            <text:p>-0.483179 0.859813 -0.165106 0 -0.865998 -0.497087 -0.054327 0 -0.128782 0.116732 0.984767 0 -115.262 30.8202 -150.78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456 0.032994 0 0 -0.032994 0.999456 0 0 0 0 1 0 2.44498 3.20626 0 1 </text:p>
          </table:table-cell>
          <table:table-cell office:value-type="string" calcext:value-type="string">
            <text:p>0.998543 0.0539738 0 0 -0.0539738 0.998543 0 0 0 0 1 0 4.87443 4.74585 0 1 </text:p>
          </table:table-cell>
          <table:table-cell office:value-type="string" calcext:value-type="string">
            <text:p>0.999119 0.0419877 0 0 -0.0419877 0.999119 0 0 0 0 1 0 5.20897 3.58624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3.616 50.3977 -632.4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864 0.168527 -0.11774 0 -0.178247 0.980928 -0.0775179 0 0.102431 0.0968489 0.990014 0 100.915 22.623 -176.5 1 </text:p>
          </table:table-cell>
          <table:table-cell table:number-columns-repeated="2" office:value-type="string" calcext:value-type="string">
            <text:p>0.982039 0.170431 -0.0809486 0 -0.17368 0.984184 -0.0348888 0 0.0737222 0.0483212 0.996107 0 93.8758 21.385 -176.38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-72.5148 7.94543 -150.568 1 </text:p>
          </table:table-cell>
          <table:table-cell office:value-type="string" calcext:value-type="string">
            <text:p>1 0 0 0 0 1 0 0 0 0 1 0 -72.0394 8.08464 -150.096 1 </text:p>
          </table:table-cell>
          <table:table-cell office:value-type="string" calcext:value-type="string">
            <text:p>1 0 0 0 0 1 0 0 0 0 1 0 -71.5971 7.80244 -148.59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74.4384 29.1484 -193.36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120.438 34.1484 -137.90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5502 0.00335951 0.0946856 0 0.00706505 0.993957 -0.109546 0 -0.0944814 0.109723 0.989462 0 -106.15 20.0901 -203.668 1 </text:p>
          </table:table-cell>
          <table:table-cell office:value-type="string" calcext:value-type="string">
            <text:p>0.993163 0.00863041 0.116414 0 0.00163423 0.996138 -0.0877912 0 -0.116722 0.0873812 0.989313 0 -107.217 19.4663 -202.678 1 </text:p>
          </table:table-cell>
          <table:table-cell office:value-type="string" calcext:value-type="string">
            <text:p>0.994883 -0.00280124 0.100992 0 0.0145537 0.993163 -0.115822 0 -0.0999771 0.116699 0.988122 0 -106.419 20.4904 -203.93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-0.809216 35.3921 -643.8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7.7333 195.206 -652.2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41.881 205.029 -644.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9651 -0.143503 0 0 0.143503 0.989651 0 0 0 0 1 0 -28.195 12.6349 0 1 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0.98832 -0.152404 0 0 0.152404 0.98832 0 0 0 0 1 0 -33.2811 12.4063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1.08033e-07 0 0 -2.16067e-07 1 0 0 -2.25375e-14 2.16067e-07 1 0 -84.3086 180.682 -242.571 1 </text:p>
          </table:table-cell>
          <table:table-cell office:value-type="string" calcext:value-type="string">
            <text:p>1.00001 -1.64286e-06 -6.25851e-07 0 9.38776e-07 1 1.2517e-06 0 -3.12925e-07 2.50925e-13 1 0 -85.208 183.226 -243.554 1 </text:p>
          </table:table-cell>
          <table:table-cell office:value-type="string" calcext:value-type="string">
            <text:p>1 1.58511e-06 -1.10269e-06 0 -8.95932e-07 1 -5.51345e-07 0 -1.10269e-06 1.10269e-06 1.00001 0 -85.4611 182.241 -243.48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9.77889e-07 -3.72529e-07 0 5.12227e-07 1 -9.35016e-14 0 0 0 1 0 106.962 158.131 -182.39 1 </text:p>
          </table:table-cell>
          <table:table-cell office:value-type="string" calcext:value-type="string">
            <text:p>1 0 0 0 0 1 0 0 0 0 1 0 92.4655 157.18 -187.985 1 </text:p>
          </table:table-cell>
          <table:table-cell office:value-type="string" calcext:value-type="string">
            <text:p>1 -9.38773e-07 -3.57628e-07 0 4.91738e-07 1 -8.60978e-14 0 0 0 1 0 106.271 158.407 -181.24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7 1.08033e-07 2.29398e-14 0 -9.72295e-07 0.999993 4.32131e-07 0 0 0 0.999993 0 -140.44 167.917 -188.763 1 </text:p>
          </table:table-cell>
          <table:table-cell office:value-type="string" calcext:value-type="string">
            <text:p>1 1.30758e-06 0 0 1.45287e-07 1.00001 0 0 -8.33502e-14 -1.1623e-06 1 0 -141.332 166.944 -188.509 1 </text:p>
          </table:table-cell>
          <table:table-cell office:value-type="string" calcext:value-type="string">
            <text:p>0.99999 -4.88938e-07 0 0 -6.51916e-07 0.99999 0 0 4.22575e-13 -1.30384e-06 1 0 -140.844 168.811 -188.2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7621 0.0689453 0 0 -0.0689453 0.997621 0 0 0 0 1 0 18.4271 4.17326 0 1 </text:p>
          </table:table-cell>
          <table:table-cell office:value-type="string" calcext:value-type="string">
            <text:p>1 0 0 0 0 1 0 0 0 0 1 0 4.20047 0 0 1 </text:p>
          </table:table-cell>
          <table:table-cell office:value-type="string" calcext:value-type="string">
            <text:p>0.99741 0.0719378 0 0 -0.0719378 0.99741 0 0 0 0 1 0 17.845 4.49502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7.294 202.953 -647.9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7044 0.137266 -0.162921 0 -0.156326 0.981499 -0.110552 0 0.144732 0.133483 0.980426 0 145.15 162.984 -236.303 1 </text:p>
          </table:table-cell>
          <table:table-cell office:value-type="string" calcext:value-type="string">
            <text:p>0.9817 0.142291 -0.126564 0 -0.157048 0.980819 -0.115453 0 0.107709 0.133217 0.985217 0 138.813 161.942 -220.575 1 </text:p>
          </table:table-cell>
          <table:table-cell office:value-type="string" calcext:value-type="string">
            <text:p>0.978963 0.13919 -0.149188 0 -0.152935 0.984577 -0.084959 0 0.135061 0.105988 0.985152 0 143.996 159.666 -241.87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86 -2.1979e-07 1.75832e-06 0 2.1979e-07 0.999993 1.91595e-13 0 -8.79158e-07 9.57973e-14 0.999993 0 -84.2113 157.962 -186.298 1 </text:p>
          </table:table-cell>
          <table:table-cell office:value-type="string" calcext:value-type="string">
            <text:p>0.999986 -2.12339e-07 1.69871e-06 0 2.12339e-07 0.999993 1.78772e-13 0 -8.49357e-07 8.93859e-14 0.999993 0 -84.3819 157.997 -186.606 1 </text:p>
          </table:table-cell>
          <table:table-cell office:value-type="string" calcext:value-type="string">
            <text:p>0.99999 -1.60186e-07 1.28149e-06 0 1.60186e-07 0.999995 1.01446e-13 0 -6.40744e-07 5.07229e-14 0.999995 0 -83.8638 156.87 -185.2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4.69386e-07 -9.44244e-14 0 1.30385e-06 1 -4.17233e-07 0 -4.17232e-07 -4.17233e-07 1 0 106.153 175.302 -239.08 1 </text:p>
          </table:table-cell>
          <table:table-cell office:value-type="string" calcext:value-type="string">
            <text:p>1 0 0 0 0 1 0 0 0 0 1 0 104.399 170.74 -238.2 1 </text:p>
          </table:table-cell>
          <table:table-cell office:value-type="string" calcext:value-type="string">
            <text:p>1 2.24262e-06 7.10129e-13 0 2.64309e-06 1 6.40753e-07 0 0 0 1.00001 0 107.715 175.865 -238.9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5.36442e-07 0 0 6.70552e-07 1 0 0 1.07288e-06 2.83773e-13 1 0 161.329 164.391 -188.005 1 </text:p>
          </table:table-cell>
          <table:table-cell office:value-type="string" calcext:value-type="string">
            <text:p>1 0 0 0 0 1 0 0 0 0 1 0 164.24 169.74 -187.38 1 </text:p>
          </table:table-cell>
          <table:table-cell office:value-type="string" calcext:value-type="string">
            <text:p>1 3.27826e-07 -1.3113e-06 0 3.27826e-07 1 -2.12497e-13 0 -1.3113e-06 -2.12497e-13 1 0 160.64 166.082 -187.37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0486 -0.166513 0.174446 0 0.183624 0.979145 -0.0869295 0 -0.156333 0.116396 0.980822 0 -123.984 165.754 -237.911 1 </text:p>
          </table:table-cell>
          <table:table-cell office:value-type="string" calcext:value-type="string">
            <text:p>0.974239 -0.170175 0.147961 0 0.187019 0.976347 -0.108485 0 -0.126 0.133362 0.983024 0 -119.69 165.93 -226.364 1 </text:p>
          </table:table-cell>
          <table:table-cell office:value-type="string" calcext:value-type="string">
            <text:p>0.973069 -0.168968 0.156802 0 0.181764 0.980767 -0.0711128 0 -0.14177 0.0976986 0.985066 0 -120.908 164.346 -245.44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55.441 188.621 -663.8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8.5413 18.0439 -555.4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33.313 31.0442 -602.4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118 -0.0419877 0 0 0.0419877 0.999118 0 0 0 0 1 0 -1.23781 4.11295 0 1 </text:p>
          </table:table-cell>
          <table:table-cell office:value-type="string" calcext:value-type="string">
            <text:p>0.999119 -0.0419877 0 0 0.0419877 0.999119 0 0 0 0 1 0 0.869472 4.01046 0 1 </text:p>
          </table:table-cell>
          <table:table-cell office:value-type="string" calcext:value-type="string">
            <text:p>0.999353 -0.0359922 0 0 0.0359922 0.999353 0 0 0 0 1 0 -1.47169 1.52224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7.68339e-07 -9.15932e-14 0 -1.22934e-06 0.999996 -2.45869e-07 0 2.93098e-13 -4.91737e-07 1 0 -79.0513 16.4288 -204.317 1 </text:p>
          </table:table-cell>
          <table:table-cell office:value-type="string" calcext:value-type="string">
            <text:p>0.999988 5.81139e-07 -7.30149e-07 0 3.10406e-06 0.999988 1.97438e-06 0 1.22148e-12 2.45865e-07 0.999997 0 -77.1845 14.8314 -203.067 1 </text:p>
          </table:table-cell>
          <table:table-cell office:value-type="string" calcext:value-type="string">
            <text:p>1 3.65078e-07 -7.48013e-14 0 -1.2517e-06 1 -4.17233e-07 0 2.56462e-13 -4.17233e-07 1 0 -78.6325 14.1383 -202.81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45</text:p>
          </table:table-cell>
          <table:table-cell office:value-type="string" calcext:value-type="string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7.77853e-06 0 0 -3.88926e-06 1.00003 0 0 9.72326e-07 -3.88932e-06 1.00003 0 98.4428 -6.87149 -155.864 1 </text:p>
          </table:table-cell>
          <table:table-cell office:value-type="string" calcext:value-type="string">
            <text:p>1 -1.11463e-05 0 0 -5.57315e-06 1.00004 0 0 1.39331e-06 -5.57326e-06 1.00004 0 98.5736 -6.43871 -156.466 1 </text:p>
          </table:table-cell>
          <table:table-cell office:value-type="string" calcext:value-type="string">
            <text:p>1 -3.72532e-06 0 0 -1.86266e-06 1.00001 0 0 4.65667e-07 -1.86267e-06 1.00001 0 97.2715 -7.64964 -154.3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2.34694e-07 0 0 1.8254e-07 1 0 0 4.17234e-07 -2.08617e-07 1 0 -123.42 16.2871 -150.381 1 </text:p>
          </table:table-cell>
          <table:table-cell office:value-type="string" calcext:value-type="string">
            <text:p>0.999964 -1.40625e-06 2.25001e-06 0 -1.40625e-06 0.999964 2.25001e-06 0 0 0 0.999982 0 -118.435 17.7066 -150.122 1 </text:p>
          </table:table-cell>
          <table:table-cell office:value-type="string" calcext:value-type="string">
            <text:p>0.999992 1.63447e-06 0 0 -2.51458e-07 1.00002 0 0 1.25525e-13 -1.00584e-06 1 0 -120.457 15.4388 -153.5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1048 0.193767 0 0 -0.193767 0.981048 0 0 0 0 1 0 7.29169 11.7643 0 1 </text:p>
          </table:table-cell>
          <table:table-cell office:value-type="string" calcext:value-type="string">
            <text:p>0.979869 0.19965 0 0 -0.19965 0.979869 0 0 0 0 1 0 8.56876 12.1518 0 1 </text:p>
          </table:table-cell>
          <table:table-cell office:value-type="string" calcext:value-type="string">
            <text:p>0.983304 0.181981 0 0 -0.181981 0.983304 0 0 0 0 1 0 6.47201 10.2191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0.483 47.6437 -577.9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4368 0.162587 -0.0677082 0 -0.170281 0.976768 -0.130113 0 0.0449805 0.139609 0.989185 0 110.163 8.78338 -208.871 1 </text:p>
          </table:table-cell>
          <table:table-cell office:value-type="string" calcext:value-type="string">
            <text:p>0.984368 0.162588 -0.0677081 0 -0.17046 0.976201 -0.134069 0 0.0442987 0.143515 0.988656 0 110.334 9.59721 -206.619 1 </text:p>
          </table:table-cell>
          <table:table-cell office:value-type="string" calcext:value-type="string">
            <text:p>0.984071 0.161805 -0.073649 0 -0.169823 0.978115 -0.120215 0 0.0525858 0.130807 0.990012 0 110.785 8.02057 -208.65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1.44169e-06 9.61125e-07 0 1.20141e-06 1 -1.92225e-06 0 0 0 1 0 -86.3647 -3.8828 -151.281 1 </text:p>
          </table:table-cell>
          <table:table-cell office:value-type="string" calcext:value-type="string">
            <text:p>1 1.72108e-06 1.14739e-06 0 1.43424e-06 1 -2.29478e-06 0 0 0 1 0 -86.3295 -4.41215 -151.28 1 </text:p>
          </table:table-cell>
          <table:table-cell office:value-type="string" calcext:value-type="string">
            <text:p>0.999999 2.05357e-06 1.2964e-06 0 1.60374e-06 1 -2.5928e-06 0 4.996e-16 -6.70553e-08 1 0 -85.1069 -4.60504 -149.7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0 1 0 0 0 0 1 0 85.5043 8.14844 -210.096 1 </text:p>
          </table:table-cell>
          <table:table-cell office:value-type="string" calcext:value-type="string">
            <text:p>0.999988 3.0738e-06 1.56461e-07 0 3.71781e-06 1 5.80132e-13 0 -6.22109e-07 3.11434e-06 1.00001 0 85.8772 7.60249 -210.633 1 </text:p>
          </table:table-cell>
          <table:table-cell office:value-type="string" calcext:value-type="string">
            <text:p>1 0 0 0 0 1 0 0 0 0 1 0 85.5043 8.14844 -210.09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0 1 0 0 0 0 1 0 126.438 17.1484 -156.459 1 </text:p>
          </table:table-cell>
          <table:table-cell office:value-type="string" calcext:value-type="string">
            <text:p>1 6.238e-06 -1.46782e-06 0 5.87106e-06 1 -5.87118e-06 0 -1.4678e-06 -4.5664e-12 1.00005 0 125.625 17.3228 -155.449 1 </text:p>
          </table:table-cell>
          <table:table-cell office:value-type="string" calcext:value-type="string">
            <text:p>1 0 0 0 0 1 0 0 0 0 1 0 126.438 17.1484 -156.4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2322 -0.158797 0.0991339 0 0.169444 0.979353 -0.110255 0 -0.0795789 0.125104 0.988947 0 -103.886 9.1918 -199.163 1 </text:p>
          </table:table-cell>
          <table:table-cell office:value-type="string" calcext:value-type="string">
            <text:p>0.982239 -0.158687 0.100125 0 0.169459 0.979351 -0.110254 0 -0.0805615 0.125263 0.988847 0 -103.94 9.2357 -198.82 1 </text:p>
          </table:table-cell>
          <table:table-cell office:value-type="string" calcext:value-type="string">
            <text:p>0.982939 -0.159722 0.0912116 0 0.16894 0.98009 -0.104322 0 -0.072733 0.117952 0.990352 0 -102.847 8.06596 -203.96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61.2754 32.0039 -548.4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.8227 -49.845 -590.0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59.291 20.2949 -642.1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0621 -0.240616 0 0 0.240616 0.970621 0 0 0 0 1 0 1.56385 24.1474 0 1 </text:p>
          </table:table-cell>
          <table:table-cell office:value-type="string" calcext:value-type="string">
            <text:p>0.966141 -0.258049 0 0 0.258049 0.966141 0 0 0 0 1 0 -2.85084 25.4661 0 1 </text:p>
          </table:table-cell>
          <table:table-cell office:value-type="string" calcext:value-type="string">
            <text:p>0.967664 -0.252246 0 0 0.252246 0.967664 0 0 0 0 1 0 1.18564 24.5068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52.6942 39.1094 -314.8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1.02445e-07 4.09781e-07 0 -1.53668e-07 0.999993 -3.09127e-14 0 6.18253e-14 -8.19559e-07 0.999997 0 118.445 -2.2022 -225.893 1 </text:p>
          </table:table-cell>
          <table:table-cell office:value-type="string" calcext:value-type="string">
            <text:p>1 -5.88595e-07 1.97439e-06 0 -8.82879e-07 0.999972 -7.36649e-13 0 1.2666e-07 -3.69541e-06 0.999985 0 118.917 -2.59155 -226.081 1 </text:p>
          </table:table-cell>
          <table:table-cell office:value-type="string" calcext:value-type="string">
            <text:p>1 -1.80676e-07 7.22703e-07 0 -2.71013e-07 0.999988 -9.69219e-14 0 1.93844e-13 -1.4454e-06 0.999994 0 119.032 -2.68573 -225.32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8.34465e-07 8.34465e-07 0 -1.2517e-06 1 -5.17586e-13 0 8.34465e-07 -3.45057e-13 1 0 -92.0532 47.2975 -256.676 1 </text:p>
          </table:table-cell>
          <table:table-cell table:number-columns-repeated="2" office:value-type="string" calcext:value-type="string">
            <text:p>1 0 0 0 0 1 0 0 0 0 1 0 -84.0409 43.1094 -236.8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0463 0.196709 0 0 -0.196709 0.980463 0 0 0 0 1 0 -14.9849 22.7763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99.1151 -62.9514 -611.9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0989 0.148738 -0.124647 0 -0.172463 0.962682 -0.208567 0 0.0889737 0.226099 0.970032 0 153.554 1.31723 -275.857 1 </text:p>
          </table:table-cell>
          <table:table-cell office:value-type="string" calcext:value-type="string">
            <text:p>0.94248 0.298235 -0.150952 0 -0.323474 0.927563 -0.187057 0 0.0842309 0.225127 0.970682 0 152.227 0.133747 -279.422 1 </text:p>
          </table:table-cell>
          <table:table-cell office:value-type="string" calcext:value-type="string">
            <text:p>0.979854 0.145999 -0.136277 0 -0.169876 0.96808 -0.18429 0 0.105021 0.203727 0.973379 0 154.037 -1.34313 -278.8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7.45058e-07 7.45058e-07 0 -1.11759e-06 1 -4.1217e-13 0 7.45058e-07 -2.7478e-13 1 0 -55.5403 38.781 -230.539 1 </text:p>
          </table:table-cell>
          <table:table-cell table:number-columns-repeated="2" office:value-type="string" calcext:value-type="string">
            <text:p>1 0 0 0 0 1 0 0 0 0 1 0 -42.4794 43.1923 -243.78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02494e-06 4.32135e-07 0 8.64267e-07 1 1.8352e-13 0 -4.32135e-07 8.6427e-07 1.00001 0 120.398 11.5474 -286.675 1 </text:p>
          </table:table-cell>
          <table:table-cell office:value-type="string" calcext:value-type="string">
            <text:p>0.999965 -2.95033e-06 2.23494e-07 0 -1.65954e-06 0.99999 7.64423e-06 0 4.31379e-06 4.51497e-06 0.999992 0 117.591 8.98595 -287.413 1 </text:p>
          </table:table-cell>
          <table:table-cell office:value-type="string" calcext:value-type="string">
            <text:p>1 3.98604e-07 3.14803e-13 0 -1.99302e-07 0.999994 1.59442e-06 0 0 0 1 0 119.87 10.2577 -286.1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50177e-07 -7.00355e-07 0 -1.75089e-07 1 6.06598e-14 0 0 0 1 0 161.685 13.2029 -230.114 1 </text:p>
          </table:table-cell>
          <table:table-cell office:value-type="string" calcext:value-type="string">
            <text:p>0.999889 -3.06932e-06 -3.87381e-07 0 -3.17694e-05 0.999888 -1.49295e-05 0 1.45422e-05 -2.80002e-11 0.999945 0 165.846 11.9162 -229.295 1 </text:p>
          </table:table-cell>
          <table:table-cell office:value-type="string" calcext:value-type="string">
            <text:p>1 2.45871e-07 -1.96695e-06 0 -1.72108e-06 1 1.67982e-12 0 1.67982e-12 -1.96695e-06 1 0 165.566 10.257 -231.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818834 -0.490242 0.298618 0 0.566929 0.772233 -0.286789 0 -0.0900064 0.404128 0.910263 0 -80.3458 39.3389 -278.487 1 </text:p>
          </table:table-cell>
          <table:table-cell table:number-columns-repeated="2" office:value-type="string" calcext:value-type="string">
            <text:p>0.982968 -0.110992 0.146473 0 0.160225 0.907943 -0.387255 0 -0.0900068 0.404128 0.910263 0 -73.7977 38.5995 -277.51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74.4381 -4.75606 -625.6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7.0609 217.207 555.9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88.476 217.427 497.2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6218 -0.0868903 0 0 0.0868903 0.996218 0 0 0 0 1 0 -9.61008 -5.28309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3.8976e-07 -2.17795e-14 0 -5.1968e-07 1 -1.15484e-07 0 2.30969e-07 4.3559e-14 1 0 -98.5024 178.224 869.759 1 </text:p>
          </table:table-cell>
          <table:table-cell office:value-type="string" calcext:value-type="string">
            <text:p>0.999995 -5.0991e-07 -1.75464e-06 0 -9.48574e-07 1.00002 -3.35285e-07 0 2.58911e-06 -8.94094e-08 1.00003 0 -101.684 186.276 866.208 1 </text:p>
          </table:table-cell>
          <table:table-cell office:value-type="string" calcext:value-type="string">
            <text:p>1 -5.23869e-07 3.35276e-07 0 7.75326e-07 1 1.67638e-07 0 -3.35276e-07 -1.67638e-07 1 0 -100.097 181.696 868.63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3 1.34109e-06 1.78812e-06 0 3.01745e-06 0.999993 2.67533e-12 0 -1.78812e-06 -1.18904e-12 0.999993 0 87.5626 157.686 913.861 1 </text:p>
          </table:table-cell>
          <table:table-cell table:number-columns-repeated="2" office:value-type="string" calcext:value-type="string">
            <text:p>1 0 0 0 0 1 0 0 0 0 1 0 76.9484 167.435 900.55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1 3.42263e-07 -3.6508e-07 0 -1.11806e-06 1.00001 1.99924e-13 0 3.6508e-07 1.8254e-07 1.00001 0 -125.947 165.559 924.442 1 </text:p>
          </table:table-cell>
          <table:table-cell office:value-type="string" calcext:value-type="string">
            <text:p>0.999985 2.79252e-06 3.40483e-06 0 -4.94804e-06 0.999985 -3.55389e-06 0 -1.67635e-06 -3.86931e-12 0.999984 0 -134.267 160.948 926.241 1 </text:p>
          </table:table-cell>
          <table:table-cell office:value-type="string" calcext:value-type="string">
            <text:p>1 1.94646e-06 7.94e-13 0 -1.33179e-06 1 8.19564e-07 0 0 0 1 0 -136.292 156.474 921.65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2445 0.12269 0 0 -0.12269 0.992445 0 0 0 0 1 0 23.4457 -6.65388 0 1 </text:p>
          </table:table-cell>
          <table:table-cell office:value-type="string" calcext:value-type="string">
            <text:p>0.990078 0.140534 0 0 -0.140534 0.990078 0 0 0 0 1 0 26.2307 0.190251 0 1 </text:p>
          </table:table-cell>
          <table:table-cell office:value-type="string" calcext:value-type="string">
            <text:p>1 0 0 0 0 1 0 0 0 0 1 0 -3.83119 -17.2404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37.06 216.803 555.9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2311 0.155599 -0.174353 0 -0.166688 0.984701 -0.0507848 0 0.163784 0.0784413 0.983372 0 118.497 168.483 869.834 1 </text:p>
          </table:table-cell>
          <table:table-cell table:number-columns-repeated="2" office:value-type="string" calcext:value-type="string">
            <text:p>0.976379 0.15766 -0.147742 0 -0.172964 0.980127 -0.0971348 0 0.129491 0.120394 0.984244 0 107.503 171.098 873.10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2.75671e-07 3.69705e-14 0 -2.75671e-07 1 2.75672e-07 0 0 0 1 0 -82.0432 149.118 918.064 1 </text:p>
          </table:table-cell>
          <table:table-cell office:value-type="string" calcext:value-type="string">
            <text:p>1 1.57207e-06 8.0686e-13 0 -9.76027e-07 1 1.27406e-06 0 -5.96058e-07 5.96058e-07 1.00002 0 -81.7541 148.831 918.672 1 </text:p>
          </table:table-cell>
          <table:table-cell office:value-type="string" calcext:value-type="string">
            <text:p>1 4.61936e-07 1.04972e-13 0 -4.61936e-07 1 4.61938e-07 0 0 0 1.00001 0 -81.2924 149.188 919.45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4.28408e-07 1.49012e-07 0 -9.31322e-08 0.999999 -6.245e-15 0 -3.1225e-15 7.45057e-08 0.999999 0 90.2678 184.871 858.295 1 </text:p>
          </table:table-cell>
          <table:table-cell table:number-columns-repeated="2" office:value-type="string" calcext:value-type="string">
            <text:p>1 0 0 0 0 1 0 0 0 0 1 0 88.0492 185.64 857.9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35276e-07 0 0 2.01166e-07 1 0 0 -5.36442e-07 8.74301e-14 1 0 136.069 174.255 909.136 1 </text:p>
          </table:table-cell>
          <table:table-cell table:number-columns-repeated="2" office:value-type="string" calcext:value-type="string">
            <text:p>1 0 0 0 0 1 0 0 0 0 1 0 133.44 185.64 901.05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1288 -0.163555 0.101605 0 0.168862 0.984567 -0.0459747 0 -0.0925176 0.0622716 0.993762 0 -125.521 156.871 876.032 1 </text:p>
          </table:table-cell>
          <table:table-cell office:value-type="string" calcext:value-type="string">
            <text:p>0.989114 0.114659 0.0922361 0 -0.10706 0.990739 -0.0835082 0 -0.100957 0.0727243 0.992229 0 -124.07 157.184 874.711 1 </text:p>
          </table:table-cell>
          <table:table-cell office:value-type="string" calcext:value-type="string">
            <text:p>0.981264 -0.163696 0.10161 0 0.167975 0.985169 -0.035027 0 -0.0943696 0.0514387 0.994207 0 -123.659 155.909 872.01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2.85077 221.664 524.6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.6967 17.7166 -611.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31.049 31.5069 -643.9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4795 -0.223107 0 0 0.223107 0.974795 0 0 0 0 1 0 -1.05985 17.2283 0 1 </text:p>
          </table:table-cell>
          <table:table-cell office:value-type="string" calcext:value-type="string">
            <text:p>0.976117 -0.217254 0 0 0.217254 0.976117 0 0 0 0 1 0 -2.91512 17.4445 0 1 </text:p>
          </table:table-cell>
          <table:table-cell office:value-type="string" calcext:value-type="string">
            <text:p>0.97546 -0.220181 0 0 0.220181 0.97546 0 0 0 0 1 0 -3.12403 16.647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63.4931 24.1484 -276.16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2.46987e-06 0 0 -6.64964e-07 1 0 0 -5.00391e-13 1.51992e-06 1 0 93.4097 0.750936 -206.987 1 </text:p>
          </table:table-cell>
          <table:table-cell office:value-type="string" calcext:value-type="string">
            <text:p>0.999031 -0.0434902 0.00689936 0 0.0431297 0.997942 0.0474388 0 -0.00894857 -0.0470819 0.998855 0 93.3882 0.987654 -206.457 1 </text:p>
          </table:table-cell>
          <table:table-cell office:value-type="string" calcext:value-type="string">
            <text:p>1 1.93715e-06 0 0 -5.21541e-07 1 0 0 -3.06977e-13 1.19209e-06 1 0 93.5635 0.974344 -206.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109.423 29.1484 -223.3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46043 0.324043 0 0 -0.324043 0.946043 0 0 0 0 1 0 12.1325 13.1166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98.1179 45.0755 -618.7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8613 0.14986 -0.140923 0 -0.169661 0.975371 -0.140947 0 0.11633 0.161842 0.979936 0 128.172 15.1248 -252.463 1 </text:p>
          </table:table-cell>
          <table:table-cell office:value-type="string" calcext:value-type="string">
            <text:p>0.978803 0.151226 -0.138113 0 -0.17066 0.975071 -0.141817 0 0.113224 0.162381 0.980211 0 128.1 14.2662 -253.255 1 </text:p>
          </table:table-cell>
          <table:table-cell office:value-type="string" calcext:value-type="string">
            <text:p>0.978829 0.151081 -0.138089 0 -0.168098 0.978289 -0.121216 0 0.116778 0.141862 0.982974 0 126.798 14.1688 -258.8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1.95578e-07 -5.21541e-07 0 8.47504e-07 1 1.04308e-06 0 -5.21541e-07 5.02723e-14 1 0 -65.4249 7.90807 -225.735 1 </text:p>
          </table:table-cell>
          <table:table-cell table:number-columns-repeated="2" office:value-type="string" calcext:value-type="string">
            <text:p>1 0 0 0 0 1 0 0 0 0 1 0 -48.999 17.9899 -227.23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0 1 0 0 0 0 1 0 97.8376 24.1484 -258.162 1 </text:p>
          </table:table-cell>
          <table:table-cell office:value-type="string" calcext:value-type="string">
            <text:p>0.999971 -5.53188e-07 -5.43878e-07 0 5.20781e-06 0.99998 -1.71359e-06 0 1.6838e-06 3.93379e-06 0.999973 0 97.3793 27.7336 -259.473 1 </text:p>
          </table:table-cell>
          <table:table-cell office:value-type="string" calcext:value-type="string">
            <text:p>0.999997 -8.88478e-07 -3.9488e-07 0 -4.93599e-07 0.999997 7.89758e-07 0 0 0 0.999994 0 98.9726 25.829 -258.76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3.12926e-07 2.08618e-07 0 7.3016e-07 1 -4.17234e-07 0 0 0 1.00001 0 139.266 22.1086 -204.185 1 </text:p>
          </table:table-cell>
          <table:table-cell office:value-type="string" calcext:value-type="string">
            <text:p>1.00008 -3.87819e-06 5.17109e-06 0 -3.87819e-06 1 1.03418e-05 0 5.1711e-06 -1.00121e-11 1.00008 0 137.038 21.8412 -201.506 1 </text:p>
          </table:table-cell>
          <table:table-cell office:value-type="string" calcext:value-type="string">
            <text:p>1 4.41447e-06 1.76578e-06 0 -2.64868e-06 1 -3.53158e-06 0 0 0 1 0 140.275 18.1841 -205.71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849324 -0.501967 0.163334 0 0.523861 0.839579 -0.143797 0 -0.0649508 0.207694 0.976035 0 -92.9208 21.2516 -259.565 1 </text:p>
          </table:table-cell>
          <table:table-cell table:number-columns-repeated="2" office:value-type="string" calcext:value-type="string">
            <text:p>0.983219 -0.153776 0.0981512 0 0.170476 0.966031 -0.194221 0 -0.0649506 0.207694 0.976035 0 -89.9066 20.7802 -259.26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65.7706 37.1726 -582.2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77.0883 173.525 550.7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23.005 192.96 574.7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9264 -0.202588 0 0 0.202588 0.979264 0 0 0 0 1 0 -36.4554 12.7129 0 1 </text:p>
          </table:table-cell>
          <table:table-cell office:value-type="string" calcext:value-type="string">
            <text:p>0.98105 -0.193767 0 0 0.193767 0.98105 0 0 0 0 1 0 -32.8149 11.5736 0 1 </text:p>
          </table:table-cell>
          <table:table-cell office:value-type="string" calcext:value-type="string">
            <text:p>0.980463 -0.196709 0 0 0.196709 0.980463 0 0 0 0 1 0 -36.3804 11.175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120.126 127.44 982.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4.00469e-07 3.20375e-07 0 -8.81031e-07 1 -1.39489e-13 0 3.20375e-07 6.34041e-14 1 0 76.8689 155.185 1017.92 1 </text:p>
          </table:table-cell>
          <table:table-cell office:value-type="string" calcext:value-type="string">
            <text:p>1 1.04774e-06 8.3819e-07 0 -2.30502e-06 1 -9.61731e-13 0 8.3819e-07 4.3715e-13 1 0 76.6536 155.581 1017.81 1 </text:p>
          </table:table-cell>
          <table:table-cell office:value-type="string" calcext:value-type="string">
            <text:p>1 3.72529e-07 2.98023e-07 0 -8.19564e-07 1 -1.20598e-13 0 2.98023e-07 5.48173e-14 1 0 76.4831 155.617 1018.3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171.76 160.409 1059.6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24 0.0389901 0 0 -0.0389901 0.99924 0 0 0 0 1 0 18.1828 -11.1307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33.433 206.386 612.7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2692 0.234998 -0.134165 0 -0.252623 0.958191 -0.134353 0 0.0969829 0.163234 0.981809 0 112.67 162.627 964.36 1 </text:p>
          </table:table-cell>
          <table:table-cell office:value-type="string" calcext:value-type="string">
            <text:p>0.98776 0.122742 -0.0962618 0 -0.135016 0.981804 -0.133533 0 0.0781201 0.144895 0.986358 0 108.598 162.75 962.464 1 </text:p>
          </table:table-cell>
          <table:table-cell office:value-type="string" calcext:value-type="string">
            <text:p>0.96138 0.232744 -0.1469 0 -0.253593 0.956508 -0.144162 0 0.106958 0.175848 0.97859 0 112.174 159.47 957.17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87 -1.30384e-06 -5.21535e-07 0 8.149e-07 0.999996 2.60769e-07 0 0 0 0.999992 0 -109.91 152.673 1039.7 1 </text:p>
          </table:table-cell>
          <table:table-cell table:number-columns-repeated="2" office:value-type="string" calcext:value-type="string">
            <text:p>1 0 0 0 0 1 0 0 0 0 1 0 -104.033 140.884 1056.1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7.00353e-07 -2.4003e-13 0 7.00353e-07 0.999997 -7.00353e-07 0 -3.50177e-07 7.00353e-07 1 0 78.1018 171.022 959.317 1 </text:p>
          </table:table-cell>
          <table:table-cell office:value-type="string" calcext:value-type="string">
            <text:p>0.999997 -2.25008e-06 1.60938e-12 0 -1.20792e-06 1 -7.15256e-07 0 -1.12503e-06 7.15257e-07 1 0 79.4009 168.743 958.25 1 </text:p>
          </table:table-cell>
          <table:table-cell office:value-type="string" calcext:value-type="string">
            <text:p>0.999993 2.1234e-07 0 0 1.0617e-07 0.999997 0 0 0 0 1 0 78.5282 171.674 959.68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1.93715e-07 0 0 1.45286e-07 0.999998 0 0 -1.93715e-07 -1.80411e-14 0.999998 0 132.843 175.794 1016.92 1 </text:p>
          </table:table-cell>
          <table:table-cell office:value-type="string" calcext:value-type="string">
            <text:p>0.99998 0 2.44375e-06 0 -2.13833e-06 1.00004 -2.60483e-12 0 2.44375e-06 0 1 0 126.412 179.344 1020.11 1 </text:p>
          </table:table-cell>
          <table:table-cell office:value-type="string" calcext:value-type="string">
            <text:p>1 -5.02914e-07 3.33483e-13 0 1.00583e-06 1 -1.3411e-06 0 6.70551e-07 -2.68221e-06 1 0 131.828 175.284 1015.3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093 0.119214 0.0620096 0 -0.112665 0.988575 -0.10013 0 -0.0732381 0.0922359 0.99304 0 -150.86 143.092 999.263 1 </text:p>
          </table:table-cell>
          <table:table-cell table:number-columns-repeated="2" office:value-type="string" calcext:value-type="string">
            <text:p>0.981594 -0.16943 0.0881318 0 0.17363 0.983901 -0.0423373 0 -0.0795398 0.0568603 0.995209 0 -143.695 143.924 999.4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6.4744 179.731 553.8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4.6396 211.702 549.4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0.242 208.848 541.3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8772 -0.149438 0 0 0.149438 0.988772 0 0 0 0 1 0 -30.2043 7.97269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8.23288e-07 0 0 6.96628e-07 1 0 0 5.06639e-07 1.01328e-06 0.999998 0 -95.3609 188.479 955.982 1 </text:p>
          </table:table-cell>
          <table:table-cell office:value-type="string" calcext:value-type="string">
            <text:p>1.00002 7.54383e-07 0 0 4.5263e-06 1.00002 0 0 -4.51895e-12 -2.01169e-06 1.00002 0 -95.6571 190.591 952.638 1 </text:p>
          </table:table-cell>
          <table:table-cell office:value-type="string" calcext:value-type="string">
            <text:p>1 0 0 0 0 1 0 0 0 0 1 0 -90.3828 186.04 959.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85 2.40279e-07 6.40742e-07 0 -2.08241e-06 0.999995 -1.28149e-06 0 6.40742e-07 7.60841e-14 0.99999 0 80.3939 173.954 1035.13 1 </text:p>
          </table:table-cell>
          <table:table-cell table:number-columns-repeated="2" office:value-type="string" calcext:value-type="string">
            <text:p>1 0 0 0 0 1 0 0 0 0 1 0 67.7234 163.113 1032.5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5.58794e-08 0 0 7.45058e-08 1 0 0 -1.49012e-07 3.747e-15 0.999999 0 -144.51 177.572 1018.18 1 </text:p>
          </table:table-cell>
          <table:table-cell office:value-type="string" calcext:value-type="string">
            <text:p>0.999974 8.00911e-07 3.20365e-06 0 0 0.999974 0 0 0 -3.20365e-06 0.999962 0 -145.723 176.107 1019.16 1 </text:p>
          </table:table-cell>
          <table:table-cell office:value-type="string" calcext:value-type="string">
            <text:p>0.999994 0 0 0 1.91852e-07 1 -7.6741e-07 0 0 0 1 0 -146.524 175.887 1016.7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6722 0.0809115 0 0 -0.0809115 0.996722 0 0 0 0 1 0 10.4484 3.04427 0 1 </text:p>
          </table:table-cell>
          <table:table-cell office:value-type="string" calcext:value-type="string">
            <text:p>0.996722 0.0809115 0 0 -0.0809115 0.996722 0 0 0 0 1 0 10.1032 2.59057 0 1 </text:p>
          </table:table-cell>
          <table:table-cell office:value-type="string" calcext:value-type="string">
            <text:p>0.996474 0.0839013 0 0 -0.0839013 0.996474 0 0 0 0 1 0 7.98213 1.33566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3.253 181.093 518.0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1196 0.158104 -0.110712 0 -0.176543 0.967001 -0.183687 0 0.0780174 0.199778 0.97673 0 102.79 165.531 975.443 1 </text:p>
          </table:table-cell>
          <table:table-cell table:number-columns-repeated="2" office:value-type="string" calcext:value-type="string">
            <text:p>0.981196 0.158104 -0.110715 0 -0.172249 0.976078 -0.132672 0 0.0870902 0.149248 0.984957 0 107.911 166.184 973.9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2 -1.78629e-06 1.81001e-12 0 -1.27592e-06 1 -2.04146e-06 0 0 0 1 0 -95.6364 174.942 1021.81 1 </text:p>
          </table:table-cell>
          <table:table-cell office:value-type="string" calcext:value-type="string">
            <text:p>1.00001 -1.71737e-06 2.23522e-07 0 -1.26661e-06 0.999998 -2.02655e-06 0 0 -2.23517e-07 0.999997 0 -95.6103 174.289 1021.95 1 </text:p>
          </table:table-cell>
          <table:table-cell office:value-type="string" calcext:value-type="string">
            <text:p>1.00001 -9.25739e-07 4.82809e-13 0 -6.61242e-07 1 -1.05798e-06 0 0 0 1 0 -95.1704 174.724 1022.1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34159e-06 -3.859e-12 0 1.74344e-06 1 2.32458e-06 0 -1.16229e-06 -2.32458e-06 1 0 70.8409 173.033 990.576 1 </text:p>
          </table:table-cell>
          <table:table-cell table:number-columns-repeated="2" office:value-type="string" calcext:value-type="string">
            <text:p>1 0 0 0 0 1 0 0 0 0 1 0 77.4727 146.04 913.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2.42144e-08 -3.87431e-07 0 2.42145e-08 1 -4.51029e-15 0 -1.93716e-07 3.87431e-07 1 0 115.926 189.784 1068.63 1 </text:p>
          </table:table-cell>
          <table:table-cell table:number-columns-repeated="2" office:value-type="string" calcext:value-type="string">
            <text:p>1 0 0 0 0 1 0 0 0 0 1 0 133.729 186.328 1033.3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9661 -0.139701 0.200603 0 0.165418 0.979177 -0.117683 0 -0.179985 0.147296 0.972579 0 -126.885 165.163 964.159 1 </text:p>
          </table:table-cell>
          <table:table-cell office:value-type="string" calcext:value-type="string">
            <text:p>0.985861 0.0776718 0.148479 0 -0.0515192 0.983662 -0.172496 0 -0.159451 0.162408 0.973755 0 -122.962 166.75 963.047 1 </text:p>
          </table:table-cell>
          <table:table-cell office:value-type="string" calcext:value-type="string">
            <text:p>0.972262 -0.144038 0.184283 0 0.164291 0.981356 -0.0997453 0 -0.16648 0.127255 0.977799 0 -122.902 163.403 959.12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0.0847 200.487 597.0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35.1589 32.3632 -519.0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8.617 37.6814 -537.4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8771 -0.149438 0 0 0.149438 0.988771 0 0 0 0 1 0 -4.89829 9.30843 0 1 </text:p>
          </table:table-cell>
          <table:table-cell office:value-type="string" calcext:value-type="string">
            <text:p>0.987387 -0.158331 0 0 0.158331 0.987387 0 0 0 0 1 0 -4.04645 10.5434 0 1 </text:p>
          </table:table-cell>
          <table:table-cell office:value-type="string" calcext:value-type="string">
            <text:p>0.98832 -0.152404 0 0 0.152404 0.98832 0 0 0 0 1 0 -6.6864 9.0661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-95.6936 25.1484 -174.655 1 </text:p>
          </table:table-cell>
          <table:table-cell office:value-type="string" calcext:value-type="string">
            <text:p>1.00002 -3.98625e-07 -2.66362e-06 0 4.06073e-07 0.999998 6.85451e-07 0 4.35491e-06 2.68217e-07 1 0 -95.5762 27.8046 -174.849 1 </text:p>
          </table:table-cell>
          <table:table-cell office:value-type="string" calcext:value-type="string">
            <text:p>0.999994 1.93715e-07 -7.36075e-14 0 -9.68573e-08 1 -7.74859e-07 0 3.68038e-14 -7.74859e-07 0.999997 0 -97.3356 27.8005 -174.1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4.02331e-07 -2.1283e-13 0 -4.02331e-07 1 -1.07289e-06 0 -1.07289e-06 -1.07289e-06 1.00001 0 84.4622 12.0193 -123.885 1 </text:p>
          </table:table-cell>
          <table:table-cell office:value-type="string" calcext:value-type="string">
            <text:p>1 9.83477e-07 -1.28232e-12 0 -9.83473e-07 1 -2.62263e-06 0 -2.62263e-06 -2.62263e-06 1.00002 0 84.0449 12.2711 -123.247 1 </text:p>
          </table:table-cell>
          <table:table-cell office:value-type="string" calcext:value-type="string">
            <text:p>1 4.07919e-07 -2.18826e-13 0 -4.07919e-07 1 -1.08779e-06 0 -1.08779e-06 -1.08779e-06 1.00001 0 84.5263 12.0543 -123.69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1.56462e-07 4.17232e-07 0 1.56462e-07 1 3.14748e-14 0 -4.17232e-07 -3.14748e-14 1 0 -138.588 21.8809 -128.641 1 </text:p>
          </table:table-cell>
          <table:table-cell office:value-type="string" calcext:value-type="string">
            <text:p>1.00001 -3.17584e-06 -1.01306e-11 0 -2.61144e-06 1.00001 3.59126e-06 0 1.16976e-06 -2.17561e-06 1.00002 0 -139.468 21.969 -128.459 1 </text:p>
          </table:table-cell>
          <table:table-cell office:value-type="string" calcext:value-type="string">
            <text:p>1.00002 3.05107e-06 4.11454e-12 0 -3.65737e-12 1.00002 2.71206e-06 0 -2.71206e-06 -4.11454e-12 1.00002 0 -138.694 21.6234 -130.6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8653 0.205525 0 0 -0.205525 0.978653 0 0 0 0 1 0 7.18891 12.6324 0 1 </text:p>
          </table:table-cell>
          <table:table-cell office:value-type="string" calcext:value-type="string">
            <text:p>0.979867 0.199649 0 0 -0.199649 0.979867 0 0 0 0 1 0 7.39748 12.2188 0 1 </text:p>
          </table:table-cell>
          <table:table-cell office:value-type="string" calcext:value-type="string">
            <text:p>0.980464 0.196709 0 0 -0.196709 0.980464 0 0 0 0 1 0 6.00509 11.6105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4.057 44.5066 -526.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5801 0.135078 -0.171947 0 -0.163882 0.972388 -0.166145 0 0.144756 0.190303 0.970994 0 114.002 20.2854 -168.768 1 </text:p>
          </table:table-cell>
          <table:table-cell office:value-type="string" calcext:value-type="string">
            <text:p>0.975577 0.134307 -0.173817 0 -0.163783 0.972059 -0.168156 0 0.146375 0.192517 0.970315 0 114.671 18.826 -170.869 1 </text:p>
          </table:table-cell>
          <table:table-cell office:value-type="string" calcext:value-type="string">
            <text:p>0.974297 0.133218 -0.181656 0 -0.163468 0.972952 -0.163228 0 0.154998 0.188727 0.96972 0 115.214 18.7348 -171.44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4 7.89754e-07 -1.57951e-06 0 7.89754e-07 0.999994 1.57951e-06 0 1.57951e-06 6.17833e-13 0.999994 0 -93.0081 9.31639 -127.414 1 </text:p>
          </table:table-cell>
          <table:table-cell office:value-type="string" calcext:value-type="string">
            <text:p>0.999983 2.08611e-06 -4.17223e-06 0 2.08611e-06 0.999983 4.17223e-06 0 4.17223e-06 4.33643e-12 0.999983 0 -93.2965 9.62125 -126.985 1 </text:p>
          </table:table-cell>
          <table:table-cell office:value-type="string" calcext:value-type="string">
            <text:p>0.999994 7.00349e-07 -1.4007e-06 0 7.00349e-07 0.999994 1.4007e-06 0 1.4007e-06 4.85275e-13 0.999994 0 -93.5241 9.45225 -126.81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5.81146e-07 0 0 2.42144e-07 1 0 0 4.51028e-14 3.87431e-07 1 0 85.2795 27.1612 -174.161 1 </text:p>
          </table:table-cell>
          <table:table-cell office:value-type="string" calcext:value-type="string">
            <text:p>1.00002 3.24849e-06 1.72857e-06 0 -7.77287e-06 1 4.50019e-06 0 2.77166e-06 4.62428e-12 1.00002 0 83.7687 27.3434 -173.129 1 </text:p>
          </table:table-cell>
          <table:table-cell office:value-type="string" calcext:value-type="string">
            <text:p>1 0 0 0 0 1 0 0 0 0 1 0 84.5569 26.1484 -178.6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1.45286e-07 0 0 1.93715e-07 1 0 0 0 0 1 0 128.695 26.0794 -126.89 1 </text:p>
          </table:table-cell>
          <table:table-cell office:value-type="string" calcext:value-type="string">
            <text:p>1 -2.98023e-08 6.66134e-16 0 -2.98029e-08 1.00002 -5.96058e-08 0 -4.02334e-06 -2.0415e-06 1.00002 0 125.992 28.2802 -125.121 1 </text:p>
          </table:table-cell>
          <table:table-cell office:value-type="string" calcext:value-type="string">
            <text:p>1 9.4994e-07 -2.5332e-06 0 -9.49939e-07 0.99998 1.19612e-12 0 0 0 1 0 126.392 25.661 -127.07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2153 -0.131587 0.193918 0 0.159437 0.977827 -0.13577 0 -0.171753 0.162907 0.971577 0 -125.265 15.4268 -172.529 1 </text:p>
          </table:table-cell>
          <table:table-cell office:value-type="string" calcext:value-type="string">
            <text:p>0.970274 -0.12937 0.20453 0 0.1621 0.974948 -0.152314 0 -0.179701 0.18094 0.966937 0 -126.351 16.0003 -173.502 1 </text:p>
          </table:table-cell>
          <table:table-cell office:value-type="string" calcext:value-type="string">
            <text:p>0.972152 -0.13159 0.193919 0 0.159097 0.978151 -0.133826 0 -0.172072 0.160951 0.971847 0 -124.826 15.5672 -179.4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7.1255 30.5056 -499.8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9.9046 127.715 -624.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20.539 71.9592 -616.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8542 0.0539738 0 0 -0.0539738 0.998542 0 0 0 0 1 0 2.3046 -5.23048 0 1 </text:p>
          </table:table-cell>
          <table:table-cell office:value-type="string" calcext:value-type="string">
            <text:p>0.999552 0.0299956 0 0 -0.0299956 0.999552 0 0 0 0 1 0 -3.2016 -4.07944 0 1 </text:p>
          </table:table-cell>
          <table:table-cell office:value-type="string" calcext:value-type="string">
            <text:p>0.99924 0.0389902 0 0 -0.0389902 0.99924 0 0 0 0 1 0 -4.92548 -5.4268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4.58211e-07 -6.82787e-14 0 3.05474e-07 1 -3.05474e-07 0 -9.10383e-14 -6.10948e-07 1 0 -108.879 54.8245 -209.516 1 </text:p>
          </table:table-cell>
          <table:table-cell office:value-type="string" calcext:value-type="string">
            <text:p>0.999985 -6.01997e-06 2.20531e-06 0 -1.71729e-06 0.999982 -8.19554e-07 0 2.82864e-12 8.19544e-07 0.999969 0 -107.561 56.1381 -213.008 1 </text:p>
          </table:table-cell>
          <table:table-cell office:value-type="string" calcext:value-type="string">
            <text:p>0.999996 -3.63215e-07 -4.32986e-14 0 -6.65894e-07 1 2.42144e-07 0 -7.93808e-14 2.42144e-07 1 0 -109.102 54.4394 -210.33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2.12343e-07 2.83124e-07 0 1.41562e-07 1.00001 -1.1325e-06 0 2.83125e-07 1.1325e-06 1.00001 0 73.198 35.0521 -151.263 1 </text:p>
          </table:table-cell>
          <table:table-cell office:value-type="string" calcext:value-type="string">
            <text:p>1.00001 2.29108e-07 3.05477e-07 0 1.52738e-07 1.00001 -1.22191e-06 0 3.05477e-07 1.22191e-06 1.00001 0 73.5807 35.1246 -151.775 1 </text:p>
          </table:table-cell>
          <table:table-cell office:value-type="string" calcext:value-type="string">
            <text:p>1.00001 1.87197e-07 2.49596e-07 0 1.24798e-07 1.00001 -9.98386e-07 0 2.49596e-07 9.98386e-07 1.00001 0 73.901 35.1445 -151.0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5 -1.49011e-07 -5.96044e-07 0 4.47033e-07 0.999995 2.98022e-07 0 -5.96044e-07 2.98022e-07 0.999995 0 -146.206 44.3864 -147.6 1 </text:p>
          </table:table-cell>
          <table:table-cell office:value-type="string" calcext:value-type="string">
            <text:p>1 -1.73505e-06 9.13441e-06 0 -2.32831e-06 1 -4.5076e-06 0 1.19209e-07 5.96046e-08 1 0 -148.667 35.7766 -146.062 1 </text:p>
          </table:table-cell>
          <table:table-cell office:value-type="string" calcext:value-type="string">
            <text:p>1 1.07663e-06 -8.61302e-06 0 -2.96072e-06 1.00003 1.07666e-06 0 -4.30651e-06 1.07665e-06 1.00003 0 -149.712 36.6362 -148.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8319 -0.152404 0 0 0.152404 0.988319 0 0 0 0 1 0 -20.2557 -38.3553 0 1 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0.981625 -0.190823 0 0 0.190823 0.981625 0 0 0 0 1 0 -27.3206 -41.3882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8.999 118.573 -615.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5236 0.0386185 -0.0895235 0 -0.0559275 0.978249 -0.199751 0 0.0798622 0.203807 0.975748 0 120.624 54.6347 -200.916 1 </text:p>
          </table:table-cell>
          <table:table-cell office:value-type="string" calcext:value-type="string">
            <text:p>0.996984 0.0547812 -0.0549681 0 -0.0644487 0.979033 -0.193235 0 0.0432299 0.196195 0.979611 0 114.974 54.3132 -200.371 1 </text:p>
          </table:table-cell>
          <table:table-cell office:value-type="string" calcext:value-type="string">
            <text:p>0.994982 0.0381715 -0.0924825 0 -0.0554302 0.979842 -0.191928 0 0.0832921 0.196091 0.977042 0 120.088 51.8332 -213.2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1 3.53906e-07 -1.41562e-06 0 -8.84766e-07 1.00001 6.1965e-13 0 0 0 1.00001 0 -97.301 22.6044 -155.52 1 </text:p>
          </table:table-cell>
          <table:table-cell office:value-type="string" calcext:value-type="string">
            <text:p>1.00002 5.73705e-07 -2.29482e-06 0 -1.43426e-06 1.00002 1.63497e-12 0 0 0 1.00002 0 -98.057 21.9696 -155.893 1 </text:p>
          </table:table-cell>
          <table:table-cell office:value-type="string" calcext:value-type="string">
            <text:p>1.00001 3.76258e-07 -1.50503e-06 0 -9.40647e-07 1.00001 7.00836e-13 0 0 0 1.00001 0 -97.8428 22.3405 -155.20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-1.15484e-06 1 0 0 -1.6348e-13 2.98023e-07 1 0 82.9843 63.1076 -205.753 1 </text:p>
          </table:table-cell>
          <table:table-cell office:value-type="string" calcext:value-type="string">
            <text:p>1 -3.98602e-07 7.97212e-07 0 3.98606e-07 0.999987 3.18882e-06 0 1.59442e-06 -3.16287e-13 1 0 82.0793 61.879 -209.978 1 </text:p>
          </table:table-cell>
          <table:table-cell office:value-type="string" calcext:value-type="string">
            <text:p>1 0 0 0 0 1 0 0 0 0 1 0 82.4061 58.1094 -214.1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1.49011e-07 2.98023e-07 0 1.49011e-07 0.999998 5.96046e-07 0 4.32986e-14 5.96045e-07 1 0 122.694 63.1897 -140.756 1 </text:p>
          </table:table-cell>
          <table:table-cell office:value-type="string" calcext:value-type="string">
            <text:p>1 6.74278e-07 0 0 1.68569e-07 1 0 0 6.74278e-07 2.26069e-13 1 0 130.141 55.356 -143.144 1 </text:p>
          </table:table-cell>
          <table:table-cell office:value-type="string" calcext:value-type="string">
            <text:p>0.999993 -6.59373e-07 -8.79164e-07 0 -4.39582e-07 1 1.91596e-13 0 0 0 1 0 122.068 61.0002 -140.83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9552 -0.151256 0.192587 0 0.167618 0.983247 -0.0716157 0 -0.178528 0.101716 0.978663 0 -142.628 36.8243 -207.693 1 </text:p>
          </table:table-cell>
          <table:table-cell office:value-type="string" calcext:value-type="string">
            <text:p>0.905578 0.413916 0.0927516 0 -0.398373 0.905007 -0.149203 0 -0.145698 0.0981653 0.984447 0 -138.279 37.3114 -205.607 1 </text:p>
          </table:table-cell>
          <table:table-cell office:value-type="string" calcext:value-type="string">
            <text:p>0.973435 -0.15436 0.169107 0 0.162622 0.986029 -0.0360587 0 -0.161179 0.0626014 0.984938 0 -138.396 34.171 -218.32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0.8953 64.6323 -619.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60.9065 19.3103 -638.1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48.527 31.3375 -671.5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37575 0.0445532 0.769099 0 -0.683554 0.493165 0.53809 0 -0.355319 -0.868794 0.344884 0 93.9621 3.26578 -176.965 1 </text:p>
          </table:table-cell>
          <table:table-cell office:value-type="string" calcext:value-type="string">
            <text:p>0.637575 0.0445532 0.769099 0 -0.683554 0.493165 0.53809 0 -0.355319 -0.868794 0.344884 0 93.2961 3.20116 -176.466 1 </text:p>
          </table:table-cell>
          <table:table-cell office:value-type="string" calcext:value-type="string">
            <text:p>0.637575 0.0445532 0.769099 0 -0.683554 0.493165 0.53809 0 -0.355319 -0.868794 0.344884 0 93.2143 3.99615 -175.90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7823 -0.0659521 0 0 0.0659521 0.997823 0 0 0 0 1 0 1.27427 5.70476 0 1 </text:p>
          </table:table-cell>
          <table:table-cell office:value-type="string" calcext:value-type="string">
            <text:p>0.9982 -0.0599639 0 0 0.0599639 0.9982 0 0 0 0 1 0 -2.30357 5.09315 0 1 </text:p>
          </table:table-cell>
          <table:table-cell office:value-type="string" calcext:value-type="string">
            <text:p>0.997824 -0.0659521 0 0 0.0659521 0.997824 0 0 0 0 1 0 -3.26067 4.38263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67739 0.00692934 -0.744363 0 0.62176 0.544648 0.562826 0 0.409316 -0.838636 0.359374 0 -92.5947 -7.92997 -185.037 1 </text:p>
          </table:table-cell>
          <table:table-cell office:value-type="string" calcext:value-type="string">
            <text:p>0.667739 0.00692934 -0.744363 0 0.62176 0.544648 0.562826 0 0.409316 -0.838636 0.359374 0 -91.3624 -8.73346 -183.62 1 </text:p>
          </table:table-cell>
          <table:table-cell office:value-type="string" calcext:value-type="string">
            <text:p>0.667739 0.00692934 -0.744363 0 0.62176 0.544648 0.562826 0 0.409316 -0.838636 0.359374 0 -92.1803 -8.72103 -184.07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4.10712e-07 -4.69387e-07 0 -8.21424e-07 0.999996 9.38771e-07 0 4.69387e-07 -9.38771e-07 1 0 -90.799 14.1033 -249.387 1 </text:p>
          </table:table-cell>
          <table:table-cell office:value-type="string" calcext:value-type="string">
            <text:p>1 2.01166e-07 6.89449e-14 0 -6.25849e-07 1 7.15257e-07 0 -1.07248e-13 3.57628e-07 1 0 -90.8329 14.2635 -249.581 1 </text:p>
          </table:table-cell>
          <table:table-cell office:value-type="string" calcext:value-type="string">
            <text:p>0.999998 -7.45056e-08 -2.16493e-14 0 -7.07803e-07 0.999998 5.96045e-07 0 0 0 1 0 -91.0435 13.8114 -250.18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-5.94188e-07 5.09109e-13 0 -2.2147e-06 1 -1.72853e-06 0 8.64273e-07 -2.54554e-13 1 0 93.9621 3.26578 -176.965 1 </text:p>
          </table:table-cell>
          <table:table-cell office:value-type="string" calcext:value-type="string">
            <text:p>1.00002 -9.52753e-07 1.31323e-12 0 -3.55117e-06 1 -2.77162e-06 0 1.38582e-06 -6.56615e-13 1 0 93.2961 3.20116 -176.466 1 </text:p>
          </table:table-cell>
          <table:table-cell office:value-type="string" calcext:value-type="string">
            <text:p>1.00001 -6.04432e-07 5.26893e-13 0 -2.25288e-06 1 -1.75834e-06 0 8.79175e-07 -2.63447e-13 1 0 93.2143 3.99615 -175.90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 2.90012e-06 6.44465e-07 0 2.739e-06 1 8.77505e-13 0 -3.51002e-12 -2.57788e-06 0.99999 0 -141.576 11.1037 -187.596 1 </text:p>
          </table:table-cell>
          <table:table-cell office:value-type="string" calcext:value-type="string">
            <text:p>0.999956 6.92876e-07 -4.15724e-06 0 1.38575e-06 0.999956 -2.87283e-12 0 0 0 0.999956 0 -143.525 10.9171 -189.361 1 </text:p>
          </table:table-cell>
          <table:table-cell office:value-type="string" calcext:value-type="string">
            <text:p>1 5.25266e-07 5.47895e-13 0 5.25266e-07 1 2.10106e-06 0 0 0 1 0 -140.573 16.0869 -188.4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9215 0.146471 0 0 -0.146471 0.989215 0 0 0 0 1 0 8.41814 12.2258 0 1 </text:p>
          </table:table-cell>
          <table:table-cell office:value-type="string" calcext:value-type="string">
            <text:p>0.991692 0.128643 0 0 -0.128643 0.991692 0 0 0 0 1 0 4.6113 9.28094 0 1 </text:p>
          </table:table-cell>
          <table:table-cell office:value-type="string" calcext:value-type="string">
            <text:p>0.987387 0.158331 0 0 -0.158331 0.987387 0 0 0 0 1 0 2.80877 11.5047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46.199 32.6709 -663.5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4455 0.236106 -0.11866 0 -0.254997 0.949352 -0.183594 0 0.0693023 0.207326 0.975814 0 123.135 15.9432 -235.261 1 </text:p>
          </table:table-cell>
          <table:table-cell office:value-type="string" calcext:value-type="string">
            <text:p>0.964996 0.239813 -0.106173 0 -0.255228 0.951857 -0.169784 0 0.0603453 0.190939 0.979745 0 122.106 14.1321 -240.73 1 </text:p>
          </table:table-cell>
          <table:table-cell office:value-type="string" calcext:value-type="string">
            <text:p>0.964264 0.235406 -0.121571 0 -0.254628 0.950196 -0.179701 0 0.0732138 0.204234 0.97618 0 123.167 15.366 -240.94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1 1.21259e-06 -3.46455e-07 0 -1.29921e-07 1.00001 -1.38581e-06 0 1.73227e-07 -1.38581e-06 1 0 -92.5947 -7.92997 -185.037 1 </text:p>
          </table:table-cell>
          <table:table-cell office:value-type="string" calcext:value-type="string">
            <text:p>1.00001 8.34471e-07 -2.3842e-07 0 -8.94076e-08 1.00001 -9.53678e-07 0 1.1921e-07 -9.53678e-07 1 0 -91.3624 -8.73346 -183.62 1 </text:p>
          </table:table-cell>
          <table:table-cell office:value-type="string" calcext:value-type="string">
            <text:p>1.00001 1.56464e-06 -4.47039e-07 0 -1.6764e-07 1.00001 -1.78815e-06 0 2.23519e-07 -1.78815e-06 1 0 -92.1803 -8.72103 -184.07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1.83936e-06 0 0 9.56468e-07 1 0 0 5.88596e-07 -5.34468e-13 1 0 81.2677 15.797 -242.351 1 </text:p>
          </table:table-cell>
          <table:table-cell office:value-type="string" calcext:value-type="string">
            <text:p>0.99999 1.60184e-07 6.40746e-07 0 6.08703e-06 0.99999 2.56299e-06 0 -6.40752e-07 -2.56298e-06 1 0 82.0474 16.9436 -243.523 1 </text:p>
          </table:table-cell>
          <table:table-cell office:value-type="string" calcext:value-type="string">
            <text:p>0.999992 -1.695e-06 -5.21537e-07 0 -1.49942e-06 0.999996 3.85418e-13 0 -5.21537e-07 4.3569e-13 0.999996 0 81.1319 10.4842 -242.9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3 1.0617e-07 4.24682e-07 0 1.77191e-13 1 8.49366e-07 0 4.24682e-07 2.21489e-14 1 0 131.38 15.1049 -190.839 1 </text:p>
          </table:table-cell>
          <table:table-cell office:value-type="string" calcext:value-type="string">
            <text:p>1 2.51736e-06 5.92327e-07 0 2.36928e-06 1 6.9728e-13 0 0 0 1.00002 0 131.499 15.283 -192.042 1 </text:p>
          </table:table-cell>
          <table:table-cell office:value-type="string" calcext:value-type="string">
            <text:p>0.999993 8.49358e-07 -7.15085e-13 0 1.0617e-06 0.999993 -1.69871e-06 0 -8.93856e-13 -1.69871e-06 0.99998 0 130.333 14.7101 -192.04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4718 -0.241512 0.104842 0 0.257117 0.949892 -0.17775 0 -0.0566598 0.198435 0.978475 0 -124.279 6.46527 -239.833 1 </text:p>
          </table:table-cell>
          <table:table-cell office:value-type="string" calcext:value-type="string">
            <text:p>0.965148 -0.241509 0.100762 0 0.256461 0.949501 -0.18076 0 -0.052018 0.200304 0.978352 0 -123.538 7.35554 -240.044 1 </text:p>
          </table:table-cell>
          <table:table-cell office:value-type="string" calcext:value-type="string">
            <text:p>0.965145 -0.24345 0.0960613 0 0.25684 0.951578 -0.168914 0 -0.0502878 0.187699 0.980938 0 -123.623 5.99946 -242.7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66.3455 36.3562 -635.2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9.6884 30.8409 -729.1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3.735 40.7443 -727.0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2.42516e-06 -1.1022e-12 0 1.38581e-06 1 9.23872e-07 0 6.2983e-13 9.23872e-07 1 0 -93.9242 24.4343 -344.734 1 </text:p>
          </table:table-cell>
          <table:table-cell office:value-type="string" calcext:value-type="string">
            <text:p>1 1.78814e-07 0 0 5.96046e-08 1 0 0 0 0 1 0 -93.8501 23.5868 -344.661 1 </text:p>
          </table:table-cell>
          <table:table-cell office:value-type="string" calcext:value-type="string">
            <text:p>0.999995 2.51456e-07 -1.66741e-13 0 8.38191e-08 1 -1.3411e-06 0 -6.7055e-07 -1.3411e-06 1 0 -93.3223 23.745 -345.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-1.38583e-06 1.38583e-06 0 -1.73229e-06 1.00001 -3.69554e-06 0 -9.23886e-07 6.35001e-13 1.00001 0 87.5866 4.98115 -283.967 1 </text:p>
          </table:table-cell>
          <table:table-cell table:number-columns-repeated="2" office:value-type="string" calcext:value-type="string">
            <text:p>1 0 0 0 0 1 0 0 0 0 1 0 74.0553 9.0086 -290.59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88 3.79975e-07 0 0 8.54944e-07 0.999988 0 0 -7.59952e-07 -1.42967e-13 0.999994 0 -135.118 19.1885 -282.998 1 </text:p>
          </table:table-cell>
          <table:table-cell office:value-type="string" calcext:value-type="string">
            <text:p>1.00004 0 5.20071e-06 0 2.27531e-06 1.00004 5.89943e-12 0 0 0 1.00004 0 -146.877 18.3622 -283.851 1 </text:p>
          </table:table-cell>
          <table:table-cell office:value-type="string" calcext:value-type="string">
            <text:p>1 -3.17395e-06 -4.23193e-06 0 1.05798e-06 1 -4.23193e-06 0 -2.11596e-06 3.34616e-12 1 0 -144.707 19.0872 -283.0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7409 -0.0719378 0 0 0.0719378 0.997409 0 0 0 0 1 0 3.57995 -6.56322 0 1 </text:p>
          </table:table-cell>
          <table:table-cell office:value-type="string" calcext:value-type="string">
            <text:p>0.997621 -0.0689453 0 0 0.0689453 0.997621 0 0 0 0 1 0 7.80946 -6.45117 0 1 </text:p>
          </table:table-cell>
          <table:table-cell office:value-type="string" calcext:value-type="string">
            <text:p>0.99719 -0.0749298 0 0 0.0749298 0.99719 0 0 0 0 1 0 2.77162 -7.00406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39.627 32.2173 -726.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4039 0.153927 -0.0893466 0 -0.166064 0.974677 -0.14979 0 0.064027 0.162236 0.984673 0 120.042 9.2694 -322.515 1 </text:p>
          </table:table-cell>
          <table:table-cell table:number-columns-repeated="2" office:value-type="string" calcext:value-type="string">
            <text:p>0.984034 0.153927 -0.0893477 0 -0.169818 0.962301 -0.212459 0 0.0532763 0.22424 0.973077 0 113.676 11.1825 -322.41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8.3819e-07 0 0 7.71135e-07 1 0 0 -2.68222e-07 1.07289e-06 1.00001 0 -84.3432 2.0004 -284.054 1 </text:p>
          </table:table-cell>
          <table:table-cell office:value-type="string" calcext:value-type="string">
            <text:p>1 1.49012e-06 0 0 1.37091e-06 1 0 0 -4.76839e-07 1.90736e-06 1.00002 0 -83.9641 0.837825 -282.596 1 </text:p>
          </table:table-cell>
          <table:table-cell office:value-type="string" calcext:value-type="string">
            <text:p>1 2.1318e-06 -4.47036e-08 0 2.00327e-06 1 -4.47036e-08 0 -7.15261e-07 2.77164e-06 1.00002 0 -84.805 0.816528 -282.53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88.1787 14.1484 -350.03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142.574 19.1484 -286.40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8309 -0.215528 0.126199 0 0.233157 0.961203 -0.147398 0 -0.0895344 0.172151 0.980993 0 -128.658 14.7551 -338.527 1 </text:p>
          </table:table-cell>
          <table:table-cell office:value-type="string" calcext:value-type="string">
            <text:p>0.986429 -0.121532 0.1104 0 0.138674 0.976681 -0.163901 0 -0.0879069 0.176987 0.98028 0 -128.976 14.3932 -337.215 1 </text:p>
          </table:table-cell>
          <table:table-cell office:value-type="string" calcext:value-type="string">
            <text:p>0.987815 -0.123622 0.0945486 0 0.136837 0.979293 -0.1492 0 -0.0741463 0.16032 0.984276 0 -127.427 13.731 -340.2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24.5806 52.8688 -724.901</text:p>
          </table:table-cell>
          <table:table-cell table:number-columns-repeated="16377"/>
        </table:table-row>
      </table:table>
      <table:table table:name="Vector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Anatomical_Side</text:p>
          </table:table-cell>
          <table:table-cell table:style-name="ce1" office:value-type="string" calcext:value-type="string">
            <text:p>H001_Value</text:p>
          </table:table-cell>
          <table:table-cell table:style-name="ce1" office:value-type="string" calcext:value-type="string">
            <text:p>H002_Value</text:p>
          </table:table-cell>
          <table:table-cell table:style-name="ce1" office:value-type="string" calcext:value-type="string">
            <text:p>H003_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8.8565 211.635 510.4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02.426 212.949 533.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07.761 201.721 500.6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2.9968 206.876 524.9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8.8768 68.0639 -532.9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31.425 60.7224 -556.4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05.522 49.3994 -517.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2.0848 54.6309 -565.4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1.6303 44.3088 -618.9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8.014 35.461 -660.8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5.299 42.3847 -652.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2.7015 49.3991 -635.7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4.0971 45.0148 -640.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85.7834 51.0944 -625.0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3.616 50.3977 -632.4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-0.809216 35.3921 -643.8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7.7333 195.206 -652.2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41.881 205.029 -644.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7.294 202.953 -647.9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55.441 188.621 -663.8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8.5413 18.0439 -555.4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33.313 31.0442 -602.4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0.483 47.6437 -577.9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61.2754 32.0039 -548.4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.8227 -49.845 -590.0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59.291 20.2949 -642.1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99.1151 -62.9514 -611.9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74.4381 -4.75606 -625.6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7.0609 217.207 555.9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88.476 217.427 497.2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37.06 216.803 555.9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2.85077 221.664 524.6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.6967 17.7166 -611.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31.049 31.5069 -643.9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98.1179 45.0755 -618.7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65.7706 37.1726 -582.2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77.0883 173.525 550.7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23.005 192.96 574.7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33.433 206.386 612.7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6.4744 179.731 553.8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4.6396 211.702 549.4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0.242 208.848 541.3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3.253 181.093 518.0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0.0847 200.487 597.0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35.1589 32.3632 -519.0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8.617 37.6814 -537.4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4.057 44.5066 -526.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7.1255 30.5056 -499.8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9.9046 127.715 -624.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20.539 71.9592 -616.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8.999 118.573 -615.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0.8953 64.6323 -619.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60.9065 19.3103 -638.1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48.527 31.3375 -671.5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46.199 32.6709 -663.5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66.3455 36.3562 -635.2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9.6884 30.8409 -729.1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3.735 40.7443 -727.0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39.627 32.2173 -726.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24.5806 52.8688 -724.901</text:p>
          </table:table-cell>
          <table:table-cell table:number-columns-repeated="16377"/>
        </table:table-row>
      </table:table>
      <table:table table:name="Matrix" table:style-name="ta3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Anatomical_Side</text:p>
          </table:table-cell>
          <table:table-cell table:style-name="ce1" office:value-type="string" calcext:value-type="string">
            <text:p>H001_Value</text:p>
          </table:table-cell>
          <table:table-cell table:style-name="ce1" office:value-type="string" calcext:value-type="string">
            <text:p>H002_Value</text:p>
          </table:table-cell>
          <table:table-cell table:style-name="ce1" office:value-type="string" calcext:value-type="string">
            <text:p>H003_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5323 -0.052519 0.755323 0 -0.651818 0.468565 0.596288 0 -0.385239 -0.881855 0.271847 0 88.3678 167.916 926.372 1 </text:p>
          </table:table-cell>
          <table:table-cell table:number-columns-repeated="2" office:value-type="string" calcext:value-type="string">
            <text:p>0.653234 -0.0525201 0.755332 0 -0.651823 0.468569 0.596297 0 -0.385243 -0.881864 0.271852 0 98.4359 166.821 942.99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78 -0.0209985 0 0 0.0209985 0.99978 0 0 0 0 1 0 -1.7533 1.86778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53323 0.0486745 -0.755513 0 0.654735 0.464724 0.596116 0 0.380121 -0.884117 0.271746 0 -83.9084 166.484 924.6 1 </text:p>
          </table:table-cell>
          <table:table-cell office:value-type="string" calcext:value-type="string">
            <text:p>0.653323 0.0486745 -0.755513 0 0.654735 0.464724 0.596116 0 0.380121 -0.884117 0.271746 0 -82.9248 166.136 926.515 1 </text:p>
          </table:table-cell>
          <table:table-cell office:value-type="string" calcext:value-type="string">
            <text:p>0.653323 0.0486745 -0.755513 0 0.654735 0.464724 0.596116 0 0.380121 -0.884117 0.271746 0 -83.9636 165.642 925.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1.45286e-07 0 0 4.84287e-08 0.999998 0 0 -4.51027e-15 -1.93715e-07 1 0 -96.4072 188.39 875.801 1 </text:p>
          </table:table-cell>
          <table:table-cell office:value-type="string" calcext:value-type="string">
            <text:p>1 3.36021e-06 -2.44379e-06 0 -1.83284e-06 1 -1.2219e-06 0 -3.33883e-12 3.66569e-06 1 0 -94.5003 188.311 875.971 1 </text:p>
          </table:table-cell>
          <table:table-cell office:value-type="string" calcext:value-type="string">
            <text:p>1.00001 -4.09784e-07 0 0 3.17583e-06 1 0 0 1.63914e-06 -1.63913e-06 1 0 -97.0693 188.963 877.8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5 -7.45052e-08 1.19208e-06 0 -1.4901e-07 0.99999 -2.98021e-07 0 -1.19208e-06 4.38535e-14 0.999995 0 89.6875 166.444 926.215 1 </text:p>
          </table:table-cell>
          <table:table-cell table:number-columns-repeated="2" office:value-type="string" calcext:value-type="string">
            <text:p>1 0 0 0 0 1 0 0 0 0 1 0 98.4359 166.821 942.99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5 -1.22189e-06 -2.44377e-06 0 1.37462e-06 0.99999 -1.65916e-12 0 1.22189e-06 -7.37405e-13 0.999995 0 -131.67 171.993 932.211 1 </text:p>
          </table:table-cell>
          <table:table-cell office:value-type="string" calcext:value-type="string">
            <text:p>1 -6.33299e-07 0 0 0 1 0 0 -2.5332e-06 7.97418e-13 1 0 -132.242 177.876 934.898 1 </text:p>
          </table:table-cell>
          <table:table-cell office:value-type="string" calcext:value-type="string">
            <text:p>1.00003 -1.39143e-06 0 0 2.55096e-06 1.00003 0 0 0 0 1.00003 0 -134.437 167.517 932.12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0.614136 0.921249 0 1 </text:p>
          </table:table-cell>
          <table:table-cell office:value-type="string" calcext:value-type="string">
            <text:p>1 0 0 0 0 1 0 0 0 0 1 0 2.96741 0.989227 0 1 </text:p>
          </table:table-cell>
          <table:table-cell office:value-type="string" calcext:value-type="string">
            <text:p>0.999888 0.0149994 0 0 -0.0149994 0.999888 0 0 0 0 1 0 6.5663 0.278502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5924 0.14394 -0.2151 0 -0.153273 0.987804 -0.0272669 0 0.208553 0.0593067 0.976209 0 122.716 176.261 897.853 1 </text:p>
          </table:table-cell>
          <table:table-cell table:number-columns-repeated="2" office:value-type="string" calcext:value-type="string">
            <text:p>0.965926 0.14394 -0.215101 0 -0.153273 0.987808 -0.0272668 0 0.208554 0.0593069 0.976211 0 123.449 169.702 896.75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2 -1.67637e-07 -2.74779e-14 0 5.02911e-07 0.999995 3.35275e-07 0 0 0 0.999997 0 -83.9084 166.484 924.6 1 </text:p>
          </table:table-cell>
          <table:table-cell office:value-type="string" calcext:value-type="string">
            <text:p>0.99409 0.00835658 0.107794 0 -0.00629516 0.999759 -0.0194292 0 -0.107931 0.0186383 0.993966 0 -82.9248 166.136 926.515 1 </text:p>
          </table:table-cell>
          <table:table-cell office:value-type="string" calcext:value-type="string">
            <text:p>0.999985 -3.0547e-07 -9.21753e-14 0 9.1641e-07 0.99999 6.10943e-07 0 0 0 0.999995 0 -83.9636 165.642 925.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-6.96627e-07 -4.28198e-14 0 4.43308e-07 0.999998 1.2666e-07 0 2.7249e-14 1.2666e-07 0.999998 0 103.995 174.914 883.33 1 </text:p>
          </table:table-cell>
          <table:table-cell table:number-columns-repeated="2" office:value-type="string" calcext:value-type="string">
            <text:p>1 0 0 0 0 1 0 0 0 0 1 0 96.9062 172.44 846.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9 -1.30385e-08 2.08616e-07 0 -2.6077e-08 0.999998 -5.2154e-08 0 -2.08616e-07 1.26288e-15 0.999999 0 137.747 187.621 943.58 1 </text:p>
          </table:table-cell>
          <table:table-cell table:number-columns-repeated="2" office:value-type="string" calcext:value-type="string">
            <text:p>1 0 0 0 0 1 0 0 0 0 1 0 143.24 188.44 942.35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6417 -0.156708 0.203666 0 0.173398 0.982587 -0.0667541 0 -0.189659 0.0998276 0.976762 0 -121.313 168.054 881.759 1 </text:p>
          </table:table-cell>
          <table:table-cell office:value-type="string" calcext:value-type="string">
            <text:p>0.965263 -0.156106 0.209523 0 0.173398 0.982588 -0.0667543 0 -0.195454 0.100766 0.975524 0 -123.56 168.242 886.314 1 </text:p>
          </table:table-cell>
          <table:table-cell office:value-type="string" calcext:value-type="string">
            <text:p>0.969183 -0.158016 0.188983 0 0.168078 0.985027 -0.0383519 0 -0.180093 0.0689339 0.981231 0 -117.66 165.027 870.7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58873 0.0660248 0.74935 0 -0.661231 0.525805 0.535063 0 -0.35869 -0.848015 0.390105 0 89.5496 6.57393 -135.249 1 </text:p>
          </table:table-cell>
          <table:table-cell office:value-type="string" calcext:value-type="string">
            <text:p>0.658366 0.0863974 0.747723 0 -0.661709 0.539891 0.520249 0 -0.35874 -0.83729 0.412616 0 98.7181 1.63838 -139.149 1 </text:p>
          </table:table-cell>
          <table:table-cell office:value-type="string" calcext:value-type="string">
            <text:p>0.658366 0.0863974 0.747723 0 -0.661709 0.539891 0.520249 0 -0.35874 -0.83729 0.412616 0 97.7138 0.4901 -136.1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637 -0.0269968 0 0 0.0269968 0.999637 0 0 0 0 1 0 -1.52566 2.36308 0 1 </text:p>
          </table:table-cell>
          <table:table-cell office:value-type="string" calcext:value-type="string">
            <text:p>0.998201 -0.059964 0 0 0.059964 0.998201 0 0 0 0 1 0 -4.96116 5.4431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70312 -0.0529724 -0.740187 0 0.627787 0.572326 0.527563 0 0.395683 -0.818305 0.416895 0 -69.6443 6.91887 -139.335 1 </text:p>
          </table:table-cell>
          <table:table-cell office:value-type="string" calcext:value-type="string">
            <text:p>0.647759 -0.0548333 -0.75987 0 0.644416 0.571455 0.508102 0 0.40637 -0.8188 0.4055 0 -72.4377 6.85168 -143.084 1 </text:p>
          </table:table-cell>
          <table:table-cell office:value-type="string" calcext:value-type="string">
            <text:p>0.647759 -0.0548333 -0.75987 0 0.644416 0.571455 0.508102 0 0.40637 -0.8188 0.4055 0 -71.4854 6.18781 -142.1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7 1.22561e-06 0 0 -4.95461e-07 0.999997 0 0 -1.01516e-13 4.17231e-07 0.999997 0 -75.4008 36.1786 -203.192 1 </text:p>
          </table:table-cell>
          <table:table-cell office:value-type="string" calcext:value-type="string">
            <text:p>1 -1.65589e-06 2.08617e-07 0 -7.82311e-08 1 -8.01444e-15 0 -2.08617e-07 1.69639e-13 1.00001 0 -74.6031 36.2729 -204.427 1 </text:p>
          </table:table-cell>
          <table:table-cell office:value-type="string" calcext:value-type="string">
            <text:p>1 1.21071e-06 4.64558e-13 0 4.26171e-06 0.999994 7.74857e-07 0 0 0 1 0 -75.0039 35.0606 -203.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4.09784e-07 1.63914e-07 0 8.81036e-07 1.00001 -6.55657e-07 0 -1.63914e-07 3.32028e-14 1.00001 0 100.377 1.42274 -138.994 1 </text:p>
          </table:table-cell>
          <table:table-cell office:value-type="string" calcext:value-type="string">
            <text:p>1 -9.59274e-07 3.83709e-07 0 2.06244e-06 1.00002 -1.53485e-06 0 -3.83709e-07 1.83146e-13 1.00002 0 98.7181 1.63838 -139.149 1 </text:p>
          </table:table-cell>
          <table:table-cell office:value-type="string" calcext:value-type="string">
            <text:p>1 -8.19572e-07 3.27829e-07 0 1.76208e-06 1.00002 -1.31133e-06 0 -3.27829e-07 1.33575e-13 1.00002 0 97.7138 0.4901 -136.1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2 3.72537e-07 -5.96057e-08 0 -2.56492e-06 1.00002 1.52881e-13 0 -5.96065e-08 1.51994e-06 0.999998 0 -109.476 25.5771 -147.472 1 </text:p>
          </table:table-cell>
          <table:table-cell office:value-type="string" calcext:value-type="string">
            <text:p>0.999994 -1.8859e-06 6.03491e-07 0 1.35785e-06 0.999981 1.6093e-06 0 -1.00582e-07 9.39666e-14 0.999994 0 -110.222 23.4374 -148.401 1 </text:p>
          </table:table-cell>
          <table:table-cell office:value-type="string" calcext:value-type="string">
            <text:p>1.00002 2.10996e-06 0 0 -6.42161e-07 1.00002 0 0 0 0 1.00002 0 -107.661 30.8538 -147.20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8202 -0.0599641 0 0 0.0599641 0.998202 0 0 0 0 1 0 -4.74306 -3.66713 0 1 </text:p>
          </table:table-cell>
          <table:table-cell office:value-type="string" calcext:value-type="string">
            <text:p>0.999888 -0.0149994 0 0 0.0149994 0.999888 0 0 0 0 1 0 -0.887922 -0.926365 0 1 </text:p>
          </table:table-cell>
          <table:table-cell office:value-type="string" calcext:value-type="string">
            <text:p>0.998016 -0.0629584 0 0 0.0629584 0.998016 0 0 0 0 1 0 -4.12023 -3.50029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393 0.259917 -0.0572916 0 -0.262645 0.963764 -0.0466543 0 0.0430894 0.0600188 0.997267 0 119.309 26.0751 -180.542 1 </text:p>
          </table:table-cell>
          <table:table-cell office:value-type="string" calcext:value-type="string">
            <text:p>0.984074 0.169485 -0.053606 0 -0.17267 0.983044 -0.0617239 0 0.0422358 0.069997 0.996653 0 120.188 26.7255 -180.578 1 </text:p>
          </table:table-cell>
          <table:table-cell office:value-type="string" calcext:value-type="string">
            <text:p>0.984346 0.169969 -0.0466288 0 -0.172561 0.983246 -0.0587327 0 0.0358649 0.0658596 0.997184 0 118.674 25.9795 -185.26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3 -1.95575e-06 6.25842e-07 0 1.40814e-06 0.99998 1.66891e-06 0 -1.04307e-07 1.0109e-13 0.999993 0 -72.5057 6.56428 -143.626 1 </text:p>
          </table:table-cell>
          <table:table-cell office:value-type="string" calcext:value-type="string">
            <text:p>0.999994 -1.83352e-06 5.86727e-07 0 1.32013e-06 0.999981 1.5646e-06 0 -9.7788e-08 8.8795e-14 0.999994 0 -72.4377 6.85168 -143.084 1 </text:p>
          </table:table-cell>
          <table:table-cell office:value-type="string" calcext:value-type="string">
            <text:p>0.999995 -1.44935e-06 4.63795e-07 0 1.04354e-06 0.999985 1.23678e-06 0 -7.72992e-08 5.53426e-14 0.999995 0 -71.4854 6.18781 -142.1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7.20844e-07 2.28255e-14 0 9.01055e-07 1 -6.70552e-08 0 -6.70552e-08 2.28255e-14 0.999999 0 94.5739 38.2096 -188.16 1 </text:p>
          </table:table-cell>
          <table:table-cell office:value-type="string" calcext:value-type="string">
            <text:p>0.999998 1.33784e-06 1.2666e-07 0 1.32992e-06 0.999998 2.5332e-07 0 0 0 1 0 93.9128 37.0478 -188.566 1 </text:p>
          </table:table-cell>
          <table:table-cell office:value-type="string" calcext:value-type="string">
            <text:p>1 -4.02331e-07 0 0 -1.97394e-06 1 0 0 2.01166e-07 -3.97182e-14 1 0 95.0181 36.809 -187.53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27826e-07 0 0 -3.68804e-07 1 0 0 0 0 1 0 134.142 21.0656 -135.797 1 </text:p>
          </table:table-cell>
          <table:table-cell office:value-type="string" calcext:value-type="string">
            <text:p>1.00001 -7.82316e-08 4.17238e-07 0 1.59071e-06 1 8.3447e-07 0 0 0 1.00001 0 133.446 21.8387 -135.82 1 </text:p>
          </table:table-cell>
          <table:table-cell office:value-type="string" calcext:value-type="string">
            <text:p>0.99997 -1.73128e-06 -6.29557e-07 0 -1.73128e-06 0.99998 -1.25912e-06 0 6.29558e-07 -5.41762e-13 0.99998 0 132.804 22.6546 -135.61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8056 -0.197761 0.065553 0 0.20401 0.972908 -0.108764 0 -0.0422679 0.11975 0.991904 0 -102.901 24.901 -193.309 1 </text:p>
          </table:table-cell>
          <table:table-cell office:value-type="string" calcext:value-type="string">
            <text:p>0.973091 -0.225198 0.0487832 0 0.229311 0.967207 -0.109208 0 -0.0225902 0.117455 0.992821 0 -100.864 25.3542 -187.551 1 </text:p>
          </table:table-cell>
          <table:table-cell office:value-type="string" calcext:value-type="string">
            <text:p>0.984344 -0.16461 0.0630194 0 0.170693 0.979393 -0.107953 0 -0.0439507 0.117019 0.992157 0 -102.041 24.7254 -199.8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58534 0.0601138 0.750146 0 -0.658608 0.528312 0.535838 0 -0.3641 -0.84692 0.387503 0 80.9753 6.64024 -223.251 1 </text:p>
          </table:table-cell>
          <table:table-cell office:value-type="string" calcext:value-type="string">
            <text:p>0.658534 0.0601138 0.750146 0 -0.658608 0.528312 0.535838 0 -0.3641 -0.84692 0.387503 0 80.5948 6.74626 -223.009 1 </text:p>
          </table:table-cell>
          <table:table-cell office:value-type="string" calcext:value-type="string">
            <text:p>0.658534 0.0601138 0.750146 0 -0.658608 0.528312 0.535838 0 -0.3641 -0.84692 0.387503 0 81.0582 7.74695 -222.96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8848 -0.0479816 0 0 0.0479816 0.998848 0 0 0 0 1 0 -1.91781 2.50643 0 1 </text:p>
          </table:table-cell>
          <table:table-cell office:value-type="string" calcext:value-type="string">
            <text:p>0.998988 -0.0449848 0 0 0.0449848 0.998988 0 0 0 0 1 0 -1.83248 2.83291 0 1 </text:p>
          </table:table-cell>
          <table:table-cell office:value-type="string" calcext:value-type="string">
            <text:p>0.998849 -0.0479816 0 0 0.0479816 0.998849 0 0 0 0 1 0 -1.01177 2.72736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47766 -0.0362861 -0.760974 0 0.647693 0.55214 0.52501 0 0.401113 -0.832962 0.38116 0 -88.3058 -1.73118 -221.404 1 </text:p>
          </table:table-cell>
          <table:table-cell office:value-type="string" calcext:value-type="string">
            <text:p>0.647766 -0.0362861 -0.760974 0 0.647693 0.55214 0.52501 0 0.401113 -0.832962 0.38116 0 -90.8639 7.47718 -218.743 1 </text:p>
          </table:table-cell>
          <table:table-cell office:value-type="string" calcext:value-type="string">
            <text:p>0.647766 -0.0362861 -0.760974 0 0.647693 0.55214 0.52501 0 0.401113 -0.832962 0.38116 0 -88.3058 -1.73118 -221.40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96.7097 5.14844 -288.40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3 -4.43307e-07 4.43308e-07 0 -2.21654e-06 1 -1.77324e-06 0 8.86616e-07 -1.77324e-06 1 0 80.9753 6.64024 -223.251 1 </text:p>
          </table:table-cell>
          <table:table-cell office:value-type="string" calcext:value-type="string">
            <text:p>0.999991 -5.77416e-07 5.77418e-07 0 -2.88708e-06 1 -2.30968e-06 0 1.15483e-06 -2.30968e-06 1 0 80.5948 6.74626 -223.009 1 </text:p>
          </table:table-cell>
          <table:table-cell office:value-type="string" calcext:value-type="string">
            <text:p>0.999988 -7.59953e-07 7.59956e-07 0 -3.79977e-06 1 -3.03984e-06 0 1.51991e-06 -3.03984e-06 1 0 81.0582 7.74695 -222.96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1.00583e-07 -1.78814e-07 0 -2.34693e-07 1 1.92346e-14 0 0 0 1 0 -140.743 12.5353 -220.298 1 </text:p>
          </table:table-cell>
          <table:table-cell office:value-type="string" calcext:value-type="string">
            <text:p>0.999999 -6.70551e-08 8.49319e-15 0 1.00583e-07 0.999998 -2.6822e-07 0 0 0 0.999998 0 -145.153 6.64858 -220.382 1 </text:p>
          </table:table-cell>
          <table:table-cell office:value-type="string" calcext:value-type="string">
            <text:p>1 0 0 0 0 1 0 0 0 0 1 0 -144.562 13.1484 -221.0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6218 0.0868904 0 0 -0.0868904 0.996218 0 0 0 0 1 0 5.6295 5.03945 0 1 </text:p>
          </table:table-cell>
          <table:table-cell office:value-type="string" calcext:value-type="string">
            <text:p>0.995398 0.0958527 0 0 -0.0958527 0.995398 0 0 0 0 1 0 5.55312 5.82314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8944 0.147711 -0.140894 0 -0.164207 0.979856 -0.11366 0 0.121267 0.134402 0.983479 0 110.325 11.776 -279.838 1 </text:p>
          </table:table-cell>
          <table:table-cell office:value-type="string" calcext:value-type="string">
            <text:p>0.98204 0.134325 -0.132494 0 -0.148752 0.983204 -0.105751 0 0.116064 0.123561 0.985526 0 110.542 9.57833 -285.095 1 </text:p>
          </table:table-cell>
          <table:table-cell office:value-type="string" calcext:value-type="string">
            <text:p>0.975878 0.147538 -0.16092 0 -0.16564 0.980525 -0.105516 0 0.142219 0.129625 0.981311 0 112.628 10.9066 -282.48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-88.3058 -1.73118 -221.404 1 </text:p>
          </table:table-cell>
          <table:table-cell office:value-type="string" calcext:value-type="string">
            <text:p>1 -1.18838e-06 -1.72853e-06 0 -1.08034e-06 1.00001 -8.64272e-07 0 -1.72853e-06 1.01822e-12 1 0 -90.8639 7.47718 -218.743 1 </text:p>
          </table:table-cell>
          <table:table-cell office:value-type="string" calcext:value-type="string">
            <text:p>1 0 0 0 0 1 0 0 0 0 1 0 -88.3058 -1.73118 -221.40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1.01328e-06 -2.38419e-07 0 1.07288e-06 1 -4.76837e-07 0 2.47802e-13 4.76837e-07 1 0 83.8986 21.6957 -285.581 1 </text:p>
          </table:table-cell>
          <table:table-cell office:value-type="string" calcext:value-type="string">
            <text:p>1.00001 -2.06196e-06 -4.07114e-13 0 -4.02334e-07 1.00001 4.02334e-07 0 4.02334e-07 -4.07114e-13 1.00001 0 81.9977 20.8224 -287.034 1 </text:p>
          </table:table-cell>
          <table:table-cell office:value-type="string" calcext:value-type="string">
            <text:p>1 -2.5034e-06 0 0 1.04308e-06 1 0 0 0 0 1 0 82.9273 20.8008 -286.39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-7.89776e-07 0 0 3.94888e-07 1.00003 0 0 -7.89771e-07 1.57955e-06 1.00001 0 125.527 16.651 -230.76 1 </text:p>
          </table:table-cell>
          <table:table-cell office:value-type="string" calcext:value-type="string">
            <text:p>1 -1.08965e-06 0 0 7.26432e-07 1 0 0 -9.68575e-07 9.68575e-07 1 0 126.631 16.314 -230.203 1 </text:p>
          </table:table-cell>
          <table:table-cell office:value-type="string" calcext:value-type="string">
            <text:p>0.999982 0 -2.25004e-06 0 0 1 0 0 0 0 0.999991 0 124.516 19.1713 -230.5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4179 -0.159358 0.159939 0 0.173267 0.981858 -0.0770836 0 -0.144755 0.102806 0.984112 0 -129.233 1.28883 -250.886 1 </text:p>
          </table:table-cell>
          <table:table-cell office:value-type="string" calcext:value-type="string">
            <text:p>0.986005 -0.0738296 0.149478 0 0.093182 0.987528 -0.126902 0 -0.138244 0.139055 0.980587 0 -126.189 0.614164 -254.282 1 </text:p>
          </table:table-cell>
          <table:table-cell office:value-type="string" calcext:value-type="string">
            <text:p>0.974179 -0.159357 0.15994 0 0.173268 0.981853 -0.0770833 0 -0.144754 0.102805 0.984112 0 -123.232 2.95845 -250.17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528902 0.098107 0.842993 0 -0.742771 0.534021 0.403873 0 -0.410553 -0.83976 0.355316 0 73.2586 15.363 -133.819 1 </text:p>
          </table:table-cell>
          <table:table-cell office:value-type="string" calcext:value-type="string">
            <text:p>0.528902 0.098107 0.842993 0 -0.742771 0.534021 0.403873 0 -0.410553 -0.83976 0.355316 0 71.2101 15.1492 -132.622 1 </text:p>
          </table:table-cell>
          <table:table-cell office:value-type="string" calcext:value-type="string">
            <text:p>0.528902 0.098107 0.842993 0 -0.742771 0.534021 0.403873 0 -0.410553 -0.83976 0.355316 0 60.4777 16.3326 -142.64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7621 -0.0689453 0 0 0.0689453 0.997621 0 0 0 0 1 0 -2.88034 3.03218 0 1 </text:p>
          </table:table-cell>
          <table:table-cell office:value-type="string" calcext:value-type="string">
            <text:p>0.997823 -0.0659521 0 0 0.0659521 0.997823 0 0 0 0 1 0 -2.7595 2.89625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761815 -0.0503027 -0.645838 0 0.547947 0.581825 0.601028 0 0.345532 -0.811757 0.470806 0 -72.5148 7.94543 -150.568 1 </text:p>
          </table:table-cell>
          <table:table-cell office:value-type="string" calcext:value-type="string">
            <text:p>0.761815 -0.0503027 -0.645838 0 0.547947 0.581825 0.601028 0 0.345532 -0.811757 0.470806 0 -72.0394 8.08464 -150.096 1 </text:p>
          </table:table-cell>
          <table:table-cell office:value-type="string" calcext:value-type="string">
            <text:p>0.761815 -0.0503027 -0.645838 0 0.547947 0.581825 0.601028 0 0.345532 -0.811757 0.470806 0 -71.5971 7.80244 -148.59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5511 0.00335924 0.094685 0 0.00706466 0.993966 -0.109546 0 -0.094482 0.109724 0.989462 0 -79.4459 30.6956 -205.668 1 </text:p>
          </table:table-cell>
          <table:table-cell office:value-type="string" calcext:value-type="string">
            <text:p>0.993159 0.00862744 0.116414 0 0.00163584 0.996133 -0.0877901 0 -0.116722 0.0873801 0.989313 0 -78.5257 29.6229 -206.547 1 </text:p>
          </table:table-cell>
          <table:table-cell office:value-type="string" calcext:value-type="string">
            <text:p>0.991566 0.000583506 0.129599 0 0.0145494 0.993163 -0.115823 0 -0.128782 0.116734 0.984771 0 -76.6413 30.0161 -206.42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2.70084e-08 0 0 -4.05125e-08 1 0 0 4.30124e-15 -2.16066e-07 0.999997 0 73.2586 15.363 -133.819 1 </text:p>
          </table:table-cell>
          <table:table-cell office:value-type="string" calcext:value-type="string">
            <text:p>1 -5.58794e-08 0 0 -8.3819e-08 1 0 0 1.85788e-14 -4.47033e-07 0.999993 0 71.2101 15.1492 -132.622 1 </text:p>
          </table:table-cell>
          <table:table-cell office:value-type="string" calcext:value-type="string">
            <text:p>1 0 0 0 0 1 0 0 0 0 1 0 60.4777 16.3326 -142.64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-0.491632 0.859112 -0.142213 0 -0.865662 -0.499887 -0.0272268 0 -0.0944803 0.109722 0.989462 0 -121.105 16.3766 -152.715 1 </text:p>
          </table:table-cell>
          <table:table-cell office:value-type="string" calcext:value-type="string">
            <text:p>-0.495162 0.858357 -0.134232 0 -0.860913 -0.505534 -0.0569205 0 -0.116719 0.0873785 0.989296 0 -119.551 18.5434 -151.156 1 </text:p>
          </table:table-cell>
          <table:table-cell office:value-type="string" calcext:value-type="string">
            <text:p>-0.483179 0.859813 -0.165106 0 -0.865998 -0.497087 -0.054327 0 -0.128782 0.116732 0.984767 0 -115.262 30.8202 -150.78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456 0.032994 0 0 -0.032994 0.999456 0 0 0 0 1 0 2.44498 3.20626 0 1 </text:p>
          </table:table-cell>
          <table:table-cell office:value-type="string" calcext:value-type="string">
            <text:p>0.998543 0.0539738 0 0 -0.0539738 0.998543 0 0 0 0 1 0 4.87443 4.74585 0 1 </text:p>
          </table:table-cell>
          <table:table-cell office:value-type="string" calcext:value-type="string">
            <text:p>0.999119 0.0419877 0 0 -0.0419877 0.999119 0 0 0 0 1 0 5.20897 3.58624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864 0.168527 -0.11774 0 -0.178247 0.980928 -0.0775179 0 0.102431 0.0968489 0.990014 0 100.915 22.623 -176.5 1 </text:p>
          </table:table-cell>
          <table:table-cell table:number-columns-repeated="2" office:value-type="string" calcext:value-type="string">
            <text:p>0.982039 0.170431 -0.0809486 0 -0.17368 0.984184 -0.0348888 0 0.0737222 0.0483212 0.996107 0 93.8758 21.385 -176.38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-72.5148 7.94543 -150.568 1 </text:p>
          </table:table-cell>
          <table:table-cell office:value-type="string" calcext:value-type="string">
            <text:p>1 0 0 0 0 1 0 0 0 0 1 0 -72.0394 8.08464 -150.096 1 </text:p>
          </table:table-cell>
          <table:table-cell office:value-type="string" calcext:value-type="string">
            <text:p>1 0 0 0 0 1 0 0 0 0 1 0 -71.5971 7.80244 -148.59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74.4384 29.1484 -193.36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120.438 34.1484 -137.90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5502 0.00335951 0.0946856 0 0.00706505 0.993957 -0.109546 0 -0.0944814 0.109723 0.989462 0 -106.15 20.0901 -203.668 1 </text:p>
          </table:table-cell>
          <table:table-cell office:value-type="string" calcext:value-type="string">
            <text:p>0.993163 0.00863041 0.116414 0 0.00163423 0.996138 -0.0877912 0 -0.116722 0.0873812 0.989313 0 -107.217 19.4663 -202.678 1 </text:p>
          </table:table-cell>
          <table:table-cell office:value-type="string" calcext:value-type="string">
            <text:p>0.994883 -0.00280124 0.100992 0 0.0145537 0.993163 -0.115822 0 -0.0999771 0.116699 0.988122 0 -106.419 20.4904 -203.93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9651 -0.143503 0 0 0.143503 0.989651 0 0 0 0 1 0 -28.195 12.6349 0 1 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0.98832 -0.152404 0 0 0.152404 0.98832 0 0 0 0 1 0 -33.2811 12.4063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1.08033e-07 0 0 -2.16067e-07 1 0 0 -2.25375e-14 2.16067e-07 1 0 -84.3086 180.682 -242.571 1 </text:p>
          </table:table-cell>
          <table:table-cell office:value-type="string" calcext:value-type="string">
            <text:p>1.00001 -1.64286e-06 -6.25851e-07 0 9.38776e-07 1 1.2517e-06 0 -3.12925e-07 2.50925e-13 1 0 -85.208 183.226 -243.554 1 </text:p>
          </table:table-cell>
          <table:table-cell office:value-type="string" calcext:value-type="string">
            <text:p>1 1.58511e-06 -1.10269e-06 0 -8.95932e-07 1 -5.51345e-07 0 -1.10269e-06 1.10269e-06 1.00001 0 -85.4611 182.241 -243.48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9.77889e-07 -3.72529e-07 0 5.12227e-07 1 -9.35016e-14 0 0 0 1 0 106.962 158.131 -182.39 1 </text:p>
          </table:table-cell>
          <table:table-cell office:value-type="string" calcext:value-type="string">
            <text:p>1 0 0 0 0 1 0 0 0 0 1 0 92.4655 157.18 -187.985 1 </text:p>
          </table:table-cell>
          <table:table-cell office:value-type="string" calcext:value-type="string">
            <text:p>1 -9.38773e-07 -3.57628e-07 0 4.91738e-07 1 -8.60978e-14 0 0 0 1 0 106.271 158.407 -181.24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7 1.08033e-07 2.29398e-14 0 -9.72295e-07 0.999993 4.32131e-07 0 0 0 0.999993 0 -140.44 167.917 -188.763 1 </text:p>
          </table:table-cell>
          <table:table-cell office:value-type="string" calcext:value-type="string">
            <text:p>1 1.30758e-06 0 0 1.45287e-07 1.00001 0 0 -8.33502e-14 -1.1623e-06 1 0 -141.332 166.944 -188.509 1 </text:p>
          </table:table-cell>
          <table:table-cell office:value-type="string" calcext:value-type="string">
            <text:p>0.99999 -4.88938e-07 0 0 -6.51916e-07 0.99999 0 0 4.22575e-13 -1.30384e-06 1 0 -140.844 168.811 -188.2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7621 0.0689453 0 0 -0.0689453 0.997621 0 0 0 0 1 0 18.4271 4.17326 0 1 </text:p>
          </table:table-cell>
          <table:table-cell office:value-type="string" calcext:value-type="string">
            <text:p>1 0 0 0 0 1 0 0 0 0 1 0 4.20047 0 0 1 </text:p>
          </table:table-cell>
          <table:table-cell office:value-type="string" calcext:value-type="string">
            <text:p>0.99741 0.0719378 0 0 -0.0719378 0.99741 0 0 0 0 1 0 17.845 4.49502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7044 0.137266 -0.162921 0 -0.156326 0.981499 -0.110552 0 0.144732 0.133483 0.980426 0 145.15 162.984 -236.303 1 </text:p>
          </table:table-cell>
          <table:table-cell office:value-type="string" calcext:value-type="string">
            <text:p>0.9817 0.142291 -0.126564 0 -0.157048 0.980819 -0.115453 0 0.107709 0.133217 0.985217 0 138.813 161.942 -220.575 1 </text:p>
          </table:table-cell>
          <table:table-cell office:value-type="string" calcext:value-type="string">
            <text:p>0.978963 0.13919 -0.149188 0 -0.152935 0.984577 -0.084959 0 0.135061 0.105988 0.985152 0 143.996 159.666 -241.87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86 -2.1979e-07 1.75832e-06 0 2.1979e-07 0.999993 1.91595e-13 0 -8.79158e-07 9.57973e-14 0.999993 0 -84.2113 157.962 -186.298 1 </text:p>
          </table:table-cell>
          <table:table-cell office:value-type="string" calcext:value-type="string">
            <text:p>0.999986 -2.12339e-07 1.69871e-06 0 2.12339e-07 0.999993 1.78772e-13 0 -8.49357e-07 8.93859e-14 0.999993 0 -84.3819 157.997 -186.606 1 </text:p>
          </table:table-cell>
          <table:table-cell office:value-type="string" calcext:value-type="string">
            <text:p>0.99999 -1.60186e-07 1.28149e-06 0 1.60186e-07 0.999995 1.01446e-13 0 -6.40744e-07 5.07229e-14 0.999995 0 -83.8638 156.87 -185.2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4.69386e-07 -9.44244e-14 0 1.30385e-06 1 -4.17233e-07 0 -4.17232e-07 -4.17233e-07 1 0 106.153 175.302 -239.08 1 </text:p>
          </table:table-cell>
          <table:table-cell office:value-type="string" calcext:value-type="string">
            <text:p>1 0 0 0 0 1 0 0 0 0 1 0 104.399 170.74 -238.2 1 </text:p>
          </table:table-cell>
          <table:table-cell office:value-type="string" calcext:value-type="string">
            <text:p>1 2.24262e-06 7.10129e-13 0 2.64309e-06 1 6.40753e-07 0 0 0 1.00001 0 107.715 175.865 -238.9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5.36442e-07 0 0 6.70552e-07 1 0 0 1.07288e-06 2.83773e-13 1 0 161.329 164.391 -188.005 1 </text:p>
          </table:table-cell>
          <table:table-cell office:value-type="string" calcext:value-type="string">
            <text:p>1 0 0 0 0 1 0 0 0 0 1 0 164.24 169.74 -187.38 1 </text:p>
          </table:table-cell>
          <table:table-cell office:value-type="string" calcext:value-type="string">
            <text:p>1 3.27826e-07 -1.3113e-06 0 3.27826e-07 1 -2.12497e-13 0 -1.3113e-06 -2.12497e-13 1 0 160.64 166.082 -187.37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0486 -0.166513 0.174446 0 0.183624 0.979145 -0.0869295 0 -0.156333 0.116396 0.980822 0 -123.984 165.754 -237.911 1 </text:p>
          </table:table-cell>
          <table:table-cell office:value-type="string" calcext:value-type="string">
            <text:p>0.974239 -0.170175 0.147961 0 0.187019 0.976347 -0.108485 0 -0.126 0.133362 0.983024 0 -119.69 165.93 -226.364 1 </text:p>
          </table:table-cell>
          <table:table-cell office:value-type="string" calcext:value-type="string">
            <text:p>0.973069 -0.168968 0.156802 0 0.181764 0.980767 -0.0711128 0 -0.14177 0.0976986 0.985066 0 -120.908 164.346 -245.44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118 -0.0419877 0 0 0.0419877 0.999118 0 0 0 0 1 0 -1.23781 4.11295 0 1 </text:p>
          </table:table-cell>
          <table:table-cell office:value-type="string" calcext:value-type="string">
            <text:p>0.999119 -0.0419877 0 0 0.0419877 0.999119 0 0 0 0 1 0 0.869472 4.01046 0 1 </text:p>
          </table:table-cell>
          <table:table-cell office:value-type="string" calcext:value-type="string">
            <text:p>0.999353 -0.0359922 0 0 0.0359922 0.999353 0 0 0 0 1 0 -1.47169 1.52224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7.68339e-07 -9.15932e-14 0 -1.22934e-06 0.999996 -2.45869e-07 0 2.93098e-13 -4.91737e-07 1 0 -79.0513 16.4288 -204.317 1 </text:p>
          </table:table-cell>
          <table:table-cell office:value-type="string" calcext:value-type="string">
            <text:p>0.999988 5.81139e-07 -7.30149e-07 0 3.10406e-06 0.999988 1.97438e-06 0 1.22148e-12 2.45865e-07 0.999997 0 -77.1845 14.8314 -203.067 1 </text:p>
          </table:table-cell>
          <table:table-cell office:value-type="string" calcext:value-type="string">
            <text:p>1 3.65078e-07 -7.48013e-14 0 -1.2517e-06 1 -4.17233e-07 0 2.56462e-13 -4.17233e-07 1 0 -78.6325 14.1383 -202.81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7.77853e-06 0 0 -3.88926e-06 1.00003 0 0 9.72326e-07 -3.88932e-06 1.00003 0 98.4428 -6.87149 -155.864 1 </text:p>
          </table:table-cell>
          <table:table-cell office:value-type="string" calcext:value-type="string">
            <text:p>1 -1.11463e-05 0 0 -5.57315e-06 1.00004 0 0 1.39331e-06 -5.57326e-06 1.00004 0 98.5736 -6.43871 -156.466 1 </text:p>
          </table:table-cell>
          <table:table-cell office:value-type="string" calcext:value-type="string">
            <text:p>1 -3.72532e-06 0 0 -1.86266e-06 1.00001 0 0 4.65667e-07 -1.86267e-06 1.00001 0 97.2715 -7.64964 -154.3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2.34694e-07 0 0 1.8254e-07 1 0 0 4.17234e-07 -2.08617e-07 1 0 -123.42 16.2871 -150.381 1 </text:p>
          </table:table-cell>
          <table:table-cell office:value-type="string" calcext:value-type="string">
            <text:p>0.999964 -1.40625e-06 2.25001e-06 0 -1.40625e-06 0.999964 2.25001e-06 0 0 0 0.999982 0 -118.435 17.7066 -150.122 1 </text:p>
          </table:table-cell>
          <table:table-cell office:value-type="string" calcext:value-type="string">
            <text:p>0.999992 1.63447e-06 0 0 -2.51458e-07 1.00002 0 0 1.25525e-13 -1.00584e-06 1 0 -120.457 15.4388 -153.5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1048 0.193767 0 0 -0.193767 0.981048 0 0 0 0 1 0 7.29169 11.7643 0 1 </text:p>
          </table:table-cell>
          <table:table-cell office:value-type="string" calcext:value-type="string">
            <text:p>0.979869 0.19965 0 0 -0.19965 0.979869 0 0 0 0 1 0 8.56876 12.1518 0 1 </text:p>
          </table:table-cell>
          <table:table-cell office:value-type="string" calcext:value-type="string">
            <text:p>0.983304 0.181981 0 0 -0.181981 0.983304 0 0 0 0 1 0 6.47201 10.2191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4368 0.162587 -0.0677082 0 -0.170281 0.976768 -0.130113 0 0.0449805 0.139609 0.989185 0 110.163 8.78338 -208.871 1 </text:p>
          </table:table-cell>
          <table:table-cell office:value-type="string" calcext:value-type="string">
            <text:p>0.984368 0.162588 -0.0677081 0 -0.17046 0.976201 -0.134069 0 0.0442987 0.143515 0.988656 0 110.334 9.59721 -206.619 1 </text:p>
          </table:table-cell>
          <table:table-cell office:value-type="string" calcext:value-type="string">
            <text:p>0.984071 0.161805 -0.073649 0 -0.169823 0.978115 -0.120215 0 0.0525858 0.130807 0.990012 0 110.785 8.02057 -208.65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1.44169e-06 9.61125e-07 0 1.20141e-06 1 -1.92225e-06 0 0 0 1 0 -86.3647 -3.8828 -151.281 1 </text:p>
          </table:table-cell>
          <table:table-cell office:value-type="string" calcext:value-type="string">
            <text:p>1 1.72108e-06 1.14739e-06 0 1.43424e-06 1 -2.29478e-06 0 0 0 1 0 -86.3295 -4.41215 -151.28 1 </text:p>
          </table:table-cell>
          <table:table-cell office:value-type="string" calcext:value-type="string">
            <text:p>0.999999 2.05357e-06 1.2964e-06 0 1.60374e-06 1 -2.5928e-06 0 4.996e-16 -6.70553e-08 1 0 -85.1069 -4.60504 -149.7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0 1 0 0 0 0 1 0 85.5043 8.14844 -210.096 1 </text:p>
          </table:table-cell>
          <table:table-cell office:value-type="string" calcext:value-type="string">
            <text:p>0.999988 3.0738e-06 1.56461e-07 0 3.71781e-06 1 5.80132e-13 0 -6.22109e-07 3.11434e-06 1.00001 0 85.8772 7.60249 -210.633 1 </text:p>
          </table:table-cell>
          <table:table-cell office:value-type="string" calcext:value-type="string">
            <text:p>1 0 0 0 0 1 0 0 0 0 1 0 85.5043 8.14844 -210.09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0 1 0 0 0 0 1 0 126.438 17.1484 -156.459 1 </text:p>
          </table:table-cell>
          <table:table-cell office:value-type="string" calcext:value-type="string">
            <text:p>1 6.238e-06 -1.46782e-06 0 5.87106e-06 1 -5.87118e-06 0 -1.4678e-06 -4.5664e-12 1.00005 0 125.625 17.3228 -155.449 1 </text:p>
          </table:table-cell>
          <table:table-cell office:value-type="string" calcext:value-type="string">
            <text:p>1 0 0 0 0 1 0 0 0 0 1 0 126.438 17.1484 -156.4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2322 -0.158797 0.0991339 0 0.169444 0.979353 -0.110255 0 -0.0795789 0.125104 0.988947 0 -103.886 9.1918 -199.163 1 </text:p>
          </table:table-cell>
          <table:table-cell office:value-type="string" calcext:value-type="string">
            <text:p>0.982239 -0.158687 0.100125 0 0.169459 0.979351 -0.110254 0 -0.0805615 0.125263 0.988847 0 -103.94 9.2357 -198.82 1 </text:p>
          </table:table-cell>
          <table:table-cell office:value-type="string" calcext:value-type="string">
            <text:p>0.982939 -0.159722 0.0912116 0 0.16894 0.98009 -0.104322 0 -0.072733 0.117952 0.990352 0 -102.847 8.06596 -203.96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0621 -0.240616 0 0 0.240616 0.970621 0 0 0 0 1 0 1.56385 24.1474 0 1 </text:p>
          </table:table-cell>
          <table:table-cell office:value-type="string" calcext:value-type="string">
            <text:p>0.966141 -0.258049 0 0 0.258049 0.966141 0 0 0 0 1 0 -2.85084 25.4661 0 1 </text:p>
          </table:table-cell>
          <table:table-cell office:value-type="string" calcext:value-type="string">
            <text:p>0.967664 -0.252246 0 0 0.252246 0.967664 0 0 0 0 1 0 1.18564 24.5068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52.6942 39.1094 -314.8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1.02445e-07 4.09781e-07 0 -1.53668e-07 0.999993 -3.09127e-14 0 6.18253e-14 -8.19559e-07 0.999997 0 118.445 -2.2022 -225.893 1 </text:p>
          </table:table-cell>
          <table:table-cell office:value-type="string" calcext:value-type="string">
            <text:p>1 -5.88595e-07 1.97439e-06 0 -8.82879e-07 0.999972 -7.36649e-13 0 1.2666e-07 -3.69541e-06 0.999985 0 118.917 -2.59155 -226.081 1 </text:p>
          </table:table-cell>
          <table:table-cell office:value-type="string" calcext:value-type="string">
            <text:p>1 -1.80676e-07 7.22703e-07 0 -2.71013e-07 0.999988 -9.69219e-14 0 1.93844e-13 -1.4454e-06 0.999994 0 119.032 -2.68573 -225.32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8.34465e-07 8.34465e-07 0 -1.2517e-06 1 -5.17586e-13 0 8.34465e-07 -3.45057e-13 1 0 -92.0532 47.2975 -256.676 1 </text:p>
          </table:table-cell>
          <table:table-cell table:number-columns-repeated="2" office:value-type="string" calcext:value-type="string">
            <text:p>1 0 0 0 0 1 0 0 0 0 1 0 -84.0409 43.1094 -236.8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0463 0.196709 0 0 -0.196709 0.980463 0 0 0 0 1 0 -14.9849 22.7763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0989 0.148738 -0.124647 0 -0.172463 0.962682 -0.208567 0 0.0889737 0.226099 0.970032 0 153.554 1.31723 -275.857 1 </text:p>
          </table:table-cell>
          <table:table-cell office:value-type="string" calcext:value-type="string">
            <text:p>0.94248 0.298235 -0.150952 0 -0.323474 0.927563 -0.187057 0 0.0842309 0.225127 0.970682 0 152.227 0.133747 -279.422 1 </text:p>
          </table:table-cell>
          <table:table-cell office:value-type="string" calcext:value-type="string">
            <text:p>0.979854 0.145999 -0.136277 0 -0.169876 0.96808 -0.18429 0 0.105021 0.203727 0.973379 0 154.037 -1.34313 -278.8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7.45058e-07 7.45058e-07 0 -1.11759e-06 1 -4.1217e-13 0 7.45058e-07 -2.7478e-13 1 0 -55.5403 38.781 -230.539 1 </text:p>
          </table:table-cell>
          <table:table-cell table:number-columns-repeated="2" office:value-type="string" calcext:value-type="string">
            <text:p>1 0 0 0 0 1 0 0 0 0 1 0 -42.4794 43.1923 -243.78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02494e-06 4.32135e-07 0 8.64267e-07 1 1.8352e-13 0 -4.32135e-07 8.6427e-07 1.00001 0 120.398 11.5474 -286.675 1 </text:p>
          </table:table-cell>
          <table:table-cell office:value-type="string" calcext:value-type="string">
            <text:p>0.999965 -2.95033e-06 2.23494e-07 0 -1.65954e-06 0.99999 7.64423e-06 0 4.31379e-06 4.51497e-06 0.999992 0 117.591 8.98595 -287.413 1 </text:p>
          </table:table-cell>
          <table:table-cell office:value-type="string" calcext:value-type="string">
            <text:p>1 3.98604e-07 3.14803e-13 0 -1.99302e-07 0.999994 1.59442e-06 0 0 0 1 0 119.87 10.2577 -286.1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50177e-07 -7.00355e-07 0 -1.75089e-07 1 6.06598e-14 0 0 0 1 0 161.685 13.2029 -230.114 1 </text:p>
          </table:table-cell>
          <table:table-cell office:value-type="string" calcext:value-type="string">
            <text:p>0.999889 -3.06932e-06 -3.87381e-07 0 -3.17694e-05 0.999888 -1.49295e-05 0 1.45422e-05 -2.80002e-11 0.999945 0 165.846 11.9162 -229.295 1 </text:p>
          </table:table-cell>
          <table:table-cell office:value-type="string" calcext:value-type="string">
            <text:p>1 2.45871e-07 -1.96695e-06 0 -1.72108e-06 1 1.67982e-12 0 1.67982e-12 -1.96695e-06 1 0 165.566 10.257 -231.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818834 -0.490242 0.298618 0 0.566929 0.772233 -0.286789 0 -0.0900064 0.404128 0.910263 0 -80.3458 39.3389 -278.487 1 </text:p>
          </table:table-cell>
          <table:table-cell table:number-columns-repeated="2" office:value-type="string" calcext:value-type="string">
            <text:p>0.982968 -0.110992 0.146473 0 0.160225 0.907943 -0.387255 0 -0.0900068 0.404128 0.910263 0 -73.7977 38.5995 -277.51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6218 -0.0868903 0 0 0.0868903 0.996218 0 0 0 0 1 0 -9.61008 -5.28309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3.8976e-07 -2.17795e-14 0 -5.1968e-07 1 -1.15484e-07 0 2.30969e-07 4.3559e-14 1 0 -98.5024 178.224 869.759 1 </text:p>
          </table:table-cell>
          <table:table-cell office:value-type="string" calcext:value-type="string">
            <text:p>0.999995 -5.0991e-07 -1.75464e-06 0 -9.48574e-07 1.00002 -3.35285e-07 0 2.58911e-06 -8.94094e-08 1.00003 0 -101.684 186.276 866.208 1 </text:p>
          </table:table-cell>
          <table:table-cell office:value-type="string" calcext:value-type="string">
            <text:p>1 -5.23869e-07 3.35276e-07 0 7.75326e-07 1 1.67638e-07 0 -3.35276e-07 -1.67638e-07 1 0 -100.097 181.696 868.63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3 1.34109e-06 1.78812e-06 0 3.01745e-06 0.999993 2.67533e-12 0 -1.78812e-06 -1.18904e-12 0.999993 0 87.5626 157.686 913.861 1 </text:p>
          </table:table-cell>
          <table:table-cell table:number-columns-repeated="2" office:value-type="string" calcext:value-type="string">
            <text:p>1 0 0 0 0 1 0 0 0 0 1 0 76.9484 167.435 900.55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1 3.42263e-07 -3.6508e-07 0 -1.11806e-06 1.00001 1.99924e-13 0 3.6508e-07 1.8254e-07 1.00001 0 -125.947 165.559 924.442 1 </text:p>
          </table:table-cell>
          <table:table-cell office:value-type="string" calcext:value-type="string">
            <text:p>0.999985 2.79252e-06 3.40483e-06 0 -4.94804e-06 0.999985 -3.55389e-06 0 -1.67635e-06 -3.86931e-12 0.999984 0 -134.267 160.948 926.241 1 </text:p>
          </table:table-cell>
          <table:table-cell office:value-type="string" calcext:value-type="string">
            <text:p>1 1.94646e-06 7.94e-13 0 -1.33179e-06 1 8.19564e-07 0 0 0 1 0 -136.292 156.474 921.65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2445 0.12269 0 0 -0.12269 0.992445 0 0 0 0 1 0 23.4457 -6.65388 0 1 </text:p>
          </table:table-cell>
          <table:table-cell office:value-type="string" calcext:value-type="string">
            <text:p>0.990078 0.140534 0 0 -0.140534 0.990078 0 0 0 0 1 0 26.2307 0.190251 0 1 </text:p>
          </table:table-cell>
          <table:table-cell office:value-type="string" calcext:value-type="string">
            <text:p>1 0 0 0 0 1 0 0 0 0 1 0 -3.83119 -17.2404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2311 0.155599 -0.174353 0 -0.166688 0.984701 -0.0507848 0 0.163784 0.0784413 0.983372 0 118.497 168.483 869.834 1 </text:p>
          </table:table-cell>
          <table:table-cell table:number-columns-repeated="2" office:value-type="string" calcext:value-type="string">
            <text:p>0.976379 0.15766 -0.147742 0 -0.172964 0.980127 -0.0971348 0 0.129491 0.120394 0.984244 0 107.503 171.098 873.10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2.75671e-07 3.69705e-14 0 -2.75671e-07 1 2.75672e-07 0 0 0 1 0 -82.0432 149.118 918.064 1 </text:p>
          </table:table-cell>
          <table:table-cell office:value-type="string" calcext:value-type="string">
            <text:p>1 1.57207e-06 8.0686e-13 0 -9.76027e-07 1 1.27406e-06 0 -5.96058e-07 5.96058e-07 1.00002 0 -81.7541 148.831 918.672 1 </text:p>
          </table:table-cell>
          <table:table-cell office:value-type="string" calcext:value-type="string">
            <text:p>1 4.61936e-07 1.04972e-13 0 -4.61936e-07 1 4.61938e-07 0 0 0 1.00001 0 -81.2924 149.188 919.45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4.28408e-07 1.49012e-07 0 -9.31322e-08 0.999999 -6.245e-15 0 -3.1225e-15 7.45057e-08 0.999999 0 90.2678 184.871 858.295 1 </text:p>
          </table:table-cell>
          <table:table-cell table:number-columns-repeated="2" office:value-type="string" calcext:value-type="string">
            <text:p>1 0 0 0 0 1 0 0 0 0 1 0 88.0492 185.64 857.9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35276e-07 0 0 2.01166e-07 1 0 0 -5.36442e-07 8.74301e-14 1 0 136.069 174.255 909.136 1 </text:p>
          </table:table-cell>
          <table:table-cell table:number-columns-repeated="2" office:value-type="string" calcext:value-type="string">
            <text:p>1 0 0 0 0 1 0 0 0 0 1 0 133.44 185.64 901.05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1288 -0.163555 0.101605 0 0.168862 0.984567 -0.0459747 0 -0.0925176 0.0622716 0.993762 0 -125.521 156.871 876.032 1 </text:p>
          </table:table-cell>
          <table:table-cell office:value-type="string" calcext:value-type="string">
            <text:p>0.989114 0.114659 0.0922361 0 -0.10706 0.990739 -0.0835082 0 -0.100957 0.0727243 0.992229 0 -124.07 157.184 874.711 1 </text:p>
          </table:table-cell>
          <table:table-cell office:value-type="string" calcext:value-type="string">
            <text:p>0.981264 -0.163696 0.10161 0 0.167975 0.985169 -0.035027 0 -0.0943696 0.0514387 0.994207 0 -123.659 155.909 872.01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4795 -0.223107 0 0 0.223107 0.974795 0 0 0 0 1 0 -1.05985 17.2283 0 1 </text:p>
          </table:table-cell>
          <table:table-cell office:value-type="string" calcext:value-type="string">
            <text:p>0.976117 -0.217254 0 0 0.217254 0.976117 0 0 0 0 1 0 -2.91512 17.4445 0 1 </text:p>
          </table:table-cell>
          <table:table-cell office:value-type="string" calcext:value-type="string">
            <text:p>0.97546 -0.220181 0 0 0.220181 0.97546 0 0 0 0 1 0 -3.12403 16.647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63.4931 24.1484 -276.16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2.46987e-06 0 0 -6.64964e-07 1 0 0 -5.00391e-13 1.51992e-06 1 0 93.4097 0.750936 -206.987 1 </text:p>
          </table:table-cell>
          <table:table-cell office:value-type="string" calcext:value-type="string">
            <text:p>0.999031 -0.0434902 0.00689936 0 0.0431297 0.997942 0.0474388 0 -0.00894857 -0.0470819 0.998855 0 93.3882 0.987654 -206.457 1 </text:p>
          </table:table-cell>
          <table:table-cell office:value-type="string" calcext:value-type="string">
            <text:p>1 1.93715e-06 0 0 -5.21541e-07 1 0 0 -3.06977e-13 1.19209e-06 1 0 93.5635 0.974344 -206.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109.423 29.1484 -223.3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46043 0.324043 0 0 -0.324043 0.946043 0 0 0 0 1 0 12.1325 13.1166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8613 0.14986 -0.140923 0 -0.169661 0.975371 -0.140947 0 0.11633 0.161842 0.979936 0 128.172 15.1248 -252.463 1 </text:p>
          </table:table-cell>
          <table:table-cell office:value-type="string" calcext:value-type="string">
            <text:p>0.978803 0.151226 -0.138113 0 -0.17066 0.975071 -0.141817 0 0.113224 0.162381 0.980211 0 128.1 14.2662 -253.255 1 </text:p>
          </table:table-cell>
          <table:table-cell office:value-type="string" calcext:value-type="string">
            <text:p>0.978829 0.151081 -0.138089 0 -0.168098 0.978289 -0.121216 0 0.116778 0.141862 0.982974 0 126.798 14.1688 -258.8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1.95578e-07 -5.21541e-07 0 8.47504e-07 1 1.04308e-06 0 -5.21541e-07 5.02723e-14 1 0 -65.4249 7.90807 -225.735 1 </text:p>
          </table:table-cell>
          <table:table-cell table:number-columns-repeated="2" office:value-type="string" calcext:value-type="string">
            <text:p>1 0 0 0 0 1 0 0 0 0 1 0 -48.999 17.9899 -227.23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0 1 0 0 0 0 1 0 97.8376 24.1484 -258.162 1 </text:p>
          </table:table-cell>
          <table:table-cell office:value-type="string" calcext:value-type="string">
            <text:p>0.999971 -5.53188e-07 -5.43878e-07 0 5.20781e-06 0.99998 -1.71359e-06 0 1.6838e-06 3.93379e-06 0.999973 0 97.3793 27.7336 -259.473 1 </text:p>
          </table:table-cell>
          <table:table-cell office:value-type="string" calcext:value-type="string">
            <text:p>0.999997 -8.88478e-07 -3.9488e-07 0 -4.93599e-07 0.999997 7.89758e-07 0 0 0 0.999994 0 98.9726 25.829 -258.76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3.12926e-07 2.08618e-07 0 7.3016e-07 1 -4.17234e-07 0 0 0 1.00001 0 139.266 22.1086 -204.185 1 </text:p>
          </table:table-cell>
          <table:table-cell office:value-type="string" calcext:value-type="string">
            <text:p>1.00008 -3.87819e-06 5.17109e-06 0 -3.87819e-06 1 1.03418e-05 0 5.1711e-06 -1.00121e-11 1.00008 0 137.038 21.8412 -201.506 1 </text:p>
          </table:table-cell>
          <table:table-cell office:value-type="string" calcext:value-type="string">
            <text:p>1 4.41447e-06 1.76578e-06 0 -2.64868e-06 1 -3.53158e-06 0 0 0 1 0 140.275 18.1841 -205.71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849324 -0.501967 0.163334 0 0.523861 0.839579 -0.143797 0 -0.0649508 0.207694 0.976035 0 -92.9208 21.2516 -259.565 1 </text:p>
          </table:table-cell>
          <table:table-cell table:number-columns-repeated="2" office:value-type="string" calcext:value-type="string">
            <text:p>0.983219 -0.153776 0.0981512 0 0.170476 0.966031 -0.194221 0 -0.0649506 0.207694 0.976035 0 -89.9066 20.7802 -259.26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9264 -0.202588 0 0 0.202588 0.979264 0 0 0 0 1 0 -36.4554 12.7129 0 1 </text:p>
          </table:table-cell>
          <table:table-cell office:value-type="string" calcext:value-type="string">
            <text:p>0.98105 -0.193767 0 0 0.193767 0.98105 0 0 0 0 1 0 -32.8149 11.5736 0 1 </text:p>
          </table:table-cell>
          <table:table-cell office:value-type="string" calcext:value-type="string">
            <text:p>0.980463 -0.196709 0 0 0.196709 0.980463 0 0 0 0 1 0 -36.3804 11.175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120.126 127.44 982.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4.00469e-07 3.20375e-07 0 -8.81031e-07 1 -1.39489e-13 0 3.20375e-07 6.34041e-14 1 0 76.8689 155.185 1017.92 1 </text:p>
          </table:table-cell>
          <table:table-cell office:value-type="string" calcext:value-type="string">
            <text:p>1 1.04774e-06 8.3819e-07 0 -2.30502e-06 1 -9.61731e-13 0 8.3819e-07 4.3715e-13 1 0 76.6536 155.581 1017.81 1 </text:p>
          </table:table-cell>
          <table:table-cell office:value-type="string" calcext:value-type="string">
            <text:p>1 3.72529e-07 2.98023e-07 0 -8.19564e-07 1 -1.20598e-13 0 2.98023e-07 5.48173e-14 1 0 76.4831 155.617 1018.3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171.76 160.409 1059.6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24 0.0389901 0 0 -0.0389901 0.99924 0 0 0 0 1 0 18.1828 -11.1307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2692 0.234998 -0.134165 0 -0.252623 0.958191 -0.134353 0 0.0969829 0.163234 0.981809 0 112.67 162.627 964.36 1 </text:p>
          </table:table-cell>
          <table:table-cell office:value-type="string" calcext:value-type="string">
            <text:p>0.98776 0.122742 -0.0962618 0 -0.135016 0.981804 -0.133533 0 0.0781201 0.144895 0.986358 0 108.598 162.75 962.464 1 </text:p>
          </table:table-cell>
          <table:table-cell office:value-type="string" calcext:value-type="string">
            <text:p>0.96138 0.232744 -0.1469 0 -0.253593 0.956508 -0.144162 0 0.106958 0.175848 0.97859 0 112.174 159.47 957.17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87 -1.30384e-06 -5.21535e-07 0 8.149e-07 0.999996 2.60769e-07 0 0 0 0.999992 0 -109.91 152.673 1039.7 1 </text:p>
          </table:table-cell>
          <table:table-cell table:number-columns-repeated="2" office:value-type="string" calcext:value-type="string">
            <text:p>1 0 0 0 0 1 0 0 0 0 1 0 -104.033 140.884 1056.1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7.00353e-07 -2.4003e-13 0 7.00353e-07 0.999997 -7.00353e-07 0 -3.50177e-07 7.00353e-07 1 0 78.1018 171.022 959.317 1 </text:p>
          </table:table-cell>
          <table:table-cell office:value-type="string" calcext:value-type="string">
            <text:p>0.999997 -2.25008e-06 1.60938e-12 0 -1.20792e-06 1 -7.15256e-07 0 -1.12503e-06 7.15257e-07 1 0 79.4009 168.743 958.25 1 </text:p>
          </table:table-cell>
          <table:table-cell office:value-type="string" calcext:value-type="string">
            <text:p>0.999993 2.1234e-07 0 0 1.0617e-07 0.999997 0 0 0 0 1 0 78.5282 171.674 959.68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1.93715e-07 0 0 1.45286e-07 0.999998 0 0 -1.93715e-07 -1.80411e-14 0.999998 0 132.843 175.794 1016.92 1 </text:p>
          </table:table-cell>
          <table:table-cell office:value-type="string" calcext:value-type="string">
            <text:p>0.99998 0 2.44375e-06 0 -2.13833e-06 1.00004 -2.60483e-12 0 2.44375e-06 0 1 0 126.412 179.344 1020.11 1 </text:p>
          </table:table-cell>
          <table:table-cell office:value-type="string" calcext:value-type="string">
            <text:p>1 -5.02914e-07 3.33483e-13 0 1.00583e-06 1 -1.3411e-06 0 6.70551e-07 -2.68221e-06 1 0 131.828 175.284 1015.3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093 0.119214 0.0620096 0 -0.112665 0.988575 -0.10013 0 -0.0732381 0.0922359 0.99304 0 -150.86 143.092 999.263 1 </text:p>
          </table:table-cell>
          <table:table-cell table:number-columns-repeated="2" office:value-type="string" calcext:value-type="string">
            <text:p>0.981594 -0.16943 0.0881318 0 0.17363 0.983901 -0.0423373 0 -0.0795398 0.0568603 0.995209 0 -143.695 143.924 999.4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8772 -0.149438 0 0 0.149438 0.988772 0 0 0 0 1 0 -30.2043 7.97269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8.23288e-07 0 0 6.96628e-07 1 0 0 5.06639e-07 1.01328e-06 0.999998 0 -95.3609 188.479 955.982 1 </text:p>
          </table:table-cell>
          <table:table-cell office:value-type="string" calcext:value-type="string">
            <text:p>1.00002 7.54383e-07 0 0 4.5263e-06 1.00002 0 0 -4.51895e-12 -2.01169e-06 1.00002 0 -95.6571 190.591 952.638 1 </text:p>
          </table:table-cell>
          <table:table-cell office:value-type="string" calcext:value-type="string">
            <text:p>1 0 0 0 0 1 0 0 0 0 1 0 -90.3828 186.04 959.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85 2.40279e-07 6.40742e-07 0 -2.08241e-06 0.999995 -1.28149e-06 0 6.40742e-07 7.60841e-14 0.99999 0 80.3939 173.954 1035.13 1 </text:p>
          </table:table-cell>
          <table:table-cell table:number-columns-repeated="2" office:value-type="string" calcext:value-type="string">
            <text:p>1 0 0 0 0 1 0 0 0 0 1 0 67.7234 163.113 1032.5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5.58794e-08 0 0 7.45058e-08 1 0 0 -1.49012e-07 3.747e-15 0.999999 0 -144.51 177.572 1018.18 1 </text:p>
          </table:table-cell>
          <table:table-cell office:value-type="string" calcext:value-type="string">
            <text:p>0.999974 8.00911e-07 3.20365e-06 0 0 0.999974 0 0 0 -3.20365e-06 0.999962 0 -145.723 176.107 1019.16 1 </text:p>
          </table:table-cell>
          <table:table-cell office:value-type="string" calcext:value-type="string">
            <text:p>0.999994 0 0 0 1.91852e-07 1 -7.6741e-07 0 0 0 1 0 -146.524 175.887 1016.7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6722 0.0809115 0 0 -0.0809115 0.996722 0 0 0 0 1 0 10.4484 3.04427 0 1 </text:p>
          </table:table-cell>
          <table:table-cell office:value-type="string" calcext:value-type="string">
            <text:p>0.996722 0.0809115 0 0 -0.0809115 0.996722 0 0 0 0 1 0 10.1032 2.59057 0 1 </text:p>
          </table:table-cell>
          <table:table-cell office:value-type="string" calcext:value-type="string">
            <text:p>0.996474 0.0839013 0 0 -0.0839013 0.996474 0 0 0 0 1 0 7.98213 1.33566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1196 0.158104 -0.110712 0 -0.176543 0.967001 -0.183687 0 0.0780174 0.199778 0.97673 0 102.79 165.531 975.443 1 </text:p>
          </table:table-cell>
          <table:table-cell table:number-columns-repeated="2" office:value-type="string" calcext:value-type="string">
            <text:p>0.981196 0.158104 -0.110715 0 -0.172249 0.976078 -0.132672 0 0.0870902 0.149248 0.984957 0 107.911 166.184 973.9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2 -1.78629e-06 1.81001e-12 0 -1.27592e-06 1 -2.04146e-06 0 0 0 1 0 -95.6364 174.942 1021.81 1 </text:p>
          </table:table-cell>
          <table:table-cell office:value-type="string" calcext:value-type="string">
            <text:p>1.00001 -1.71737e-06 2.23522e-07 0 -1.26661e-06 0.999998 -2.02655e-06 0 0 -2.23517e-07 0.999997 0 -95.6103 174.289 1021.95 1 </text:p>
          </table:table-cell>
          <table:table-cell office:value-type="string" calcext:value-type="string">
            <text:p>1.00001 -9.25739e-07 4.82809e-13 0 -6.61242e-07 1 -1.05798e-06 0 0 0 1 0 -95.1704 174.724 1022.1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34159e-06 -3.859e-12 0 1.74344e-06 1 2.32458e-06 0 -1.16229e-06 -2.32458e-06 1 0 70.8409 173.033 990.576 1 </text:p>
          </table:table-cell>
          <table:table-cell table:number-columns-repeated="2" office:value-type="string" calcext:value-type="string">
            <text:p>1 0 0 0 0 1 0 0 0 0 1 0 77.4727 146.04 913.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2.42144e-08 -3.87431e-07 0 2.42145e-08 1 -4.51029e-15 0 -1.93716e-07 3.87431e-07 1 0 115.926 189.784 1068.63 1 </text:p>
          </table:table-cell>
          <table:table-cell table:number-columns-repeated="2" office:value-type="string" calcext:value-type="string">
            <text:p>1 0 0 0 0 1 0 0 0 0 1 0 133.729 186.328 1033.3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9661 -0.139701 0.200603 0 0.165418 0.979177 -0.117683 0 -0.179985 0.147296 0.972579 0 -126.885 165.163 964.159 1 </text:p>
          </table:table-cell>
          <table:table-cell office:value-type="string" calcext:value-type="string">
            <text:p>0.985861 0.0776718 0.148479 0 -0.0515192 0.983662 -0.172496 0 -0.159451 0.162408 0.973755 0 -122.962 166.75 963.047 1 </text:p>
          </table:table-cell>
          <table:table-cell office:value-type="string" calcext:value-type="string">
            <text:p>0.972262 -0.144038 0.184283 0 0.164291 0.981356 -0.0997453 0 -0.16648 0.127255 0.977799 0 -122.902 163.403 959.12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8771 -0.149438 0 0 0.149438 0.988771 0 0 0 0 1 0 -4.89829 9.30843 0 1 </text:p>
          </table:table-cell>
          <table:table-cell office:value-type="string" calcext:value-type="string">
            <text:p>0.987387 -0.158331 0 0 0.158331 0.987387 0 0 0 0 1 0 -4.04645 10.5434 0 1 </text:p>
          </table:table-cell>
          <table:table-cell office:value-type="string" calcext:value-type="string">
            <text:p>0.98832 -0.152404 0 0 0.152404 0.98832 0 0 0 0 1 0 -6.6864 9.0661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-95.6936 25.1484 -174.655 1 </text:p>
          </table:table-cell>
          <table:table-cell office:value-type="string" calcext:value-type="string">
            <text:p>1.00002 -3.98625e-07 -2.66362e-06 0 4.06073e-07 0.999998 6.85451e-07 0 4.35491e-06 2.68217e-07 1 0 -95.5762 27.8046 -174.849 1 </text:p>
          </table:table-cell>
          <table:table-cell office:value-type="string" calcext:value-type="string">
            <text:p>0.999994 1.93715e-07 -7.36075e-14 0 -9.68573e-08 1 -7.74859e-07 0 3.68038e-14 -7.74859e-07 0.999997 0 -97.3356 27.8005 -174.1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4.02331e-07 -2.1283e-13 0 -4.02331e-07 1 -1.07289e-06 0 -1.07289e-06 -1.07289e-06 1.00001 0 84.4622 12.0193 -123.885 1 </text:p>
          </table:table-cell>
          <table:table-cell office:value-type="string" calcext:value-type="string">
            <text:p>1 9.83477e-07 -1.28232e-12 0 -9.83473e-07 1 -2.62263e-06 0 -2.62263e-06 -2.62263e-06 1.00002 0 84.0449 12.2711 -123.247 1 </text:p>
          </table:table-cell>
          <table:table-cell office:value-type="string" calcext:value-type="string">
            <text:p>1 4.07919e-07 -2.18826e-13 0 -4.07919e-07 1 -1.08779e-06 0 -1.08779e-06 -1.08779e-06 1.00001 0 84.5263 12.0543 -123.69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1.56462e-07 4.17232e-07 0 1.56462e-07 1 3.14748e-14 0 -4.17232e-07 -3.14748e-14 1 0 -138.588 21.8809 -128.641 1 </text:p>
          </table:table-cell>
          <table:table-cell office:value-type="string" calcext:value-type="string">
            <text:p>1.00001 -3.17584e-06 -1.01306e-11 0 -2.61144e-06 1.00001 3.59126e-06 0 1.16976e-06 -2.17561e-06 1.00002 0 -139.468 21.969 -128.459 1 </text:p>
          </table:table-cell>
          <table:table-cell office:value-type="string" calcext:value-type="string">
            <text:p>1.00002 3.05107e-06 4.11454e-12 0 -3.65737e-12 1.00002 2.71206e-06 0 -2.71206e-06 -4.11454e-12 1.00002 0 -138.694 21.6234 -130.6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8653 0.205525 0 0 -0.205525 0.978653 0 0 0 0 1 0 7.18891 12.6324 0 1 </text:p>
          </table:table-cell>
          <table:table-cell office:value-type="string" calcext:value-type="string">
            <text:p>0.979867 0.199649 0 0 -0.199649 0.979867 0 0 0 0 1 0 7.39748 12.2188 0 1 </text:p>
          </table:table-cell>
          <table:table-cell office:value-type="string" calcext:value-type="string">
            <text:p>0.980464 0.196709 0 0 -0.196709 0.980464 0 0 0 0 1 0 6.00509 11.6105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5801 0.135078 -0.171947 0 -0.163882 0.972388 -0.166145 0 0.144756 0.190303 0.970994 0 114.002 20.2854 -168.768 1 </text:p>
          </table:table-cell>
          <table:table-cell office:value-type="string" calcext:value-type="string">
            <text:p>0.975577 0.134307 -0.173817 0 -0.163783 0.972059 -0.168156 0 0.146375 0.192517 0.970315 0 114.671 18.826 -170.869 1 </text:p>
          </table:table-cell>
          <table:table-cell office:value-type="string" calcext:value-type="string">
            <text:p>0.974297 0.133218 -0.181656 0 -0.163468 0.972952 -0.163228 0 0.154998 0.188727 0.96972 0 115.214 18.7348 -171.44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4 7.89754e-07 -1.57951e-06 0 7.89754e-07 0.999994 1.57951e-06 0 1.57951e-06 6.17833e-13 0.999994 0 -93.0081 9.31639 -127.414 1 </text:p>
          </table:table-cell>
          <table:table-cell office:value-type="string" calcext:value-type="string">
            <text:p>0.999983 2.08611e-06 -4.17223e-06 0 2.08611e-06 0.999983 4.17223e-06 0 4.17223e-06 4.33643e-12 0.999983 0 -93.2965 9.62125 -126.985 1 </text:p>
          </table:table-cell>
          <table:table-cell office:value-type="string" calcext:value-type="string">
            <text:p>0.999994 7.00349e-07 -1.4007e-06 0 7.00349e-07 0.999994 1.4007e-06 0 1.4007e-06 4.85275e-13 0.999994 0 -93.5241 9.45225 -126.81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5.81146e-07 0 0 2.42144e-07 1 0 0 4.51028e-14 3.87431e-07 1 0 85.2795 27.1612 -174.161 1 </text:p>
          </table:table-cell>
          <table:table-cell office:value-type="string" calcext:value-type="string">
            <text:p>1.00002 3.24849e-06 1.72857e-06 0 -7.77287e-06 1 4.50019e-06 0 2.77166e-06 4.62428e-12 1.00002 0 83.7687 27.3434 -173.129 1 </text:p>
          </table:table-cell>
          <table:table-cell office:value-type="string" calcext:value-type="string">
            <text:p>1 0 0 0 0 1 0 0 0 0 1 0 84.5569 26.1484 -178.6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1.45286e-07 0 0 1.93715e-07 1 0 0 0 0 1 0 128.695 26.0794 -126.89 1 </text:p>
          </table:table-cell>
          <table:table-cell office:value-type="string" calcext:value-type="string">
            <text:p>1 -2.98023e-08 6.66134e-16 0 -2.98029e-08 1.00002 -5.96058e-08 0 -4.02334e-06 -2.0415e-06 1.00002 0 125.992 28.2802 -125.121 1 </text:p>
          </table:table-cell>
          <table:table-cell office:value-type="string" calcext:value-type="string">
            <text:p>1 9.4994e-07 -2.5332e-06 0 -9.49939e-07 0.99998 1.19612e-12 0 0 0 1 0 126.392 25.661 -127.07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2153 -0.131587 0.193918 0 0.159437 0.977827 -0.13577 0 -0.171753 0.162907 0.971577 0 -125.265 15.4268 -172.529 1 </text:p>
          </table:table-cell>
          <table:table-cell office:value-type="string" calcext:value-type="string">
            <text:p>0.970274 -0.12937 0.20453 0 0.1621 0.974948 -0.152314 0 -0.179701 0.18094 0.966937 0 -126.351 16.0003 -173.502 1 </text:p>
          </table:table-cell>
          <table:table-cell office:value-type="string" calcext:value-type="string">
            <text:p>0.972152 -0.13159 0.193919 0 0.159097 0.978151 -0.133826 0 -0.172072 0.160951 0.971847 0 -124.826 15.5672 -179.4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8542 0.0539738 0 0 -0.0539738 0.998542 0 0 0 0 1 0 2.3046 -5.23048 0 1 </text:p>
          </table:table-cell>
          <table:table-cell office:value-type="string" calcext:value-type="string">
            <text:p>0.999552 0.0299956 0 0 -0.0299956 0.999552 0 0 0 0 1 0 -3.2016 -4.07944 0 1 </text:p>
          </table:table-cell>
          <table:table-cell office:value-type="string" calcext:value-type="string">
            <text:p>0.99924 0.0389902 0 0 -0.0389902 0.99924 0 0 0 0 1 0 -4.92548 -5.4268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4.58211e-07 -6.82787e-14 0 3.05474e-07 1 -3.05474e-07 0 -9.10383e-14 -6.10948e-07 1 0 -108.879 54.8245 -209.516 1 </text:p>
          </table:table-cell>
          <table:table-cell office:value-type="string" calcext:value-type="string">
            <text:p>0.999985 -6.01997e-06 2.20531e-06 0 -1.71729e-06 0.999982 -8.19554e-07 0 2.82864e-12 8.19544e-07 0.999969 0 -107.561 56.1381 -213.008 1 </text:p>
          </table:table-cell>
          <table:table-cell office:value-type="string" calcext:value-type="string">
            <text:p>0.999996 -3.63215e-07 -4.32986e-14 0 -6.65894e-07 1 2.42144e-07 0 -7.93808e-14 2.42144e-07 1 0 -109.102 54.4394 -210.33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2.12343e-07 2.83124e-07 0 1.41562e-07 1.00001 -1.1325e-06 0 2.83125e-07 1.1325e-06 1.00001 0 73.198 35.0521 -151.263 1 </text:p>
          </table:table-cell>
          <table:table-cell office:value-type="string" calcext:value-type="string">
            <text:p>1.00001 2.29108e-07 3.05477e-07 0 1.52738e-07 1.00001 -1.22191e-06 0 3.05477e-07 1.22191e-06 1.00001 0 73.5807 35.1246 -151.775 1 </text:p>
          </table:table-cell>
          <table:table-cell office:value-type="string" calcext:value-type="string">
            <text:p>1.00001 1.87197e-07 2.49596e-07 0 1.24798e-07 1.00001 -9.98386e-07 0 2.49596e-07 9.98386e-07 1.00001 0 73.901 35.1445 -151.0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5 -1.49011e-07 -5.96044e-07 0 4.47033e-07 0.999995 2.98022e-07 0 -5.96044e-07 2.98022e-07 0.999995 0 -146.206 44.3864 -147.6 1 </text:p>
          </table:table-cell>
          <table:table-cell office:value-type="string" calcext:value-type="string">
            <text:p>1 -1.73505e-06 9.13441e-06 0 -2.32831e-06 1 -4.5076e-06 0 1.19209e-07 5.96046e-08 1 0 -148.667 35.7766 -146.062 1 </text:p>
          </table:table-cell>
          <table:table-cell office:value-type="string" calcext:value-type="string">
            <text:p>1 1.07663e-06 -8.61302e-06 0 -2.96072e-06 1.00003 1.07666e-06 0 -4.30651e-06 1.07665e-06 1.00003 0 -149.712 36.6362 -148.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8319 -0.152404 0 0 0.152404 0.988319 0 0 0 0 1 0 -20.2557 -38.3553 0 1 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0.981625 -0.190823 0 0 0.190823 0.981625 0 0 0 0 1 0 -27.3206 -41.3882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5236 0.0386185 -0.0895235 0 -0.0559275 0.978249 -0.199751 0 0.0798622 0.203807 0.975748 0 120.624 54.6347 -200.916 1 </text:p>
          </table:table-cell>
          <table:table-cell office:value-type="string" calcext:value-type="string">
            <text:p>0.996984 0.0547812 -0.0549681 0 -0.0644487 0.979033 -0.193235 0 0.0432299 0.196195 0.979611 0 114.974 54.3132 -200.371 1 </text:p>
          </table:table-cell>
          <table:table-cell office:value-type="string" calcext:value-type="string">
            <text:p>0.994982 0.0381715 -0.0924825 0 -0.0554302 0.979842 -0.191928 0 0.0832921 0.196091 0.977042 0 120.088 51.8332 -213.2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1 3.53906e-07 -1.41562e-06 0 -8.84766e-07 1.00001 6.1965e-13 0 0 0 1.00001 0 -97.301 22.6044 -155.52 1 </text:p>
          </table:table-cell>
          <table:table-cell office:value-type="string" calcext:value-type="string">
            <text:p>1.00002 5.73705e-07 -2.29482e-06 0 -1.43426e-06 1.00002 1.63497e-12 0 0 0 1.00002 0 -98.057 21.9696 -155.893 1 </text:p>
          </table:table-cell>
          <table:table-cell office:value-type="string" calcext:value-type="string">
            <text:p>1.00001 3.76258e-07 -1.50503e-06 0 -9.40647e-07 1.00001 7.00836e-13 0 0 0 1.00001 0 -97.8428 22.3405 -155.20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-1.15484e-06 1 0 0 -1.6348e-13 2.98023e-07 1 0 82.9843 63.1076 -205.753 1 </text:p>
          </table:table-cell>
          <table:table-cell office:value-type="string" calcext:value-type="string">
            <text:p>1 -3.98602e-07 7.97212e-07 0 3.98606e-07 0.999987 3.18882e-06 0 1.59442e-06 -3.16287e-13 1 0 82.0793 61.879 -209.978 1 </text:p>
          </table:table-cell>
          <table:table-cell office:value-type="string" calcext:value-type="string">
            <text:p>1 0 0 0 0 1 0 0 0 0 1 0 82.4061 58.1094 -214.1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1.49011e-07 2.98023e-07 0 1.49011e-07 0.999998 5.96046e-07 0 4.32986e-14 5.96045e-07 1 0 122.694 63.1897 -140.756 1 </text:p>
          </table:table-cell>
          <table:table-cell office:value-type="string" calcext:value-type="string">
            <text:p>1 6.74278e-07 0 0 1.68569e-07 1 0 0 6.74278e-07 2.26069e-13 1 0 130.141 55.356 -143.144 1 </text:p>
          </table:table-cell>
          <table:table-cell office:value-type="string" calcext:value-type="string">
            <text:p>0.999993 -6.59373e-07 -8.79164e-07 0 -4.39582e-07 1 1.91596e-13 0 0 0 1 0 122.068 61.0002 -140.83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9552 -0.151256 0.192587 0 0.167618 0.983247 -0.0716157 0 -0.178528 0.101716 0.978663 0 -142.628 36.8243 -207.693 1 </text:p>
          </table:table-cell>
          <table:table-cell office:value-type="string" calcext:value-type="string">
            <text:p>0.905578 0.413916 0.0927516 0 -0.398373 0.905007 -0.149203 0 -0.145698 0.0981653 0.984447 0 -138.279 37.3114 -205.607 1 </text:p>
          </table:table-cell>
          <table:table-cell office:value-type="string" calcext:value-type="string">
            <text:p>0.973435 -0.15436 0.169107 0 0.162622 0.986029 -0.0360587 0 -0.161179 0.0626014 0.984938 0 -138.396 34.171 -218.32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37575 0.0445532 0.769099 0 -0.683554 0.493165 0.53809 0 -0.355319 -0.868794 0.344884 0 93.9621 3.26578 -176.965 1 </text:p>
          </table:table-cell>
          <table:table-cell office:value-type="string" calcext:value-type="string">
            <text:p>0.637575 0.0445532 0.769099 0 -0.683554 0.493165 0.53809 0 -0.355319 -0.868794 0.344884 0 93.2961 3.20116 -176.466 1 </text:p>
          </table:table-cell>
          <table:table-cell office:value-type="string" calcext:value-type="string">
            <text:p>0.637575 0.0445532 0.769099 0 -0.683554 0.493165 0.53809 0 -0.355319 -0.868794 0.344884 0 93.2143 3.99615 -175.90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7823 -0.0659521 0 0 0.0659521 0.997823 0 0 0 0 1 0 1.27427 5.70476 0 1 </text:p>
          </table:table-cell>
          <table:table-cell office:value-type="string" calcext:value-type="string">
            <text:p>0.9982 -0.0599639 0 0 0.0599639 0.9982 0 0 0 0 1 0 -2.30357 5.09315 0 1 </text:p>
          </table:table-cell>
          <table:table-cell office:value-type="string" calcext:value-type="string">
            <text:p>0.997824 -0.0659521 0 0 0.0659521 0.997824 0 0 0 0 1 0 -3.26067 4.38263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67739 0.00692934 -0.744363 0 0.62176 0.544648 0.562826 0 0.409316 -0.838636 0.359374 0 -92.5947 -7.92997 -185.037 1 </text:p>
          </table:table-cell>
          <table:table-cell office:value-type="string" calcext:value-type="string">
            <text:p>0.667739 0.00692934 -0.744363 0 0.62176 0.544648 0.562826 0 0.409316 -0.838636 0.359374 0 -91.3624 -8.73346 -183.62 1 </text:p>
          </table:table-cell>
          <table:table-cell office:value-type="string" calcext:value-type="string">
            <text:p>0.667739 0.00692934 -0.744363 0 0.62176 0.544648 0.562826 0 0.409316 -0.838636 0.359374 0 -92.1803 -8.72103 -184.07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4.10712e-07 -4.69387e-07 0 -8.21424e-07 0.999996 9.38771e-07 0 4.69387e-07 -9.38771e-07 1 0 -90.799 14.1033 -249.387 1 </text:p>
          </table:table-cell>
          <table:table-cell office:value-type="string" calcext:value-type="string">
            <text:p>1 2.01166e-07 6.89449e-14 0 -6.25849e-07 1 7.15257e-07 0 -1.07248e-13 3.57628e-07 1 0 -90.8329 14.2635 -249.581 1 </text:p>
          </table:table-cell>
          <table:table-cell office:value-type="string" calcext:value-type="string">
            <text:p>0.999998 -7.45056e-08 -2.16493e-14 0 -7.07803e-07 0.999998 5.96045e-07 0 0 0 1 0 -91.0435 13.8114 -250.18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-5.94188e-07 5.09109e-13 0 -2.2147e-06 1 -1.72853e-06 0 8.64273e-07 -2.54554e-13 1 0 93.9621 3.26578 -176.965 1 </text:p>
          </table:table-cell>
          <table:table-cell office:value-type="string" calcext:value-type="string">
            <text:p>1.00002 -9.52753e-07 1.31323e-12 0 -3.55117e-06 1 -2.77162e-06 0 1.38582e-06 -6.56615e-13 1 0 93.2961 3.20116 -176.466 1 </text:p>
          </table:table-cell>
          <table:table-cell office:value-type="string" calcext:value-type="string">
            <text:p>1.00001 -6.04432e-07 5.26893e-13 0 -2.25288e-06 1 -1.75834e-06 0 8.79175e-07 -2.63447e-13 1 0 93.2143 3.99615 -175.90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 2.90012e-06 6.44465e-07 0 2.739e-06 1 8.77505e-13 0 -3.51002e-12 -2.57788e-06 0.99999 0 -141.576 11.1037 -187.596 1 </text:p>
          </table:table-cell>
          <table:table-cell office:value-type="string" calcext:value-type="string">
            <text:p>0.999956 6.92876e-07 -4.15724e-06 0 1.38575e-06 0.999956 -2.87283e-12 0 0 0 0.999956 0 -143.525 10.9171 -189.361 1 </text:p>
          </table:table-cell>
          <table:table-cell office:value-type="string" calcext:value-type="string">
            <text:p>1 5.25266e-07 5.47895e-13 0 5.25266e-07 1 2.10106e-06 0 0 0 1 0 -140.573 16.0869 -188.4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9215 0.146471 0 0 -0.146471 0.989215 0 0 0 0 1 0 8.41814 12.2258 0 1 </text:p>
          </table:table-cell>
          <table:table-cell office:value-type="string" calcext:value-type="string">
            <text:p>0.991692 0.128643 0 0 -0.128643 0.991692 0 0 0 0 1 0 4.6113 9.28094 0 1 </text:p>
          </table:table-cell>
          <table:table-cell office:value-type="string" calcext:value-type="string">
            <text:p>0.987387 0.158331 0 0 -0.158331 0.987387 0 0 0 0 1 0 2.80877 11.5047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4455 0.236106 -0.11866 0 -0.254997 0.949352 -0.183594 0 0.0693023 0.207326 0.975814 0 123.135 15.9432 -235.261 1 </text:p>
          </table:table-cell>
          <table:table-cell office:value-type="string" calcext:value-type="string">
            <text:p>0.964996 0.239813 -0.106173 0 -0.255228 0.951857 -0.169784 0 0.0603453 0.190939 0.979745 0 122.106 14.1321 -240.73 1 </text:p>
          </table:table-cell>
          <table:table-cell office:value-type="string" calcext:value-type="string">
            <text:p>0.964264 0.235406 -0.121571 0 -0.254628 0.950196 -0.179701 0 0.0732138 0.204234 0.97618 0 123.167 15.366 -240.94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1 1.21259e-06 -3.46455e-07 0 -1.29921e-07 1.00001 -1.38581e-06 0 1.73227e-07 -1.38581e-06 1 0 -92.5947 -7.92997 -185.037 1 </text:p>
          </table:table-cell>
          <table:table-cell office:value-type="string" calcext:value-type="string">
            <text:p>1.00001 8.34471e-07 -2.3842e-07 0 -8.94076e-08 1.00001 -9.53678e-07 0 1.1921e-07 -9.53678e-07 1 0 -91.3624 -8.73346 -183.62 1 </text:p>
          </table:table-cell>
          <table:table-cell office:value-type="string" calcext:value-type="string">
            <text:p>1.00001 1.56464e-06 -4.47039e-07 0 -1.6764e-07 1.00001 -1.78815e-06 0 2.23519e-07 -1.78815e-06 1 0 -92.1803 -8.72103 -184.07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1.83936e-06 0 0 9.56468e-07 1 0 0 5.88596e-07 -5.34468e-13 1 0 81.2677 15.797 -242.351 1 </text:p>
          </table:table-cell>
          <table:table-cell office:value-type="string" calcext:value-type="string">
            <text:p>0.99999 1.60184e-07 6.40746e-07 0 6.08703e-06 0.99999 2.56299e-06 0 -6.40752e-07 -2.56298e-06 1 0 82.0474 16.9436 -243.523 1 </text:p>
          </table:table-cell>
          <table:table-cell office:value-type="string" calcext:value-type="string">
            <text:p>0.999992 -1.695e-06 -5.21537e-07 0 -1.49942e-06 0.999996 3.85418e-13 0 -5.21537e-07 4.3569e-13 0.999996 0 81.1319 10.4842 -242.9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3 1.0617e-07 4.24682e-07 0 1.77191e-13 1 8.49366e-07 0 4.24682e-07 2.21489e-14 1 0 131.38 15.1049 -190.839 1 </text:p>
          </table:table-cell>
          <table:table-cell office:value-type="string" calcext:value-type="string">
            <text:p>1 2.51736e-06 5.92327e-07 0 2.36928e-06 1 6.9728e-13 0 0 0 1.00002 0 131.499 15.283 -192.042 1 </text:p>
          </table:table-cell>
          <table:table-cell office:value-type="string" calcext:value-type="string">
            <text:p>0.999993 8.49358e-07 -7.15085e-13 0 1.0617e-06 0.999993 -1.69871e-06 0 -8.93856e-13 -1.69871e-06 0.99998 0 130.333 14.7101 -192.04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4718 -0.241512 0.104842 0 0.257117 0.949892 -0.17775 0 -0.0566598 0.198435 0.978475 0 -124.279 6.46527 -239.833 1 </text:p>
          </table:table-cell>
          <table:table-cell office:value-type="string" calcext:value-type="string">
            <text:p>0.965148 -0.241509 0.100762 0 0.256461 0.949501 -0.18076 0 -0.052018 0.200304 0.978352 0 -123.538 7.35554 -240.044 1 </text:p>
          </table:table-cell>
          <table:table-cell office:value-type="string" calcext:value-type="string">
            <text:p>0.965145 -0.24345 0.0960613 0 0.25684 0.951578 -0.168914 0 -0.0502878 0.187699 0.980938 0 -123.623 5.99946 -242.7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2.42516e-06 -1.1022e-12 0 1.38581e-06 1 9.23872e-07 0 6.2983e-13 9.23872e-07 1 0 -93.9242 24.4343 -344.734 1 </text:p>
          </table:table-cell>
          <table:table-cell office:value-type="string" calcext:value-type="string">
            <text:p>1 1.78814e-07 0 0 5.96046e-08 1 0 0 0 0 1 0 -93.8501 23.5868 -344.661 1 </text:p>
          </table:table-cell>
          <table:table-cell office:value-type="string" calcext:value-type="string">
            <text:p>0.999995 2.51456e-07 -1.66741e-13 0 8.38191e-08 1 -1.3411e-06 0 -6.7055e-07 -1.3411e-06 1 0 -93.3223 23.745 -345.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-1.38583e-06 1.38583e-06 0 -1.73229e-06 1.00001 -3.69554e-06 0 -9.23886e-07 6.35001e-13 1.00001 0 87.5866 4.98115 -283.967 1 </text:p>
          </table:table-cell>
          <table:table-cell table:number-columns-repeated="2" office:value-type="string" calcext:value-type="string">
            <text:p>1 0 0 0 0 1 0 0 0 0 1 0 74.0553 9.0086 -290.59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88 3.79975e-07 0 0 8.54944e-07 0.999988 0 0 -7.59952e-07 -1.42967e-13 0.999994 0 -135.118 19.1885 -282.998 1 </text:p>
          </table:table-cell>
          <table:table-cell office:value-type="string" calcext:value-type="string">
            <text:p>1.00004 0 5.20071e-06 0 2.27531e-06 1.00004 5.89943e-12 0 0 0 1.00004 0 -146.877 18.3622 -283.851 1 </text:p>
          </table:table-cell>
          <table:table-cell office:value-type="string" calcext:value-type="string">
            <text:p>1 -3.17395e-06 -4.23193e-06 0 1.05798e-06 1 -4.23193e-06 0 -2.11596e-06 3.34616e-12 1 0 -144.707 19.0872 -283.0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7409 -0.0719378 0 0 0.0719378 0.997409 0 0 0 0 1 0 3.57995 -6.56322 0 1 </text:p>
          </table:table-cell>
          <table:table-cell office:value-type="string" calcext:value-type="string">
            <text:p>0.997621 -0.0689453 0 0 0.0689453 0.997621 0 0 0 0 1 0 7.80946 -6.45117 0 1 </text:p>
          </table:table-cell>
          <table:table-cell office:value-type="string" calcext:value-type="string">
            <text:p>0.99719 -0.0749298 0 0 0.0749298 0.99719 0 0 0 0 1 0 2.77162 -7.00406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4039 0.153927 -0.0893466 0 -0.166064 0.974677 -0.14979 0 0.064027 0.162236 0.984673 0 120.042 9.2694 -322.515 1 </text:p>
          </table:table-cell>
          <table:table-cell table:number-columns-repeated="2" office:value-type="string" calcext:value-type="string">
            <text:p>0.984034 0.153927 -0.0893477 0 -0.169818 0.962301 -0.212459 0 0.0532763 0.22424 0.973077 0 113.676 11.1825 -322.41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8.3819e-07 0 0 7.71135e-07 1 0 0 -2.68222e-07 1.07289e-06 1.00001 0 -84.3432 2.0004 -284.054 1 </text:p>
          </table:table-cell>
          <table:table-cell office:value-type="string" calcext:value-type="string">
            <text:p>1 1.49012e-06 0 0 1.37091e-06 1 0 0 -4.76839e-07 1.90736e-06 1.00002 0 -83.9641 0.837825 -282.596 1 </text:p>
          </table:table-cell>
          <table:table-cell office:value-type="string" calcext:value-type="string">
            <text:p>1 2.1318e-06 -4.47036e-08 0 2.00327e-06 1 -4.47036e-08 0 -7.15261e-07 2.77164e-06 1.00002 0 -84.805 0.816528 -282.53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88.1787 14.1484 -350.03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142.574 19.1484 -286.40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8309 -0.215528 0.126199 0 0.233157 0.961203 -0.147398 0 -0.0895344 0.172151 0.980993 0 -128.658 14.7551 -338.527 1 </text:p>
          </table:table-cell>
          <table:table-cell office:value-type="string" calcext:value-type="string">
            <text:p>0.986429 -0.121532 0.1104 0 0.138674 0.976681 -0.163901 0 -0.0879069 0.176987 0.98028 0 -128.976 14.3932 -337.215 1 </text:p>
          </table:table-cell>
          <table:table-cell office:value-type="string" calcext:value-type="string">
            <text:p>0.987815 -0.123622 0.0945486 0 0.136837 0.979293 -0.1492 0 -0.0741463 0.16032 0.984276 0 -127.427 13.731 -340.259 1 </text:p>
          </table:table-cell>
          <table:table-cell table:number-columns-repeated="16377"/>
        </table:table-row>
      </table:table>
      <table:table table:name="Scalar" table:style-name="ta4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6379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Anatomical_Side</text:p>
          </table:table-cell>
          <table:table-cell table:style-name="ce1" office:value-type="string" calcext:value-type="string">
            <text:p>H001_Value</text:p>
          </table:table-cell>
          <table:table-cell table:style-name="ce1" office:value-type="string" calcext:value-type="string">
            <text:p>H002_Value</text:p>
          </table:table-cell>
          <table:table-cell table:style-name="ce1" office:value-type="string" calcext:value-type="string">
            <text:p>H003_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45</text:p>
          </table:table-cell>
          <table:table-cell office:value-type="string" calcext:value-type="string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</table:table>
      <table:table table:name="Right_Side" table:style-name="ta5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Anatomical_Side</text:p>
          </table:table-cell>
          <table:table-cell table:style-name="ce1" office:value-type="string" calcext:value-type="string">
            <text:p>H001_Value</text:p>
          </table:table-cell>
          <table:table-cell table:style-name="ce1" office:value-type="string" calcext:value-type="string">
            <text:p>H002_Value</text:p>
          </table:table-cell>
          <table:table-cell table:style-name="ce1" office:value-type="string" calcext:value-type="string">
            <text:p>H003_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8.8565 211.635 510.4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53323 0.0486745 -0.755513 0 0.654735 0.464724 0.596116 0 0.380121 -0.884117 0.271746 0 -83.9084 166.484 924.6 1 </text:p>
          </table:table-cell>
          <table:table-cell office:value-type="string" calcext:value-type="string">
            <text:p>0.653323 0.0486745 -0.755513 0 0.654735 0.464724 0.596116 0 0.380121 -0.884117 0.271746 0 -82.9248 166.136 926.515 1 </text:p>
          </table:table-cell>
          <table:table-cell office:value-type="string" calcext:value-type="string">
            <text:p>0.653323 0.0486745 -0.755513 0 0.654735 0.464724 0.596116 0 0.380121 -0.884117 0.271746 0 -83.9636 165.642 925.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1.45286e-07 0 0 4.84287e-08 0.999998 0 0 -4.51027e-15 -1.93715e-07 1 0 -96.4072 188.39 875.801 1 </text:p>
          </table:table-cell>
          <table:table-cell office:value-type="string" calcext:value-type="string">
            <text:p>1 3.36021e-06 -2.44379e-06 0 -1.83284e-06 1 -1.2219e-06 0 -3.33883e-12 3.66569e-06 1 0 -94.5003 188.311 875.971 1 </text:p>
          </table:table-cell>
          <table:table-cell office:value-type="string" calcext:value-type="string">
            <text:p>1.00001 -4.09784e-07 0 0 3.17583e-06 1 0 0 1.63914e-06 -1.63913e-06 1 0 -97.0693 188.963 877.8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5 -1.22189e-06 -2.44377e-06 0 1.37462e-06 0.99999 -1.65916e-12 0 1.22189e-06 -7.37405e-13 0.999995 0 -131.67 171.993 932.211 1 </text:p>
          </table:table-cell>
          <table:table-cell office:value-type="string" calcext:value-type="string">
            <text:p>1 -6.33299e-07 0 0 0 1 0 0 -2.5332e-06 7.97418e-13 1 0 -132.242 177.876 934.898 1 </text:p>
          </table:table-cell>
          <table:table-cell office:value-type="string" calcext:value-type="string">
            <text:p>1.00003 -1.39143e-06 0 0 2.55096e-06 1.00003 0 0 0 0 1.00003 0 -134.437 167.517 932.12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0.614136 0.921249 0 1 </text:p>
          </table:table-cell>
          <table:table-cell office:value-type="string" calcext:value-type="string">
            <text:p>1 0 0 0 0 1 0 0 0 0 1 0 2.96741 0.989227 0 1 </text:p>
          </table:table-cell>
          <table:table-cell office:value-type="string" calcext:value-type="string">
            <text:p>0.999888 0.0149994 0 0 -0.0149994 0.999888 0 0 0 0 1 0 6.5663 0.278502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07.761 201.721 500.6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2 -1.67637e-07 -2.74779e-14 0 5.02911e-07 0.999995 3.35275e-07 0 0 0 0.999997 0 -83.9084 166.484 924.6 1 </text:p>
          </table:table-cell>
          <table:table-cell office:value-type="string" calcext:value-type="string">
            <text:p>0.99409 0.00835658 0.107794 0 -0.00629516 0.999759 -0.0194292 0 -0.107931 0.0186383 0.993966 0 -82.9248 166.136 926.515 1 </text:p>
          </table:table-cell>
          <table:table-cell office:value-type="string" calcext:value-type="string">
            <text:p>0.999985 -3.0547e-07 -9.21753e-14 0 9.1641e-07 0.99999 6.10943e-07 0 0 0 0.999995 0 -83.9636 165.642 925.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6417 -0.156708 0.203666 0 0.173398 0.982587 -0.0667541 0 -0.189659 0.0998276 0.976762 0 -121.313 168.054 881.759 1 </text:p>
          </table:table-cell>
          <table:table-cell office:value-type="string" calcext:value-type="string">
            <text:p>0.965263 -0.156106 0.209523 0 0.173398 0.982588 -0.0667543 0 -0.195454 0.100766 0.975524 0 -123.56 168.242 886.314 1 </text:p>
          </table:table-cell>
          <table:table-cell office:value-type="string" calcext:value-type="string">
            <text:p>0.969183 -0.158016 0.188983 0 0.168078 0.985027 -0.0383519 0 -0.180093 0.0689339 0.981231 0 -117.66 165.027 870.7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8.8768 68.0639 -532.9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70312 -0.0529724 -0.740187 0 0.627787 0.572326 0.527563 0 0.395683 -0.818305 0.416895 0 -69.6443 6.91887 -139.335 1 </text:p>
          </table:table-cell>
          <table:table-cell office:value-type="string" calcext:value-type="string">
            <text:p>0.647759 -0.0548333 -0.75987 0 0.644416 0.571455 0.508102 0 0.40637 -0.8188 0.4055 0 -72.4377 6.85168 -143.084 1 </text:p>
          </table:table-cell>
          <table:table-cell office:value-type="string" calcext:value-type="string">
            <text:p>0.647759 -0.0548333 -0.75987 0 0.644416 0.571455 0.508102 0 0.40637 -0.8188 0.4055 0 -71.4854 6.18781 -142.1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7 1.22561e-06 0 0 -4.95461e-07 0.999997 0 0 -1.01516e-13 4.17231e-07 0.999997 0 -75.4008 36.1786 -203.192 1 </text:p>
          </table:table-cell>
          <table:table-cell office:value-type="string" calcext:value-type="string">
            <text:p>1 -1.65589e-06 2.08617e-07 0 -7.82311e-08 1 -8.01444e-15 0 -2.08617e-07 1.69639e-13 1.00001 0 -74.6031 36.2729 -204.427 1 </text:p>
          </table:table-cell>
          <table:table-cell office:value-type="string" calcext:value-type="string">
            <text:p>1 1.21071e-06 4.64558e-13 0 4.26171e-06 0.999994 7.74857e-07 0 0 0 1 0 -75.0039 35.0606 -203.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2 3.72537e-07 -5.96057e-08 0 -2.56492e-06 1.00002 1.52881e-13 0 -5.96065e-08 1.51994e-06 0.999998 0 -109.476 25.5771 -147.472 1 </text:p>
          </table:table-cell>
          <table:table-cell office:value-type="string" calcext:value-type="string">
            <text:p>0.999994 -1.8859e-06 6.03491e-07 0 1.35785e-06 0.999981 1.6093e-06 0 -1.00582e-07 9.39666e-14 0.999994 0 -110.222 23.4374 -148.401 1 </text:p>
          </table:table-cell>
          <table:table-cell office:value-type="string" calcext:value-type="string">
            <text:p>1.00002 2.10996e-06 0 0 -6.42161e-07 1.00002 0 0 0 0 1.00002 0 -107.661 30.8538 -147.20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8202 -0.0599641 0 0 0.0599641 0.998202 0 0 0 0 1 0 -4.74306 -3.66713 0 1 </text:p>
          </table:table-cell>
          <table:table-cell office:value-type="string" calcext:value-type="string">
            <text:p>0.999888 -0.0149994 0 0 0.0149994 0.999888 0 0 0 0 1 0 -0.887922 -0.926365 0 1 </text:p>
          </table:table-cell>
          <table:table-cell office:value-type="string" calcext:value-type="string">
            <text:p>0.998016 -0.0629584 0 0 0.0629584 0.998016 0 0 0 0 1 0 -4.12023 -3.50029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05.522 49.3994 -517.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3 -1.95575e-06 6.25842e-07 0 1.40814e-06 0.99998 1.66891e-06 0 -1.04307e-07 1.0109e-13 0.999993 0 -72.5057 6.56428 -143.626 1 </text:p>
          </table:table-cell>
          <table:table-cell office:value-type="string" calcext:value-type="string">
            <text:p>0.999994 -1.83352e-06 5.86727e-07 0 1.32013e-06 0.999981 1.5646e-06 0 -9.7788e-08 8.8795e-14 0.999994 0 -72.4377 6.85168 -143.084 1 </text:p>
          </table:table-cell>
          <table:table-cell office:value-type="string" calcext:value-type="string">
            <text:p>0.999995 -1.44935e-06 4.63795e-07 0 1.04354e-06 0.999985 1.23678e-06 0 -7.72992e-08 5.53426e-14 0.999995 0 -71.4854 6.18781 -142.1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8056 -0.197761 0.065553 0 0.20401 0.972908 -0.108764 0 -0.0422679 0.11975 0.991904 0 -102.901 24.901 -193.309 1 </text:p>
          </table:table-cell>
          <table:table-cell office:value-type="string" calcext:value-type="string">
            <text:p>0.973091 -0.225198 0.0487832 0 0.229311 0.967207 -0.109208 0 -0.0225902 0.117455 0.992821 0 -100.864 25.3542 -187.551 1 </text:p>
          </table:table-cell>
          <table:table-cell office:value-type="string" calcext:value-type="string">
            <text:p>0.984344 -0.16461 0.0630194 0 0.170693 0.979393 -0.107953 0 -0.0439507 0.117019 0.992157 0 -102.041 24.7254 -199.8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1.6303 44.3088 -618.9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47766 -0.0362861 -0.760974 0 0.647693 0.55214 0.52501 0 0.401113 -0.832962 0.38116 0 -88.3058 -1.73118 -221.404 1 </text:p>
          </table:table-cell>
          <table:table-cell office:value-type="string" calcext:value-type="string">
            <text:p>0.647766 -0.0362861 -0.760974 0 0.647693 0.55214 0.52501 0 0.401113 -0.832962 0.38116 0 -90.8639 7.47718 -218.743 1 </text:p>
          </table:table-cell>
          <table:table-cell office:value-type="string" calcext:value-type="string">
            <text:p>0.647766 -0.0362861 -0.760974 0 0.647693 0.55214 0.52501 0 0.401113 -0.832962 0.38116 0 -88.3058 -1.73118 -221.40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96.7097 5.14844 -288.40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1.00583e-07 -1.78814e-07 0 -2.34693e-07 1 1.92346e-14 0 0 0 1 0 -140.743 12.5353 -220.298 1 </text:p>
          </table:table-cell>
          <table:table-cell office:value-type="string" calcext:value-type="string">
            <text:p>0.999999 -6.70551e-08 8.49319e-15 0 1.00583e-07 0.999998 -2.6822e-07 0 0 0 0.999998 0 -145.153 6.64858 -220.382 1 </text:p>
          </table:table-cell>
          <table:table-cell office:value-type="string" calcext:value-type="string">
            <text:p>1 0 0 0 0 1 0 0 0 0 1 0 -144.562 13.1484 -221.0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6218 0.0868904 0 0 -0.0868904 0.996218 0 0 0 0 1 0 5.6295 5.03945 0 1 </text:p>
          </table:table-cell>
          <table:table-cell office:value-type="string" calcext:value-type="string">
            <text:p>0.995398 0.0958527 0 0 -0.0958527 0.995398 0 0 0 0 1 0 5.55312 5.82314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5.299 42.3847 -652.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-88.3058 -1.73118 -221.404 1 </text:p>
          </table:table-cell>
          <table:table-cell office:value-type="string" calcext:value-type="string">
            <text:p>1 -1.18838e-06 -1.72853e-06 0 -1.08034e-06 1.00001 -8.64272e-07 0 -1.72853e-06 1.01822e-12 1 0 -90.8639 7.47718 -218.743 1 </text:p>
          </table:table-cell>
          <table:table-cell office:value-type="string" calcext:value-type="string">
            <text:p>1 0 0 0 0 1 0 0 0 0 1 0 -88.3058 -1.73118 -221.40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4179 -0.159358 0.159939 0 0.173267 0.981858 -0.0770836 0 -0.144755 0.102806 0.984112 0 -129.233 1.28883 -250.886 1 </text:p>
          </table:table-cell>
          <table:table-cell office:value-type="string" calcext:value-type="string">
            <text:p>0.986005 -0.0738296 0.149478 0 0.093182 0.987528 -0.126902 0 -0.138244 0.139055 0.980587 0 -126.189 0.614164 -254.282 1 </text:p>
          </table:table-cell>
          <table:table-cell office:value-type="string" calcext:value-type="string">
            <text:p>0.974179 -0.159357 0.15994 0 0.173268 0.981853 -0.0770833 0 -0.144754 0.102805 0.984112 0 -123.232 2.95845 -250.17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4.0971 45.0148 -640.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761815 -0.0503027 -0.645838 0 0.547947 0.581825 0.601028 0 0.345532 -0.811757 0.470806 0 -72.5148 7.94543 -150.568 1 </text:p>
          </table:table-cell>
          <table:table-cell office:value-type="string" calcext:value-type="string">
            <text:p>0.761815 -0.0503027 -0.645838 0 0.547947 0.581825 0.601028 0 0.345532 -0.811757 0.470806 0 -72.0394 8.08464 -150.096 1 </text:p>
          </table:table-cell>
          <table:table-cell office:value-type="string" calcext:value-type="string">
            <text:p>0.761815 -0.0503027 -0.645838 0 0.547947 0.581825 0.601028 0 0.345532 -0.811757 0.470806 0 -71.5971 7.80244 -148.59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5511 0.00335924 0.094685 0 0.00706466 0.993966 -0.109546 0 -0.094482 0.109724 0.989462 0 -79.4459 30.6956 -205.668 1 </text:p>
          </table:table-cell>
          <table:table-cell office:value-type="string" calcext:value-type="string">
            <text:p>0.993159 0.00862744 0.116414 0 0.00163584 0.996133 -0.0877901 0 -0.116722 0.0873801 0.989313 0 -78.5257 29.6229 -206.547 1 </text:p>
          </table:table-cell>
          <table:table-cell office:value-type="string" calcext:value-type="string">
            <text:p>0.991566 0.000583506 0.129599 0 0.0145494 0.993163 -0.115823 0 -0.128782 0.116734 0.984771 0 -76.6413 30.0161 -206.42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-0.491632 0.859112 -0.142213 0 -0.865662 -0.499887 -0.0272268 0 -0.0944803 0.109722 0.989462 0 -121.105 16.3766 -152.715 1 </text:p>
          </table:table-cell>
          <table:table-cell office:value-type="string" calcext:value-type="string">
            <text:p>-0.495162 0.858357 -0.134232 0 -0.860913 -0.505534 -0.0569205 0 -0.116719 0.0873785 0.989296 0 -119.551 18.5434 -151.156 1 </text:p>
          </table:table-cell>
          <table:table-cell office:value-type="string" calcext:value-type="string">
            <text:p>-0.483179 0.859813 -0.165106 0 -0.865998 -0.497087 -0.054327 0 -0.128782 0.116732 0.984767 0 -115.262 30.8202 -150.78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456 0.032994 0 0 -0.032994 0.999456 0 0 0 0 1 0 2.44498 3.20626 0 1 </text:p>
          </table:table-cell>
          <table:table-cell office:value-type="string" calcext:value-type="string">
            <text:p>0.998543 0.0539738 0 0 -0.0539738 0.998543 0 0 0 0 1 0 4.87443 4.74585 0 1 </text:p>
          </table:table-cell>
          <table:table-cell office:value-type="string" calcext:value-type="string">
            <text:p>0.999119 0.0419877 0 0 -0.0419877 0.999119 0 0 0 0 1 0 5.20897 3.58624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3.616 50.3977 -632.4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-72.5148 7.94543 -150.568 1 </text:p>
          </table:table-cell>
          <table:table-cell office:value-type="string" calcext:value-type="string">
            <text:p>1 0 0 0 0 1 0 0 0 0 1 0 -72.0394 8.08464 -150.096 1 </text:p>
          </table:table-cell>
          <table:table-cell office:value-type="string" calcext:value-type="string">
            <text:p>1 0 0 0 0 1 0 0 0 0 1 0 -71.5971 7.80244 -148.59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5502 0.00335951 0.0946856 0 0.00706505 0.993957 -0.109546 0 -0.0944814 0.109723 0.989462 0 -106.15 20.0901 -203.668 1 </text:p>
          </table:table-cell>
          <table:table-cell office:value-type="string" calcext:value-type="string">
            <text:p>0.993163 0.00863041 0.116414 0 0.00163423 0.996138 -0.0877912 0 -0.116722 0.0873812 0.989313 0 -107.217 19.4663 -202.678 1 </text:p>
          </table:table-cell>
          <table:table-cell office:value-type="string" calcext:value-type="string">
            <text:p>0.994883 -0.00280124 0.100992 0 0.0145537 0.993163 -0.115822 0 -0.0999771 0.116699 0.988122 0 -106.419 20.4904 -203.93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7.7333 195.206 -652.2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1.08033e-07 0 0 -2.16067e-07 1 0 0 -2.25375e-14 2.16067e-07 1 0 -84.3086 180.682 -242.571 1 </text:p>
          </table:table-cell>
          <table:table-cell office:value-type="string" calcext:value-type="string">
            <text:p>1.00001 -1.64286e-06 -6.25851e-07 0 9.38776e-07 1 1.2517e-06 0 -3.12925e-07 2.50925e-13 1 0 -85.208 183.226 -243.554 1 </text:p>
          </table:table-cell>
          <table:table-cell office:value-type="string" calcext:value-type="string">
            <text:p>1 1.58511e-06 -1.10269e-06 0 -8.95932e-07 1 -5.51345e-07 0 -1.10269e-06 1.10269e-06 1.00001 0 -85.4611 182.241 -243.48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7 1.08033e-07 2.29398e-14 0 -9.72295e-07 0.999993 4.32131e-07 0 0 0 0.999993 0 -140.44 167.917 -188.763 1 </text:p>
          </table:table-cell>
          <table:table-cell office:value-type="string" calcext:value-type="string">
            <text:p>1 1.30758e-06 0 0 1.45287e-07 1.00001 0 0 -8.33502e-14 -1.1623e-06 1 0 -141.332 166.944 -188.509 1 </text:p>
          </table:table-cell>
          <table:table-cell office:value-type="string" calcext:value-type="string">
            <text:p>0.99999 -4.88938e-07 0 0 -6.51916e-07 0.99999 0 0 4.22575e-13 -1.30384e-06 1 0 -140.844 168.811 -188.2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7621 0.0689453 0 0 -0.0689453 0.997621 0 0 0 0 1 0 18.4271 4.17326 0 1 </text:p>
          </table:table-cell>
          <table:table-cell office:value-type="string" calcext:value-type="string">
            <text:p>1 0 0 0 0 1 0 0 0 0 1 0 4.20047 0 0 1 </text:p>
          </table:table-cell>
          <table:table-cell office:value-type="string" calcext:value-type="string">
            <text:p>0.99741 0.0719378 0 0 -0.0719378 0.99741 0 0 0 0 1 0 17.845 4.49502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7.294 202.953 -647.9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86 -2.1979e-07 1.75832e-06 0 2.1979e-07 0.999993 1.91595e-13 0 -8.79158e-07 9.57973e-14 0.999993 0 -84.2113 157.962 -186.298 1 </text:p>
          </table:table-cell>
          <table:table-cell office:value-type="string" calcext:value-type="string">
            <text:p>0.999986 -2.12339e-07 1.69871e-06 0 2.12339e-07 0.999993 1.78772e-13 0 -8.49357e-07 8.93859e-14 0.999993 0 -84.3819 157.997 -186.606 1 </text:p>
          </table:table-cell>
          <table:table-cell office:value-type="string" calcext:value-type="string">
            <text:p>0.99999 -1.60186e-07 1.28149e-06 0 1.60186e-07 0.999995 1.01446e-13 0 -6.40744e-07 5.07229e-14 0.999995 0 -83.8638 156.87 -185.2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0486 -0.166513 0.174446 0 0.183624 0.979145 -0.0869295 0 -0.156333 0.116396 0.980822 0 -123.984 165.754 -237.911 1 </text:p>
          </table:table-cell>
          <table:table-cell office:value-type="string" calcext:value-type="string">
            <text:p>0.974239 -0.170175 0.147961 0 0.187019 0.976347 -0.108485 0 -0.126 0.133362 0.983024 0 -119.69 165.93 -226.364 1 </text:p>
          </table:table-cell>
          <table:table-cell office:value-type="string" calcext:value-type="string">
            <text:p>0.973069 -0.168968 0.156802 0 0.181764 0.980767 -0.0711128 0 -0.14177 0.0976986 0.985066 0 -120.908 164.346 -245.44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8.5413 18.0439 -555.4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7.68339e-07 -9.15932e-14 0 -1.22934e-06 0.999996 -2.45869e-07 0 2.93098e-13 -4.91737e-07 1 0 -79.0513 16.4288 -204.317 1 </text:p>
          </table:table-cell>
          <table:table-cell office:value-type="string" calcext:value-type="string">
            <text:p>0.999988 5.81139e-07 -7.30149e-07 0 3.10406e-06 0.999988 1.97438e-06 0 1.22148e-12 2.45865e-07 0.999997 0 -77.1845 14.8314 -203.067 1 </text:p>
          </table:table-cell>
          <table:table-cell office:value-type="string" calcext:value-type="string">
            <text:p>1 3.65078e-07 -7.48013e-14 0 -1.2517e-06 1 -4.17233e-07 0 2.56462e-13 -4.17233e-07 1 0 -78.6325 14.1383 -202.81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45</text:p>
          </table:table-cell>
          <table:table-cell office:value-type="string" calcext:value-type="string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2.34694e-07 0 0 1.8254e-07 1 0 0 4.17234e-07 -2.08617e-07 1 0 -123.42 16.2871 -150.381 1 </text:p>
          </table:table-cell>
          <table:table-cell office:value-type="string" calcext:value-type="string">
            <text:p>0.999964 -1.40625e-06 2.25001e-06 0 -1.40625e-06 0.999964 2.25001e-06 0 0 0 0.999982 0 -118.435 17.7066 -150.122 1 </text:p>
          </table:table-cell>
          <table:table-cell office:value-type="string" calcext:value-type="string">
            <text:p>0.999992 1.63447e-06 0 0 -2.51458e-07 1.00002 0 0 1.25525e-13 -1.00584e-06 1 0 -120.457 15.4388 -153.5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1048 0.193767 0 0 -0.193767 0.981048 0 0 0 0 1 0 7.29169 11.7643 0 1 </text:p>
          </table:table-cell>
          <table:table-cell office:value-type="string" calcext:value-type="string">
            <text:p>0.979869 0.19965 0 0 -0.19965 0.979869 0 0 0 0 1 0 8.56876 12.1518 0 1 </text:p>
          </table:table-cell>
          <table:table-cell office:value-type="string" calcext:value-type="string">
            <text:p>0.983304 0.181981 0 0 -0.181981 0.983304 0 0 0 0 1 0 6.47201 10.2191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0.483 47.6437 -577.9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1.44169e-06 9.61125e-07 0 1.20141e-06 1 -1.92225e-06 0 0 0 1 0 -86.3647 -3.8828 -151.281 1 </text:p>
          </table:table-cell>
          <table:table-cell office:value-type="string" calcext:value-type="string">
            <text:p>1 1.72108e-06 1.14739e-06 0 1.43424e-06 1 -2.29478e-06 0 0 0 1 0 -86.3295 -4.41215 -151.28 1 </text:p>
          </table:table-cell>
          <table:table-cell office:value-type="string" calcext:value-type="string">
            <text:p>0.999999 2.05357e-06 1.2964e-06 0 1.60374e-06 1 -2.5928e-06 0 4.996e-16 -6.70553e-08 1 0 -85.1069 -4.60504 -149.7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2322 -0.158797 0.0991339 0 0.169444 0.979353 -0.110255 0 -0.0795789 0.125104 0.988947 0 -103.886 9.1918 -199.163 1 </text:p>
          </table:table-cell>
          <table:table-cell office:value-type="string" calcext:value-type="string">
            <text:p>0.982239 -0.158687 0.100125 0 0.169459 0.979351 -0.110254 0 -0.0805615 0.125263 0.988847 0 -103.94 9.2357 -198.82 1 </text:p>
          </table:table-cell>
          <table:table-cell office:value-type="string" calcext:value-type="string">
            <text:p>0.982939 -0.159722 0.0912116 0 0.16894 0.98009 -0.104322 0 -0.072733 0.117952 0.990352 0 -102.847 8.06596 -203.96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.8227 -49.845 -590.0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52.6942 39.1094 -314.8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8.34465e-07 8.34465e-07 0 -1.2517e-06 1 -5.17586e-13 0 8.34465e-07 -3.45057e-13 1 0 -92.0532 47.2975 -256.676 1 </text:p>
          </table:table-cell>
          <table:table-cell table:number-columns-repeated="2" office:value-type="string" calcext:value-type="string">
            <text:p>1 0 0 0 0 1 0 0 0 0 1 0 -84.0409 43.1094 -236.8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0463 0.196709 0 0 -0.196709 0.980463 0 0 0 0 1 0 -14.9849 22.7763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99.1151 -62.9514 -611.9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7.45058e-07 7.45058e-07 0 -1.11759e-06 1 -4.1217e-13 0 7.45058e-07 -2.7478e-13 1 0 -55.5403 38.781 -230.539 1 </text:p>
          </table:table-cell>
          <table:table-cell table:number-columns-repeated="2" office:value-type="string" calcext:value-type="string">
            <text:p>1 0 0 0 0 1 0 0 0 0 1 0 -42.4794 43.1923 -243.78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818834 -0.490242 0.298618 0 0.566929 0.772233 -0.286789 0 -0.0900064 0.404128 0.910263 0 -80.3458 39.3389 -278.487 1 </text:p>
          </table:table-cell>
          <table:table-cell table:number-columns-repeated="2" office:value-type="string" calcext:value-type="string">
            <text:p>0.982968 -0.110992 0.146473 0 0.160225 0.907943 -0.387255 0 -0.0900068 0.404128 0.910263 0 -73.7977 38.5995 -277.51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7.0609 217.207 555.9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3.8976e-07 -2.17795e-14 0 -5.1968e-07 1 -1.15484e-07 0 2.30969e-07 4.3559e-14 1 0 -98.5024 178.224 869.759 1 </text:p>
          </table:table-cell>
          <table:table-cell office:value-type="string" calcext:value-type="string">
            <text:p>0.999995 -5.0991e-07 -1.75464e-06 0 -9.48574e-07 1.00002 -3.35285e-07 0 2.58911e-06 -8.94094e-08 1.00003 0 -101.684 186.276 866.208 1 </text:p>
          </table:table-cell>
          <table:table-cell office:value-type="string" calcext:value-type="string">
            <text:p>1 -5.23869e-07 3.35276e-07 0 7.75326e-07 1 1.67638e-07 0 -3.35276e-07 -1.67638e-07 1 0 -100.097 181.696 868.63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1 3.42263e-07 -3.6508e-07 0 -1.11806e-06 1.00001 1.99924e-13 0 3.6508e-07 1.8254e-07 1.00001 0 -125.947 165.559 924.442 1 </text:p>
          </table:table-cell>
          <table:table-cell office:value-type="string" calcext:value-type="string">
            <text:p>0.999985 2.79252e-06 3.40483e-06 0 -4.94804e-06 0.999985 -3.55389e-06 0 -1.67635e-06 -3.86931e-12 0.999984 0 -134.267 160.948 926.241 1 </text:p>
          </table:table-cell>
          <table:table-cell office:value-type="string" calcext:value-type="string">
            <text:p>1 1.94646e-06 7.94e-13 0 -1.33179e-06 1 8.19564e-07 0 0 0 1 0 -136.292 156.474 921.65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2445 0.12269 0 0 -0.12269 0.992445 0 0 0 0 1 0 23.4457 -6.65388 0 1 </text:p>
          </table:table-cell>
          <table:table-cell office:value-type="string" calcext:value-type="string">
            <text:p>0.990078 0.140534 0 0 -0.140534 0.990078 0 0 0 0 1 0 26.2307 0.190251 0 1 </text:p>
          </table:table-cell>
          <table:table-cell office:value-type="string" calcext:value-type="string">
            <text:p>1 0 0 0 0 1 0 0 0 0 1 0 -3.83119 -17.2404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37.06 216.803 555.9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2.75671e-07 3.69705e-14 0 -2.75671e-07 1 2.75672e-07 0 0 0 1 0 -82.0432 149.118 918.064 1 </text:p>
          </table:table-cell>
          <table:table-cell office:value-type="string" calcext:value-type="string">
            <text:p>1 1.57207e-06 8.0686e-13 0 -9.76027e-07 1 1.27406e-06 0 -5.96058e-07 5.96058e-07 1.00002 0 -81.7541 148.831 918.672 1 </text:p>
          </table:table-cell>
          <table:table-cell office:value-type="string" calcext:value-type="string">
            <text:p>1 4.61936e-07 1.04972e-13 0 -4.61936e-07 1 4.61938e-07 0 0 0 1.00001 0 -81.2924 149.188 919.45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1288 -0.163555 0.101605 0 0.168862 0.984567 -0.0459747 0 -0.0925176 0.0622716 0.993762 0 -125.521 156.871 876.032 1 </text:p>
          </table:table-cell>
          <table:table-cell office:value-type="string" calcext:value-type="string">
            <text:p>0.989114 0.114659 0.0922361 0 -0.10706 0.990739 -0.0835082 0 -0.100957 0.0727243 0.992229 0 -124.07 157.184 874.711 1 </text:p>
          </table:table-cell>
          <table:table-cell office:value-type="string" calcext:value-type="string">
            <text:p>0.981264 -0.163696 0.10161 0 0.167975 0.985169 -0.035027 0 -0.0943696 0.0514387 0.994207 0 -123.659 155.909 872.01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.6967 17.7166 -611.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63.4931 24.1484 -276.16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109.423 29.1484 -223.3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46043 0.324043 0 0 -0.324043 0.946043 0 0 0 0 1 0 12.1325 13.1166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98.1179 45.0755 -618.7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1.95578e-07 -5.21541e-07 0 8.47504e-07 1 1.04308e-06 0 -5.21541e-07 5.02723e-14 1 0 -65.4249 7.90807 -225.735 1 </text:p>
          </table:table-cell>
          <table:table-cell table:number-columns-repeated="2" office:value-type="string" calcext:value-type="string">
            <text:p>1 0 0 0 0 1 0 0 0 0 1 0 -48.999 17.9899 -227.23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849324 -0.501967 0.163334 0 0.523861 0.839579 -0.143797 0 -0.0649508 0.207694 0.976035 0 -92.9208 21.2516 -259.565 1 </text:p>
          </table:table-cell>
          <table:table-cell table:number-columns-repeated="2" office:value-type="string" calcext:value-type="string">
            <text:p>0.983219 -0.153776 0.0981512 0 0.170476 0.966031 -0.194221 0 -0.0649506 0.207694 0.976035 0 -89.9066 20.7802 -259.26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77.0883 173.525 550.7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120.126 127.44 982.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171.76 160.409 1059.6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24 0.0389901 0 0 -0.0389901 0.99924 0 0 0 0 1 0 18.1828 -11.1307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33.433 206.386 612.7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87 -1.30384e-06 -5.21535e-07 0 8.149e-07 0.999996 2.60769e-07 0 0 0 0.999992 0 -109.91 152.673 1039.7 1 </text:p>
          </table:table-cell>
          <table:table-cell table:number-columns-repeated="2" office:value-type="string" calcext:value-type="string">
            <text:p>1 0 0 0 0 1 0 0 0 0 1 0 -104.033 140.884 1056.1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093 0.119214 0.0620096 0 -0.112665 0.988575 -0.10013 0 -0.0732381 0.0922359 0.99304 0 -150.86 143.092 999.263 1 </text:p>
          </table:table-cell>
          <table:table-cell table:number-columns-repeated="2" office:value-type="string" calcext:value-type="string">
            <text:p>0.981594 -0.16943 0.0881318 0 0.17363 0.983901 -0.0423373 0 -0.0795398 0.0568603 0.995209 0 -143.695 143.924 999.4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4.6396 211.702 549.4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8.23288e-07 0 0 6.96628e-07 1 0 0 5.06639e-07 1.01328e-06 0.999998 0 -95.3609 188.479 955.982 1 </text:p>
          </table:table-cell>
          <table:table-cell office:value-type="string" calcext:value-type="string">
            <text:p>1.00002 7.54383e-07 0 0 4.5263e-06 1.00002 0 0 -4.51895e-12 -2.01169e-06 1.00002 0 -95.6571 190.591 952.638 1 </text:p>
          </table:table-cell>
          <table:table-cell office:value-type="string" calcext:value-type="string">
            <text:p>1 0 0 0 0 1 0 0 0 0 1 0 -90.3828 186.04 959.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5.58794e-08 0 0 7.45058e-08 1 0 0 -1.49012e-07 3.747e-15 0.999999 0 -144.51 177.572 1018.18 1 </text:p>
          </table:table-cell>
          <table:table-cell office:value-type="string" calcext:value-type="string">
            <text:p>0.999974 8.00911e-07 3.20365e-06 0 0 0.999974 0 0 0 -3.20365e-06 0.999962 0 -145.723 176.107 1019.16 1 </text:p>
          </table:table-cell>
          <table:table-cell office:value-type="string" calcext:value-type="string">
            <text:p>0.999994 0 0 0 1.91852e-07 1 -7.6741e-07 0 0 0 1 0 -146.524 175.887 1016.7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6722 0.0809115 0 0 -0.0809115 0.996722 0 0 0 0 1 0 10.4484 3.04427 0 1 </text:p>
          </table:table-cell>
          <table:table-cell office:value-type="string" calcext:value-type="string">
            <text:p>0.996722 0.0809115 0 0 -0.0809115 0.996722 0 0 0 0 1 0 10.1032 2.59057 0 1 </text:p>
          </table:table-cell>
          <table:table-cell office:value-type="string" calcext:value-type="string">
            <text:p>0.996474 0.0839013 0 0 -0.0839013 0.996474 0 0 0 0 1 0 7.98213 1.33566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3.253 181.093 518.0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2 -1.78629e-06 1.81001e-12 0 -1.27592e-06 1 -2.04146e-06 0 0 0 1 0 -95.6364 174.942 1021.81 1 </text:p>
          </table:table-cell>
          <table:table-cell office:value-type="string" calcext:value-type="string">
            <text:p>1.00001 -1.71737e-06 2.23522e-07 0 -1.26661e-06 0.999998 -2.02655e-06 0 0 -2.23517e-07 0.999997 0 -95.6103 174.289 1021.95 1 </text:p>
          </table:table-cell>
          <table:table-cell office:value-type="string" calcext:value-type="string">
            <text:p>1.00001 -9.25739e-07 4.82809e-13 0 -6.61242e-07 1 -1.05798e-06 0 0 0 1 0 -95.1704 174.724 1022.1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9661 -0.139701 0.200603 0 0.165418 0.979177 -0.117683 0 -0.179985 0.147296 0.972579 0 -126.885 165.163 964.159 1 </text:p>
          </table:table-cell>
          <table:table-cell office:value-type="string" calcext:value-type="string">
            <text:p>0.985861 0.0776718 0.148479 0 -0.0515192 0.983662 -0.172496 0 -0.159451 0.162408 0.973755 0 -122.962 166.75 963.047 1 </text:p>
          </table:table-cell>
          <table:table-cell office:value-type="string" calcext:value-type="string">
            <text:p>0.972262 -0.144038 0.184283 0 0.164291 0.981356 -0.0997453 0 -0.16648 0.127255 0.977799 0 -122.902 163.403 959.12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35.1589 32.3632 -519.0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-95.6936 25.1484 -174.655 1 </text:p>
          </table:table-cell>
          <table:table-cell office:value-type="string" calcext:value-type="string">
            <text:p>1.00002 -3.98625e-07 -2.66362e-06 0 4.06073e-07 0.999998 6.85451e-07 0 4.35491e-06 2.68217e-07 1 0 -95.5762 27.8046 -174.849 1 </text:p>
          </table:table-cell>
          <table:table-cell office:value-type="string" calcext:value-type="string">
            <text:p>0.999994 1.93715e-07 -7.36075e-14 0 -9.68573e-08 1 -7.74859e-07 0 3.68038e-14 -7.74859e-07 0.999997 0 -97.3356 27.8005 -174.1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1.56462e-07 4.17232e-07 0 1.56462e-07 1 3.14748e-14 0 -4.17232e-07 -3.14748e-14 1 0 -138.588 21.8809 -128.641 1 </text:p>
          </table:table-cell>
          <table:table-cell office:value-type="string" calcext:value-type="string">
            <text:p>1.00001 -3.17584e-06 -1.01306e-11 0 -2.61144e-06 1.00001 3.59126e-06 0 1.16976e-06 -2.17561e-06 1.00002 0 -139.468 21.969 -128.459 1 </text:p>
          </table:table-cell>
          <table:table-cell office:value-type="string" calcext:value-type="string">
            <text:p>1.00002 3.05107e-06 4.11454e-12 0 -3.65737e-12 1.00002 2.71206e-06 0 -2.71206e-06 -4.11454e-12 1.00002 0 -138.694 21.6234 -130.6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8653 0.205525 0 0 -0.205525 0.978653 0 0 0 0 1 0 7.18891 12.6324 0 1 </text:p>
          </table:table-cell>
          <table:table-cell office:value-type="string" calcext:value-type="string">
            <text:p>0.979867 0.199649 0 0 -0.199649 0.979867 0 0 0 0 1 0 7.39748 12.2188 0 1 </text:p>
          </table:table-cell>
          <table:table-cell office:value-type="string" calcext:value-type="string">
            <text:p>0.980464 0.196709 0 0 -0.196709 0.980464 0 0 0 0 1 0 6.00509 11.6105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4.057 44.5066 -526.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4 7.89754e-07 -1.57951e-06 0 7.89754e-07 0.999994 1.57951e-06 0 1.57951e-06 6.17833e-13 0.999994 0 -93.0081 9.31639 -127.414 1 </text:p>
          </table:table-cell>
          <table:table-cell office:value-type="string" calcext:value-type="string">
            <text:p>0.999983 2.08611e-06 -4.17223e-06 0 2.08611e-06 0.999983 4.17223e-06 0 4.17223e-06 4.33643e-12 0.999983 0 -93.2965 9.62125 -126.985 1 </text:p>
          </table:table-cell>
          <table:table-cell office:value-type="string" calcext:value-type="string">
            <text:p>0.999994 7.00349e-07 -1.4007e-06 0 7.00349e-07 0.999994 1.4007e-06 0 1.4007e-06 4.85275e-13 0.999994 0 -93.5241 9.45225 -126.81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2153 -0.131587 0.193918 0 0.159437 0.977827 -0.13577 0 -0.171753 0.162907 0.971577 0 -125.265 15.4268 -172.529 1 </text:p>
          </table:table-cell>
          <table:table-cell office:value-type="string" calcext:value-type="string">
            <text:p>0.970274 -0.12937 0.20453 0 0.1621 0.974948 -0.152314 0 -0.179701 0.18094 0.966937 0 -126.351 16.0003 -173.502 1 </text:p>
          </table:table-cell>
          <table:table-cell office:value-type="string" calcext:value-type="string">
            <text:p>0.972152 -0.13159 0.193919 0 0.159097 0.978151 -0.133826 0 -0.172072 0.160951 0.971847 0 -124.826 15.5672 -179.4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9.9046 127.715 -624.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4.58211e-07 -6.82787e-14 0 3.05474e-07 1 -3.05474e-07 0 -9.10383e-14 -6.10948e-07 1 0 -108.879 54.8245 -209.516 1 </text:p>
          </table:table-cell>
          <table:table-cell office:value-type="string" calcext:value-type="string">
            <text:p>0.999985 -6.01997e-06 2.20531e-06 0 -1.71729e-06 0.999982 -8.19554e-07 0 2.82864e-12 8.19544e-07 0.999969 0 -107.561 56.1381 -213.008 1 </text:p>
          </table:table-cell>
          <table:table-cell office:value-type="string" calcext:value-type="string">
            <text:p>0.999996 -3.63215e-07 -4.32986e-14 0 -6.65894e-07 1 2.42144e-07 0 -7.93808e-14 2.42144e-07 1 0 -109.102 54.4394 -210.33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5 -1.49011e-07 -5.96044e-07 0 4.47033e-07 0.999995 2.98022e-07 0 -5.96044e-07 2.98022e-07 0.999995 0 -146.206 44.3864 -147.6 1 </text:p>
          </table:table-cell>
          <table:table-cell office:value-type="string" calcext:value-type="string">
            <text:p>1 -1.73505e-06 9.13441e-06 0 -2.32831e-06 1 -4.5076e-06 0 1.19209e-07 5.96046e-08 1 0 -148.667 35.7766 -146.062 1 </text:p>
          </table:table-cell>
          <table:table-cell office:value-type="string" calcext:value-type="string">
            <text:p>1 1.07663e-06 -8.61302e-06 0 -2.96072e-06 1.00003 1.07666e-06 0 -4.30651e-06 1.07665e-06 1.00003 0 -149.712 36.6362 -148.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8319 -0.152404 0 0 0.152404 0.988319 0 0 0 0 1 0 -20.2557 -38.3553 0 1 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0.981625 -0.190823 0 0 0.190823 0.981625 0 0 0 0 1 0 -27.3206 -41.3882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8.999 118.573 -615.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1 3.53906e-07 -1.41562e-06 0 -8.84766e-07 1.00001 6.1965e-13 0 0 0 1.00001 0 -97.301 22.6044 -155.52 1 </text:p>
          </table:table-cell>
          <table:table-cell office:value-type="string" calcext:value-type="string">
            <text:p>1.00002 5.73705e-07 -2.29482e-06 0 -1.43426e-06 1.00002 1.63497e-12 0 0 0 1.00002 0 -98.057 21.9696 -155.893 1 </text:p>
          </table:table-cell>
          <table:table-cell office:value-type="string" calcext:value-type="string">
            <text:p>1.00001 3.76258e-07 -1.50503e-06 0 -9.40647e-07 1.00001 7.00836e-13 0 0 0 1.00001 0 -97.8428 22.3405 -155.20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9552 -0.151256 0.192587 0 0.167618 0.983247 -0.0716157 0 -0.178528 0.101716 0.978663 0 -142.628 36.8243 -207.693 1 </text:p>
          </table:table-cell>
          <table:table-cell office:value-type="string" calcext:value-type="string">
            <text:p>0.905578 0.413916 0.0927516 0 -0.398373 0.905007 -0.149203 0 -0.145698 0.0981653 0.984447 0 -138.279 37.3114 -205.607 1 </text:p>
          </table:table-cell>
          <table:table-cell office:value-type="string" calcext:value-type="string">
            <text:p>0.973435 -0.15436 0.169107 0 0.162622 0.986029 -0.0360587 0 -0.161179 0.0626014 0.984938 0 -138.396 34.171 -218.32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60.9065 19.3103 -638.1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67739 0.00692934 -0.744363 0 0.62176 0.544648 0.562826 0 0.409316 -0.838636 0.359374 0 -92.5947 -7.92997 -185.037 1 </text:p>
          </table:table-cell>
          <table:table-cell office:value-type="string" calcext:value-type="string">
            <text:p>0.667739 0.00692934 -0.744363 0 0.62176 0.544648 0.562826 0 0.409316 -0.838636 0.359374 0 -91.3624 -8.73346 -183.62 1 </text:p>
          </table:table-cell>
          <table:table-cell office:value-type="string" calcext:value-type="string">
            <text:p>0.667739 0.00692934 -0.744363 0 0.62176 0.544648 0.562826 0 0.409316 -0.838636 0.359374 0 -92.1803 -8.72103 -184.07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4.10712e-07 -4.69387e-07 0 -8.21424e-07 0.999996 9.38771e-07 0 4.69387e-07 -9.38771e-07 1 0 -90.799 14.1033 -249.387 1 </text:p>
          </table:table-cell>
          <table:table-cell office:value-type="string" calcext:value-type="string">
            <text:p>1 2.01166e-07 6.89449e-14 0 -6.25849e-07 1 7.15257e-07 0 -1.07248e-13 3.57628e-07 1 0 -90.8329 14.2635 -249.581 1 </text:p>
          </table:table-cell>
          <table:table-cell office:value-type="string" calcext:value-type="string">
            <text:p>0.999998 -7.45056e-08 -2.16493e-14 0 -7.07803e-07 0.999998 5.96045e-07 0 0 0 1 0 -91.0435 13.8114 -250.18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 2.90012e-06 6.44465e-07 0 2.739e-06 1 8.77505e-13 0 -3.51002e-12 -2.57788e-06 0.99999 0 -141.576 11.1037 -187.596 1 </text:p>
          </table:table-cell>
          <table:table-cell office:value-type="string" calcext:value-type="string">
            <text:p>0.999956 6.92876e-07 -4.15724e-06 0 1.38575e-06 0.999956 -2.87283e-12 0 0 0 0.999956 0 -143.525 10.9171 -189.361 1 </text:p>
          </table:table-cell>
          <table:table-cell office:value-type="string" calcext:value-type="string">
            <text:p>1 5.25266e-07 5.47895e-13 0 5.25266e-07 1 2.10106e-06 0 0 0 1 0 -140.573 16.0869 -188.4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9215 0.146471 0 0 -0.146471 0.989215 0 0 0 0 1 0 8.41814 12.2258 0 1 </text:p>
          </table:table-cell>
          <table:table-cell office:value-type="string" calcext:value-type="string">
            <text:p>0.991692 0.128643 0 0 -0.128643 0.991692 0 0 0 0 1 0 4.6113 9.28094 0 1 </text:p>
          </table:table-cell>
          <table:table-cell office:value-type="string" calcext:value-type="string">
            <text:p>0.987387 0.158331 0 0 -0.158331 0.987387 0 0 0 0 1 0 2.80877 11.5047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46.199 32.6709 -663.5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1 1.21259e-06 -3.46455e-07 0 -1.29921e-07 1.00001 -1.38581e-06 0 1.73227e-07 -1.38581e-06 1 0 -92.5947 -7.92997 -185.037 1 </text:p>
          </table:table-cell>
          <table:table-cell office:value-type="string" calcext:value-type="string">
            <text:p>1.00001 8.34471e-07 -2.3842e-07 0 -8.94076e-08 1.00001 -9.53678e-07 0 1.1921e-07 -9.53678e-07 1 0 -91.3624 -8.73346 -183.62 1 </text:p>
          </table:table-cell>
          <table:table-cell office:value-type="string" calcext:value-type="string">
            <text:p>1.00001 1.56464e-06 -4.47039e-07 0 -1.6764e-07 1.00001 -1.78815e-06 0 2.23519e-07 -1.78815e-06 1 0 -92.1803 -8.72103 -184.07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4718 -0.241512 0.104842 0 0.257117 0.949892 -0.17775 0 -0.0566598 0.198435 0.978475 0 -124.279 6.46527 -239.833 1 </text:p>
          </table:table-cell>
          <table:table-cell office:value-type="string" calcext:value-type="string">
            <text:p>0.965148 -0.241509 0.100762 0 0.256461 0.949501 -0.18076 0 -0.052018 0.200304 0.978352 0 -123.538 7.35554 -240.044 1 </text:p>
          </table:table-cell>
          <table:table-cell office:value-type="string" calcext:value-type="string">
            <text:p>0.965145 -0.24345 0.0960613 0 0.25684 0.951578 -0.168914 0 -0.0502878 0.187699 0.980938 0 -123.623 5.99946 -242.7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9.6884 30.8409 -729.1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2.42516e-06 -1.1022e-12 0 1.38581e-06 1 9.23872e-07 0 6.2983e-13 9.23872e-07 1 0 -93.9242 24.4343 -344.734 1 </text:p>
          </table:table-cell>
          <table:table-cell office:value-type="string" calcext:value-type="string">
            <text:p>1 1.78814e-07 0 0 5.96046e-08 1 0 0 0 0 1 0 -93.8501 23.5868 -344.661 1 </text:p>
          </table:table-cell>
          <table:table-cell office:value-type="string" calcext:value-type="string">
            <text:p>0.999995 2.51456e-07 -1.66741e-13 0 8.38191e-08 1 -1.3411e-06 0 -6.7055e-07 -1.3411e-06 1 0 -93.3223 23.745 -345.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88 3.79975e-07 0 0 8.54944e-07 0.999988 0 0 -7.59952e-07 -1.42967e-13 0.999994 0 -135.118 19.1885 -282.998 1 </text:p>
          </table:table-cell>
          <table:table-cell office:value-type="string" calcext:value-type="string">
            <text:p>1.00004 0 5.20071e-06 0 2.27531e-06 1.00004 5.89943e-12 0 0 0 1.00004 0 -146.877 18.3622 -283.851 1 </text:p>
          </table:table-cell>
          <table:table-cell office:value-type="string" calcext:value-type="string">
            <text:p>1 -3.17395e-06 -4.23193e-06 0 1.05798e-06 1 -4.23193e-06 0 -2.11596e-06 3.34616e-12 1 0 -144.707 19.0872 -283.0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7409 -0.0719378 0 0 0.0719378 0.997409 0 0 0 0 1 0 3.57995 -6.56322 0 1 </text:p>
          </table:table-cell>
          <table:table-cell office:value-type="string" calcext:value-type="string">
            <text:p>0.997621 -0.0689453 0 0 0.0689453 0.997621 0 0 0 0 1 0 7.80946 -6.45117 0 1 </text:p>
          </table:table-cell>
          <table:table-cell office:value-type="string" calcext:value-type="string">
            <text:p>0.99719 -0.0749298 0 0 0.0749298 0.99719 0 0 0 0 1 0 2.77162 -7.00406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39.627 32.2173 -726.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8.3819e-07 0 0 7.71135e-07 1 0 0 -2.68222e-07 1.07289e-06 1.00001 0 -84.3432 2.0004 -284.054 1 </text:p>
          </table:table-cell>
          <table:table-cell office:value-type="string" calcext:value-type="string">
            <text:p>1 1.49012e-06 0 0 1.37091e-06 1 0 0 -4.76839e-07 1.90736e-06 1.00002 0 -83.9641 0.837825 -282.596 1 </text:p>
          </table:table-cell>
          <table:table-cell office:value-type="string" calcext:value-type="string">
            <text:p>1 2.1318e-06 -4.47036e-08 0 2.00327e-06 1 -4.47036e-08 0 -7.15261e-07 2.77164e-06 1.00002 0 -84.805 0.816528 -282.53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8309 -0.215528 0.126199 0 0.233157 0.961203 -0.147398 0 -0.0895344 0.172151 0.980993 0 -128.658 14.7551 -338.527 1 </text:p>
          </table:table-cell>
          <table:table-cell office:value-type="string" calcext:value-type="string">
            <text:p>0.986429 -0.121532 0.1104 0 0.138674 0.976681 -0.163901 0 -0.0879069 0.176987 0.98028 0 -128.976 14.3932 -337.215 1 </text:p>
          </table:table-cell>
          <table:table-cell office:value-type="string" calcext:value-type="string">
            <text:p>0.987815 -0.123622 0.0945486 0 0.136837 0.979293 -0.1492 0 -0.0741463 0.16032 0.984276 0 -127.427 13.731 -340.259 1 </text:p>
          </table:table-cell>
          <table:table-cell table:number-columns-repeated="16377"/>
        </table:table-row>
      </table:table>
      <table:table table:name="Left_Side" table:style-name="ta6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Anatomical_Side</text:p>
          </table:table-cell>
          <table:table-cell table:style-name="ce1" office:value-type="string" calcext:value-type="string">
            <text:p>H001_Value</text:p>
          </table:table-cell>
          <table:table-cell table:style-name="ce1" office:value-type="string" calcext:value-type="string">
            <text:p>H002_Value</text:p>
          </table:table-cell>
          <table:table-cell table:style-name="ce1" office:value-type="string" calcext:value-type="string">
            <text:p>H003_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02.426 212.949 533.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5323 -0.052519 0.755323 0 -0.651818 0.468565 0.596288 0 -0.385239 -0.881855 0.271847 0 88.3678 167.916 926.372 1 </text:p>
          </table:table-cell>
          <table:table-cell table:number-columns-repeated="2" office:value-type="string" calcext:value-type="string">
            <text:p>0.653234 -0.0525201 0.755332 0 -0.651823 0.468569 0.596297 0 -0.385243 -0.881864 0.271852 0 98.4359 166.821 942.99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78 -0.0209985 0 0 0.0209985 0.99978 0 0 0 0 1 0 -1.7533 1.86778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5 -7.45052e-08 1.19208e-06 0 -1.4901e-07 0.99999 -2.98021e-07 0 -1.19208e-06 4.38535e-14 0.999995 0 89.6875 166.444 926.215 1 </text:p>
          </table:table-cell>
          <table:table-cell table:number-columns-repeated="2" office:value-type="string" calcext:value-type="string">
            <text:p>1 0 0 0 0 1 0 0 0 0 1 0 98.4359 166.821 942.99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5924 0.14394 -0.2151 0 -0.153273 0.987804 -0.0272669 0 0.208553 0.0593067 0.976209 0 122.716 176.261 897.853 1 </text:p>
          </table:table-cell>
          <table:table-cell table:number-columns-repeated="2" office:value-type="string" calcext:value-type="string">
            <text:p>0.965926 0.14394 -0.215101 0 -0.153273 0.987808 -0.0272668 0 0.208554 0.0593069 0.976211 0 123.449 169.702 896.75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-6.96627e-07 -4.28198e-14 0 4.43308e-07 0.999998 1.2666e-07 0 2.7249e-14 1.2666e-07 0.999998 0 103.995 174.914 883.33 1 </text:p>
          </table:table-cell>
          <table:table-cell table:number-columns-repeated="2" office:value-type="string" calcext:value-type="string">
            <text:p>1 0 0 0 0 1 0 0 0 0 1 0 96.9062 172.44 846.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9 -1.30385e-08 2.08616e-07 0 -2.6077e-08 0.999998 -5.2154e-08 0 -2.08616e-07 1.26288e-15 0.999999 0 137.747 187.621 943.58 1 </text:p>
          </table:table-cell>
          <table:table-cell table:number-columns-repeated="2" office:value-type="string" calcext:value-type="string">
            <text:p>1 0 0 0 0 1 0 0 0 0 1 0 143.24 188.44 942.35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2.9968 206.876 524.9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31.425 60.7224 -556.4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58873 0.0660248 0.74935 0 -0.661231 0.525805 0.535063 0 -0.35869 -0.848015 0.390105 0 89.5496 6.57393 -135.249 1 </text:p>
          </table:table-cell>
          <table:table-cell office:value-type="string" calcext:value-type="string">
            <text:p>0.658366 0.0863974 0.747723 0 -0.661709 0.539891 0.520249 0 -0.35874 -0.83729 0.412616 0 98.7181 1.63838 -139.149 1 </text:p>
          </table:table-cell>
          <table:table-cell office:value-type="string" calcext:value-type="string">
            <text:p>0.658366 0.0863974 0.747723 0 -0.661709 0.539891 0.520249 0 -0.35874 -0.83729 0.412616 0 97.7138 0.4901 -136.1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637 -0.0269968 0 0 0.0269968 0.999637 0 0 0 0 1 0 -1.52566 2.36308 0 1 </text:p>
          </table:table-cell>
          <table:table-cell office:value-type="string" calcext:value-type="string">
            <text:p>0.998201 -0.059964 0 0 0.059964 0.998201 0 0 0 0 1 0 -4.96116 5.4431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4.09784e-07 1.63914e-07 0 8.81036e-07 1.00001 -6.55657e-07 0 -1.63914e-07 3.32028e-14 1.00001 0 100.377 1.42274 -138.994 1 </text:p>
          </table:table-cell>
          <table:table-cell office:value-type="string" calcext:value-type="string">
            <text:p>1 -9.59274e-07 3.83709e-07 0 2.06244e-06 1.00002 -1.53485e-06 0 -3.83709e-07 1.83146e-13 1.00002 0 98.7181 1.63838 -139.149 1 </text:p>
          </table:table-cell>
          <table:table-cell office:value-type="string" calcext:value-type="string">
            <text:p>1 -8.19572e-07 3.27829e-07 0 1.76208e-06 1.00002 -1.31133e-06 0 -3.27829e-07 1.33575e-13 1.00002 0 97.7138 0.4901 -136.1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393 0.259917 -0.0572916 0 -0.262645 0.963764 -0.0466543 0 0.0430894 0.0600188 0.997267 0 119.309 26.0751 -180.542 1 </text:p>
          </table:table-cell>
          <table:table-cell office:value-type="string" calcext:value-type="string">
            <text:p>0.984074 0.169485 -0.053606 0 -0.17267 0.983044 -0.0617239 0 0.0422358 0.069997 0.996653 0 120.188 26.7255 -180.578 1 </text:p>
          </table:table-cell>
          <table:table-cell office:value-type="string" calcext:value-type="string">
            <text:p>0.984346 0.169969 -0.0466288 0 -0.172561 0.983246 -0.0587327 0 0.0358649 0.0658596 0.997184 0 118.674 25.9795 -185.26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7.20844e-07 2.28255e-14 0 9.01055e-07 1 -6.70552e-08 0 -6.70552e-08 2.28255e-14 0.999999 0 94.5739 38.2096 -188.16 1 </text:p>
          </table:table-cell>
          <table:table-cell office:value-type="string" calcext:value-type="string">
            <text:p>0.999998 1.33784e-06 1.2666e-07 0 1.32992e-06 0.999998 2.5332e-07 0 0 0 1 0 93.9128 37.0478 -188.566 1 </text:p>
          </table:table-cell>
          <table:table-cell office:value-type="string" calcext:value-type="string">
            <text:p>1 -4.02331e-07 0 0 -1.97394e-06 1 0 0 2.01166e-07 -3.97182e-14 1 0 95.0181 36.809 -187.53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27826e-07 0 0 -3.68804e-07 1 0 0 0 0 1 0 134.142 21.0656 -135.797 1 </text:p>
          </table:table-cell>
          <table:table-cell office:value-type="string" calcext:value-type="string">
            <text:p>1.00001 -7.82316e-08 4.17238e-07 0 1.59071e-06 1 8.3447e-07 0 0 0 1.00001 0 133.446 21.8387 -135.82 1 </text:p>
          </table:table-cell>
          <table:table-cell office:value-type="string" calcext:value-type="string">
            <text:p>0.99997 -1.73128e-06 -6.29557e-07 0 -1.73128e-06 0.99998 -1.25912e-06 0 6.29558e-07 -5.41762e-13 0.99998 0 132.804 22.6546 -135.61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2.0848 54.6309 -565.4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8.014 35.461 -660.8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58534 0.0601138 0.750146 0 -0.658608 0.528312 0.535838 0 -0.3641 -0.84692 0.387503 0 80.9753 6.64024 -223.251 1 </text:p>
          </table:table-cell>
          <table:table-cell office:value-type="string" calcext:value-type="string">
            <text:p>0.658534 0.0601138 0.750146 0 -0.658608 0.528312 0.535838 0 -0.3641 -0.84692 0.387503 0 80.5948 6.74626 -223.009 1 </text:p>
          </table:table-cell>
          <table:table-cell office:value-type="string" calcext:value-type="string">
            <text:p>0.658534 0.0601138 0.750146 0 -0.658608 0.528312 0.535838 0 -0.3641 -0.84692 0.387503 0 81.0582 7.74695 -222.96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8848 -0.0479816 0 0 0.0479816 0.998848 0 0 0 0 1 0 -1.91781 2.50643 0 1 </text:p>
          </table:table-cell>
          <table:table-cell office:value-type="string" calcext:value-type="string">
            <text:p>0.998988 -0.0449848 0 0 0.0449848 0.998988 0 0 0 0 1 0 -1.83248 2.83291 0 1 </text:p>
          </table:table-cell>
          <table:table-cell office:value-type="string" calcext:value-type="string">
            <text:p>0.998849 -0.0479816 0 0 0.0479816 0.998849 0 0 0 0 1 0 -1.01177 2.72736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3 -4.43307e-07 4.43308e-07 0 -2.21654e-06 1 -1.77324e-06 0 8.86616e-07 -1.77324e-06 1 0 80.9753 6.64024 -223.251 1 </text:p>
          </table:table-cell>
          <table:table-cell office:value-type="string" calcext:value-type="string">
            <text:p>0.999991 -5.77416e-07 5.77418e-07 0 -2.88708e-06 1 -2.30968e-06 0 1.15483e-06 -2.30968e-06 1 0 80.5948 6.74626 -223.009 1 </text:p>
          </table:table-cell>
          <table:table-cell office:value-type="string" calcext:value-type="string">
            <text:p>0.999988 -7.59953e-07 7.59956e-07 0 -3.79977e-06 1 -3.03984e-06 0 1.51991e-06 -3.03984e-06 1 0 81.0582 7.74695 -222.96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8944 0.147711 -0.140894 0 -0.164207 0.979856 -0.11366 0 0.121267 0.134402 0.983479 0 110.325 11.776 -279.838 1 </text:p>
          </table:table-cell>
          <table:table-cell office:value-type="string" calcext:value-type="string">
            <text:p>0.98204 0.134325 -0.132494 0 -0.148752 0.983204 -0.105751 0 0.116064 0.123561 0.985526 0 110.542 9.57833 -285.095 1 </text:p>
          </table:table-cell>
          <table:table-cell office:value-type="string" calcext:value-type="string">
            <text:p>0.975878 0.147538 -0.16092 0 -0.16564 0.980525 -0.105516 0 0.142219 0.129625 0.981311 0 112.628 10.9066 -282.48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1.01328e-06 -2.38419e-07 0 1.07288e-06 1 -4.76837e-07 0 2.47802e-13 4.76837e-07 1 0 83.8986 21.6957 -285.581 1 </text:p>
          </table:table-cell>
          <table:table-cell office:value-type="string" calcext:value-type="string">
            <text:p>1.00001 -2.06196e-06 -4.07114e-13 0 -4.02334e-07 1.00001 4.02334e-07 0 4.02334e-07 -4.07114e-13 1.00001 0 81.9977 20.8224 -287.034 1 </text:p>
          </table:table-cell>
          <table:table-cell office:value-type="string" calcext:value-type="string">
            <text:p>1 -2.5034e-06 0 0 1.04308e-06 1 0 0 0 0 1 0 82.9273 20.8008 -286.39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-7.89776e-07 0 0 3.94888e-07 1.00003 0 0 -7.89771e-07 1.57955e-06 1.00001 0 125.527 16.651 -230.76 1 </text:p>
          </table:table-cell>
          <table:table-cell office:value-type="string" calcext:value-type="string">
            <text:p>1 -1.08965e-06 0 0 7.26432e-07 1 0 0 -9.68575e-07 9.68575e-07 1 0 126.631 16.314 -230.203 1 </text:p>
          </table:table-cell>
          <table:table-cell office:value-type="string" calcext:value-type="string">
            <text:p>0.999982 0 -2.25004e-06 0 0 1 0 0 0 0 0.999991 0 124.516 19.1713 -230.5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2.7015 49.3991 -635.7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85.7834 51.0944 -625.0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528902 0.098107 0.842993 0 -0.742771 0.534021 0.403873 0 -0.410553 -0.83976 0.355316 0 73.2586 15.363 -133.819 1 </text:p>
          </table:table-cell>
          <table:table-cell office:value-type="string" calcext:value-type="string">
            <text:p>0.528902 0.098107 0.842993 0 -0.742771 0.534021 0.403873 0 -0.410553 -0.83976 0.355316 0 71.2101 15.1492 -132.622 1 </text:p>
          </table:table-cell>
          <table:table-cell office:value-type="string" calcext:value-type="string">
            <text:p>0.528902 0.098107 0.842993 0 -0.742771 0.534021 0.403873 0 -0.410553 -0.83976 0.355316 0 60.4777 16.3326 -142.64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7621 -0.0689453 0 0 0.0689453 0.997621 0 0 0 0 1 0 -2.88034 3.03218 0 1 </text:p>
          </table:table-cell>
          <table:table-cell office:value-type="string" calcext:value-type="string">
            <text:p>0.997823 -0.0659521 0 0 0.0659521 0.997823 0 0 0 0 1 0 -2.7595 2.89625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2.70084e-08 0 0 -4.05125e-08 1 0 0 4.30124e-15 -2.16066e-07 0.999997 0 73.2586 15.363 -133.819 1 </text:p>
          </table:table-cell>
          <table:table-cell office:value-type="string" calcext:value-type="string">
            <text:p>1 -5.58794e-08 0 0 -8.3819e-08 1 0 0 1.85788e-14 -4.47033e-07 0.999993 0 71.2101 15.1492 -132.622 1 </text:p>
          </table:table-cell>
          <table:table-cell office:value-type="string" calcext:value-type="string">
            <text:p>1 0 0 0 0 1 0 0 0 0 1 0 60.4777 16.3326 -142.64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864 0.168527 -0.11774 0 -0.178247 0.980928 -0.0775179 0 0.102431 0.0968489 0.990014 0 100.915 22.623 -176.5 1 </text:p>
          </table:table-cell>
          <table:table-cell table:number-columns-repeated="2" office:value-type="string" calcext:value-type="string">
            <text:p>0.982039 0.170431 -0.0809486 0 -0.17368 0.984184 -0.0348888 0 0.0737222 0.0483212 0.996107 0 93.8758 21.385 -176.38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74.4384 29.1484 -193.36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120.438 34.1484 -137.90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-0.809216 35.3921 -643.8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41.881 205.029 -644.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9651 -0.143503 0 0 0.143503 0.989651 0 0 0 0 1 0 -28.195 12.6349 0 1 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0.98832 -0.152404 0 0 0.152404 0.98832 0 0 0 0 1 0 -33.2811 12.4063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9.77889e-07 -3.72529e-07 0 5.12227e-07 1 -9.35016e-14 0 0 0 1 0 106.962 158.131 -182.39 1 </text:p>
          </table:table-cell>
          <table:table-cell office:value-type="string" calcext:value-type="string">
            <text:p>1 0 0 0 0 1 0 0 0 0 1 0 92.4655 157.18 -187.985 1 </text:p>
          </table:table-cell>
          <table:table-cell office:value-type="string" calcext:value-type="string">
            <text:p>1 -9.38773e-07 -3.57628e-07 0 4.91738e-07 1 -8.60978e-14 0 0 0 1 0 106.271 158.407 -181.24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7044 0.137266 -0.162921 0 -0.156326 0.981499 -0.110552 0 0.144732 0.133483 0.980426 0 145.15 162.984 -236.303 1 </text:p>
          </table:table-cell>
          <table:table-cell office:value-type="string" calcext:value-type="string">
            <text:p>0.9817 0.142291 -0.126564 0 -0.157048 0.980819 -0.115453 0 0.107709 0.133217 0.985217 0 138.813 161.942 -220.575 1 </text:p>
          </table:table-cell>
          <table:table-cell office:value-type="string" calcext:value-type="string">
            <text:p>0.978963 0.13919 -0.149188 0 -0.152935 0.984577 -0.084959 0 0.135061 0.105988 0.985152 0 143.996 159.666 -241.87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4.69386e-07 -9.44244e-14 0 1.30385e-06 1 -4.17233e-07 0 -4.17232e-07 -4.17233e-07 1 0 106.153 175.302 -239.08 1 </text:p>
          </table:table-cell>
          <table:table-cell office:value-type="string" calcext:value-type="string">
            <text:p>1 0 0 0 0 1 0 0 0 0 1 0 104.399 170.74 -238.2 1 </text:p>
          </table:table-cell>
          <table:table-cell office:value-type="string" calcext:value-type="string">
            <text:p>1 2.24262e-06 7.10129e-13 0 2.64309e-06 1 6.40753e-07 0 0 0 1.00001 0 107.715 175.865 -238.9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5.36442e-07 0 0 6.70552e-07 1 0 0 1.07288e-06 2.83773e-13 1 0 161.329 164.391 -188.005 1 </text:p>
          </table:table-cell>
          <table:table-cell office:value-type="string" calcext:value-type="string">
            <text:p>1 0 0 0 0 1 0 0 0 0 1 0 164.24 169.74 -187.38 1 </text:p>
          </table:table-cell>
          <table:table-cell office:value-type="string" calcext:value-type="string">
            <text:p>1 3.27826e-07 -1.3113e-06 0 3.27826e-07 1 -2.12497e-13 0 -1.3113e-06 -2.12497e-13 1 0 160.64 166.082 -187.37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55.441 188.621 -663.8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33.313 31.0442 -602.4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118 -0.0419877 0 0 0.0419877 0.999118 0 0 0 0 1 0 -1.23781 4.11295 0 1 </text:p>
          </table:table-cell>
          <table:table-cell office:value-type="string" calcext:value-type="string">
            <text:p>0.999119 -0.0419877 0 0 0.0419877 0.999119 0 0 0 0 1 0 0.869472 4.01046 0 1 </text:p>
          </table:table-cell>
          <table:table-cell office:value-type="string" calcext:value-type="string">
            <text:p>0.999353 -0.0359922 0 0 0.0359922 0.999353 0 0 0 0 1 0 -1.47169 1.52224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7.77853e-06 0 0 -3.88926e-06 1.00003 0 0 9.72326e-07 -3.88932e-06 1.00003 0 98.4428 -6.87149 -155.864 1 </text:p>
          </table:table-cell>
          <table:table-cell office:value-type="string" calcext:value-type="string">
            <text:p>1 -1.11463e-05 0 0 -5.57315e-06 1.00004 0 0 1.39331e-06 -5.57326e-06 1.00004 0 98.5736 -6.43871 -156.466 1 </text:p>
          </table:table-cell>
          <table:table-cell office:value-type="string" calcext:value-type="string">
            <text:p>1 -3.72532e-06 0 0 -1.86266e-06 1.00001 0 0 4.65667e-07 -1.86267e-06 1.00001 0 97.2715 -7.64964 -154.3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4368 0.162587 -0.0677082 0 -0.170281 0.976768 -0.130113 0 0.0449805 0.139609 0.989185 0 110.163 8.78338 -208.871 1 </text:p>
          </table:table-cell>
          <table:table-cell office:value-type="string" calcext:value-type="string">
            <text:p>0.984368 0.162588 -0.0677081 0 -0.17046 0.976201 -0.134069 0 0.0442987 0.143515 0.988656 0 110.334 9.59721 -206.619 1 </text:p>
          </table:table-cell>
          <table:table-cell office:value-type="string" calcext:value-type="string">
            <text:p>0.984071 0.161805 -0.073649 0 -0.169823 0.978115 -0.120215 0 0.0525858 0.130807 0.990012 0 110.785 8.02057 -208.65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0 1 0 0 0 0 1 0 85.5043 8.14844 -210.096 1 </text:p>
          </table:table-cell>
          <table:table-cell office:value-type="string" calcext:value-type="string">
            <text:p>0.999988 3.0738e-06 1.56461e-07 0 3.71781e-06 1 5.80132e-13 0 -6.22109e-07 3.11434e-06 1.00001 0 85.8772 7.60249 -210.633 1 </text:p>
          </table:table-cell>
          <table:table-cell office:value-type="string" calcext:value-type="string">
            <text:p>1 0 0 0 0 1 0 0 0 0 1 0 85.5043 8.14844 -210.09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0 1 0 0 0 0 1 0 126.438 17.1484 -156.459 1 </text:p>
          </table:table-cell>
          <table:table-cell office:value-type="string" calcext:value-type="string">
            <text:p>1 6.238e-06 -1.46782e-06 0 5.87106e-06 1 -5.87118e-06 0 -1.4678e-06 -4.5664e-12 1.00005 0 125.625 17.3228 -155.449 1 </text:p>
          </table:table-cell>
          <table:table-cell office:value-type="string" calcext:value-type="string">
            <text:p>1 0 0 0 0 1 0 0 0 0 1 0 126.438 17.1484 -156.4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61.2754 32.0039 -548.4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59.291 20.2949 -642.1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0621 -0.240616 0 0 0.240616 0.970621 0 0 0 0 1 0 1.56385 24.1474 0 1 </text:p>
          </table:table-cell>
          <table:table-cell office:value-type="string" calcext:value-type="string">
            <text:p>0.966141 -0.258049 0 0 0.258049 0.966141 0 0 0 0 1 0 -2.85084 25.4661 0 1 </text:p>
          </table:table-cell>
          <table:table-cell office:value-type="string" calcext:value-type="string">
            <text:p>0.967664 -0.252246 0 0 0.252246 0.967664 0 0 0 0 1 0 1.18564 24.5068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1.02445e-07 4.09781e-07 0 -1.53668e-07 0.999993 -3.09127e-14 0 6.18253e-14 -8.19559e-07 0.999997 0 118.445 -2.2022 -225.893 1 </text:p>
          </table:table-cell>
          <table:table-cell office:value-type="string" calcext:value-type="string">
            <text:p>1 -5.88595e-07 1.97439e-06 0 -8.82879e-07 0.999972 -7.36649e-13 0 1.2666e-07 -3.69541e-06 0.999985 0 118.917 -2.59155 -226.081 1 </text:p>
          </table:table-cell>
          <table:table-cell office:value-type="string" calcext:value-type="string">
            <text:p>1 -1.80676e-07 7.22703e-07 0 -2.71013e-07 0.999988 -9.69219e-14 0 1.93844e-13 -1.4454e-06 0.999994 0 119.032 -2.68573 -225.32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0989 0.148738 -0.124647 0 -0.172463 0.962682 -0.208567 0 0.0889737 0.226099 0.970032 0 153.554 1.31723 -275.857 1 </text:p>
          </table:table-cell>
          <table:table-cell office:value-type="string" calcext:value-type="string">
            <text:p>0.94248 0.298235 -0.150952 0 -0.323474 0.927563 -0.187057 0 0.0842309 0.225127 0.970682 0 152.227 0.133747 -279.422 1 </text:p>
          </table:table-cell>
          <table:table-cell office:value-type="string" calcext:value-type="string">
            <text:p>0.979854 0.145999 -0.136277 0 -0.169876 0.96808 -0.18429 0 0.105021 0.203727 0.973379 0 154.037 -1.34313 -278.8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02494e-06 4.32135e-07 0 8.64267e-07 1 1.8352e-13 0 -4.32135e-07 8.6427e-07 1.00001 0 120.398 11.5474 -286.675 1 </text:p>
          </table:table-cell>
          <table:table-cell office:value-type="string" calcext:value-type="string">
            <text:p>0.999965 -2.95033e-06 2.23494e-07 0 -1.65954e-06 0.99999 7.64423e-06 0 4.31379e-06 4.51497e-06 0.999992 0 117.591 8.98595 -287.413 1 </text:p>
          </table:table-cell>
          <table:table-cell office:value-type="string" calcext:value-type="string">
            <text:p>1 3.98604e-07 3.14803e-13 0 -1.99302e-07 0.999994 1.59442e-06 0 0 0 1 0 119.87 10.2577 -286.1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50177e-07 -7.00355e-07 0 -1.75089e-07 1 6.06598e-14 0 0 0 1 0 161.685 13.2029 -230.114 1 </text:p>
          </table:table-cell>
          <table:table-cell office:value-type="string" calcext:value-type="string">
            <text:p>0.999889 -3.06932e-06 -3.87381e-07 0 -3.17694e-05 0.999888 -1.49295e-05 0 1.45422e-05 -2.80002e-11 0.999945 0 165.846 11.9162 -229.295 1 </text:p>
          </table:table-cell>
          <table:table-cell office:value-type="string" calcext:value-type="string">
            <text:p>1 2.45871e-07 -1.96695e-06 0 -1.72108e-06 1 1.67982e-12 0 1.67982e-12 -1.96695e-06 1 0 165.566 10.257 -231.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74.4381 -4.75606 -625.6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88.476 217.427 497.2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6218 -0.0868903 0 0 0.0868903 0.996218 0 0 0 0 1 0 -9.61008 -5.28309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3 1.34109e-06 1.78812e-06 0 3.01745e-06 0.999993 2.67533e-12 0 -1.78812e-06 -1.18904e-12 0.999993 0 87.5626 157.686 913.861 1 </text:p>
          </table:table-cell>
          <table:table-cell table:number-columns-repeated="2" office:value-type="string" calcext:value-type="string">
            <text:p>1 0 0 0 0 1 0 0 0 0 1 0 76.9484 167.435 900.55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2311 0.155599 -0.174353 0 -0.166688 0.984701 -0.0507848 0 0.163784 0.0784413 0.983372 0 118.497 168.483 869.834 1 </text:p>
          </table:table-cell>
          <table:table-cell table:number-columns-repeated="2" office:value-type="string" calcext:value-type="string">
            <text:p>0.976379 0.15766 -0.147742 0 -0.172964 0.980127 -0.0971348 0 0.129491 0.120394 0.984244 0 107.503 171.098 873.10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4.28408e-07 1.49012e-07 0 -9.31322e-08 0.999999 -6.245e-15 0 -3.1225e-15 7.45057e-08 0.999999 0 90.2678 184.871 858.295 1 </text:p>
          </table:table-cell>
          <table:table-cell table:number-columns-repeated="2" office:value-type="string" calcext:value-type="string">
            <text:p>1 0 0 0 0 1 0 0 0 0 1 0 88.0492 185.64 857.9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35276e-07 0 0 2.01166e-07 1 0 0 -5.36442e-07 8.74301e-14 1 0 136.069 174.255 909.136 1 </text:p>
          </table:table-cell>
          <table:table-cell table:number-columns-repeated="2" office:value-type="string" calcext:value-type="string">
            <text:p>1 0 0 0 0 1 0 0 0 0 1 0 133.44 185.64 901.05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2.85077 221.664 524.6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31.049 31.5069 -643.9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4795 -0.223107 0 0 0.223107 0.974795 0 0 0 0 1 0 -1.05985 17.2283 0 1 </text:p>
          </table:table-cell>
          <table:table-cell office:value-type="string" calcext:value-type="string">
            <text:p>0.976117 -0.217254 0 0 0.217254 0.976117 0 0 0 0 1 0 -2.91512 17.4445 0 1 </text:p>
          </table:table-cell>
          <table:table-cell office:value-type="string" calcext:value-type="string">
            <text:p>0.97546 -0.220181 0 0 0.220181 0.97546 0 0 0 0 1 0 -3.12403 16.647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2.46987e-06 0 0 -6.64964e-07 1 0 0 -5.00391e-13 1.51992e-06 1 0 93.4097 0.750936 -206.987 1 </text:p>
          </table:table-cell>
          <table:table-cell office:value-type="string" calcext:value-type="string">
            <text:p>0.999031 -0.0434902 0.00689936 0 0.0431297 0.997942 0.0474388 0 -0.00894857 -0.0470819 0.998855 0 93.3882 0.987654 -206.457 1 </text:p>
          </table:table-cell>
          <table:table-cell office:value-type="string" calcext:value-type="string">
            <text:p>1 1.93715e-06 0 0 -5.21541e-07 1 0 0 -3.06977e-13 1.19209e-06 1 0 93.5635 0.974344 -206.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8613 0.14986 -0.140923 0 -0.169661 0.975371 -0.140947 0 0.11633 0.161842 0.979936 0 128.172 15.1248 -252.463 1 </text:p>
          </table:table-cell>
          <table:table-cell office:value-type="string" calcext:value-type="string">
            <text:p>0.978803 0.151226 -0.138113 0 -0.17066 0.975071 -0.141817 0 0.113224 0.162381 0.980211 0 128.1 14.2662 -253.255 1 </text:p>
          </table:table-cell>
          <table:table-cell office:value-type="string" calcext:value-type="string">
            <text:p>0.978829 0.151081 -0.138089 0 -0.168098 0.978289 -0.121216 0 0.116778 0.141862 0.982974 0 126.798 14.1688 -258.8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0 1 0 0 0 0 1 0 97.8376 24.1484 -258.162 1 </text:p>
          </table:table-cell>
          <table:table-cell office:value-type="string" calcext:value-type="string">
            <text:p>0.999971 -5.53188e-07 -5.43878e-07 0 5.20781e-06 0.99998 -1.71359e-06 0 1.6838e-06 3.93379e-06 0.999973 0 97.3793 27.7336 -259.473 1 </text:p>
          </table:table-cell>
          <table:table-cell office:value-type="string" calcext:value-type="string">
            <text:p>0.999997 -8.88478e-07 -3.9488e-07 0 -4.93599e-07 0.999997 7.89758e-07 0 0 0 0.999994 0 98.9726 25.829 -258.76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3.12926e-07 2.08618e-07 0 7.3016e-07 1 -4.17234e-07 0 0 0 1.00001 0 139.266 22.1086 -204.185 1 </text:p>
          </table:table-cell>
          <table:table-cell office:value-type="string" calcext:value-type="string">
            <text:p>1.00008 -3.87819e-06 5.17109e-06 0 -3.87819e-06 1 1.03418e-05 0 5.1711e-06 -1.00121e-11 1.00008 0 137.038 21.8412 -201.506 1 </text:p>
          </table:table-cell>
          <table:table-cell office:value-type="string" calcext:value-type="string">
            <text:p>1 4.41447e-06 1.76578e-06 0 -2.64868e-06 1 -3.53158e-06 0 0 0 1 0 140.275 18.1841 -205.71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65.7706 37.1726 -582.2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23.005 192.96 574.7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9264 -0.202588 0 0 0.202588 0.979264 0 0 0 0 1 0 -36.4554 12.7129 0 1 </text:p>
          </table:table-cell>
          <table:table-cell office:value-type="string" calcext:value-type="string">
            <text:p>0.98105 -0.193767 0 0 0.193767 0.98105 0 0 0 0 1 0 -32.8149 11.5736 0 1 </text:p>
          </table:table-cell>
          <table:table-cell office:value-type="string" calcext:value-type="string">
            <text:p>0.980463 -0.196709 0 0 0.196709 0.980463 0 0 0 0 1 0 -36.3804 11.175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4.00469e-07 3.20375e-07 0 -8.81031e-07 1 -1.39489e-13 0 3.20375e-07 6.34041e-14 1 0 76.8689 155.185 1017.92 1 </text:p>
          </table:table-cell>
          <table:table-cell office:value-type="string" calcext:value-type="string">
            <text:p>1 1.04774e-06 8.3819e-07 0 -2.30502e-06 1 -9.61731e-13 0 8.3819e-07 4.3715e-13 1 0 76.6536 155.581 1017.81 1 </text:p>
          </table:table-cell>
          <table:table-cell office:value-type="string" calcext:value-type="string">
            <text:p>1 3.72529e-07 2.98023e-07 0 -8.19564e-07 1 -1.20598e-13 0 2.98023e-07 5.48173e-14 1 0 76.4831 155.617 1018.3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2692 0.234998 -0.134165 0 -0.252623 0.958191 -0.134353 0 0.0969829 0.163234 0.981809 0 112.67 162.627 964.36 1 </text:p>
          </table:table-cell>
          <table:table-cell office:value-type="string" calcext:value-type="string">
            <text:p>0.98776 0.122742 -0.0962618 0 -0.135016 0.981804 -0.133533 0 0.0781201 0.144895 0.986358 0 108.598 162.75 962.464 1 </text:p>
          </table:table-cell>
          <table:table-cell office:value-type="string" calcext:value-type="string">
            <text:p>0.96138 0.232744 -0.1469 0 -0.253593 0.956508 -0.144162 0 0.106958 0.175848 0.97859 0 112.174 159.47 957.17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7.00353e-07 -2.4003e-13 0 7.00353e-07 0.999997 -7.00353e-07 0 -3.50177e-07 7.00353e-07 1 0 78.1018 171.022 959.317 1 </text:p>
          </table:table-cell>
          <table:table-cell office:value-type="string" calcext:value-type="string">
            <text:p>0.999997 -2.25008e-06 1.60938e-12 0 -1.20792e-06 1 -7.15256e-07 0 -1.12503e-06 7.15257e-07 1 0 79.4009 168.743 958.25 1 </text:p>
          </table:table-cell>
          <table:table-cell office:value-type="string" calcext:value-type="string">
            <text:p>0.999993 2.1234e-07 0 0 1.0617e-07 0.999997 0 0 0 0 1 0 78.5282 171.674 959.68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1.93715e-07 0 0 1.45286e-07 0.999998 0 0 -1.93715e-07 -1.80411e-14 0.999998 0 132.843 175.794 1016.92 1 </text:p>
          </table:table-cell>
          <table:table-cell office:value-type="string" calcext:value-type="string">
            <text:p>0.99998 0 2.44375e-06 0 -2.13833e-06 1.00004 -2.60483e-12 0 2.44375e-06 0 1 0 126.412 179.344 1020.11 1 </text:p>
          </table:table-cell>
          <table:table-cell office:value-type="string" calcext:value-type="string">
            <text:p>1 -5.02914e-07 3.33483e-13 0 1.00583e-06 1 -1.3411e-06 0 6.70551e-07 -2.68221e-06 1 0 131.828 175.284 1015.3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6.4744 179.731 553.8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0.242 208.848 541.3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8772 -0.149438 0 0 0.149438 0.988772 0 0 0 0 1 0 -30.2043 7.97269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85 2.40279e-07 6.40742e-07 0 -2.08241e-06 0.999995 -1.28149e-06 0 6.40742e-07 7.60841e-14 0.99999 0 80.3939 173.954 1035.13 1 </text:p>
          </table:table-cell>
          <table:table-cell table:number-columns-repeated="2" office:value-type="string" calcext:value-type="string">
            <text:p>1 0 0 0 0 1 0 0 0 0 1 0 67.7234 163.113 1032.5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1196 0.158104 -0.110712 0 -0.176543 0.967001 -0.183687 0 0.0780174 0.199778 0.97673 0 102.79 165.531 975.443 1 </text:p>
          </table:table-cell>
          <table:table-cell table:number-columns-repeated="2" office:value-type="string" calcext:value-type="string">
            <text:p>0.981196 0.158104 -0.110715 0 -0.172249 0.976078 -0.132672 0 0.0870902 0.149248 0.984957 0 107.911 166.184 973.9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34159e-06 -3.859e-12 0 1.74344e-06 1 2.32458e-06 0 -1.16229e-06 -2.32458e-06 1 0 70.8409 173.033 990.576 1 </text:p>
          </table:table-cell>
          <table:table-cell table:number-columns-repeated="2" office:value-type="string" calcext:value-type="string">
            <text:p>1 0 0 0 0 1 0 0 0 0 1 0 77.4727 146.04 913.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2.42144e-08 -3.87431e-07 0 2.42145e-08 1 -4.51029e-15 0 -1.93716e-07 3.87431e-07 1 0 115.926 189.784 1068.63 1 </text:p>
          </table:table-cell>
          <table:table-cell table:number-columns-repeated="2" office:value-type="string" calcext:value-type="string">
            <text:p>1 0 0 0 0 1 0 0 0 0 1 0 133.729 186.328 1033.3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0.0847 200.487 597.0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8.617 37.6814 -537.4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8771 -0.149438 0 0 0.149438 0.988771 0 0 0 0 1 0 -4.89829 9.30843 0 1 </text:p>
          </table:table-cell>
          <table:table-cell office:value-type="string" calcext:value-type="string">
            <text:p>0.987387 -0.158331 0 0 0.158331 0.987387 0 0 0 0 1 0 -4.04645 10.5434 0 1 </text:p>
          </table:table-cell>
          <table:table-cell office:value-type="string" calcext:value-type="string">
            <text:p>0.98832 -0.152404 0 0 0.152404 0.98832 0 0 0 0 1 0 -6.6864 9.0661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4.02331e-07 -2.1283e-13 0 -4.02331e-07 1 -1.07289e-06 0 -1.07289e-06 -1.07289e-06 1.00001 0 84.4622 12.0193 -123.885 1 </text:p>
          </table:table-cell>
          <table:table-cell office:value-type="string" calcext:value-type="string">
            <text:p>1 9.83477e-07 -1.28232e-12 0 -9.83473e-07 1 -2.62263e-06 0 -2.62263e-06 -2.62263e-06 1.00002 0 84.0449 12.2711 -123.247 1 </text:p>
          </table:table-cell>
          <table:table-cell office:value-type="string" calcext:value-type="string">
            <text:p>1 4.07919e-07 -2.18826e-13 0 -4.07919e-07 1 -1.08779e-06 0 -1.08779e-06 -1.08779e-06 1.00001 0 84.5263 12.0543 -123.69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5801 0.135078 -0.171947 0 -0.163882 0.972388 -0.166145 0 0.144756 0.190303 0.970994 0 114.002 20.2854 -168.768 1 </text:p>
          </table:table-cell>
          <table:table-cell office:value-type="string" calcext:value-type="string">
            <text:p>0.975577 0.134307 -0.173817 0 -0.163783 0.972059 -0.168156 0 0.146375 0.192517 0.970315 0 114.671 18.826 -170.869 1 </text:p>
          </table:table-cell>
          <table:table-cell office:value-type="string" calcext:value-type="string">
            <text:p>0.974297 0.133218 -0.181656 0 -0.163468 0.972952 -0.163228 0 0.154998 0.188727 0.96972 0 115.214 18.7348 -171.44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5.81146e-07 0 0 2.42144e-07 1 0 0 4.51028e-14 3.87431e-07 1 0 85.2795 27.1612 -174.161 1 </text:p>
          </table:table-cell>
          <table:table-cell office:value-type="string" calcext:value-type="string">
            <text:p>1.00002 3.24849e-06 1.72857e-06 0 -7.77287e-06 1 4.50019e-06 0 2.77166e-06 4.62428e-12 1.00002 0 83.7687 27.3434 -173.129 1 </text:p>
          </table:table-cell>
          <table:table-cell office:value-type="string" calcext:value-type="string">
            <text:p>1 0 0 0 0 1 0 0 0 0 1 0 84.5569 26.1484 -178.6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1.45286e-07 0 0 1.93715e-07 1 0 0 0 0 1 0 128.695 26.0794 -126.89 1 </text:p>
          </table:table-cell>
          <table:table-cell office:value-type="string" calcext:value-type="string">
            <text:p>1 -2.98023e-08 6.66134e-16 0 -2.98029e-08 1.00002 -5.96058e-08 0 -4.02334e-06 -2.0415e-06 1.00002 0 125.992 28.2802 -125.121 1 </text:p>
          </table:table-cell>
          <table:table-cell office:value-type="string" calcext:value-type="string">
            <text:p>1 9.4994e-07 -2.5332e-06 0 -9.49939e-07 0.99998 1.19612e-12 0 0 0 1 0 126.392 25.661 -127.07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7.1255 30.5056 -499.8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20.539 71.9592 -616.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8542 0.0539738 0 0 -0.0539738 0.998542 0 0 0 0 1 0 2.3046 -5.23048 0 1 </text:p>
          </table:table-cell>
          <table:table-cell office:value-type="string" calcext:value-type="string">
            <text:p>0.999552 0.0299956 0 0 -0.0299956 0.999552 0 0 0 0 1 0 -3.2016 -4.07944 0 1 </text:p>
          </table:table-cell>
          <table:table-cell office:value-type="string" calcext:value-type="string">
            <text:p>0.99924 0.0389902 0 0 -0.0389902 0.99924 0 0 0 0 1 0 -4.92548 -5.4268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2.12343e-07 2.83124e-07 0 1.41562e-07 1.00001 -1.1325e-06 0 2.83125e-07 1.1325e-06 1.00001 0 73.198 35.0521 -151.263 1 </text:p>
          </table:table-cell>
          <table:table-cell office:value-type="string" calcext:value-type="string">
            <text:p>1.00001 2.29108e-07 3.05477e-07 0 1.52738e-07 1.00001 -1.22191e-06 0 3.05477e-07 1.22191e-06 1.00001 0 73.5807 35.1246 -151.775 1 </text:p>
          </table:table-cell>
          <table:table-cell office:value-type="string" calcext:value-type="string">
            <text:p>1.00001 1.87197e-07 2.49596e-07 0 1.24798e-07 1.00001 -9.98386e-07 0 2.49596e-07 9.98386e-07 1.00001 0 73.901 35.1445 -151.0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5236 0.0386185 -0.0895235 0 -0.0559275 0.978249 -0.199751 0 0.0798622 0.203807 0.975748 0 120.624 54.6347 -200.916 1 </text:p>
          </table:table-cell>
          <table:table-cell office:value-type="string" calcext:value-type="string">
            <text:p>0.996984 0.0547812 -0.0549681 0 -0.0644487 0.979033 -0.193235 0 0.0432299 0.196195 0.979611 0 114.974 54.3132 -200.371 1 </text:p>
          </table:table-cell>
          <table:table-cell office:value-type="string" calcext:value-type="string">
            <text:p>0.994982 0.0381715 -0.0924825 0 -0.0554302 0.979842 -0.191928 0 0.0832921 0.196091 0.977042 0 120.088 51.8332 -213.2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-1.15484e-06 1 0 0 -1.6348e-13 2.98023e-07 1 0 82.9843 63.1076 -205.753 1 </text:p>
          </table:table-cell>
          <table:table-cell office:value-type="string" calcext:value-type="string">
            <text:p>1 -3.98602e-07 7.97212e-07 0 3.98606e-07 0.999987 3.18882e-06 0 1.59442e-06 -3.16287e-13 1 0 82.0793 61.879 -209.978 1 </text:p>
          </table:table-cell>
          <table:table-cell office:value-type="string" calcext:value-type="string">
            <text:p>1 0 0 0 0 1 0 0 0 0 1 0 82.4061 58.1094 -214.1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1.49011e-07 2.98023e-07 0 1.49011e-07 0.999998 5.96046e-07 0 4.32986e-14 5.96045e-07 1 0 122.694 63.1897 -140.756 1 </text:p>
          </table:table-cell>
          <table:table-cell office:value-type="string" calcext:value-type="string">
            <text:p>1 6.74278e-07 0 0 1.68569e-07 1 0 0 6.74278e-07 2.26069e-13 1 0 130.141 55.356 -143.144 1 </text:p>
          </table:table-cell>
          <table:table-cell office:value-type="string" calcext:value-type="string">
            <text:p>0.999993 -6.59373e-07 -8.79164e-07 0 -4.39582e-07 1 1.91596e-13 0 0 0 1 0 122.068 61.0002 -140.83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0.8953 64.6323 -619.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48.527 31.3375 -671.5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37575 0.0445532 0.769099 0 -0.683554 0.493165 0.53809 0 -0.355319 -0.868794 0.344884 0 93.9621 3.26578 -176.965 1 </text:p>
          </table:table-cell>
          <table:table-cell office:value-type="string" calcext:value-type="string">
            <text:p>0.637575 0.0445532 0.769099 0 -0.683554 0.493165 0.53809 0 -0.355319 -0.868794 0.344884 0 93.2961 3.20116 -176.466 1 </text:p>
          </table:table-cell>
          <table:table-cell office:value-type="string" calcext:value-type="string">
            <text:p>0.637575 0.0445532 0.769099 0 -0.683554 0.493165 0.53809 0 -0.355319 -0.868794 0.344884 0 93.2143 3.99615 -175.90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7823 -0.0659521 0 0 0.0659521 0.997823 0 0 0 0 1 0 1.27427 5.70476 0 1 </text:p>
          </table:table-cell>
          <table:table-cell office:value-type="string" calcext:value-type="string">
            <text:p>0.9982 -0.0599639 0 0 0.0599639 0.9982 0 0 0 0 1 0 -2.30357 5.09315 0 1 </text:p>
          </table:table-cell>
          <table:table-cell office:value-type="string" calcext:value-type="string">
            <text:p>0.997824 -0.0659521 0 0 0.0659521 0.997824 0 0 0 0 1 0 -3.26067 4.38263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-5.94188e-07 5.09109e-13 0 -2.2147e-06 1 -1.72853e-06 0 8.64273e-07 -2.54554e-13 1 0 93.9621 3.26578 -176.965 1 </text:p>
          </table:table-cell>
          <table:table-cell office:value-type="string" calcext:value-type="string">
            <text:p>1.00002 -9.52753e-07 1.31323e-12 0 -3.55117e-06 1 -2.77162e-06 0 1.38582e-06 -6.56615e-13 1 0 93.2961 3.20116 -176.466 1 </text:p>
          </table:table-cell>
          <table:table-cell office:value-type="string" calcext:value-type="string">
            <text:p>1.00001 -6.04432e-07 5.26893e-13 0 -2.25288e-06 1 -1.75834e-06 0 8.79175e-07 -2.63447e-13 1 0 93.2143 3.99615 -175.90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4455 0.236106 -0.11866 0 -0.254997 0.949352 -0.183594 0 0.0693023 0.207326 0.975814 0 123.135 15.9432 -235.261 1 </text:p>
          </table:table-cell>
          <table:table-cell office:value-type="string" calcext:value-type="string">
            <text:p>0.964996 0.239813 -0.106173 0 -0.255228 0.951857 -0.169784 0 0.0603453 0.190939 0.979745 0 122.106 14.1321 -240.73 1 </text:p>
          </table:table-cell>
          <table:table-cell office:value-type="string" calcext:value-type="string">
            <text:p>0.964264 0.235406 -0.121571 0 -0.254628 0.950196 -0.179701 0 0.0732138 0.204234 0.97618 0 123.167 15.366 -240.94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1.83936e-06 0 0 9.56468e-07 1 0 0 5.88596e-07 -5.34468e-13 1 0 81.2677 15.797 -242.351 1 </text:p>
          </table:table-cell>
          <table:table-cell office:value-type="string" calcext:value-type="string">
            <text:p>0.99999 1.60184e-07 6.40746e-07 0 6.08703e-06 0.99999 2.56299e-06 0 -6.40752e-07 -2.56298e-06 1 0 82.0474 16.9436 -243.523 1 </text:p>
          </table:table-cell>
          <table:table-cell office:value-type="string" calcext:value-type="string">
            <text:p>0.999992 -1.695e-06 -5.21537e-07 0 -1.49942e-06 0.999996 3.85418e-13 0 -5.21537e-07 4.3569e-13 0.999996 0 81.1319 10.4842 -242.9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3 1.0617e-07 4.24682e-07 0 1.77191e-13 1 8.49366e-07 0 4.24682e-07 2.21489e-14 1 0 131.38 15.1049 -190.839 1 </text:p>
          </table:table-cell>
          <table:table-cell office:value-type="string" calcext:value-type="string">
            <text:p>1 2.51736e-06 5.92327e-07 0 2.36928e-06 1 6.9728e-13 0 0 0 1.00002 0 131.499 15.283 -192.042 1 </text:p>
          </table:table-cell>
          <table:table-cell office:value-type="string" calcext:value-type="string">
            <text:p>0.999993 8.49358e-07 -7.15085e-13 0 1.0617e-06 0.999993 -1.69871e-06 0 -8.93856e-13 -1.69871e-06 0.99998 0 130.333 14.7101 -192.04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66.3455 36.3562 -635.2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3.735 40.7443 -727.0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-1.38583e-06 1.38583e-06 0 -1.73229e-06 1.00001 -3.69554e-06 0 -9.23886e-07 6.35001e-13 1.00001 0 87.5866 4.98115 -283.967 1 </text:p>
          </table:table-cell>
          <table:table-cell table:number-columns-repeated="2" office:value-type="string" calcext:value-type="string">
            <text:p>1 0 0 0 0 1 0 0 0 0 1 0 74.0553 9.0086 -290.59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4039 0.153927 -0.0893466 0 -0.166064 0.974677 -0.14979 0 0.064027 0.162236 0.984673 0 120.042 9.2694 -322.515 1 </text:p>
          </table:table-cell>
          <table:table-cell table:number-columns-repeated="2" office:value-type="string" calcext:value-type="string">
            <text:p>0.984034 0.153927 -0.0893477 0 -0.169818 0.962301 -0.212459 0 0.0532763 0.22424 0.973077 0 113.676 11.1825 -322.41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88.1787 14.1484 -350.03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142.574 19.1484 -286.40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24.5806 52.8688 -724.901</text:p>
          </table:table-cell>
          <table:table-cell table:number-columns-repeated="16377"/>
        </table:table-row>
      </table:table>
      <table:table table:name="Summary" table:style-name="ta7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" table:number-columns-repeated="16382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Total_Parameters</text:p>
          </table:table-cell>
          <table:table-cell table:style-name="ce1" office:value-type="string" calcext:value-type="string">
            <text:p>Matrix_Parameters</text:p>
          </table:table-cell>
          <table:table-cell table:style-name="ce1" office:value-type="string" calcext:value-type="string">
            <text:p>Vector_Parameters</text:p>
          </table:table-cell>
          <table:table-cell table:style-name="ce1" office:value-type="string" calcext:value-type="string">
            <text:p>Scalar_Parameters</text:p>
          </table:table-cell>
          <table:table-cell table:style-name="ce1" office:value-type="string" calcext:value-type="string">
            <text:p>Left_Side_Parameters</text:p>
          </table:table-cell>
          <table:table-cell table:style-name="ce1" office:value-type="string" calcext:value-type="string">
            <text:p>Right_Side_Parameters</text:p>
          </table:table-cell>
          <table:table-cell table:style-name="ce1" office:value-type="string" calcext:value-type="string">
            <text:p>Both_Side_Paramete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7-F-8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2-F-3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4-F-7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3-M-4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5-M-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1-F-5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8-F-4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3-F-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9-F-8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2-M-7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4-M-6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0-F-4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6-M-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1-M-3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-M-6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</table:table>
      <table:table table:name="Femoral_Anteversion_Angles" table:style-name="ta8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Right_H001</text:p>
          </table:table-cell>
          <table:table-cell table:style-name="ce1" office:value-type="string" calcext:value-type="string">
            <text:p>Right_H002</text:p>
          </table:table-cell>
          <table:table-cell table:style-name="ce1" office:value-type="string" calcext:value-type="string">
            <text:p>Right_H003</text:p>
          </table:table-cell>
          <table:table-cell table:style-name="ce1" office:value-type="string" calcext:value-type="string">
            <text:p>Left_H001</text:p>
          </table:table-cell>
          <table:table-cell table:style-name="ce1" office:value-type="string" calcext:value-type="string">
            <text:p>Left_H002</text:p>
          </table:table-cell>
          <table:table-cell table:style-name="ce1" office:value-type="string" calcext:value-type="string">
            <text:p>Left_H0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02-F-3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04-F-7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03-M-4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05-M-2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11-F-5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08-F-4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13-F-8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09-F-8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12-M-7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14-M-6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10-F-4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16-M-8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01-M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06-M-63</text:p>
          </table:table-cell>
          <table:table-cell table:number-columns-repeated="16383"/>
        </table:table-row>
      </table:table>
      <table:table table:name="Stem_Info" table:style-name="ta9">
        <office:forms form:automatic-focus="false" form:apply-design-mode="false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6370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Tester</text:p>
          </table:table-cell>
          <table:table-cell table:style-name="ce1" office:value-type="string" calcext:value-type="string">
            <text:p>Stem_UID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Stem_Model</text:p>
          </table:table-cell>
          <table:table-cell table:style-name="ce1" office:value-type="string" calcext:value-type="string">
            <text:p>Stem_Label</text:p>
          </table:table-cell>
          <table:table-cell table:style-name="ce1" office:value-type="string" calcext:value-type="string">
            <text:p>RCC_ID</text:p>
          </table:table-cell>
          <table:table-cell table:style-name="ce1" office:value-type="string" calcext:value-type="string">
            <text:p>Requested_Side</text:p>
          </table:table-cell>
          <table:table-cell table:style-name="ce1" office:value-type="string" calcext:value-type="string">
            <text:p>Configured_Side</text:p>
          </table:table-cell>
          <table:table-cell table:style-name="ce1" office:value-type="string" calcext:value-type="string">
            <text:p>Config_State</text:p>
          </table:table-cell>
          <table:table-cell table:style-name="ce1" office:value-type="string" calcext:value-type="string">
            <text:p>Hip_Config_UID</text:p>
          </table:table-cell>
          <table:table-cell table:style-name="ce1" office:value-type="string" calcext:value-type="string">
            <text:p>Matrix_Source</text:p>
          </table:table-cell>
          <table:table-cell table:style-name="ce1" office:value-type="string" calcext:value-type="string">
            <text:p>Matrix_Value</text:p>
          </table:table-cell>
          <table:table-cell table:style-name="ce1" office:value-type="string" calcext:value-type="string">
            <text:p>XML_Path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Rot_R11</text:p>
          </table:table-cell>
          <table:table-cell table:style-name="ce1" office:value-type="string" calcext:value-type="string">
            <text:p>Rot_R12</text:p>
          </table:table-cell>
          <table:table-cell table:style-name="ce1" office:value-type="string" calcext:value-type="string">
            <text:p>Rot_R13</text:p>
          </table:table-cell>
          <table:table-cell table:style-name="ce1" office:value-type="string" calcext:value-type="string">
            <text:p>Rot_R21</text:p>
          </table:table-cell>
          <table:table-cell table:style-name="ce1" office:value-type="string" calcext:value-type="string">
            <text:p>Rot_R22</text:p>
          </table:table-cell>
          <table:table-cell table:style-name="ce1" office:value-type="string" calcext:value-type="string">
            <text:p>Rot_R23</text:p>
          </table:table-cell>
          <table:table-cell table:style-name="ce1" office:value-type="string" calcext:value-type="string">
            <text:p>Rot_R31</text:p>
          </table:table-cell>
          <table:table-cell table:style-name="ce1" office:value-type="string" calcext:value-type="string">
            <text:p>Rot_R32</text:p>
          </table:table-cell>
          <table:table-cell table:style-name="ce1" office:value-type="string" calcext:value-type="string">
            <text:p>Rot_R33</text:p>
          </table:table-cell>
          <table:table-cell table:style-name="ce1" office:value-type="string" calcext:value-type="string">
            <text:p>Trans_Tx</text:p>
          </table:table-cell>
          <table:table-cell table:style-name="ce1" office:value-type="string" calcext:value-type="string">
            <text:p>Trans_Ty</text:p>
          </table:table-cell>
          <table:table-cell table:style-name="ce1" office:value-type="string" calcext:value-type="string">
            <text:p>Trans_Tz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H001</text:p>
          </table:table-cell>
          <table:table-cell office:value-type="float" office:value="160114" calcext:value-type="float">
            <text:p>160114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73449 0.0935351 -0.208821 0 -0.112122 -0.990517 0.0789668 0 -0.199462 0.100287 0.974738 0 -120.428 166.286 872.71 1 </text:p>
          </table:table-cell>
          <table:table-cell office:value-type="string" calcext:value-type="string">
            <text:p>/mnt/localstore1/H001/007-F-87/Mediplan3D/seedplan.xml</text:p>
          </table:table-cell>
          <table:table-cell/>
          <table:table-cell office:value-type="float" office:value="-0.973449" calcext:value-type="float">
            <text:p>-0.973449</text:p>
          </table:table-cell>
          <table:table-cell office:value-type="float" office:value="0.0935351" calcext:value-type="float">
            <text:p>0.0935351</text:p>
          </table:table-cell>
          <table:table-cell office:value-type="float" office:value="-0.208821" calcext:value-type="float">
            <text:p>-0.208821</text:p>
          </table:table-cell>
          <table:table-cell office:value-type="float" office:value="-0.112122" calcext:value-type="float">
            <text:p>-0.112122</text:p>
          </table:table-cell>
          <table:table-cell office:value-type="float" office:value="-0.990517" calcext:value-type="float">
            <text:p>-0.990517</text:p>
          </table:table-cell>
          <table:table-cell office:value-type="float" office:value="0.0789668" calcext:value-type="float">
            <text:p>0.0789668</text:p>
          </table:table-cell>
          <table:table-cell office:value-type="float" office:value="-0.199462" calcext:value-type="float">
            <text:p>-0.199462</text:p>
          </table:table-cell>
          <table:table-cell office:value-type="float" office:value="0.100287" calcext:value-type="float">
            <text:p>0.100287</text:p>
          </table:table-cell>
          <table:table-cell office:value-type="float" office:value="0.974738" calcext:value-type="float">
            <text:p>0.974738</text:p>
          </table:table-cell>
          <table:table-cell office:value-type="float" office:value="-120.428" calcext:value-type="float">
            <text:p>-120.428</text:p>
          </table:table-cell>
          <table:table-cell office:value-type="float" office:value="166.286" calcext:value-type="float">
            <text:p>166.286</text:p>
          </table:table-cell>
          <table:table-cell office:value-type="float" office:value="872.71" calcext:value-type="float">
            <text:p>872.71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H002</text:p>
          </table:table-cell>
          <table:table-cell office:value-type="float" office:value="160124" calcext:value-type="float">
            <text:p>160124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HO_S_135_2</text:p>
          </table:table-cell>
          <table:table-cell office:value-type="string" calcext:value-type="string">
            <text:p>STEM KHO S 135 2</text:p>
          </table:table-cell>
          <table:table-cell office:value-type="string" calcext:value-type="string">
            <text:p>103607087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75815 0.0947293 -0.197115 0 -0.112175 -0.990672 0.0792523 0 -0.187742 0.0994598 0.977176 0 -119.68 166.199 871.861 1 </text:p>
          </table:table-cell>
          <table:table-cell office:value-type="string" calcext:value-type="string">
            <text:p>/mnt/localstore1/H002/007-F-87/Mediplan3D/seedplan.xml</text:p>
          </table:table-cell>
          <table:table-cell/>
          <table:table-cell office:value-type="float" office:value="-0.975815" calcext:value-type="float">
            <text:p>-0.975815</text:p>
          </table:table-cell>
          <table:table-cell office:value-type="float" office:value="0.0947293" calcext:value-type="float">
            <text:p>0.0947293</text:p>
          </table:table-cell>
          <table:table-cell office:value-type="float" office:value="-0.197115" calcext:value-type="float">
            <text:p>-0.197115</text:p>
          </table:table-cell>
          <table:table-cell office:value-type="float" office:value="-0.112175" calcext:value-type="float">
            <text:p>-0.112175</text:p>
          </table:table-cell>
          <table:table-cell office:value-type="float" office:value="-0.990672" calcext:value-type="float">
            <text:p>-0.990672</text:p>
          </table:table-cell>
          <table:table-cell office:value-type="float" office:value="0.0792523" calcext:value-type="float">
            <text:p>0.0792523</text:p>
          </table:table-cell>
          <table:table-cell office:value-type="float" office:value="-0.187742" calcext:value-type="float">
            <text:p>-0.187742</text:p>
          </table:table-cell>
          <table:table-cell office:value-type="float" office:value="0.0994598" calcext:value-type="float">
            <text:p>0.0994598</text:p>
          </table:table-cell>
          <table:table-cell office:value-type="float" office:value="0.977176" calcext:value-type="float">
            <text:p>0.977176</text:p>
          </table:table-cell>
          <table:table-cell office:value-type="float" office:value="-119.68" calcext:value-type="float">
            <text:p>-119.68</text:p>
          </table:table-cell>
          <table:table-cell office:value-type="float" office:value="166.199" calcext:value-type="float">
            <text:p>166.199</text:p>
          </table:table-cell>
          <table:table-cell office:value-type="float" office:value="871.861" calcext:value-type="float">
            <text:p>871.861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H003</text:p>
          </table:table-cell>
          <table:table-cell office:value-type="float" office:value="160115" calcext:value-type="float">
            <text:p>160115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4</text:p>
          </table:table-cell>
          <table:table-cell office:value-type="string" calcext:value-type="string">
            <text:p>STEM KA STD135 4</text:p>
          </table:table-cell>
          <table:table-cell office:value-type="string" calcext:value-type="string">
            <text:p>103414968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73267 0.160568 -0.164456 0 -0.176518 -0.980441 0.0874139 0 -0.147188 0.114102 0.982539 0 -117.945 167.483 878.788 1 </text:p>
          </table:table-cell>
          <table:table-cell office:value-type="string" calcext:value-type="string">
            <text:p>/mnt/localstore1/H003/007-F-87/Mediplan3D/seedplan.xml</text:p>
          </table:table-cell>
          <table:table-cell/>
          <table:table-cell office:value-type="float" office:value="-0.973267" calcext:value-type="float">
            <text:p>-0.973267</text:p>
          </table:table-cell>
          <table:table-cell office:value-type="float" office:value="0.160568" calcext:value-type="float">
            <text:p>0.160568</text:p>
          </table:table-cell>
          <table:table-cell office:value-type="float" office:value="-0.164456" calcext:value-type="float">
            <text:p>-0.164456</text:p>
          </table:table-cell>
          <table:table-cell office:value-type="float" office:value="-0.176518" calcext:value-type="float">
            <text:p>-0.176518</text:p>
          </table:table-cell>
          <table:table-cell office:value-type="float" office:value="-0.980441" calcext:value-type="float">
            <text:p>-0.980441</text:p>
          </table:table-cell>
          <table:table-cell office:value-type="float" office:value="0.0874139" calcext:value-type="float">
            <text:p>0.0874139</text:p>
          </table:table-cell>
          <table:table-cell office:value-type="float" office:value="-0.147188" calcext:value-type="float">
            <text:p>-0.147188</text:p>
          </table:table-cell>
          <table:table-cell office:value-type="float" office:value="0.114102" calcext:value-type="float">
            <text:p>0.114102</text:p>
          </table:table-cell>
          <table:table-cell office:value-type="float" office:value="0.982539" calcext:value-type="float">
            <text:p>0.982539</text:p>
          </table:table-cell>
          <table:table-cell office:value-type="float" office:value="-117.945" calcext:value-type="float">
            <text:p>-117.945</text:p>
          </table:table-cell>
          <table:table-cell office:value-type="float" office:value="167.483" calcext:value-type="float">
            <text:p>167.483</text:p>
          </table:table-cell>
          <table:table-cell office:value-type="float" office:value="878.788" calcext:value-type="float">
            <text:p>878.788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H001</text:p>
          </table:table-cell>
          <table:table-cell office:value-type="float" office:value="130508" calcext:value-type="float">
            <text:p>130508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9</text:p>
          </table:table-cell>
          <table:table-cell office:value-type="string" calcext:value-type="string">
            <text:p>STEM STD 9</text:p>
          </table:table-cell>
          <table:table-cell office:value-type="string" calcext:value-type="string">
            <text:p>52_34_0197_10092337_V0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522878 -0.840481 0.142091 0 0.0782991 0.118631 0.989853 0 -0.848806 0.528692 0.00377786 0 105.79 9.83413 -172.615 1 </text:p>
          </table:table-cell>
          <table:table-cell office:value-type="string" calcext:value-type="string">
            <text:p>/mnt/localstore1/H001/002-F-36/Mediplan3D/seedplan.xml</text:p>
          </table:table-cell>
          <table:table-cell/>
          <table:table-cell office:value-type="float" office:value="-0.522878" calcext:value-type="float">
            <text:p>-0.522878</text:p>
          </table:table-cell>
          <table:table-cell office:value-type="float" office:value="-0.840481" calcext:value-type="float">
            <text:p>-0.840481</text:p>
          </table:table-cell>
          <table:table-cell office:value-type="float" office:value="0.142091" calcext:value-type="float">
            <text:p>0.142091</text:p>
          </table:table-cell>
          <table:table-cell office:value-type="float" office:value="0.0782991" calcext:value-type="float">
            <text:p>0.0782991</text:p>
          </table:table-cell>
          <table:table-cell office:value-type="float" office:value="0.118631" calcext:value-type="float">
            <text:p>0.118631</text:p>
          </table:table-cell>
          <table:table-cell office:value-type="float" office:value="0.989853" calcext:value-type="float">
            <text:p>0.989853</text:p>
          </table:table-cell>
          <table:table-cell office:value-type="float" office:value="-0.848806" calcext:value-type="float">
            <text:p>-0.848806</text:p>
          </table:table-cell>
          <table:table-cell office:value-type="float" office:value="0.528692" calcext:value-type="float">
            <text:p>0.528692</text:p>
          </table:table-cell>
          <table:table-cell office:value-type="float" office:value="0.00377786" calcext:value-type="float">
            <text:p>0.00377786</text:p>
          </table:table-cell>
          <table:table-cell office:value-type="float" office:value="105.79" calcext:value-type="float">
            <text:p>105.79</text:p>
          </table:table-cell>
          <table:table-cell office:value-type="float" office:value="9.83413" calcext:value-type="float">
            <text:p>9.83413</text:p>
          </table:table-cell>
          <table:table-cell office:value-type="float" office:value="-172.615" calcext:value-type="float">
            <text:p>-172.6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H002</text:p>
          </table:table-cell>
          <table:table-cell office:value-type="float" office:value="130504" calcext:value-type="float">
            <text:p>130504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5</text:p>
          </table:table-cell>
          <table:table-cell office:value-type="string" calcext:value-type="string">
            <text:p>STEM STD 5</text:p>
          </table:table-cell>
          <table:table-cell office:value-type="string" calcext:value-type="string">
            <text:p>52_34_0193_10092333_V0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79383 -0.170636 0.108383 0 0.11277 -0.0161855 0.993541 0 -0.167768 0.985227 0.0350895 0 99.5541 17.0632 -167.315 1 </text:p>
          </table:table-cell>
          <table:table-cell office:value-type="string" calcext:value-type="string">
            <text:p>/mnt/localstore1/H002/002-F-36/Mediplan3D/seedplan.xml</text:p>
          </table:table-cell>
          <table:table-cell/>
          <table:table-cell office:value-type="float" office:value="-0.979383" calcext:value-type="float">
            <text:p>-0.979383</text:p>
          </table:table-cell>
          <table:table-cell office:value-type="float" office:value="-0.170636" calcext:value-type="float">
            <text:p>-0.170636</text:p>
          </table:table-cell>
          <table:table-cell office:value-type="float" office:value="0.108383" calcext:value-type="float">
            <text:p>0.108383</text:p>
          </table:table-cell>
          <table:table-cell office:value-type="float" office:value="0.11277" calcext:value-type="float">
            <text:p>0.11277</text:p>
          </table:table-cell>
          <table:table-cell office:value-type="float" office:value="-0.0161855" calcext:value-type="float">
            <text:p>-0.0161855</text:p>
          </table:table-cell>
          <table:table-cell office:value-type="float" office:value="0.993541" calcext:value-type="float">
            <text:p>0.993541</text:p>
          </table:table-cell>
          <table:table-cell office:value-type="float" office:value="-0.167768" calcext:value-type="float">
            <text:p>-0.167768</text:p>
          </table:table-cell>
          <table:table-cell office:value-type="float" office:value="0.985227" calcext:value-type="float">
            <text:p>0.985227</text:p>
          </table:table-cell>
          <table:table-cell office:value-type="float" office:value="0.0350895" calcext:value-type="float">
            <text:p>0.0350895</text:p>
          </table:table-cell>
          <table:table-cell office:value-type="float" office:value="99.5541" calcext:value-type="float">
            <text:p>99.5541</text:p>
          </table:table-cell>
          <table:table-cell office:value-type="float" office:value="17.0632" calcext:value-type="float">
            <text:p>17.0632</text:p>
          </table:table-cell>
          <table:table-cell office:value-type="float" office:value="-167.315" calcext:value-type="float">
            <text:p>-167.3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H003</text:p>
          </table:table-cell>
          <table:table-cell office:value-type="float" office:value="130502" calcext:value-type="float">
            <text:p>130502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3</text:p>
          </table:table-cell>
          <table:table-cell office:value-type="string" calcext:value-type="string">
            <text:p>STEM STD 3</text:p>
          </table:table-cell>
          <table:table-cell office:value-type="string" calcext:value-type="string">
            <text:p>52_34_0191_10092331_V0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79087 -0.201789 0.0219968 0 0.0908621 -0.338827 0.936388 0 -0.181518 0.91888 0.350109 0 101.272 10.0838 -158.468 1 </text:p>
          </table:table-cell>
          <table:table-cell office:value-type="string" calcext:value-type="string">
            <text:p>/mnt/localstore1/H003/002-F-36/Mediplan3D/seedplan.xml</text:p>
          </table:table-cell>
          <table:table-cell/>
          <table:table-cell office:value-type="float" office:value="-0.979087" calcext:value-type="float">
            <text:p>-0.979087</text:p>
          </table:table-cell>
          <table:table-cell office:value-type="float" office:value="-0.201789" calcext:value-type="float">
            <text:p>-0.201789</text:p>
          </table:table-cell>
          <table:table-cell office:value-type="float" office:value="0.0219968" calcext:value-type="float">
            <text:p>0.0219968</text:p>
          </table:table-cell>
          <table:table-cell office:value-type="float" office:value="0.0908621" calcext:value-type="float">
            <text:p>0.0908621</text:p>
          </table:table-cell>
          <table:table-cell office:value-type="float" office:value="-0.338827" calcext:value-type="float">
            <text:p>-0.338827</text:p>
          </table:table-cell>
          <table:table-cell office:value-type="float" office:value="0.936388" calcext:value-type="float">
            <text:p>0.936388</text:p>
          </table:table-cell>
          <table:table-cell office:value-type="float" office:value="-0.181518" calcext:value-type="float">
            <text:p>-0.181518</text:p>
          </table:table-cell>
          <table:table-cell office:value-type="float" office:value="0.91888" calcext:value-type="float">
            <text:p>0.91888</text:p>
          </table:table-cell>
          <table:table-cell office:value-type="float" office:value="0.350109" calcext:value-type="float">
            <text:p>0.350109</text:p>
          </table:table-cell>
          <table:table-cell office:value-type="float" office:value="101.272" calcext:value-type="float">
            <text:p>101.272</text:p>
          </table:table-cell>
          <table:table-cell office:value-type="float" office:value="10.0838" calcext:value-type="float">
            <text:p>10.0838</text:p>
          </table:table-cell>
          <table:table-cell office:value-type="float" office:value="-158.468" calcext:value-type="float">
            <text:p>-158.468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H001</text:p>
          </table:table-cell>
          <table:table-cell office:value-type="float" office:value="130505" calcext:value-type="float">
            <text:p>130505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52_34_0194_10092334_V0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71702 -0.192818 0.137016 0 0.118449 0.104807 0.987455 0 -0.204758 0.97567 -0.0789994 0 88.9158 5.95159 -254.4 1 </text:p>
          </table:table-cell>
          <table:table-cell office:value-type="string" calcext:value-type="string">
            <text:p>/mnt/localstore1/H001/004-F-71/Mediplan3D/seedplan.xml</text:p>
          </table:table-cell>
          <table:table-cell/>
          <table:table-cell office:value-type="float" office:value="-0.971702" calcext:value-type="float">
            <text:p>-0.971702</text:p>
          </table:table-cell>
          <table:table-cell office:value-type="float" office:value="-0.192818" calcext:value-type="float">
            <text:p>-0.192818</text:p>
          </table:table-cell>
          <table:table-cell office:value-type="float" office:value="0.137016" calcext:value-type="float">
            <text:p>0.137016</text:p>
          </table:table-cell>
          <table:table-cell office:value-type="float" office:value="0.118449" calcext:value-type="float">
            <text:p>0.118449</text:p>
          </table:table-cell>
          <table:table-cell office:value-type="float" office:value="0.104807" calcext:value-type="float">
            <text:p>0.104807</text:p>
          </table:table-cell>
          <table:table-cell office:value-type="float" office:value="0.987455" calcext:value-type="float">
            <text:p>0.987455</text:p>
          </table:table-cell>
          <table:table-cell office:value-type="float" office:value="-0.204758" calcext:value-type="float">
            <text:p>-0.204758</text:p>
          </table:table-cell>
          <table:table-cell office:value-type="float" office:value="0.97567" calcext:value-type="float">
            <text:p>0.97567</text:p>
          </table:table-cell>
          <table:table-cell office:value-type="float" office:value="-0.0789994" calcext:value-type="float">
            <text:p>-0.0789994</text:p>
          </table:table-cell>
          <table:table-cell office:value-type="float" office:value="88.9158" calcext:value-type="float">
            <text:p>88.9158</text:p>
          </table:table-cell>
          <table:table-cell office:value-type="float" office:value="5.95159" calcext:value-type="float">
            <text:p>5.95159</text:p>
          </table:table-cell>
          <table:table-cell office:value-type="float" office:value="-254.4" calcext:value-type="float">
            <text:p>-254.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H002</text:p>
          </table:table-cell>
          <table:table-cell office:value-type="float" office:value="160113" calcext:value-type="float">
            <text:p>160113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2</text:p>
          </table:table-cell>
          <table:table-cell office:value-type="string" calcext:value-type="string">
            <text:p>STEM KA STD135 2</text:p>
          </table:table-cell>
          <table:table-cell office:value-type="string" calcext:value-type="string">
            <text:p>103414966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849653 0.495873 -0.179482 0 -0.510942 0.858307 -0.0474395 0 0.130527 0.132009 0.982621 0 113.447 11.9395 -268.263 1 </text:p>
          </table:table-cell>
          <table:table-cell office:value-type="string" calcext:value-type="string">
            <text:p>/mnt/localstore1/H002/004-F-71/Mediplan3D/seedplan.xml</text:p>
          </table:table-cell>
          <table:table-cell/>
          <table:table-cell office:value-type="float" office:value="0.849653" calcext:value-type="float">
            <text:p>0.849653</text:p>
          </table:table-cell>
          <table:table-cell office:value-type="float" office:value="0.495873" calcext:value-type="float">
            <text:p>0.495873</text:p>
          </table:table-cell>
          <table:table-cell office:value-type="float" office:value="-0.179482" calcext:value-type="float">
            <text:p>-0.179482</text:p>
          </table:table-cell>
          <table:table-cell office:value-type="float" office:value="-0.510942" calcext:value-type="float">
            <text:p>-0.510942</text:p>
          </table:table-cell>
          <table:table-cell office:value-type="float" office:value="0.858307" calcext:value-type="float">
            <text:p>0.858307</text:p>
          </table:table-cell>
          <table:table-cell office:value-type="float" office:value="-0.0474395" calcext:value-type="float">
            <text:p>-0.0474395</text:p>
          </table:table-cell>
          <table:table-cell office:value-type="float" office:value="0.130527" calcext:value-type="float">
            <text:p>0.130527</text:p>
          </table:table-cell>
          <table:table-cell office:value-type="float" office:value="0.132009" calcext:value-type="float">
            <text:p>0.132009</text:p>
          </table:table-cell>
          <table:table-cell office:value-type="float" office:value="0.982621" calcext:value-type="float">
            <text:p>0.982621</text:p>
          </table:table-cell>
          <table:table-cell office:value-type="float" office:value="113.447" calcext:value-type="float">
            <text:p>113.447</text:p>
          </table:table-cell>
          <table:table-cell office:value-type="float" office:value="11.9395" calcext:value-type="float">
            <text:p>11.9395</text:p>
          </table:table-cell>
          <table:table-cell office:value-type="float" office:value="-268.263" calcext:value-type="float">
            <text:p>-268.26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H003</text:p>
          </table:table-cell>
          <table:table-cell office:value-type="float" office:value="130504" calcext:value-type="float">
            <text:p>130504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5</text:p>
          </table:table-cell>
          <table:table-cell office:value-type="string" calcext:value-type="string">
            <text:p>STEM STD 5</text:p>
          </table:table-cell>
          <table:table-cell office:value-type="string" calcext:value-type="string">
            <text:p>52_34_0193_10092333_V0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82035 -0.153436 0.10865 0 0.094413 0.0970792 0.990741 0 -0.162592 0.983326 -0.0808588 0 88.5799 6.61085 -251.818 1 </text:p>
          </table:table-cell>
          <table:table-cell office:value-type="string" calcext:value-type="string">
            <text:p>/mnt/localstore1/H003/004-F-71/Mediplan3D/seedplan.xml</text:p>
          </table:table-cell>
          <table:table-cell/>
          <table:table-cell office:value-type="float" office:value="-0.982035" calcext:value-type="float">
            <text:p>-0.982035</text:p>
          </table:table-cell>
          <table:table-cell office:value-type="float" office:value="-0.153436" calcext:value-type="float">
            <text:p>-0.153436</text:p>
          </table:table-cell>
          <table:table-cell office:value-type="float" office:value="0.10865" calcext:value-type="float">
            <text:p>0.10865</text:p>
          </table:table-cell>
          <table:table-cell office:value-type="float" office:value="0.094413" calcext:value-type="float">
            <text:p>0.094413</text:p>
          </table:table-cell>
          <table:table-cell office:value-type="float" office:value="0.0970792" calcext:value-type="float">
            <text:p>0.0970792</text:p>
          </table:table-cell>
          <table:table-cell office:value-type="float" office:value="0.990741" calcext:value-type="float">
            <text:p>0.990741</text:p>
          </table:table-cell>
          <table:table-cell office:value-type="float" office:value="-0.162592" calcext:value-type="float">
            <text:p>-0.162592</text:p>
          </table:table-cell>
          <table:table-cell office:value-type="float" office:value="0.983326" calcext:value-type="float">
            <text:p>0.983326</text:p>
          </table:table-cell>
          <table:table-cell office:value-type="float" office:value="-0.0808588" calcext:value-type="float">
            <text:p>-0.0808588</text:p>
          </table:table-cell>
          <table:table-cell office:value-type="float" office:value="88.5799" calcext:value-type="float">
            <text:p>88.5799</text:p>
          </table:table-cell>
          <table:table-cell office:value-type="float" office:value="6.61085" calcext:value-type="float">
            <text:p>6.61085</text:p>
          </table:table-cell>
          <table:table-cell office:value-type="float" office:value="-251.818" calcext:value-type="float">
            <text:p>-251.818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H001</text:p>
          </table:table-cell>
          <table:table-cell office:value-type="float" office:value="160114" calcext:value-type="float">
            <text:p>160114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88478 0.449119 -0.124381 0 -0.458479 -0.886707 0.059594 0 -0.0835243 0.109753 0.990445 0 -105.948 22.211 -196.164 1 </text:p>
          </table:table-cell>
          <table:table-cell office:value-type="string" calcext:value-type="string">
            <text:p>/mnt/localstore1/H001/003-M-49/Mediplan3D/seedplan.xml</text:p>
          </table:table-cell>
          <table:table-cell/>
          <table:table-cell office:value-type="float" office:value="-0.88478" calcext:value-type="float">
            <text:p>-0.88478</text:p>
          </table:table-cell>
          <table:table-cell office:value-type="float" office:value="0.449119" calcext:value-type="float">
            <text:p>0.449119</text:p>
          </table:table-cell>
          <table:table-cell office:value-type="float" office:value="-0.124381" calcext:value-type="float">
            <text:p>-0.124381</text:p>
          </table:table-cell>
          <table:table-cell office:value-type="float" office:value="-0.458479" calcext:value-type="float">
            <text:p>-0.458479</text:p>
          </table:table-cell>
          <table:table-cell office:value-type="float" office:value="-0.886707" calcext:value-type="float">
            <text:p>-0.886707</text:p>
          </table:table-cell>
          <table:table-cell office:value-type="float" office:value="0.059594" calcext:value-type="float">
            <text:p>0.059594</text:p>
          </table:table-cell>
          <table:table-cell office:value-type="float" office:value="-0.0835243" calcext:value-type="float">
            <text:p>-0.0835243</text:p>
          </table:table-cell>
          <table:table-cell office:value-type="float" office:value="0.109753" calcext:value-type="float">
            <text:p>0.109753</text:p>
          </table:table-cell>
          <table:table-cell office:value-type="float" office:value="0.990445" calcext:value-type="float">
            <text:p>0.990445</text:p>
          </table:table-cell>
          <table:table-cell office:value-type="float" office:value="-105.948" calcext:value-type="float">
            <text:p>-105.948</text:p>
          </table:table-cell>
          <table:table-cell office:value-type="float" office:value="22.211" calcext:value-type="float">
            <text:p>22.211</text:p>
          </table:table-cell>
          <table:table-cell office:value-type="float" office:value="-196.164" calcext:value-type="float">
            <text:p>-196.16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H002</text:p>
          </table:table-cell>
          <table:table-cell office:value-type="float" office:value="130504" calcext:value-type="float">
            <text:p>130504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5</text:p>
          </table:table-cell>
          <table:table-cell office:value-type="string" calcext:value-type="string">
            <text:p>STEM STD 5</text:p>
          </table:table-cell>
          <table:table-cell office:value-type="string" calcext:value-type="string">
            <text:p>52_34_0193_10092333_V0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31791 -0.36129 0.0349008 0 -0.0182362 0.0494322 0.998589 0 -0.362514 -0.931133 0.0394717 0 -81.5755 10.4726 -178.568 1 </text:p>
          </table:table-cell>
          <table:table-cell office:value-type="string" calcext:value-type="string">
            <text:p>/mnt/localstore1/H002/003-M-49/Mediplan3D/seedplan.xml</text:p>
          </table:table-cell>
          <table:table-cell/>
          <table:table-cell office:value-type="float" office:value="0.931791" calcext:value-type="float">
            <text:p>0.931791</text:p>
          </table:table-cell>
          <table:table-cell office:value-type="float" office:value="-0.36129" calcext:value-type="float">
            <text:p>-0.36129</text:p>
          </table:table-cell>
          <table:table-cell office:value-type="float" office:value="0.0349008" calcext:value-type="float">
            <text:p>0.0349008</text:p>
          </table:table-cell>
          <table:table-cell office:value-type="float" office:value="-0.0182362" calcext:value-type="float">
            <text:p>-0.0182362</text:p>
          </table:table-cell>
          <table:table-cell office:value-type="float" office:value="0.0494322" calcext:value-type="float">
            <text:p>0.0494322</text:p>
          </table:table-cell>
          <table:table-cell office:value-type="float" office:value="0.998589" calcext:value-type="float">
            <text:p>0.998589</text:p>
          </table:table-cell>
          <table:table-cell office:value-type="float" office:value="-0.362514" calcext:value-type="float">
            <text:p>-0.362514</text:p>
          </table:table-cell>
          <table:table-cell office:value-type="float" office:value="-0.931133" calcext:value-type="float">
            <text:p>-0.931133</text:p>
          </table:table-cell>
          <table:table-cell office:value-type="float" office:value="0.0394717" calcext:value-type="float">
            <text:p>0.0394717</text:p>
          </table:table-cell>
          <table:table-cell office:value-type="float" office:value="-81.5755" calcext:value-type="float">
            <text:p>-81.5755</text:p>
          </table:table-cell>
          <table:table-cell office:value-type="float" office:value="10.4726" calcext:value-type="float">
            <text:p>10.4726</text:p>
          </table:table-cell>
          <table:table-cell office:value-type="float" office:value="-178.568" calcext:value-type="float">
            <text:p>-178.568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H003</text:p>
          </table:table-cell>
          <table:table-cell office:value-type="float" office:value="160111" calcext:value-type="float">
            <text:p>160111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0</text:p>
          </table:table-cell>
          <table:table-cell office:value-type="string" calcext:value-type="string">
            <text:p>STEM KA STD135 0</text:p>
          </table:table-cell>
          <table:table-cell office:value-type="string" calcext:value-type="string">
            <text:p>103414240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98182 -0.00268319 -0.0602709 0 0.0093964 -0.993767 -0.111394 0 -0.0595836 -0.111755 0.991876 0 -105.151 11.5348 -185.663 1 </text:p>
          </table:table-cell>
          <table:table-cell office:value-type="string" calcext:value-type="string">
            <text:p>/mnt/localstore1/H003/003-M-49/Mediplan3D/seedplan.xml</text:p>
          </table:table-cell>
          <table:table-cell/>
          <table:table-cell office:value-type="float" office:value="-0.998182" calcext:value-type="float">
            <text:p>-0.998182</text:p>
          </table:table-cell>
          <table:table-cell office:value-type="float" office:value="-0.00268319" calcext:value-type="float">
            <text:p>-0.00268319</text:p>
          </table:table-cell>
          <table:table-cell office:value-type="float" office:value="-0.0602709" calcext:value-type="float">
            <text:p>-0.0602709</text:p>
          </table:table-cell>
          <table:table-cell office:value-type="float" office:value="0.0093964" calcext:value-type="float">
            <text:p>0.0093964</text:p>
          </table:table-cell>
          <table:table-cell office:value-type="float" office:value="-0.993767" calcext:value-type="float">
            <text:p>-0.993767</text:p>
          </table:table-cell>
          <table:table-cell office:value-type="float" office:value="-0.111394" calcext:value-type="float">
            <text:p>-0.111394</text:p>
          </table:table-cell>
          <table:table-cell office:value-type="float" office:value="-0.0595836" calcext:value-type="float">
            <text:p>-0.0595836</text:p>
          </table:table-cell>
          <table:table-cell office:value-type="float" office:value="-0.111755" calcext:value-type="float">
            <text:p>-0.111755</text:p>
          </table:table-cell>
          <table:table-cell office:value-type="float" office:value="0.991876" calcext:value-type="float">
            <text:p>0.991876</text:p>
          </table:table-cell>
          <table:table-cell office:value-type="float" office:value="-105.151" calcext:value-type="float">
            <text:p>-105.151</text:p>
          </table:table-cell>
          <table:table-cell office:value-type="float" office:value="11.5348" calcext:value-type="float">
            <text:p>11.5348</text:p>
          </table:table-cell>
          <table:table-cell office:value-type="float" office:value="-185.663" calcext:value-type="float">
            <text:p>-185.66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H001</text:p>
          </table:table-cell>
          <table:table-cell office:value-type="float" office:value="130507" calcext:value-type="float">
            <text:p>130507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8</text:p>
          </table:table-cell>
          <table:table-cell office:value-type="string" calcext:value-type="string">
            <text:p>STEM STD 8</text:p>
          </table:table-cell>
          <table:table-cell office:value-type="string" calcext:value-type="string">
            <text:p>52_34_0196_10092336_V0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77675 -0.172949 0.119355 0 0.0976551 0.128984 0.986825 0 -0.186066 0.97645 -0.109218 0 115.381 155.849 -213.833 1 </text:p>
          </table:table-cell>
          <table:table-cell office:value-type="string" calcext:value-type="string">
            <text:p>/mnt/localstore1/H001/005-M-26/Mediplan3D/seedplan.xml</text:p>
          </table:table-cell>
          <table:table-cell/>
          <table:table-cell office:value-type="float" office:value="-0.977675" calcext:value-type="float">
            <text:p>-0.977675</text:p>
          </table:table-cell>
          <table:table-cell office:value-type="float" office:value="-0.172949" calcext:value-type="float">
            <text:p>-0.172949</text:p>
          </table:table-cell>
          <table:table-cell office:value-type="float" office:value="0.119355" calcext:value-type="float">
            <text:p>0.119355</text:p>
          </table:table-cell>
          <table:table-cell office:value-type="float" office:value="0.0976551" calcext:value-type="float">
            <text:p>0.0976551</text:p>
          </table:table-cell>
          <table:table-cell office:value-type="float" office:value="0.128984" calcext:value-type="float">
            <text:p>0.128984</text:p>
          </table:table-cell>
          <table:table-cell office:value-type="float" office:value="0.986825" calcext:value-type="float">
            <text:p>0.986825</text:p>
          </table:table-cell>
          <table:table-cell office:value-type="float" office:value="-0.186066" calcext:value-type="float">
            <text:p>-0.186066</text:p>
          </table:table-cell>
          <table:table-cell office:value-type="float" office:value="0.97645" calcext:value-type="float">
            <text:p>0.97645</text:p>
          </table:table-cell>
          <table:table-cell office:value-type="float" office:value="-0.109218" calcext:value-type="float">
            <text:p>-0.109218</text:p>
          </table:table-cell>
          <table:table-cell office:value-type="float" office:value="115.381" calcext:value-type="float">
            <text:p>115.381</text:p>
          </table:table-cell>
          <table:table-cell office:value-type="float" office:value="155.849" calcext:value-type="float">
            <text:p>155.849</text:p>
          </table:table-cell>
          <table:table-cell office:value-type="float" office:value="-213.833" calcext:value-type="float">
            <text:p>-213.83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H002</text:p>
          </table:table-cell>
          <table:table-cell office:value-type="float" office:value="160118" calcext:value-type="float">
            <text:p>160118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7</text:p>
          </table:table-cell>
          <table:table-cell office:value-type="string" calcext:value-type="string">
            <text:p>STEM KA STD135 7</text:p>
          </table:table-cell>
          <table:table-cell office:value-type="string" calcext:value-type="string">
            <text:p>103414971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92155 -0.0191178 -0.123516 0 0.00171536 -0.990209 0.13953 0 -0.124974 0.138226 0.982472 0 -119.4 167.439 -228.348 1 </text:p>
          </table:table-cell>
          <table:table-cell office:value-type="string" calcext:value-type="string">
            <text:p>/mnt/localstore1/H002/005-M-26/Mediplan3D/seedplan.xml</text:p>
          </table:table-cell>
          <table:table-cell/>
          <table:table-cell office:value-type="float" office:value="-0.992155" calcext:value-type="float">
            <text:p>-0.992155</text:p>
          </table:table-cell>
          <table:table-cell office:value-type="float" office:value="-0.0191178" calcext:value-type="float">
            <text:p>-0.0191178</text:p>
          </table:table-cell>
          <table:table-cell office:value-type="float" office:value="-0.123516" calcext:value-type="float">
            <text:p>-0.123516</text:p>
          </table:table-cell>
          <table:table-cell office:value-type="float" office:value="0.00171536" calcext:value-type="float">
            <text:p>0.00171536</text:p>
          </table:table-cell>
          <table:table-cell office:value-type="float" office:value="-0.990209" calcext:value-type="float">
            <text:p>-0.990209</text:p>
          </table:table-cell>
          <table:table-cell office:value-type="float" office:value="0.13953" calcext:value-type="float">
            <text:p>0.13953</text:p>
          </table:table-cell>
          <table:table-cell office:value-type="float" office:value="-0.124974" calcext:value-type="float">
            <text:p>-0.124974</text:p>
          </table:table-cell>
          <table:table-cell office:value-type="float" office:value="0.138226" calcext:value-type="float">
            <text:p>0.138226</text:p>
          </table:table-cell>
          <table:table-cell office:value-type="float" office:value="0.982472" calcext:value-type="float">
            <text:p>0.982472</text:p>
          </table:table-cell>
          <table:table-cell office:value-type="float" office:value="-119.4" calcext:value-type="float">
            <text:p>-119.4</text:p>
          </table:table-cell>
          <table:table-cell office:value-type="float" office:value="167.439" calcext:value-type="float">
            <text:p>167.439</text:p>
          </table:table-cell>
          <table:table-cell office:value-type="float" office:value="-228.348" calcext:value-type="float">
            <text:p>-228.348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H003</text:p>
          </table:table-cell>
          <table:table-cell office:value-type="float" office:value="130507" calcext:value-type="float">
            <text:p>130507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8</text:p>
          </table:table-cell>
          <table:table-cell office:value-type="string" calcext:value-type="string">
            <text:p>STEM STD 8</text:p>
          </table:table-cell>
          <table:table-cell office:value-type="string" calcext:value-type="string">
            <text:p>52_34_0196_10092336_V0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82251 -0.14214 0.122558 0 0.109507 0.0962805 0.989332 0 -0.152418 0.985181 -0.0790054 0 115.688 157.361 -213.316 1 </text:p>
          </table:table-cell>
          <table:table-cell office:value-type="string" calcext:value-type="string">
            <text:p>/mnt/localstore1/H003/005-M-26/Mediplan3D/seedplan.xml</text:p>
          </table:table-cell>
          <table:table-cell/>
          <table:table-cell office:value-type="float" office:value="-0.982251" calcext:value-type="float">
            <text:p>-0.982251</text:p>
          </table:table-cell>
          <table:table-cell office:value-type="float" office:value="-0.14214" calcext:value-type="float">
            <text:p>-0.14214</text:p>
          </table:table-cell>
          <table:table-cell office:value-type="float" office:value="0.122558" calcext:value-type="float">
            <text:p>0.122558</text:p>
          </table:table-cell>
          <table:table-cell office:value-type="float" office:value="0.109507" calcext:value-type="float">
            <text:p>0.109507</text:p>
          </table:table-cell>
          <table:table-cell office:value-type="float" office:value="0.0962805" calcext:value-type="float">
            <text:p>0.0962805</text:p>
          </table:table-cell>
          <table:table-cell office:value-type="float" office:value="0.989332" calcext:value-type="float">
            <text:p>0.989332</text:p>
          </table:table-cell>
          <table:table-cell office:value-type="float" office:value="-0.152418" calcext:value-type="float">
            <text:p>-0.152418</text:p>
          </table:table-cell>
          <table:table-cell office:value-type="float" office:value="0.985181" calcext:value-type="float">
            <text:p>0.985181</text:p>
          </table:table-cell>
          <table:table-cell office:value-type="float" office:value="-0.0790054" calcext:value-type="float">
            <text:p>-0.0790054</text:p>
          </table:table-cell>
          <table:table-cell office:value-type="float" office:value="115.688" calcext:value-type="float">
            <text:p>115.688</text:p>
          </table:table-cell>
          <table:table-cell office:value-type="float" office:value="157.361" calcext:value-type="float">
            <text:p>157.361</text:p>
          </table:table-cell>
          <table:table-cell office:value-type="float" office:value="-213.316" calcext:value-type="float">
            <text:p>-213.316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H001</text:p>
          </table:table-cell>
          <table:table-cell office:value-type="float" office:value="160113" calcext:value-type="float">
            <text:p>160113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2</text:p>
          </table:table-cell>
          <table:table-cell office:value-type="string" calcext:value-type="string">
            <text:p>STEM KA STD135 2</text:p>
          </table:table-cell>
          <table:table-cell office:value-type="string" calcext:value-type="string">
            <text:p>103414966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621826 0.767037 -0.158023 0 -0.779578 0.6255 -0.0314378 0 0.0747297 0.142743 0.986923 0 112.814 8.57837 -203.152 1 </text:p>
          </table:table-cell>
          <table:table-cell office:value-type="string" calcext:value-type="string">
            <text:p>/mnt/localstore1/H001/011-F-54/Mediplan3D/seedplan.xml</text:p>
          </table:table-cell>
          <table:table-cell/>
          <table:table-cell office:value-type="float" office:value="0.621826" calcext:value-type="float">
            <text:p>0.621826</text:p>
          </table:table-cell>
          <table:table-cell office:value-type="float" office:value="0.767037" calcext:value-type="float">
            <text:p>0.767037</text:p>
          </table:table-cell>
          <table:table-cell office:value-type="float" office:value="-0.158023" calcext:value-type="float">
            <text:p>-0.158023</text:p>
          </table:table-cell>
          <table:table-cell office:value-type="float" office:value="-0.779578" calcext:value-type="float">
            <text:p>-0.779578</text:p>
          </table:table-cell>
          <table:table-cell office:value-type="float" office:value="0.6255" calcext:value-type="float">
            <text:p>0.6255</text:p>
          </table:table-cell>
          <table:table-cell office:value-type="float" office:value="-0.0314378" calcext:value-type="float">
            <text:p>-0.0314378</text:p>
          </table:table-cell>
          <table:table-cell office:value-type="float" office:value="0.0747297" calcext:value-type="float">
            <text:p>0.0747297</text:p>
          </table:table-cell>
          <table:table-cell office:value-type="float" office:value="0.142743" calcext:value-type="float">
            <text:p>0.142743</text:p>
          </table:table-cell>
          <table:table-cell office:value-type="float" office:value="0.986923" calcext:value-type="float">
            <text:p>0.986923</text:p>
          </table:table-cell>
          <table:table-cell office:value-type="float" office:value="112.814" calcext:value-type="float">
            <text:p>112.814</text:p>
          </table:table-cell>
          <table:table-cell office:value-type="float" office:value="8.57837" calcext:value-type="float">
            <text:p>8.57837</text:p>
          </table:table-cell>
          <table:table-cell office:value-type="float" office:value="-203.152" calcext:value-type="float">
            <text:p>-203.15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H002</text:p>
          </table:table-cell>
          <table:table-cell office:value-type="float" office:value="160160" calcext:value-type="float">
            <text:p>160160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SN_A_2</text:p>
          </table:table-cell>
          <table:table-cell office:value-type="string" calcext:value-type="string">
            <text:p>STEM SN A 2</text:p>
          </table:table-cell>
          <table:table-cell office:value-type="string" calcext:value-type="string">
            <text:p>103550460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586392 0.78832 -0.185935 0 -0.805841 0.590945 -0.0358382 0 0.0816315 0.17086 0.981868 0 113.807 12.1705 -195.219 1 </text:p>
          </table:table-cell>
          <table:table-cell office:value-type="string" calcext:value-type="string">
            <text:p>/mnt/localstore1/H002/011-F-54/Mediplan3D/seedplan.xml</text:p>
          </table:table-cell>
          <table:table-cell/>
          <table:table-cell office:value-type="float" office:value="0.586392" calcext:value-type="float">
            <text:p>0.586392</text:p>
          </table:table-cell>
          <table:table-cell office:value-type="float" office:value="0.78832" calcext:value-type="float">
            <text:p>0.78832</text:p>
          </table:table-cell>
          <table:table-cell office:value-type="float" office:value="-0.185935" calcext:value-type="float">
            <text:p>-0.185935</text:p>
          </table:table-cell>
          <table:table-cell office:value-type="float" office:value="-0.805841" calcext:value-type="float">
            <text:p>-0.805841</text:p>
          </table:table-cell>
          <table:table-cell office:value-type="float" office:value="0.590945" calcext:value-type="float">
            <text:p>0.590945</text:p>
          </table:table-cell>
          <table:table-cell office:value-type="float" office:value="-0.0358382" calcext:value-type="float">
            <text:p>-0.0358382</text:p>
          </table:table-cell>
          <table:table-cell office:value-type="float" office:value="0.0816315" calcext:value-type="float">
            <text:p>0.0816315</text:p>
          </table:table-cell>
          <table:table-cell office:value-type="float" office:value="0.17086" calcext:value-type="float">
            <text:p>0.17086</text:p>
          </table:table-cell>
          <table:table-cell office:value-type="float" office:value="0.981868" calcext:value-type="float">
            <text:p>0.981868</text:p>
          </table:table-cell>
          <table:table-cell office:value-type="float" office:value="113.807" calcext:value-type="float">
            <text:p>113.807</text:p>
          </table:table-cell>
          <table:table-cell office:value-type="float" office:value="12.1705" calcext:value-type="float">
            <text:p>12.1705</text:p>
          </table:table-cell>
          <table:table-cell office:value-type="float" office:value="-195.219" calcext:value-type="float">
            <text:p>-195.21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H003</text:p>
          </table:table-cell>
          <table:table-cell office:value-type="float" office:value="160146" calcext:value-type="float">
            <text:p>160146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STD125_A_0</text:p>
          </table:table-cell>
          <table:table-cell office:value-type="string" calcext:value-type="string">
            <text:p>STEM STD125 A 0</text:p>
          </table:table-cell>
          <table:table-cell office:value-type="string" calcext:value-type="string">
            <text:p>103548903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6744 0.159377 -0.19702 0 -0.155561 -0.987347 -0.0347238 0 -0.200028 -0.00294501 0.979911 0 -113.992 1.29238 -180.654 1 </text:p>
          </table:table-cell>
          <table:table-cell office:value-type="string" calcext:value-type="string">
            <text:p>/mnt/localstore1/H003/011-F-54/Mediplan3D/seedplan.xml</text:p>
          </table:table-cell>
          <table:table-cell/>
          <table:table-cell office:value-type="float" office:value="-0.96744" calcext:value-type="float">
            <text:p>-0.96744</text:p>
          </table:table-cell>
          <table:table-cell office:value-type="float" office:value="0.159377" calcext:value-type="float">
            <text:p>0.159377</text:p>
          </table:table-cell>
          <table:table-cell office:value-type="float" office:value="-0.19702" calcext:value-type="float">
            <text:p>-0.19702</text:p>
          </table:table-cell>
          <table:table-cell office:value-type="float" office:value="-0.155561" calcext:value-type="float">
            <text:p>-0.155561</text:p>
          </table:table-cell>
          <table:table-cell office:value-type="float" office:value="-0.987347" calcext:value-type="float">
            <text:p>-0.987347</text:p>
          </table:table-cell>
          <table:table-cell office:value-type="float" office:value="-0.0347238" calcext:value-type="float">
            <text:p>-0.0347238</text:p>
          </table:table-cell>
          <table:table-cell office:value-type="float" office:value="-0.200028" calcext:value-type="float">
            <text:p>-0.200028</text:p>
          </table:table-cell>
          <table:table-cell office:value-type="float" office:value="-0.00294501" calcext:value-type="float">
            <text:p>-0.00294501</text:p>
          </table:table-cell>
          <table:table-cell office:value-type="float" office:value="0.979911" calcext:value-type="float">
            <text:p>0.979911</text:p>
          </table:table-cell>
          <table:table-cell office:value-type="float" office:value="-113.992" calcext:value-type="float">
            <text:p>-113.992</text:p>
          </table:table-cell>
          <table:table-cell office:value-type="float" office:value="1.29238" calcext:value-type="float">
            <text:p>1.29238</text:p>
          </table:table-cell>
          <table:table-cell office:value-type="float" office:value="-180.654" calcext:value-type="float">
            <text:p>-180.65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H001</text:p>
          </table:table-cell>
          <table:table-cell office:value-type="float" office:value="160114" calcext:value-type="float">
            <text:p>160114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31442 0.32247 -0.16864 0 -0.352409 0.914864 -0.197069 0 0.0907343 0.242988 0.965779 0 153.35 1.4343 -271.642 1 </text:p>
          </table:table-cell>
          <table:table-cell office:value-type="string" calcext:value-type="string">
            <text:p>/mnt/localstore1/H001/008-F-40/Mediplan3D/seedplan.xml</text:p>
          </table:table-cell>
          <table:table-cell/>
          <table:table-cell office:value-type="float" office:value="0.931442" calcext:value-type="float">
            <text:p>0.931442</text:p>
          </table:table-cell>
          <table:table-cell office:value-type="float" office:value="0.32247" calcext:value-type="float">
            <text:p>0.32247</text:p>
          </table:table-cell>
          <table:table-cell office:value-type="float" office:value="-0.16864" calcext:value-type="float">
            <text:p>-0.16864</text:p>
          </table:table-cell>
          <table:table-cell office:value-type="float" office:value="-0.352409" calcext:value-type="float">
            <text:p>-0.352409</text:p>
          </table:table-cell>
          <table:table-cell office:value-type="float" office:value="0.914864" calcext:value-type="float">
            <text:p>0.914864</text:p>
          </table:table-cell>
          <table:table-cell office:value-type="float" office:value="-0.197069" calcext:value-type="float">
            <text:p>-0.197069</text:p>
          </table:table-cell>
          <table:table-cell office:value-type="float" office:value="0.0907343" calcext:value-type="float">
            <text:p>0.0907343</text:p>
          </table:table-cell>
          <table:table-cell office:value-type="float" office:value="0.242988" calcext:value-type="float">
            <text:p>0.242988</text:p>
          </table:table-cell>
          <table:table-cell office:value-type="float" office:value="0.965779" calcext:value-type="float">
            <text:p>0.965779</text:p>
          </table:table-cell>
          <table:table-cell office:value-type="float" office:value="153.35" calcext:value-type="float">
            <text:p>153.35</text:p>
          </table:table-cell>
          <table:table-cell office:value-type="float" office:value="1.4343" calcext:value-type="float">
            <text:p>1.4343</text:p>
          </table:table-cell>
          <table:table-cell office:value-type="float" office:value="-271.642" calcext:value-type="float">
            <text:p>-271.64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H002</text:p>
          </table:table-cell>
          <table:table-cell office:value-type="float" office:value="160114" calcext:value-type="float">
            <text:p>160114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31893 0.314285 -0.181086 0 -0.347114 0.917667 -0.194081 0 0.105174 0.243748 0.964151 0 154.869 0.190969 -274.638 1 </text:p>
          </table:table-cell>
          <table:table-cell office:value-type="string" calcext:value-type="string">
            <text:p>/mnt/localstore1/H002/008-F-40/Mediplan3D/seedplan.xml</text:p>
          </table:table-cell>
          <table:table-cell/>
          <table:table-cell office:value-type="float" office:value="0.931893" calcext:value-type="float">
            <text:p>0.931893</text:p>
          </table:table-cell>
          <table:table-cell office:value-type="float" office:value="0.314285" calcext:value-type="float">
            <text:p>0.314285</text:p>
          </table:table-cell>
          <table:table-cell office:value-type="float" office:value="-0.181086" calcext:value-type="float">
            <text:p>-0.181086</text:p>
          </table:table-cell>
          <table:table-cell office:value-type="float" office:value="-0.347114" calcext:value-type="float">
            <text:p>-0.347114</text:p>
          </table:table-cell>
          <table:table-cell office:value-type="float" office:value="0.917667" calcext:value-type="float">
            <text:p>0.917667</text:p>
          </table:table-cell>
          <table:table-cell office:value-type="float" office:value="-0.194081" calcext:value-type="float">
            <text:p>-0.194081</text:p>
          </table:table-cell>
          <table:table-cell office:value-type="float" office:value="0.105174" calcext:value-type="float">
            <text:p>0.105174</text:p>
          </table:table-cell>
          <table:table-cell office:value-type="float" office:value="0.243748" calcext:value-type="float">
            <text:p>0.243748</text:p>
          </table:table-cell>
          <table:table-cell office:value-type="float" office:value="0.964151" calcext:value-type="float">
            <text:p>0.964151</text:p>
          </table:table-cell>
          <table:table-cell office:value-type="float" office:value="154.869" calcext:value-type="float">
            <text:p>154.869</text:p>
          </table:table-cell>
          <table:table-cell office:value-type="float" office:value="0.190969" calcext:value-type="float">
            <text:p>0.190969</text:p>
          </table:table-cell>
          <table:table-cell office:value-type="float" office:value="-274.638" calcext:value-type="float">
            <text:p>-274.638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H003</text:p>
          </table:table-cell>
          <table:table-cell office:value-type="float" office:value="160113" calcext:value-type="float">
            <text:p>160113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2</text:p>
          </table:table-cell>
          <table:table-cell office:value-type="string" calcext:value-type="string">
            <text:p>STEM KA STD135 2</text:p>
          </table:table-cell>
          <table:table-cell office:value-type="string" calcext:value-type="string">
            <text:p>103414966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81739 0.150155 -0.116813 0 -0.166263 0.975642 -0.143137 0 0.0924683 0.159942 0.982788 0 154.051 -3.05007 -268.799 1 </text:p>
          </table:table-cell>
          <table:table-cell office:value-type="string" calcext:value-type="string">
            <text:p>/mnt/localstore1/H003/008-F-40/Mediplan3D/seedplan.xml</text:p>
          </table:table-cell>
          <table:table-cell/>
          <table:table-cell office:value-type="float" office:value="0.981739" calcext:value-type="float">
            <text:p>0.981739</text:p>
          </table:table-cell>
          <table:table-cell office:value-type="float" office:value="0.150155" calcext:value-type="float">
            <text:p>0.150155</text:p>
          </table:table-cell>
          <table:table-cell office:value-type="float" office:value="-0.116813" calcext:value-type="float">
            <text:p>-0.116813</text:p>
          </table:table-cell>
          <table:table-cell office:value-type="float" office:value="-0.166263" calcext:value-type="float">
            <text:p>-0.166263</text:p>
          </table:table-cell>
          <table:table-cell office:value-type="float" office:value="0.975642" calcext:value-type="float">
            <text:p>0.975642</text:p>
          </table:table-cell>
          <table:table-cell office:value-type="float" office:value="-0.143137" calcext:value-type="float">
            <text:p>-0.143137</text:p>
          </table:table-cell>
          <table:table-cell office:value-type="float" office:value="0.0924683" calcext:value-type="float">
            <text:p>0.0924683</text:p>
          </table:table-cell>
          <table:table-cell office:value-type="float" office:value="0.159942" calcext:value-type="float">
            <text:p>0.159942</text:p>
          </table:table-cell>
          <table:table-cell office:value-type="float" office:value="0.982788" calcext:value-type="float">
            <text:p>0.982788</text:p>
          </table:table-cell>
          <table:table-cell office:value-type="float" office:value="154.051" calcext:value-type="float">
            <text:p>154.051</text:p>
          </table:table-cell>
          <table:table-cell office:value-type="float" office:value="-3.05007" calcext:value-type="float">
            <text:p>-3.05007</text:p>
          </table:table-cell>
          <table:table-cell office:value-type="float" office:value="-268.799" calcext:value-type="float">
            <text:p>-268.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H001</text:p>
          </table:table-cell>
          <table:table-cell office:value-type="float" office:value="160126" calcext:value-type="float">
            <text:p>160126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HO_S_135_4</text:p>
          </table:table-cell>
          <table:table-cell office:value-type="string" calcext:value-type="string">
            <text:p>STEM KHO S 135 4</text:p>
          </table:table-cell>
          <table:table-cell office:value-type="string" calcext:value-type="string">
            <text:p>103607091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7309 0.197938 -0.118076 0 -0.204009 -0.978095 0.0416625 0 -0.10724 0.0646296 0.992144 0 -124.729 155.794 864.197 1 </text:p>
          </table:table-cell>
          <table:table-cell office:value-type="string" calcext:value-type="string">
            <text:p>/mnt/localstore1/H001/013-F-81/Mediplan3D/seedplan.xml</text:p>
          </table:table-cell>
          <table:table-cell/>
          <table:table-cell office:value-type="float" office:value="-0.97309" calcext:value-type="float">
            <text:p>-0.97309</text:p>
          </table:table-cell>
          <table:table-cell office:value-type="float" office:value="0.197938" calcext:value-type="float">
            <text:p>0.197938</text:p>
          </table:table-cell>
          <table:table-cell office:value-type="float" office:value="-0.118076" calcext:value-type="float">
            <text:p>-0.118076</text:p>
          </table:table-cell>
          <table:table-cell office:value-type="float" office:value="-0.204009" calcext:value-type="float">
            <text:p>-0.204009</text:p>
          </table:table-cell>
          <table:table-cell office:value-type="float" office:value="-0.978095" calcext:value-type="float">
            <text:p>-0.978095</text:p>
          </table:table-cell>
          <table:table-cell office:value-type="float" office:value="0.0416625" calcext:value-type="float">
            <text:p>0.0416625</text:p>
          </table:table-cell>
          <table:table-cell office:value-type="float" office:value="-0.10724" calcext:value-type="float">
            <text:p>-0.10724</text:p>
          </table:table-cell>
          <table:table-cell office:value-type="float" office:value="0.0646296" calcext:value-type="float">
            <text:p>0.0646296</text:p>
          </table:table-cell>
          <table:table-cell office:value-type="float" office:value="0.992144" calcext:value-type="float">
            <text:p>0.992144</text:p>
          </table:table-cell>
          <table:table-cell office:value-type="float" office:value="-124.729" calcext:value-type="float">
            <text:p>-124.729</text:p>
          </table:table-cell>
          <table:table-cell office:value-type="float" office:value="155.794" calcext:value-type="float">
            <text:p>155.794</text:p>
          </table:table-cell>
          <table:table-cell office:value-type="float" office:value="864.197" calcext:value-type="float">
            <text:p>864.19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H002</text:p>
          </table:table-cell>
          <table:table-cell office:value-type="float" office:value="160092" calcext:value-type="float">
            <text:p>160092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HO_A_135_2</text:p>
          </table:table-cell>
          <table:table-cell office:value-type="string" calcext:value-type="string">
            <text:p>STEM KHO A 135 2</text:p>
          </table:table-cell>
          <table:table-cell office:value-type="string" calcext:value-type="string">
            <text:p>103550473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68539 0.224864 -0.10647 0 -0.231149 -0.9716 0.0506961 0 -0.0920474 0.0737181 0.993021 0 -123.702 155.857 866.947 1 </text:p>
          </table:table-cell>
          <table:table-cell office:value-type="string" calcext:value-type="string">
            <text:p>/mnt/localstore1/H002/013-F-81/Mediplan3D/seedplan.xml</text:p>
          </table:table-cell>
          <table:table-cell/>
          <table:table-cell office:value-type="float" office:value="-0.968539" calcext:value-type="float">
            <text:p>-0.968539</text:p>
          </table:table-cell>
          <table:table-cell office:value-type="float" office:value="0.224864" calcext:value-type="float">
            <text:p>0.224864</text:p>
          </table:table-cell>
          <table:table-cell office:value-type="float" office:value="-0.10647" calcext:value-type="float">
            <text:p>-0.10647</text:p>
          </table:table-cell>
          <table:table-cell office:value-type="float" office:value="-0.231149" calcext:value-type="float">
            <text:p>-0.231149</text:p>
          </table:table-cell>
          <table:table-cell office:value-type="float" office:value="-0.9716" calcext:value-type="float">
            <text:p>-0.9716</text:p>
          </table:table-cell>
          <table:table-cell office:value-type="float" office:value="0.0506961" calcext:value-type="float">
            <text:p>0.0506961</text:p>
          </table:table-cell>
          <table:table-cell office:value-type="float" office:value="-0.0920474" calcext:value-type="float">
            <text:p>-0.0920474</text:p>
          </table:table-cell>
          <table:table-cell office:value-type="float" office:value="0.0737181" calcext:value-type="float">
            <text:p>0.0737181</text:p>
          </table:table-cell>
          <table:table-cell office:value-type="float" office:value="0.993021" calcext:value-type="float">
            <text:p>0.993021</text:p>
          </table:table-cell>
          <table:table-cell office:value-type="float" office:value="-123.702" calcext:value-type="float">
            <text:p>-123.702</text:p>
          </table:table-cell>
          <table:table-cell office:value-type="float" office:value="155.857" calcext:value-type="float">
            <text:p>155.857</text:p>
          </table:table-cell>
          <table:table-cell office:value-type="float" office:value="866.947" calcext:value-type="float">
            <text:p>866.94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H003</text:p>
          </table:table-cell>
          <table:table-cell office:value-type="float" office:value="160113" calcext:value-type="float">
            <text:p>160113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2</text:p>
          </table:table-cell>
          <table:table-cell office:value-type="string" calcext:value-type="string">
            <text:p>STEM KA STD135 2</text:p>
          </table:table-cell>
          <table:table-cell office:value-type="string" calcext:value-type="string">
            <text:p>103414966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85774 0.167584 -0.0138396 0 -0.167978 -0.985185 0.0350287 0 -0.00776424 0.0368531 0.999304 0 -119.962 154.148 879.571 1 </text:p>
          </table:table-cell>
          <table:table-cell office:value-type="string" calcext:value-type="string">
            <text:p>/mnt/localstore1/H003/013-F-81/Mediplan3D/seedplan.xml</text:p>
          </table:table-cell>
          <table:table-cell/>
          <table:table-cell office:value-type="float" office:value="-0.985774" calcext:value-type="float">
            <text:p>-0.985774</text:p>
          </table:table-cell>
          <table:table-cell office:value-type="float" office:value="0.167584" calcext:value-type="float">
            <text:p>0.167584</text:p>
          </table:table-cell>
          <table:table-cell office:value-type="float" office:value="-0.0138396" calcext:value-type="float">
            <text:p>-0.0138396</text:p>
          </table:table-cell>
          <table:table-cell office:value-type="float" office:value="-0.167978" calcext:value-type="float">
            <text:p>-0.167978</text:p>
          </table:table-cell>
          <table:table-cell office:value-type="float" office:value="-0.985185" calcext:value-type="float">
            <text:p>-0.985185</text:p>
          </table:table-cell>
          <table:table-cell office:value-type="float" office:value="0.0350287" calcext:value-type="float">
            <text:p>0.0350287</text:p>
          </table:table-cell>
          <table:table-cell office:value-type="float" office:value="-0.00776424" calcext:value-type="float">
            <text:p>-0.00776424</text:p>
          </table:table-cell>
          <table:table-cell office:value-type="float" office:value="0.0368531" calcext:value-type="float">
            <text:p>0.0368531</text:p>
          </table:table-cell>
          <table:table-cell office:value-type="float" office:value="0.999304" calcext:value-type="float">
            <text:p>0.999304</text:p>
          </table:table-cell>
          <table:table-cell office:value-type="float" office:value="-119.962" calcext:value-type="float">
            <text:p>-119.962</text:p>
          </table:table-cell>
          <table:table-cell office:value-type="float" office:value="154.148" calcext:value-type="float">
            <text:p>154.148</text:p>
          </table:table-cell>
          <table:table-cell office:value-type="float" office:value="879.571" calcext:value-type="float">
            <text:p>879.571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H001</text:p>
          </table:table-cell>
          <table:table-cell office:value-type="float" office:value="160114" calcext:value-type="float">
            <text:p>160114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878134 0.445009 -0.175601 0 -0.464429 0.881052 -0.0897449 0 0.114774 0.160362 0.980364 0 127.812 13.554 -255.693 1 </text:p>
          </table:table-cell>
          <table:table-cell office:value-type="string" calcext:value-type="string">
            <text:p>/mnt/localstore1/H001/009-F-83/Mediplan3D/seedplan.xml</text:p>
          </table:table-cell>
          <table:table-cell/>
          <table:table-cell office:value-type="float" office:value="0.878134" calcext:value-type="float">
            <text:p>0.878134</text:p>
          </table:table-cell>
          <table:table-cell office:value-type="float" office:value="0.445009" calcext:value-type="float">
            <text:p>0.445009</text:p>
          </table:table-cell>
          <table:table-cell office:value-type="float" office:value="-0.175601" calcext:value-type="float">
            <text:p>-0.175601</text:p>
          </table:table-cell>
          <table:table-cell office:value-type="float" office:value="-0.464429" calcext:value-type="float">
            <text:p>-0.464429</text:p>
          </table:table-cell>
          <table:table-cell office:value-type="float" office:value="0.881052" calcext:value-type="float">
            <text:p>0.881052</text:p>
          </table:table-cell>
          <table:table-cell office:value-type="float" office:value="-0.0897449" calcext:value-type="float">
            <text:p>-0.0897449</text:p>
          </table:table-cell>
          <table:table-cell office:value-type="float" office:value="0.114774" calcext:value-type="float">
            <text:p>0.114774</text:p>
          </table:table-cell>
          <table:table-cell office:value-type="float" office:value="0.160362" calcext:value-type="float">
            <text:p>0.160362</text:p>
          </table:table-cell>
          <table:table-cell office:value-type="float" office:value="0.980364" calcext:value-type="float">
            <text:p>0.980364</text:p>
          </table:table-cell>
          <table:table-cell office:value-type="float" office:value="127.812" calcext:value-type="float">
            <text:p>127.812</text:p>
          </table:table-cell>
          <table:table-cell office:value-type="float" office:value="13.554" calcext:value-type="float">
            <text:p>13.554</text:p>
          </table:table-cell>
          <table:table-cell office:value-type="float" office:value="-255.693" calcext:value-type="float">
            <text:p>-255.69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H002</text:p>
          </table:table-cell>
          <table:table-cell office:value-type="float" office:value="160114" calcext:value-type="float">
            <text:p>160114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876775 0.45373 -0.159917 0 -0.471356 0.876705 -0.0960873 0 0.0966113 0.159594 0.982426 0 127.019 13.9155 -251.27 1 </text:p>
          </table:table-cell>
          <table:table-cell office:value-type="string" calcext:value-type="string">
            <text:p>/mnt/localstore1/H002/009-F-83/Mediplan3D/seedplan.xml</text:p>
          </table:table-cell>
          <table:table-cell/>
          <table:table-cell office:value-type="float" office:value="0.876775" calcext:value-type="float">
            <text:p>0.876775</text:p>
          </table:table-cell>
          <table:table-cell office:value-type="float" office:value="0.45373" calcext:value-type="float">
            <text:p>0.45373</text:p>
          </table:table-cell>
          <table:table-cell office:value-type="float" office:value="-0.159917" calcext:value-type="float">
            <text:p>-0.159917</text:p>
          </table:table-cell>
          <table:table-cell office:value-type="float" office:value="-0.471356" calcext:value-type="float">
            <text:p>-0.471356</text:p>
          </table:table-cell>
          <table:table-cell office:value-type="float" office:value="0.876705" calcext:value-type="float">
            <text:p>0.876705</text:p>
          </table:table-cell>
          <table:table-cell office:value-type="float" office:value="-0.0960873" calcext:value-type="float">
            <text:p>-0.0960873</text:p>
          </table:table-cell>
          <table:table-cell office:value-type="float" office:value="0.0966113" calcext:value-type="float">
            <text:p>0.0966113</text:p>
          </table:table-cell>
          <table:table-cell office:value-type="float" office:value="0.159594" calcext:value-type="float">
            <text:p>0.159594</text:p>
          </table:table-cell>
          <table:table-cell office:value-type="float" office:value="0.982426" calcext:value-type="float">
            <text:p>0.982426</text:p>
          </table:table-cell>
          <table:table-cell office:value-type="float" office:value="127.019" calcext:value-type="float">
            <text:p>127.019</text:p>
          </table:table-cell>
          <table:table-cell office:value-type="float" office:value="13.9155" calcext:value-type="float">
            <text:p>13.9155</text:p>
          </table:table-cell>
          <table:table-cell office:value-type="float" office:value="-251.27" calcext:value-type="float">
            <text:p>-251.2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H003</text:p>
          </table:table-cell>
          <table:table-cell office:value-type="float" office:value="160147" calcext:value-type="float">
            <text:p>160147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STD125_A_1</text:p>
          </table:table-cell>
          <table:table-cell office:value-type="string" calcext:value-type="string">
            <text:p>STEM STD125 A 1</text:p>
          </table:table-cell>
          <table:table-cell office:value-type="string" calcext:value-type="string">
            <text:p>103550462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84815 0.159847 -0.0679695 0 -0.159805 0.987146 0.00614278 0 0.0680924 0.00482582 0.997682 0 126.718 6.82172 -234.048 1 </text:p>
          </table:table-cell>
          <table:table-cell office:value-type="string" calcext:value-type="string">
            <text:p>/mnt/localstore1/H003/009-F-83/Mediplan3D/seedplan.xml</text:p>
          </table:table-cell>
          <table:table-cell/>
          <table:table-cell office:value-type="float" office:value="0.984815" calcext:value-type="float">
            <text:p>0.984815</text:p>
          </table:table-cell>
          <table:table-cell office:value-type="float" office:value="0.159847" calcext:value-type="float">
            <text:p>0.159847</text:p>
          </table:table-cell>
          <table:table-cell office:value-type="float" office:value="-0.0679695" calcext:value-type="float">
            <text:p>-0.0679695</text:p>
          </table:table-cell>
          <table:table-cell office:value-type="float" office:value="-0.159805" calcext:value-type="float">
            <text:p>-0.159805</text:p>
          </table:table-cell>
          <table:table-cell office:value-type="float" office:value="0.987146" calcext:value-type="float">
            <text:p>0.987146</text:p>
          </table:table-cell>
          <table:table-cell office:value-type="float" office:value="0.00614278" calcext:value-type="float">
            <text:p>0.00614278</text:p>
          </table:table-cell>
          <table:table-cell office:value-type="float" office:value="0.0680924" calcext:value-type="float">
            <text:p>0.0680924</text:p>
          </table:table-cell>
          <table:table-cell office:value-type="float" office:value="0.00482582" calcext:value-type="float">
            <text:p>0.00482582</text:p>
          </table:table-cell>
          <table:table-cell office:value-type="float" office:value="0.997682" calcext:value-type="float">
            <text:p>0.997682</text:p>
          </table:table-cell>
          <table:table-cell office:value-type="float" office:value="126.718" calcext:value-type="float">
            <text:p>126.718</text:p>
          </table:table-cell>
          <table:table-cell office:value-type="float" office:value="6.82172" calcext:value-type="float">
            <text:p>6.82172</text:p>
          </table:table-cell>
          <table:table-cell office:value-type="float" office:value="-234.048" calcext:value-type="float">
            <text:p>-234.048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H001</text:p>
          </table:table-cell>
          <table:table-cell office:value-type="float" office:value="160116" calcext:value-type="float">
            <text:p>160116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5</text:p>
          </table:table-cell>
          <table:table-cell office:value-type="string" calcext:value-type="string">
            <text:p>STEM KA STD135 5</text:p>
          </table:table-cell>
          <table:table-cell office:value-type="string" calcext:value-type="string">
            <text:p>103414969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22663 0.352203 -0.156994 0 -0.376188 0.911587 -0.165807 0 0.0847149 0.212042 0.973583 0 111.804 161.138 970.392 1 </text:p>
          </table:table-cell>
          <table:table-cell office:value-type="string" calcext:value-type="string">
            <text:p>/mnt/localstore1/H001/012-M-74/Mediplan3D/seedplan.xml</text:p>
          </table:table-cell>
          <table:table-cell/>
          <table:table-cell office:value-type="float" office:value="0.922663" calcext:value-type="float">
            <text:p>0.922663</text:p>
          </table:table-cell>
          <table:table-cell office:value-type="float" office:value="0.352203" calcext:value-type="float">
            <text:p>0.352203</text:p>
          </table:table-cell>
          <table:table-cell office:value-type="float" office:value="-0.156994" calcext:value-type="float">
            <text:p>-0.156994</text:p>
          </table:table-cell>
          <table:table-cell office:value-type="float" office:value="-0.376188" calcext:value-type="float">
            <text:p>-0.376188</text:p>
          </table:table-cell>
          <table:table-cell office:value-type="float" office:value="0.911587" calcext:value-type="float">
            <text:p>0.911587</text:p>
          </table:table-cell>
          <table:table-cell office:value-type="float" office:value="-0.165807" calcext:value-type="float">
            <text:p>-0.165807</text:p>
          </table:table-cell>
          <table:table-cell office:value-type="float" office:value="0.0847149" calcext:value-type="float">
            <text:p>0.0847149</text:p>
          </table:table-cell>
          <table:table-cell office:value-type="float" office:value="0.212042" calcext:value-type="float">
            <text:p>0.212042</text:p>
          </table:table-cell>
          <table:table-cell office:value-type="float" office:value="0.973583" calcext:value-type="float">
            <text:p>0.973583</text:p>
          </table:table-cell>
          <table:table-cell office:value-type="float" office:value="111.804" calcext:value-type="float">
            <text:p>111.804</text:p>
          </table:table-cell>
          <table:table-cell office:value-type="float" office:value="161.138" calcext:value-type="float">
            <text:p>161.138</text:p>
          </table:table-cell>
          <table:table-cell office:value-type="float" office:value="970.392" calcext:value-type="float">
            <text:p>970.39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H002</text:p>
          </table:table-cell>
          <table:table-cell office:value-type="float" office:value="160115" calcext:value-type="float">
            <text:p>160115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4</text:p>
          </table:table-cell>
          <table:table-cell office:value-type="string" calcext:value-type="string">
            <text:p>STEM KA STD135 4</text:p>
          </table:table-cell>
          <table:table-cell office:value-type="string" calcext:value-type="string">
            <text:p>103414968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54223 0.264315 -0.139799 0 -0.285897 0.943455 -0.167798 0 0.0875508 0.200098 0.975859 0 111.364 158.124 971.667 1 </text:p>
          </table:table-cell>
          <table:table-cell office:value-type="string" calcext:value-type="string">
            <text:p>/mnt/localstore1/H002/012-M-74/Mediplan3D/seedplan.xml</text:p>
          </table:table-cell>
          <table:table-cell/>
          <table:table-cell office:value-type="float" office:value="0.954223" calcext:value-type="float">
            <text:p>0.954223</text:p>
          </table:table-cell>
          <table:table-cell office:value-type="float" office:value="0.264315" calcext:value-type="float">
            <text:p>0.264315</text:p>
          </table:table-cell>
          <table:table-cell office:value-type="float" office:value="-0.139799" calcext:value-type="float">
            <text:p>-0.139799</text:p>
          </table:table-cell>
          <table:table-cell office:value-type="float" office:value="-0.285897" calcext:value-type="float">
            <text:p>-0.285897</text:p>
          </table:table-cell>
          <table:table-cell office:value-type="float" office:value="0.943455" calcext:value-type="float">
            <text:p>0.943455</text:p>
          </table:table-cell>
          <table:table-cell office:value-type="float" office:value="-0.167798" calcext:value-type="float">
            <text:p>-0.167798</text:p>
          </table:table-cell>
          <table:table-cell office:value-type="float" office:value="0.0875508" calcext:value-type="float">
            <text:p>0.0875508</text:p>
          </table:table-cell>
          <table:table-cell office:value-type="float" office:value="0.200098" calcext:value-type="float">
            <text:p>0.200098</text:p>
          </table:table-cell>
          <table:table-cell office:value-type="float" office:value="0.975859" calcext:value-type="float">
            <text:p>0.975859</text:p>
          </table:table-cell>
          <table:table-cell office:value-type="float" office:value="111.364" calcext:value-type="float">
            <text:p>111.364</text:p>
          </table:table-cell>
          <table:table-cell office:value-type="float" office:value="158.124" calcext:value-type="float">
            <text:p>158.124</text:p>
          </table:table-cell>
          <table:table-cell office:value-type="float" office:value="971.667" calcext:value-type="float">
            <text:p>971.66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H003</text:p>
          </table:table-cell>
          <table:table-cell office:value-type="float" office:value="160117" calcext:value-type="float">
            <text:p>160117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6</text:p>
          </table:table-cell>
          <table:table-cell office:value-type="string" calcext:value-type="string">
            <text:p>STEM KA STD135 6</text:p>
          </table:table-cell>
          <table:table-cell office:value-type="string" calcext:value-type="string">
            <text:p>103414970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61113 0.232591 -0.148889 0 -0.255817 0.952937 -0.16269 0 0.104045 0.194452 0.975377 0 112.892 156.89 970.935 1 </text:p>
          </table:table-cell>
          <table:table-cell office:value-type="string" calcext:value-type="string">
            <text:p>/mnt/localstore1/H003/012-M-74/Mediplan3D/seedplan.xml</text:p>
          </table:table-cell>
          <table:table-cell/>
          <table:table-cell office:value-type="float" office:value="0.961113" calcext:value-type="float">
            <text:p>0.961113</text:p>
          </table:table-cell>
          <table:table-cell office:value-type="float" office:value="0.232591" calcext:value-type="float">
            <text:p>0.232591</text:p>
          </table:table-cell>
          <table:table-cell office:value-type="float" office:value="-0.148889" calcext:value-type="float">
            <text:p>-0.148889</text:p>
          </table:table-cell>
          <table:table-cell office:value-type="float" office:value="-0.255817" calcext:value-type="float">
            <text:p>-0.255817</text:p>
          </table:table-cell>
          <table:table-cell office:value-type="float" office:value="0.952937" calcext:value-type="float">
            <text:p>0.952937</text:p>
          </table:table-cell>
          <table:table-cell office:value-type="float" office:value="-0.16269" calcext:value-type="float">
            <text:p>-0.16269</text:p>
          </table:table-cell>
          <table:table-cell office:value-type="float" office:value="0.104045" calcext:value-type="float">
            <text:p>0.104045</text:p>
          </table:table-cell>
          <table:table-cell office:value-type="float" office:value="0.194452" calcext:value-type="float">
            <text:p>0.194452</text:p>
          </table:table-cell>
          <table:table-cell office:value-type="float" office:value="0.975377" calcext:value-type="float">
            <text:p>0.975377</text:p>
          </table:table-cell>
          <table:table-cell office:value-type="float" office:value="112.892" calcext:value-type="float">
            <text:p>112.892</text:p>
          </table:table-cell>
          <table:table-cell office:value-type="float" office:value="156.89" calcext:value-type="float">
            <text:p>156.89</text:p>
          </table:table-cell>
          <table:table-cell office:value-type="float" office:value="970.935" calcext:value-type="float">
            <text:p>970.93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H001</text:p>
          </table:table-cell>
          <table:table-cell office:value-type="float" office:value="160119" calcext:value-type="float">
            <text:p>160119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8</text:p>
          </table:table-cell>
          <table:table-cell office:value-type="string" calcext:value-type="string">
            <text:p>STEM KA STD135 8</text:p>
          </table:table-cell>
          <table:table-cell office:value-type="string" calcext:value-type="string">
            <text:p>103427630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83663 -0.103284 -0.147365 0 0.0801056 -0.984602 0.155369 0 -0.161145 0.141024 0.976792 0 -124.236 166.262 972.535 1 </text:p>
          </table:table-cell>
          <table:table-cell office:value-type="string" calcext:value-type="string">
            <text:p>/mnt/localstore1/H001/014-M-65/Mediplan3D/seedplan.xml</text:p>
          </table:table-cell>
          <table:table-cell/>
          <table:table-cell office:value-type="float" office:value="-0.983663" calcext:value-type="float">
            <text:p>-0.983663</text:p>
          </table:table-cell>
          <table:table-cell office:value-type="float" office:value="-0.103284" calcext:value-type="float">
            <text:p>-0.103284</text:p>
          </table:table-cell>
          <table:table-cell office:value-type="float" office:value="-0.147365" calcext:value-type="float">
            <text:p>-0.147365</text:p>
          </table:table-cell>
          <table:table-cell office:value-type="float" office:value="0.0801056" calcext:value-type="float">
            <text:p>0.0801056</text:p>
          </table:table-cell>
          <table:table-cell office:value-type="float" office:value="-0.984602" calcext:value-type="float">
            <text:p>-0.984602</text:p>
          </table:table-cell>
          <table:table-cell office:value-type="float" office:value="0.155369" calcext:value-type="float">
            <text:p>0.155369</text:p>
          </table:table-cell>
          <table:table-cell office:value-type="float" office:value="-0.161145" calcext:value-type="float">
            <text:p>-0.161145</text:p>
          </table:table-cell>
          <table:table-cell office:value-type="float" office:value="0.141024" calcext:value-type="float">
            <text:p>0.141024</text:p>
          </table:table-cell>
          <table:table-cell office:value-type="float" office:value="0.976792" calcext:value-type="float">
            <text:p>0.976792</text:p>
          </table:table-cell>
          <table:table-cell office:value-type="float" office:value="-124.236" calcext:value-type="float">
            <text:p>-124.236</text:p>
          </table:table-cell>
          <table:table-cell office:value-type="float" office:value="166.262" calcext:value-type="float">
            <text:p>166.262</text:p>
          </table:table-cell>
          <table:table-cell office:value-type="float" office:value="972.535" calcext:value-type="float">
            <text:p>972.53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H002</text:p>
          </table:table-cell>
          <table:table-cell office:value-type="float" office:value="160117" calcext:value-type="float">
            <text:p>160117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6</text:p>
          </table:table-cell>
          <table:table-cell office:value-type="string" calcext:value-type="string">
            <text:p>STEM KA STD135 6</text:p>
          </table:table-cell>
          <table:table-cell office:value-type="string" calcext:value-type="string">
            <text:p>103414970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77552 0.0370541 -0.207306 0 -0.0700171 -0.985564 0.154019 0 -0.198608 0.165081 0.966038 0 -127.56 168.671 972.309 1 </text:p>
          </table:table-cell>
          <table:table-cell office:value-type="string" calcext:value-type="string">
            <text:p>/mnt/localstore1/H002/014-M-65/Mediplan3D/seedplan.xml</text:p>
          </table:table-cell>
          <table:table-cell/>
          <table:table-cell office:value-type="float" office:value="-0.977552" calcext:value-type="float">
            <text:p>-0.977552</text:p>
          </table:table-cell>
          <table:table-cell office:value-type="float" office:value="0.0370541" calcext:value-type="float">
            <text:p>0.0370541</text:p>
          </table:table-cell>
          <table:table-cell office:value-type="float" office:value="-0.207306" calcext:value-type="float">
            <text:p>-0.207306</text:p>
          </table:table-cell>
          <table:table-cell office:value-type="float" office:value="-0.0700171" calcext:value-type="float">
            <text:p>-0.0700171</text:p>
          </table:table-cell>
          <table:table-cell office:value-type="float" office:value="-0.985564" calcext:value-type="float">
            <text:p>-0.985564</text:p>
          </table:table-cell>
          <table:table-cell office:value-type="float" office:value="0.154019" calcext:value-type="float">
            <text:p>0.154019</text:p>
          </table:table-cell>
          <table:table-cell office:value-type="float" office:value="-0.198608" calcext:value-type="float">
            <text:p>-0.198608</text:p>
          </table:table-cell>
          <table:table-cell office:value-type="float" office:value="0.165081" calcext:value-type="float">
            <text:p>0.165081</text:p>
          </table:table-cell>
          <table:table-cell office:value-type="float" office:value="0.966038" calcext:value-type="float">
            <text:p>0.966038</text:p>
          </table:table-cell>
          <table:table-cell office:value-type="float" office:value="-127.56" calcext:value-type="float">
            <text:p>-127.56</text:p>
          </table:table-cell>
          <table:table-cell office:value-type="float" office:value="168.671" calcext:value-type="float">
            <text:p>168.671</text:p>
          </table:table-cell>
          <table:table-cell office:value-type="float" office:value="972.309" calcext:value-type="float">
            <text:p>972.30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H003</text:p>
          </table:table-cell>
          <table:table-cell office:value-type="float" office:value="160118" calcext:value-type="float">
            <text:p>160118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7</text:p>
          </table:table-cell>
          <table:table-cell office:value-type="string" calcext:value-type="string">
            <text:p>STEM KA STD135 7</text:p>
          </table:table-cell>
          <table:table-cell office:value-type="string" calcext:value-type="string">
            <text:p>103414971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6966 0.141068 -0.199789 0 -0.171749 -0.974353 0.145614 0 -0.174125 0.175504 0.968964 0 -127.301 173.268 974.843 1 </text:p>
          </table:table-cell>
          <table:table-cell office:value-type="string" calcext:value-type="string">
            <text:p>/mnt/localstore1/H003/014-M-65/Mediplan3D/seedplan.xml</text:p>
          </table:table-cell>
          <table:table-cell/>
          <table:table-cell office:value-type="float" office:value="-0.96966" calcext:value-type="float">
            <text:p>-0.96966</text:p>
          </table:table-cell>
          <table:table-cell office:value-type="float" office:value="0.141068" calcext:value-type="float">
            <text:p>0.141068</text:p>
          </table:table-cell>
          <table:table-cell office:value-type="float" office:value="-0.199789" calcext:value-type="float">
            <text:p>-0.199789</text:p>
          </table:table-cell>
          <table:table-cell office:value-type="float" office:value="-0.171749" calcext:value-type="float">
            <text:p>-0.171749</text:p>
          </table:table-cell>
          <table:table-cell office:value-type="float" office:value="-0.974353" calcext:value-type="float">
            <text:p>-0.974353</text:p>
          </table:table-cell>
          <table:table-cell office:value-type="float" office:value="0.145614" calcext:value-type="float">
            <text:p>0.145614</text:p>
          </table:table-cell>
          <table:table-cell office:value-type="float" office:value="-0.174125" calcext:value-type="float">
            <text:p>-0.174125</text:p>
          </table:table-cell>
          <table:table-cell office:value-type="float" office:value="0.175504" calcext:value-type="float">
            <text:p>0.175504</text:p>
          </table:table-cell>
          <table:table-cell office:value-type="float" office:value="0.968964" calcext:value-type="float">
            <text:p>0.968964</text:p>
          </table:table-cell>
          <table:table-cell office:value-type="float" office:value="-127.301" calcext:value-type="float">
            <text:p>-127.301</text:p>
          </table:table-cell>
          <table:table-cell office:value-type="float" office:value="173.268" calcext:value-type="float">
            <text:p>173.268</text:p>
          </table:table-cell>
          <table:table-cell office:value-type="float" office:value="974.843" calcext:value-type="float">
            <text:p>974.84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H001</text:p>
          </table:table-cell>
          <table:table-cell office:value-type="float" office:value="160111" calcext:value-type="float">
            <text:p>160111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0</text:p>
          </table:table-cell>
          <table:table-cell office:value-type="string" calcext:value-type="string">
            <text:p>STEM KA STD135 0</text:p>
          </table:table-cell>
          <table:table-cell office:value-type="string" calcext:value-type="string">
            <text:p>103414240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895952 0.38845 -0.215268 0 -0.420855 0.89742 -0.132225 0 0.141822 0.209065 0.967551 0 113.591 18.8032 -169.558 1 </text:p>
          </table:table-cell>
          <table:table-cell office:value-type="string" calcext:value-type="string">
            <text:p>/mnt/localstore1/H001/010-F-41/Mediplan3D/seedplan.xml</text:p>
          </table:table-cell>
          <table:table-cell/>
          <table:table-cell office:value-type="float" office:value="0.895952" calcext:value-type="float">
            <text:p>0.895952</text:p>
          </table:table-cell>
          <table:table-cell office:value-type="float" office:value="0.38845" calcext:value-type="float">
            <text:p>0.38845</text:p>
          </table:table-cell>
          <table:table-cell office:value-type="float" office:value="-0.215268" calcext:value-type="float">
            <text:p>-0.215268</text:p>
          </table:table-cell>
          <table:table-cell office:value-type="float" office:value="-0.420855" calcext:value-type="float">
            <text:p>-0.420855</text:p>
          </table:table-cell>
          <table:table-cell office:value-type="float" office:value="0.89742" calcext:value-type="float">
            <text:p>0.89742</text:p>
          </table:table-cell>
          <table:table-cell office:value-type="float" office:value="-0.132225" calcext:value-type="float">
            <text:p>-0.132225</text:p>
          </table:table-cell>
          <table:table-cell office:value-type="float" office:value="0.141822" calcext:value-type="float">
            <text:p>0.141822</text:p>
          </table:table-cell>
          <table:table-cell office:value-type="float" office:value="0.209065" calcext:value-type="float">
            <text:p>0.209065</text:p>
          </table:table-cell>
          <table:table-cell office:value-type="float" office:value="0.967551" calcext:value-type="float">
            <text:p>0.967551</text:p>
          </table:table-cell>
          <table:table-cell office:value-type="float" office:value="113.591" calcext:value-type="float">
            <text:p>113.591</text:p>
          </table:table-cell>
          <table:table-cell office:value-type="float" office:value="18.8032" calcext:value-type="float">
            <text:p>18.8032</text:p>
          </table:table-cell>
          <table:table-cell office:value-type="float" office:value="-169.558" calcext:value-type="float">
            <text:p>-169.558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H002</text:p>
          </table:table-cell>
          <table:table-cell office:value-type="float" office:value="160132" calcext:value-type="float">
            <text:p>160132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LA_125_0</text:p>
          </table:table-cell>
          <table:table-cell office:value-type="string" calcext:value-type="string">
            <text:p>STEM KLA 125 0</text:p>
          </table:table-cell>
          <table:table-cell office:value-type="string" calcext:value-type="string">
            <text:p>103610427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16336 0.321555 -0.238464 0 -0.355913 0.927079 -0.117639 0 0.183225 0.192661 0.963996 0 117.724 20.4251 -161.879 1 </text:p>
          </table:table-cell>
          <table:table-cell office:value-type="string" calcext:value-type="string">
            <text:p>/mnt/localstore1/H002/010-F-41/Mediplan3D/seedplan.xml</text:p>
          </table:table-cell>
          <table:table-cell/>
          <table:table-cell office:value-type="float" office:value="0.916336" calcext:value-type="float">
            <text:p>0.916336</text:p>
          </table:table-cell>
          <table:table-cell office:value-type="float" office:value="0.321555" calcext:value-type="float">
            <text:p>0.321555</text:p>
          </table:table-cell>
          <table:table-cell office:value-type="float" office:value="-0.238464" calcext:value-type="float">
            <text:p>-0.238464</text:p>
          </table:table-cell>
          <table:table-cell office:value-type="float" office:value="-0.355913" calcext:value-type="float">
            <text:p>-0.355913</text:p>
          </table:table-cell>
          <table:table-cell office:value-type="float" office:value="0.927079" calcext:value-type="float">
            <text:p>0.927079</text:p>
          </table:table-cell>
          <table:table-cell office:value-type="float" office:value="-0.117639" calcext:value-type="float">
            <text:p>-0.117639</text:p>
          </table:table-cell>
          <table:table-cell office:value-type="float" office:value="0.183225" calcext:value-type="float">
            <text:p>0.183225</text:p>
          </table:table-cell>
          <table:table-cell office:value-type="float" office:value="0.192661" calcext:value-type="float">
            <text:p>0.192661</text:p>
          </table:table-cell>
          <table:table-cell office:value-type="float" office:value="0.963996" calcext:value-type="float">
            <text:p>0.963996</text:p>
          </table:table-cell>
          <table:table-cell office:value-type="float" office:value="117.724" calcext:value-type="float">
            <text:p>117.724</text:p>
          </table:table-cell>
          <table:table-cell office:value-type="float" office:value="20.4251" calcext:value-type="float">
            <text:p>20.4251</text:p>
          </table:table-cell>
          <table:table-cell office:value-type="float" office:value="-161.879" calcext:value-type="float">
            <text:p>-161.87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H003</text:p>
          </table:table-cell>
          <table:table-cell office:value-type="float" office:value="160111" calcext:value-type="float">
            <text:p>160111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0</text:p>
          </table:table-cell>
          <table:table-cell office:value-type="string" calcext:value-type="string">
            <text:p>STEM KA STD135 0</text:p>
          </table:table-cell>
          <table:table-cell office:value-type="string" calcext:value-type="string">
            <text:p>103414240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77712 0.138835 -0.157473 0 -0.151135 0.986086 -0.0689736 0 0.145704 0.0912331 0.985109 0 114.557 13.6605 -164.631 1 </text:p>
          </table:table-cell>
          <table:table-cell office:value-type="string" calcext:value-type="string">
            <text:p>/mnt/localstore1/H003/010-F-41/Mediplan3D/seedplan.xml</text:p>
          </table:table-cell>
          <table:table-cell/>
          <table:table-cell office:value-type="float" office:value="0.977712" calcext:value-type="float">
            <text:p>0.977712</text:p>
          </table:table-cell>
          <table:table-cell office:value-type="float" office:value="0.138835" calcext:value-type="float">
            <text:p>0.138835</text:p>
          </table:table-cell>
          <table:table-cell office:value-type="float" office:value="-0.157473" calcext:value-type="float">
            <text:p>-0.157473</text:p>
          </table:table-cell>
          <table:table-cell office:value-type="float" office:value="-0.151135" calcext:value-type="float">
            <text:p>-0.151135</text:p>
          </table:table-cell>
          <table:table-cell office:value-type="float" office:value="0.986086" calcext:value-type="float">
            <text:p>0.986086</text:p>
          </table:table-cell>
          <table:table-cell office:value-type="float" office:value="-0.0689736" calcext:value-type="float">
            <text:p>-0.0689736</text:p>
          </table:table-cell>
          <table:table-cell office:value-type="float" office:value="0.145704" calcext:value-type="float">
            <text:p>0.145704</text:p>
          </table:table-cell>
          <table:table-cell office:value-type="float" office:value="0.0912331" calcext:value-type="float">
            <text:p>0.0912331</text:p>
          </table:table-cell>
          <table:table-cell office:value-type="float" office:value="0.985109" calcext:value-type="float">
            <text:p>0.985109</text:p>
          </table:table-cell>
          <table:table-cell office:value-type="float" office:value="114.557" calcext:value-type="float">
            <text:p>114.557</text:p>
          </table:table-cell>
          <table:table-cell office:value-type="float" office:value="13.6605" calcext:value-type="float">
            <text:p>13.6605</text:p>
          </table:table-cell>
          <table:table-cell office:value-type="float" office:value="-164.631" calcext:value-type="float">
            <text:p>-164.631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H001</text:p>
          </table:table-cell>
          <table:table-cell office:value-type="float" office:value="160114" calcext:value-type="float">
            <text:p>160114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849212 0.498681 -0.173665 0 -0.521984 0.842479 -0.133248 0 0.079863 0.203808 0.975749 0 120.713 53.0966 -205.247 1 </text:p>
          </table:table-cell>
          <table:table-cell office:value-type="string" calcext:value-type="string">
            <text:p>/mnt/localstore1/H001/016-M-81/Mediplan3D/seedplan.xml</text:p>
          </table:table-cell>
          <table:table-cell/>
          <table:table-cell office:value-type="float" office:value="0.849212" calcext:value-type="float">
            <text:p>0.849212</text:p>
          </table:table-cell>
          <table:table-cell office:value-type="float" office:value="0.498681" calcext:value-type="float">
            <text:p>0.498681</text:p>
          </table:table-cell>
          <table:table-cell office:value-type="float" office:value="-0.173665" calcext:value-type="float">
            <text:p>-0.173665</text:p>
          </table:table-cell>
          <table:table-cell office:value-type="float" office:value="-0.521984" calcext:value-type="float">
            <text:p>-0.521984</text:p>
          </table:table-cell>
          <table:table-cell office:value-type="float" office:value="0.842479" calcext:value-type="float">
            <text:p>0.842479</text:p>
          </table:table-cell>
          <table:table-cell office:value-type="float" office:value="-0.133248" calcext:value-type="float">
            <text:p>-0.133248</text:p>
          </table:table-cell>
          <table:table-cell office:value-type="float" office:value="0.079863" calcext:value-type="float">
            <text:p>0.079863</text:p>
          </table:table-cell>
          <table:table-cell office:value-type="float" office:value="0.203808" calcext:value-type="float">
            <text:p>0.203808</text:p>
          </table:table-cell>
          <table:table-cell office:value-type="float" office:value="0.975749" calcext:value-type="float">
            <text:p>0.975749</text:p>
          </table:table-cell>
          <table:table-cell office:value-type="float" office:value="120.713" calcext:value-type="float">
            <text:p>120.713</text:p>
          </table:table-cell>
          <table:table-cell office:value-type="float" office:value="53.0966" calcext:value-type="float">
            <text:p>53.0966</text:p>
          </table:table-cell>
          <table:table-cell office:value-type="float" office:value="-205.247" calcext:value-type="float">
            <text:p>-205.24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H002</text:p>
          </table:table-cell>
          <table:table-cell office:value-type="float" office:value="160132" calcext:value-type="float">
            <text:p>160132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LA_125_0</text:p>
          </table:table-cell>
          <table:table-cell office:value-type="string" calcext:value-type="string">
            <text:p>STEM KLA 125 0</text:p>
          </table:table-cell>
          <table:table-cell office:value-type="string" calcext:value-type="string">
            <text:p>103610427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870855 0.483318 -0.0892133 0 -0.491444 0.858776 -0.144786 0 0.00663091 0.169936 0.985416 0 116.982 53.5718 -189.533 1 </text:p>
          </table:table-cell>
          <table:table-cell office:value-type="string" calcext:value-type="string">
            <text:p>/mnt/localstore1/H002/016-M-81/Mediplan3D/seedplan.xml</text:p>
          </table:table-cell>
          <table:table-cell/>
          <table:table-cell office:value-type="float" office:value="0.870855" calcext:value-type="float">
            <text:p>0.870855</text:p>
          </table:table-cell>
          <table:table-cell office:value-type="float" office:value="0.483318" calcext:value-type="float">
            <text:p>0.483318</text:p>
          </table:table-cell>
          <table:table-cell office:value-type="float" office:value="-0.0892133" calcext:value-type="float">
            <text:p>-0.0892133</text:p>
          </table:table-cell>
          <table:table-cell office:value-type="float" office:value="-0.491444" calcext:value-type="float">
            <text:p>-0.491444</text:p>
          </table:table-cell>
          <table:table-cell office:value-type="float" office:value="0.858776" calcext:value-type="float">
            <text:p>0.858776</text:p>
          </table:table-cell>
          <table:table-cell office:value-type="float" office:value="-0.144786" calcext:value-type="float">
            <text:p>-0.144786</text:p>
          </table:table-cell>
          <table:table-cell office:value-type="float" office:value="0.00663091" calcext:value-type="float">
            <text:p>0.00663091</text:p>
          </table:table-cell>
          <table:table-cell office:value-type="float" office:value="0.169936" calcext:value-type="float">
            <text:p>0.169936</text:p>
          </table:table-cell>
          <table:table-cell office:value-type="float" office:value="0.985416" calcext:value-type="float">
            <text:p>0.985416</text:p>
          </table:table-cell>
          <table:table-cell office:value-type="float" office:value="116.982" calcext:value-type="float">
            <text:p>116.982</text:p>
          </table:table-cell>
          <table:table-cell office:value-type="float" office:value="53.5718" calcext:value-type="float">
            <text:p>53.5718</text:p>
          </table:table-cell>
          <table:table-cell office:value-type="float" office:value="-189.533" calcext:value-type="float">
            <text:p>-189.53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H003</text:p>
          </table:table-cell>
          <table:table-cell office:value-type="float" office:value="160111" calcext:value-type="float">
            <text:p>160111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0</text:p>
          </table:table-cell>
          <table:table-cell office:value-type="string" calcext:value-type="string">
            <text:p>STEM KA STD135 0</text:p>
          </table:table-cell>
          <table:table-cell office:value-type="string" calcext:value-type="string">
            <text:p>103414240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98094 0.0578459 0.0204004 0 -0.0590746 0.996081 0.0658118 0 -0.0165195 -0.0668935 0.997617 0 115.012 40.1664 -190.791 1 </text:p>
          </table:table-cell>
          <table:table-cell office:value-type="string" calcext:value-type="string">
            <text:p>/mnt/localstore1/H003/016-M-81/Mediplan3D/seedplan.xml</text:p>
          </table:table-cell>
          <table:table-cell/>
          <table:table-cell office:value-type="float" office:value="0.998094" calcext:value-type="float">
            <text:p>0.998094</text:p>
          </table:table-cell>
          <table:table-cell office:value-type="float" office:value="0.0578459" calcext:value-type="float">
            <text:p>0.0578459</text:p>
          </table:table-cell>
          <table:table-cell office:value-type="float" office:value="0.0204004" calcext:value-type="float">
            <text:p>0.0204004</text:p>
          </table:table-cell>
          <table:table-cell office:value-type="float" office:value="-0.0590746" calcext:value-type="float">
            <text:p>-0.0590746</text:p>
          </table:table-cell>
          <table:table-cell office:value-type="float" office:value="0.996081" calcext:value-type="float">
            <text:p>0.996081</text:p>
          </table:table-cell>
          <table:table-cell office:value-type="float" office:value="0.0658118" calcext:value-type="float">
            <text:p>0.0658118</text:p>
          </table:table-cell>
          <table:table-cell office:value-type="float" office:value="-0.0165195" calcext:value-type="float">
            <text:p>-0.0165195</text:p>
          </table:table-cell>
          <table:table-cell office:value-type="float" office:value="-0.0668935" calcext:value-type="float">
            <text:p>-0.0668935</text:p>
          </table:table-cell>
          <table:table-cell office:value-type="float" office:value="0.997617" calcext:value-type="float">
            <text:p>0.997617</text:p>
          </table:table-cell>
          <table:table-cell office:value-type="float" office:value="115.012" calcext:value-type="float">
            <text:p>115.012</text:p>
          </table:table-cell>
          <table:table-cell office:value-type="float" office:value="40.1664" calcext:value-type="float">
            <text:p>40.1664</text:p>
          </table:table-cell>
          <table:table-cell office:value-type="float" office:value="-190.791" calcext:value-type="float">
            <text:p>-190.791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H001</text:p>
          </table:table-cell>
          <table:table-cell office:value-type="float" office:value="130506" calcext:value-type="float">
            <text:p>130506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7</text:p>
          </table:table-cell>
          <table:table-cell office:value-type="string" calcext:value-type="string">
            <text:p>STEM STD 7</text:p>
          </table:table-cell>
          <table:table-cell office:value-type="string" calcext:value-type="string">
            <text:p>52_34_0195_10092335_V0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796951 -0.584632 0.151835 0 -0.0446879 0.193618 0.98006 0 -0.602365 -0.787902 0.128172 0 -102.745 -5.93732 -217.252 1 </text:p>
          </table:table-cell>
          <table:table-cell office:value-type="string" calcext:value-type="string">
            <text:p>/mnt/localstore1/H001/001-M-30/Mediplan3D/seedplan.xml</text:p>
          </table:table-cell>
          <table:table-cell/>
          <table:table-cell office:value-type="float" office:value="0.796951" calcext:value-type="float">
            <text:p>0.796951</text:p>
          </table:table-cell>
          <table:table-cell office:value-type="float" office:value="-0.584632" calcext:value-type="float">
            <text:p>-0.584632</text:p>
          </table:table-cell>
          <table:table-cell office:value-type="float" office:value="0.151835" calcext:value-type="float">
            <text:p>0.151835</text:p>
          </table:table-cell>
          <table:table-cell office:value-type="float" office:value="-0.0446879" calcext:value-type="float">
            <text:p>-0.0446879</text:p>
          </table:table-cell>
          <table:table-cell office:value-type="float" office:value="0.193618" calcext:value-type="float">
            <text:p>0.193618</text:p>
          </table:table-cell>
          <table:table-cell office:value-type="float" office:value="0.98006" calcext:value-type="float">
            <text:p>0.98006</text:p>
          </table:table-cell>
          <table:table-cell office:value-type="float" office:value="-0.602365" calcext:value-type="float">
            <text:p>-0.602365</text:p>
          </table:table-cell>
          <table:table-cell office:value-type="float" office:value="-0.787902" calcext:value-type="float">
            <text:p>-0.787902</text:p>
          </table:table-cell>
          <table:table-cell office:value-type="float" office:value="0.128172" calcext:value-type="float">
            <text:p>0.128172</text:p>
          </table:table-cell>
          <table:table-cell office:value-type="float" office:value="-102.745" calcext:value-type="float">
            <text:p>-102.745</text:p>
          </table:table-cell>
          <table:table-cell office:value-type="float" office:value="-5.93732" calcext:value-type="float">
            <text:p>-5.93732</text:p>
          </table:table-cell>
          <table:table-cell office:value-type="float" office:value="-217.252" calcext:value-type="float">
            <text:p>-217.25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H002</text:p>
          </table:table-cell>
          <table:table-cell office:value-type="float" office:value="130507" calcext:value-type="float">
            <text:p>130507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8</text:p>
          </table:table-cell>
          <table:table-cell office:value-type="string" calcext:value-type="string">
            <text:p>STEM STD 8</text:p>
          </table:table-cell>
          <table:table-cell office:value-type="string" calcext:value-type="string">
            <text:p>52_34_0196_10092336_V0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813338 -0.553408 0.179294 0 0.0769712 0.203098 0.97611 0 -0.576637 0.807719 -0.122588 0 101.79 4.21616 -208.949 1 </text:p>
          </table:table-cell>
          <table:table-cell office:value-type="string" calcext:value-type="string">
            <text:p>/mnt/localstore1/H002/001-M-30/Mediplan3D/seedplan.xml</text:p>
          </table:table-cell>
          <table:table-cell/>
          <table:table-cell office:value-type="float" office:value="-0.813338" calcext:value-type="float">
            <text:p>-0.813338</text:p>
          </table:table-cell>
          <table:table-cell office:value-type="float" office:value="-0.553408" calcext:value-type="float">
            <text:p>-0.553408</text:p>
          </table:table-cell>
          <table:table-cell office:value-type="float" office:value="0.179294" calcext:value-type="float">
            <text:p>0.179294</text:p>
          </table:table-cell>
          <table:table-cell office:value-type="float" office:value="0.0769712" calcext:value-type="float">
            <text:p>0.0769712</text:p>
          </table:table-cell>
          <table:table-cell office:value-type="float" office:value="0.203098" calcext:value-type="float">
            <text:p>0.203098</text:p>
          </table:table-cell>
          <table:table-cell office:value-type="float" office:value="0.97611" calcext:value-type="float">
            <text:p>0.97611</text:p>
          </table:table-cell>
          <table:table-cell office:value-type="float" office:value="-0.576637" calcext:value-type="float">
            <text:p>-0.576637</text:p>
          </table:table-cell>
          <table:table-cell office:value-type="float" office:value="0.807719" calcext:value-type="float">
            <text:p>0.807719</text:p>
          </table:table-cell>
          <table:table-cell office:value-type="float" office:value="-0.122588" calcext:value-type="float">
            <text:p>-0.122588</text:p>
          </table:table-cell>
          <table:table-cell office:value-type="float" office:value="101.79" calcext:value-type="float">
            <text:p>101.79</text:p>
          </table:table-cell>
          <table:table-cell office:value-type="float" office:value="4.21616" calcext:value-type="float">
            <text:p>4.21616</text:p>
          </table:table-cell>
          <table:table-cell office:value-type="float" office:value="-208.949" calcext:value-type="float">
            <text:p>-208.94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H003</text:p>
          </table:table-cell>
          <table:table-cell office:value-type="float" office:value="130505" calcext:value-type="float">
            <text:p>130505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52_34_0194_10092334_V0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65597 -0.24531 0.0862477 0 -0.0832573 0.0225582 0.996273 0 -0.246347 -0.969184 0.0013692 0 -100.447 -6.42668 -213.787 1 </text:p>
          </table:table-cell>
          <table:table-cell office:value-type="string" calcext:value-type="string">
            <text:p>/mnt/localstore1/H003/001-M-30/Mediplan3D/seedplan.xml</text:p>
          </table:table-cell>
          <table:table-cell/>
          <table:table-cell office:value-type="float" office:value="0.965597" calcext:value-type="float">
            <text:p>0.965597</text:p>
          </table:table-cell>
          <table:table-cell office:value-type="float" office:value="-0.24531" calcext:value-type="float">
            <text:p>-0.24531</text:p>
          </table:table-cell>
          <table:table-cell office:value-type="float" office:value="0.0862477" calcext:value-type="float">
            <text:p>0.0862477</text:p>
          </table:table-cell>
          <table:table-cell office:value-type="float" office:value="-0.0832573" calcext:value-type="float">
            <text:p>-0.0832573</text:p>
          </table:table-cell>
          <table:table-cell office:value-type="float" office:value="0.0225582" calcext:value-type="float">
            <text:p>0.0225582</text:p>
          </table:table-cell>
          <table:table-cell office:value-type="float" office:value="0.996273" calcext:value-type="float">
            <text:p>0.996273</text:p>
          </table:table-cell>
          <table:table-cell office:value-type="float" office:value="-0.246347" calcext:value-type="float">
            <text:p>-0.246347</text:p>
          </table:table-cell>
          <table:table-cell office:value-type="float" office:value="-0.969184" calcext:value-type="float">
            <text:p>-0.969184</text:p>
          </table:table-cell>
          <table:table-cell office:value-type="float" office:value="0.0013692" calcext:value-type="float">
            <text:p>0.0013692</text:p>
          </table:table-cell>
          <table:table-cell office:value-type="float" office:value="-100.447" calcext:value-type="float">
            <text:p>-100.447</text:p>
          </table:table-cell>
          <table:table-cell office:value-type="float" office:value="-6.42668" calcext:value-type="float">
            <text:p>-6.42668</text:p>
          </table:table-cell>
          <table:table-cell office:value-type="float" office:value="-213.787" calcext:value-type="float">
            <text:p>-213.7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H001</text:p>
          </table:table-cell>
          <table:table-cell office:value-type="float" office:value="160134" calcext:value-type="float">
            <text:p>160134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LA_125_2</text:p>
          </table:table-cell>
          <table:table-cell office:value-type="string" calcext:value-type="string">
            <text:p>STEM KLA 125 2</text:p>
          </table:table-cell>
          <table:table-cell office:value-type="string" calcext:value-type="string">
            <text:p>103610429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14326 0.380809 -0.137558 0 -0.397565 -0.908719 0.126905 0 -0.0766795 0.170727 0.982307 0 -127.992 15.0742 -327.943 1 </text:p>
          </table:table-cell>
          <table:table-cell office:value-type="string" calcext:value-type="string">
            <text:p>/mnt/localstore1/H001/006-M-63/Mediplan3D/seedplan.xml</text:p>
          </table:table-cell>
          <table:table-cell/>
          <table:table-cell office:value-type="float" office:value="-0.914326" calcext:value-type="float">
            <text:p>-0.914326</text:p>
          </table:table-cell>
          <table:table-cell office:value-type="float" office:value="0.380809" calcext:value-type="float">
            <text:p>0.380809</text:p>
          </table:table-cell>
          <table:table-cell office:value-type="float" office:value="-0.137558" calcext:value-type="float">
            <text:p>-0.137558</text:p>
          </table:table-cell>
          <table:table-cell office:value-type="float" office:value="-0.397565" calcext:value-type="float">
            <text:p>-0.397565</text:p>
          </table:table-cell>
          <table:table-cell office:value-type="float" office:value="-0.908719" calcext:value-type="float">
            <text:p>-0.908719</text:p>
          </table:table-cell>
          <table:table-cell office:value-type="float" office:value="0.126905" calcext:value-type="float">
            <text:p>0.126905</text:p>
          </table:table-cell>
          <table:table-cell office:value-type="float" office:value="-0.0766795" calcext:value-type="float">
            <text:p>-0.0766795</text:p>
          </table:table-cell>
          <table:table-cell office:value-type="float" office:value="0.170727" calcext:value-type="float">
            <text:p>0.170727</text:p>
          </table:table-cell>
          <table:table-cell office:value-type="float" office:value="0.982307" calcext:value-type="float">
            <text:p>0.982307</text:p>
          </table:table-cell>
          <table:table-cell office:value-type="float" office:value="-127.992" calcext:value-type="float">
            <text:p>-127.992</text:p>
          </table:table-cell>
          <table:table-cell office:value-type="float" office:value="15.0742" calcext:value-type="float">
            <text:p>15.0742</text:p>
          </table:table-cell>
          <table:table-cell office:value-type="float" office:value="-327.943" calcext:value-type="float">
            <text:p>-327.94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H002</text:p>
          </table:table-cell>
          <table:table-cell office:value-type="float" office:value="160150" calcext:value-type="float">
            <text:p>160150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STD125_A_4</text:p>
          </table:table-cell>
          <table:table-cell office:value-type="string" calcext:value-type="string">
            <text:p>STEM STD125 A 4</text:p>
          </table:table-cell>
          <table:table-cell office:value-type="string" calcext:value-type="string">
            <text:p>103550908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883724 0.453984 -0.113512 0 -0.466539 -0.873603 0.138219 0 -0.0364106 0.175109 0.983848 0 -124.907 16.8284 -318.6 1 </text:p>
          </table:table-cell>
          <table:table-cell office:value-type="string" calcext:value-type="string">
            <text:p>/mnt/localstore1/H002/006-M-63/Mediplan3D/seedplan.xml</text:p>
          </table:table-cell>
          <table:table-cell/>
          <table:table-cell office:value-type="float" office:value="-0.883724" calcext:value-type="float">
            <text:p>-0.883724</text:p>
          </table:table-cell>
          <table:table-cell office:value-type="float" office:value="0.453984" calcext:value-type="float">
            <text:p>0.453984</text:p>
          </table:table-cell>
          <table:table-cell office:value-type="float" office:value="-0.113512" calcext:value-type="float">
            <text:p>-0.113512</text:p>
          </table:table-cell>
          <table:table-cell office:value-type="float" office:value="-0.466539" calcext:value-type="float">
            <text:p>-0.466539</text:p>
          </table:table-cell>
          <table:table-cell office:value-type="float" office:value="-0.873603" calcext:value-type="float">
            <text:p>-0.873603</text:p>
          </table:table-cell>
          <table:table-cell office:value-type="float" office:value="0.138219" calcext:value-type="float">
            <text:p>0.138219</text:p>
          </table:table-cell>
          <table:table-cell office:value-type="float" office:value="-0.0364106" calcext:value-type="float">
            <text:p>-0.0364106</text:p>
          </table:table-cell>
          <table:table-cell office:value-type="float" office:value="0.175109" calcext:value-type="float">
            <text:p>0.175109</text:p>
          </table:table-cell>
          <table:table-cell office:value-type="float" office:value="0.983848" calcext:value-type="float">
            <text:p>0.983848</text:p>
          </table:table-cell>
          <table:table-cell office:value-type="float" office:value="-124.907" calcext:value-type="float">
            <text:p>-124.907</text:p>
          </table:table-cell>
          <table:table-cell office:value-type="float" office:value="16.8284" calcext:value-type="float">
            <text:p>16.8284</text:p>
          </table:table-cell>
          <table:table-cell office:value-type="float" office:value="-318.6" calcext:value-type="float">
            <text:p>-318.6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H003</text:p>
          </table:table-cell>
          <table:table-cell office:value-type="float" office:value="160111" calcext:value-type="float">
            <text:p>160111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STEM_KA_STD135_0</text:p>
          </table:table-cell>
          <table:table-cell office:value-type="string" calcext:value-type="string">
            <text:p>STEM KA STD135 0</text:p>
          </table:table-cell>
          <table:table-cell office:value-type="string" calcext:value-type="string">
            <text:p>103414240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91071 0.132964 0.00976693 0 -0.132486 -0.99042 0.0389103 0 0.014839 0.0372591 0.999204 0 -123.262 4.59504 -320.395 1 </text:p>
          </table:table-cell>
          <table:table-cell office:value-type="string" calcext:value-type="string">
            <text:p>/mnt/localstore1/H003/006-M-63/Mediplan3D/seedplan.xml</text:p>
          </table:table-cell>
          <table:table-cell/>
          <table:table-cell office:value-type="float" office:value="-0.991071" calcext:value-type="float">
            <text:p>-0.991071</text:p>
          </table:table-cell>
          <table:table-cell office:value-type="float" office:value="0.132964" calcext:value-type="float">
            <text:p>0.132964</text:p>
          </table:table-cell>
          <table:table-cell office:value-type="float" office:value="0.00976693" calcext:value-type="float">
            <text:p>0.00976693</text:p>
          </table:table-cell>
          <table:table-cell office:value-type="float" office:value="-0.132486" calcext:value-type="float">
            <text:p>-0.132486</text:p>
          </table:table-cell>
          <table:table-cell office:value-type="float" office:value="-0.99042" calcext:value-type="float">
            <text:p>-0.99042</text:p>
          </table:table-cell>
          <table:table-cell office:value-type="float" office:value="0.0389103" calcext:value-type="float">
            <text:p>0.0389103</text:p>
          </table:table-cell>
          <table:table-cell office:value-type="float" office:value="0.014839" calcext:value-type="float">
            <text:p>0.014839</text:p>
          </table:table-cell>
          <table:table-cell office:value-type="float" office:value="0.0372591" calcext:value-type="float">
            <text:p>0.0372591</text:p>
          </table:table-cell>
          <table:table-cell office:value-type="float" office:value="0.999204" calcext:value-type="float">
            <text:p>0.999204</text:p>
          </table:table-cell>
          <table:table-cell office:value-type="float" office:value="-123.262" calcext:value-type="float">
            <text:p>-123.262</text:p>
          </table:table-cell>
          <table:table-cell office:value-type="float" office:value="4.59504" calcext:value-type="float">
            <text:p>4.59504</text:p>
          </table:table-cell>
          <table:table-cell office:value-type="float" office:value="-320.395" calcext:value-type="float">
            <text:p>-320.395</text:p>
          </table:table-cell>
          <table:table-cell table:number-columns-repeated="163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calar" style:display-name="PageStyle_Scal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moral_5f_Anteversion_5f_Angles" style:display-name="PageStyle_Femoral_Anteversion_Ang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ght_5f_Side" style:display-name="PageStyle_Right_Sid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ctor" style:display-name="PageStyle_Vect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5f_Data" style:display-name="PageStyle_All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rix" style:display-name="PageStyle_Matri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em_5f_Info" style:display-name="PageStyle_Stem_In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ft_5f_Side" style:display-name="PageStyle_Left_Sid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12-04T08:02:54</meta:creation-date>
    <dc:date>2025-12-04T10:12:13.487831196</dc:date>
    <meta:generator>LibreOffice/24.2.7.2$Linux_X86_64 LibreOffice_project/420$Build-2</meta:generator>
    <meta:editing-duration>PT8M36S</meta:editing-duration>
    <meta:editing-cycles>1</meta:editing-cycles>
    <meta:document-statistic meta:table-count="9" meta:cell-count="6849" meta:object-count="0"/>
    <meta:user-defined meta:name="AppVersion">3.1</meta:user-defined>
  </office:meta>
</office:document-meta>
</file>